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6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17">
      <style:table-cell-properties fo:background-color="#ccff00"/>
    </style:style>
    <style:style style:name="ce4" style:family="table-cell" style:parent-style-name="Default" style:data-style-name="N110"/>
    <style:style style:name="ce5" style:family="table-cell" style:parent-style-name="Default">
      <style:text-properties fo:font-size="15pt" style:font-name-asian="Tahoma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5pt" style:font-name-asian="Tahoma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name-asian="Tahoma" style:font-size-asian="15pt" style:font-size-complex="15pt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5pt" style:font-name-asian="Tahoma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人　　 <text:s/>口 　　 と　 　 世 　　 帯</text:p>
          </table:table-cell>
          <table:table-cell table:number-columns-repeated="3"/>
          <table:table-cell office:value-type="string">
            <text:p>https://www.pref.kanagawa.jp/docs/x6z/tc30/jinko/jimkotosetai.html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令和４年２月１日現在</text:p>
          </table:table-cell>
          <table:table-cell table:number-columns-repeated="10"/>
          <table:table-cell office:value-type="string">
            <text:p>（令和２年国勢調査確定値を基準とした推計）</text:p>
          </table:table-cell>
        </table:table-row>
        <table:table-row table:style-name="ro1">
          <table:table-cell table:number-columns-repeated="2"/>
          <table:table-cell office:value-type="string">
            <text:p>市 区 町 村</text:p>
          </table:table-cell>
          <table:table-cell/>
          <table:table-cell office:value-type="string">
            <text:p>世 帯 数</text:p>
          </table:table-cell>
          <table:table-cell office:value-type="string">
            <text:p>人</text:p>
          </table:table-cell>
          <table:table-cell/>
          <table:table-cell office:value-type="string">
            <text:p>口</text:p>
          </table:table-cell>
          <table:table-cell office:value-type="string">
            <text:p>前１か月の人口増減の内訳</text:p>
          </table:table-cell>
          <table:table-cell table:number-columns-repeated="3"/>
          <table:table-cell office:value-type="string">
            <text:p>１世帯当</text:p>
          </table:table-cell>
          <table:table-cell office:value-type="string">
            <text:p>人口密度</text:p>
          </table:table-cell>
        </table:table-row>
        <table:table-row table:style-name="ro1">
          <table:table-cell table:number-columns-repeated="5"/>
          <table:table-cell office:value-type="string">
            <text:p>総 <text:s/>数</text:p>
          </table:table-cell>
          <table:table-cell office:value-type="string">
            <text:p>男</text:p>
          </table:table-cell>
          <table:table-cell office:value-type="string">
            <text:p>女</text:p>
          </table:table-cell>
          <table:table-cell office:value-type="string">
            <text:p>計</text:p>
          </table:table-cell>
          <table:table-cell office:value-type="string">
            <text:p>自然増減</text:p>
          </table:table-cell>
          <table:table-cell office:value-type="string">
            <text:p>社会増減</text:p>
          </table:table-cell>
          <table:table-cell/>
          <table:table-cell office:value-type="string">
            <text:p>たり人員</text:p>
          </table:table-cell>
          <table:table-cell office:value-type="string">
            <text:p>（１ｋ㎡）</text:p>
          </table:table-cell>
        </table:table-row>
        <table:table-row table:style-name="ro1">
          <table:table-cell table:number-columns-repeated="4"/>
          <table:table-cell office:value-type="string">
            <text:p>世帯</text:p>
          </table:table-cell>
          <table:table-cell table:number-columns-repeated="6" office:value-type="string">
            <text:p>人</text:p>
          </table:table-cell>
          <table:table-cell/>
          <table:table-cell table:number-columns-repeated="2" office:value-type="string">
            <text:p>人</text:p>
          </table:table-cell>
        </table:table-row>
        <table:table-row table:style-name="ro1">
          <table:table-cell table:number-columns-repeated="2"/>
          <table:table-cell office:value-type="string">
            <text:p>県計</text:p>
          </table:table-cell>
          <table:table-cell/>
          <table:table-cell office:value-type="float" office:value="4264122">
            <text:p>4264122</text:p>
          </table:table-cell>
          <table:table-cell office:value-type="float" office:value="9224962">
            <text:p>9224962</text:p>
          </table:table-cell>
          <table:table-cell office:value-type="float" office:value="4576442">
            <text:p>4576442</text:p>
          </table:table-cell>
          <table:table-cell office:value-type="float" office:value="4648520">
            <text:p>4648520</text:p>
          </table:table-cell>
          <table:table-cell office:value-type="float" office:value="-6215">
            <text:p>-6215</text:p>
          </table:table-cell>
          <table:table-cell office:value-type="float" office:value="-4551">
            <text:p>-4551</text:p>
          </table:table-cell>
          <table:table-cell office:value-type="float" office:value="-1664">
            <text:p>-1664</text:p>
          </table:table-cell>
          <table:table-cell/>
          <table:table-cell office:value-type="float" office:value="2.16339072850167">
            <text:p>2.1633907285</text:p>
          </table:table-cell>
          <table:table-cell office:value-type="float" office:value="3818.10513594166">
            <text:p>3818.1051359417</text:p>
          </table:table-cell>
        </table:table-row>
        <table:table-row table:style-name="ro1">
          <table:table-cell table:number-columns-repeated="2"/>
          <table:table-cell office:value-type="string">
            <text:p>市部計</text:p>
          </table:table-cell>
          <table:table-cell/>
          <table:table-cell office:value-type="float" office:value="4142343">
            <text:p>4142343</text:p>
          </table:table-cell>
          <table:table-cell office:value-type="float" office:value="8937949">
            <text:p>8937949</text:p>
          </table:table-cell>
          <table:table-cell office:value-type="float" office:value="4435267">
            <text:p>4435267</text:p>
          </table:table-cell>
          <table:table-cell office:value-type="float" office:value="4502682">
            <text:p>4502682</text:p>
          </table:table-cell>
          <table:table-cell office:value-type="float" office:value="-5952">
            <text:p>-5952</text:p>
          </table:table-cell>
          <table:table-cell office:value-type="float" office:value="-4301">
            <text:p>-4301</text:p>
          </table:table-cell>
          <table:table-cell office:value-type="float" office:value="-1651">
            <text:p>-1651</text:p>
          </table:table-cell>
          <table:table-cell/>
          <table:table-cell office:value-type="float" office:value="2.15770374399223">
            <text:p>2.157703744</text:p>
          </table:table-cell>
          <table:table-cell office:value-type="float" office:value="4938.63907614101">
            <text:p>4938.639076141</text:p>
          </table:table-cell>
        </table:table-row>
        <table:table-row table:style-name="ro1">
          <table:table-cell table:number-columns-repeated="2"/>
          <table:table-cell office:value-type="string">
            <text:p>郡部計</text:p>
          </table:table-cell>
          <table:table-cell/>
          <table:table-cell office:value-type="float" office:value="121779">
            <text:p>121779</text:p>
          </table:table-cell>
          <table:table-cell office:value-type="float" office:value="287013">
            <text:p>287013</text:p>
          </table:table-cell>
          <table:table-cell office:value-type="float" office:value="141175">
            <text:p>141175</text:p>
          </table:table-cell>
          <table:table-cell office:value-type="float" office:value="145838">
            <text:p>145838</text:p>
          </table:table-cell>
          <table:table-cell office:value-type="float" office:value="-263">
            <text:p>-263</text:p>
          </table:table-cell>
          <table:table-cell office:value-type="float" office:value="-250">
            <text:p>-250</text:p>
          </table:table-cell>
          <table:table-cell office:value-type="float" office:value="-13">
            <text:p>-13</text:p>
          </table:table-cell>
          <table:table-cell/>
          <table:table-cell office:value-type="float" office:value="2.35683492227724">
            <text:p>2.3568349223</text:p>
          </table:table-cell>
          <table:table-cell office:value-type="float" office:value="473.376655506259">
            <text:p>473.376655506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横浜市</text:p>
          </table:table-cell>
          <table:table-cell/>
          <table:table-cell office:value-type="float" office:value="1764924">
            <text:p>1764924</text:p>
          </table:table-cell>
          <table:table-cell office:value-type="float" office:value="3768902">
            <text:p>3768902</text:p>
          </table:table-cell>
          <table:table-cell office:value-type="float" office:value="1860563">
            <text:p>1860563</text:p>
          </table:table-cell>
          <table:table-cell office:value-type="float" office:value="1908339">
            <text:p>1908339</text:p>
          </table:table-cell>
          <table:table-cell office:value-type="float" office:value="-3127">
            <text:p>-3127</text:p>
          </table:table-cell>
          <table:table-cell office:value-type="float" office:value="-1784">
            <text:p>-1784</text:p>
          </table:table-cell>
          <table:table-cell office:value-type="float" office:value="-1343">
            <text:p>-1343</text:p>
          </table:table-cell>
          <table:table-cell/>
          <table:table-cell office:value-type="float" office:value="2.13544719206039">
            <text:p>2.1354471921</text:p>
          </table:table-cell>
          <table:table-cell office:value-type="float" office:value="8609.12330394262">
            <text:p>8609.1233039426</text:p>
          </table:table-cell>
        </table:table-row>
        <table:table-row table:style-name="ro1">
          <table:table-cell table:number-columns-repeated="2"/>
          <table:table-cell office:value-type="string">
            <text:p><text:s text:c="2"/>鶴見区</text:p>
          </table:table-cell>
          <table:table-cell/>
          <table:table-cell office:value-type="float" office:value="145414">
            <text:p>145414</text:p>
          </table:table-cell>
          <table:table-cell office:value-type="float" office:value="295377">
            <text:p>295377</text:p>
          </table:table-cell>
          <table:table-cell office:value-type="float" office:value="152237">
            <text:p>152237</text:p>
          </table:table-cell>
          <table:table-cell office:value-type="float" office:value="143140">
            <text:p>143140</text:p>
          </table:table-cell>
          <table:table-cell office:value-type="float" office:value="-203">
            <text:p>-203</text:p>
          </table:table-cell>
          <table:table-cell office:value-type="float" office:value="-95">
            <text:p>-95</text:p>
          </table:table-cell>
          <table:table-cell office:value-type="float" office:value="-108">
            <text:p>-108</text:p>
          </table:table-cell>
          <table:table-cell/>
          <table:table-cell office:value-type="float" office:value="2.03128309516278">
            <text:p>2.0312830952</text:p>
          </table:table-cell>
          <table:table-cell office:value-type="float" office:value="8888.86548299729">
            <text:p>8888.8654829973</text:p>
          </table:table-cell>
        </table:table-row>
        <table:table-row table:style-name="ro1">
          <table:table-cell table:number-columns-repeated="2"/>
          <table:table-cell office:value-type="string">
            <text:p><text:s text:c="3"/>神奈川区</text:p>
          </table:table-cell>
          <table:table-cell/>
          <table:table-cell office:value-type="float" office:value="130221">
            <text:p>130221</text:p>
          </table:table-cell>
          <table:table-cell office:value-type="float" office:value="247268">
            <text:p>247268</text:p>
          </table:table-cell>
          <table:table-cell office:value-type="float" office:value="126051">
            <text:p>126051</text:p>
          </table:table-cell>
          <table:table-cell office:value-type="float" office:value="121217">
            <text:p>121217</text:p>
          </table:table-cell>
          <table:table-cell office:value-type="float" office:value="-176">
            <text:p>-176</text:p>
          </table:table-cell>
          <table:table-cell office:value-type="float" office:value="-59">
            <text:p>-59</text:p>
          </table:table-cell>
          <table:table-cell office:value-type="float" office:value="-117">
            <text:p>-117</text:p>
          </table:table-cell>
          <table:table-cell/>
          <table:table-cell office:value-type="float" office:value="1.89883352147503">
            <text:p>1.8988335215</text:p>
          </table:table-cell>
          <table:table-cell office:value-type="float" office:value="10424.4519392917">
            <text:p>10424.4519392917</text:p>
          </table:table-cell>
        </table:table-row>
        <table:table-row table:style-name="ro1">
          <table:table-cell table:number-columns-repeated="2"/>
          <table:table-cell office:value-type="string">
            <text:p><text:s/>西 <text:s/>区</text:p>
          </table:table-cell>
          <table:table-cell/>
          <table:table-cell office:value-type="float" office:value="57176">
            <text:p>57176</text:p>
          </table:table-cell>
          <table:table-cell office:value-type="float" office:value="104384">
            <text:p>104384</text:p>
          </table:table-cell>
          <table:table-cell office:value-type="float" office:value="52719">
            <text:p>52719</text:p>
          </table:table-cell>
          <table:table-cell office:value-type="float" office:value="51665">
            <text:p>51665</text:p>
          </table:table-cell>
          <table:table-cell office:value-type="float" office:value="-99">
            <text:p>-99</text:p>
          </table:table-cell>
          <table:table-cell office:value-type="float" office:value="-28">
            <text:p>-28</text:p>
          </table:table-cell>
          <table:table-cell office:value-type="float" office:value="-71">
            <text:p>-71</text:p>
          </table:table-cell>
          <table:table-cell/>
          <table:table-cell office:value-type="float" office:value="1.8256611165524">
            <text:p>1.8256611166</text:p>
          </table:table-cell>
          <table:table-cell office:value-type="float" office:value="14848.3641536273">
            <text:p>14848.3641536273</text:p>
          </table:table-cell>
        </table:table-row>
        <table:table-row table:style-name="ro1">
          <table:table-cell table:number-columns-repeated="2"/>
          <table:table-cell office:value-type="string">
            <text:p><text:s text:c="2"/>中 <text:s text:c="2"/>区</text:p>
          </table:table-cell>
          <table:table-cell/>
          <table:table-cell office:value-type="float" office:value="84854">
            <text:p>84854</text:p>
          </table:table-cell>
          <table:table-cell office:value-type="float" office:value="150175">
            <text:p>150175</text:p>
          </table:table-cell>
          <table:table-cell office:value-type="float" office:value="76386">
            <text:p>76386</text:p>
          </table:table-cell>
          <table:table-cell office:value-type="float" office:value="73789">
            <text:p>73789</text:p>
          </table:table-cell>
          <table:table-cell office:value-type="float" office:value="-96">
            <text:p>-96</text:p>
          </table:table-cell>
          <table:table-cell office:value-type="float" office:value="-91">
            <text:p>-91</text:p>
          </table:table-cell>
          <table:table-cell office:value-type="float" office:value="-5">
            <text:p>-5</text:p>
          </table:table-cell>
          <table:table-cell/>
          <table:table-cell office:value-type="float" office:value="1.76980460555778">
            <text:p>1.7698046056</text:p>
          </table:table-cell>
          <table:table-cell office:value-type="float" office:value="6984.88372093023">
            <text:p>6984.8837209302</text:p>
          </table:table-cell>
        </table:table-row>
        <table:table-row table:style-name="ro1">
          <table:table-cell table:number-columns-repeated="2"/>
          <table:table-cell office:value-type="string">
            <text:p><text:s/>南 <text:s/>区</text:p>
          </table:table-cell>
          <table:table-cell/>
          <table:table-cell office:value-type="float" office:value="104405">
            <text:p>104405</text:p>
          </table:table-cell>
          <table:table-cell office:value-type="float" office:value="197273">
            <text:p>197273</text:p>
          </table:table-cell>
          <table:table-cell office:value-type="float" office:value="98405">
            <text:p>98405</text:p>
          </table:table-cell>
          <table:table-cell office:value-type="float" office:value="98868">
            <text:p>98868</text:p>
          </table:table-cell>
          <table:table-cell office:value-type="float" office:value="-244">
            <text:p>-244</text:p>
          </table:table-cell>
          <table:table-cell office:value-type="float" office:value="-148">
            <text:p>-148</text:p>
          </table:table-cell>
          <table:table-cell office:value-type="float" office:value="-96">
            <text:p>-96</text:p>
          </table:table-cell>
          <table:table-cell/>
          <table:table-cell office:value-type="float" office:value="1.88949762942388">
            <text:p>1.8894976294</text:p>
          </table:table-cell>
          <table:table-cell office:value-type="float" office:value="15594.7035573123">
            <text:p>15594.7035573123</text:p>
          </table:table-cell>
        </table:table-row>
        <table:table-row table:style-name="ro1">
          <table:table-cell table:number-columns-repeated="2"/>
          <table:table-cell office:value-type="string">
            <text:p><text:s text:c="2"/>港南区</text:p>
          </table:table-cell>
          <table:table-cell/>
          <table:table-cell office:value-type="float" office:value="96536">
            <text:p>96536</text:p>
          </table:table-cell>
          <table:table-cell office:value-type="float" office:value="215088">
            <text:p>215088</text:p>
          </table:table-cell>
          <table:table-cell office:value-type="float" office:value="104826">
            <text:p>104826</text:p>
          </table:table-cell>
          <table:table-cell office:value-type="float" office:value="110262">
            <text:p>110262</text:p>
          </table:table-cell>
          <table:table-cell office:value-type="float" office:value="-134">
            <text:p>-134</text:p>
          </table:table-cell>
          <table:table-cell office:value-type="float" office:value="-115">
            <text:p>-115</text:p>
          </table:table-cell>
          <table:table-cell office:value-type="float" office:value="-19">
            <text:p>-19</text:p>
          </table:table-cell>
          <table:table-cell/>
          <table:table-cell office:value-type="float" office:value="2.22805999834259">
            <text:p>2.2280599983</text:p>
          </table:table-cell>
          <table:table-cell office:value-type="float" office:value="10808.4422110553">
            <text:p>10808.4422110553</text:p>
          </table:table-cell>
        </table:table-row>
        <table:table-row table:style-name="ro1">
          <table:table-cell table:number-columns-repeated="2"/>
          <table:table-cell office:value-type="string">
            <text:p>　保土ケ谷区</text:p>
          </table:table-cell>
          <table:table-cell/>
          <table:table-cell office:value-type="float" office:value="99412">
            <text:p>99412</text:p>
          </table:table-cell>
          <table:table-cell office:value-type="float" office:value="206278">
            <text:p>206278</text:p>
          </table:table-cell>
          <table:table-cell office:value-type="float" office:value="100999">
            <text:p>100999</text:p>
          </table:table-cell>
          <table:table-cell office:value-type="float" office:value="105279">
            <text:p>105279</text:p>
          </table:table-cell>
          <table:table-cell office:value-type="float" office:value="-353">
            <text:p>-353</text:p>
          </table:table-cell>
          <table:table-cell office:value-type="float" office:value="-180">
            <text:p>-180</text:p>
          </table:table-cell>
          <table:table-cell office:value-type="float" office:value="-173">
            <text:p>-173</text:p>
          </table:table-cell>
          <table:table-cell/>
          <table:table-cell office:value-type="float" office:value="2.0749808876192">
            <text:p>2.0749808876</text:p>
          </table:table-cell>
          <table:table-cell office:value-type="float" office:value="9406.2015503876">
            <text:p>9406.2015503876</text:p>
          </table:table-cell>
        </table:table-row>
        <table:table-row table:style-name="ro1">
          <table:table-cell table:number-columns-repeated="2"/>
          <table:table-cell office:value-type="string">
            <text:p><text:s/>旭 <text:s/>区</text:p>
          </table:table-cell>
          <table:table-cell/>
          <table:table-cell office:value-type="float" office:value="107200">
            <text:p>107200</text:p>
          </table:table-cell>
          <table:table-cell office:value-type="float" office:value="243179">
            <text:p>243179</text:p>
          </table:table-cell>
          <table:table-cell office:value-type="float" office:value="117267">
            <text:p>117267</text:p>
          </table:table-cell>
          <table:table-cell office:value-type="float" office:value="125912">
            <text:p>125912</text:p>
          </table:table-cell>
          <table:table-cell office:value-type="float" office:value="-180">
            <text:p>-180</text:p>
          </table:table-cell>
          <table:table-cell office:value-type="float" office:value="-195">
            <text:p>-195</text:p>
          </table:table-cell>
          <table:table-cell office:value-type="float" office:value="15">
            <text:p>15</text:p>
          </table:table-cell>
          <table:table-cell/>
          <table:table-cell office:value-type="float" office:value="2.26846082089552">
            <text:p>2.2684608209</text:p>
          </table:table-cell>
          <table:table-cell office:value-type="float" office:value="7429.85029025359">
            <text:p>7429.8502902536</text:p>
          </table:table-cell>
        </table:table-row>
        <table:table-row table:style-name="ro1">
          <table:table-cell table:number-columns-repeated="2"/>
          <table:table-cell office:value-type="string">
            <text:p><text:s text:c="2"/>磯子区</text:p>
          </table:table-cell>
          <table:table-cell/>
          <table:table-cell office:value-type="float" office:value="79106">
            <text:p>79106</text:p>
          </table:table-cell>
          <table:table-cell office:value-type="float" office:value="166174">
            <text:p>166174</text:p>
          </table:table-cell>
          <table:table-cell office:value-type="float" office:value="81703">
            <text:p>81703</text:p>
          </table:table-cell>
          <table:table-cell office:value-type="float" office:value="84471">
            <text:p>84471</text:p>
          </table:table-cell>
          <table:table-cell office:value-type="float" office:value="-86">
            <text:p>-86</text:p>
          </table:table-cell>
          <table:table-cell office:value-type="float" office:value="-68">
            <text:p>-68</text:p>
          </table:table-cell>
          <table:table-cell office:value-type="float" office:value="-18">
            <text:p>-18</text:p>
          </table:table-cell>
          <table:table-cell/>
          <table:table-cell office:value-type="float" office:value="2.10064976108007">
            <text:p>2.1006497611</text:p>
          </table:table-cell>
          <table:table-cell office:value-type="float" office:value="8723.04461942257">
            <text:p>8723.0446194226</text:p>
          </table:table-cell>
        </table:table-row>
        <table:table-row table:style-name="ro1">
          <table:table-cell table:number-columns-repeated="2"/>
          <table:table-cell office:value-type="string">
            <text:p><text:s text:c="2"/>金沢区</text:p>
          </table:table-cell>
          <table:table-cell/>
          <table:table-cell office:value-type="float" office:value="90039">
            <text:p>90039</text:p>
          </table:table-cell>
          <table:table-cell office:value-type="float" office:value="197169">
            <text:p>197169</text:p>
          </table:table-cell>
          <table:table-cell office:value-type="float" office:value="95931">
            <text:p>95931</text:p>
          </table:table-cell>
          <table:table-cell office:value-type="float" office:value="101238">
            <text:p>101238</text:p>
          </table:table-cell>
          <table:table-cell office:value-type="float" office:value="-477">
            <text:p>-477</text:p>
          </table:table-cell>
          <table:table-cell office:value-type="float" office:value="-161">
            <text:p>-161</text:p>
          </table:table-cell>
          <table:table-cell office:value-type="float" office:value="-316">
            <text:p>-316</text:p>
          </table:table-cell>
          <table:table-cell/>
          <table:table-cell office:value-type="float" office:value="2.18981774564355">
            <text:p>2.1898177456</text:p>
          </table:table-cell>
          <table:table-cell office:value-type="float" office:value="6368.50775193799">
            <text:p>6368.507751938</text:p>
          </table:table-cell>
        </table:table-row>
        <table:table-row table:style-name="ro1">
          <table:table-cell table:number-columns-repeated="2"/>
          <table:table-cell office:value-type="string">
            <text:p><text:s text:c="2"/>港北区</text:p>
          </table:table-cell>
          <table:table-cell/>
          <table:table-cell office:value-type="float" office:value="176763">
            <text:p>176763</text:p>
          </table:table-cell>
          <table:table-cell office:value-type="float" office:value="359247">
            <text:p>359247</text:p>
          </table:table-cell>
          <table:table-cell office:value-type="float" office:value="179198">
            <text:p>179198</text:p>
          </table:table-cell>
          <table:table-cell office:value-type="float" office:value="180049">
            <text:p>180049</text:p>
          </table:table-cell>
          <table:table-cell office:value-type="float" office:value="-274">
            <text:p>-274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/>
          <table:table-cell office:value-type="float" office:value="2.03236537058095">
            <text:p>2.0323653706</text:p>
          </table:table-cell>
          <table:table-cell office:value-type="float" office:value="11440.9872611465">
            <text:p>11440.9872611465</text:p>
          </table:table-cell>
        </table:table-row>
        <table:table-row table:style-name="ro1">
          <table:table-cell table:number-columns-repeated="2"/>
          <table:table-cell office:value-type="string">
            <text:p><text:s/>緑 <text:s/>区</text:p>
          </table:table-cell>
          <table:table-cell/>
          <table:table-cell office:value-type="float" office:value="80193">
            <text:p>80193</text:p>
          </table:table-cell>
          <table:table-cell office:value-type="float" office:value="183035">
            <text:p>183035</text:p>
          </table:table-cell>
          <table:table-cell office:value-type="float" office:value="89925">
            <text:p>89925</text:p>
          </table:table-cell>
          <table:table-cell office:value-type="float" office:value="93110">
            <text:p>93110</text:p>
          </table:table-cell>
          <table:table-cell office:value-type="float" office:value="-187">
            <text:p>-187</text:p>
          </table:table-cell>
          <table:table-cell office:value-type="float" office:value="-74">
            <text:p>-74</text:p>
          </table:table-cell>
          <table:table-cell office:value-type="float" office:value="-113">
            <text:p>-113</text:p>
          </table:table-cell>
          <table:table-cell/>
          <table:table-cell office:value-type="float" office:value="2.28243113488708">
            <text:p>2.2824311349</text:p>
          </table:table-cell>
          <table:table-cell office:value-type="float" office:value="7175.0294002352">
            <text:p>7175.0294002352</text:p>
          </table:table-cell>
        </table:table-row>
        <table:table-row table:style-name="ro1">
          <table:table-cell table:number-columns-repeated="2"/>
          <table:table-cell office:value-type="string">
            <text:p><text:s text:c="2"/>青葉区</text:p>
          </table:table-cell>
          <table:table-cell/>
          <table:table-cell office:value-type="float" office:value="134224">
            <text:p>134224</text:p>
          </table:table-cell>
          <table:table-cell office:value-type="float" office:value="311036">
            <text:p>311036</text:p>
          </table:table-cell>
          <table:table-cell office:value-type="float" office:value="150068">
            <text:p>150068</text:p>
          </table:table-cell>
          <table:table-cell office:value-type="float" office:value="160968">
            <text:p>160968</text:p>
          </table:table-cell>
          <table:table-cell office:value-type="float" office:value="-110">
            <text:p>-110</text:p>
          </table:table-cell>
          <table:table-cell office:value-type="float" office:value="-53">
            <text:p>-53</text:p>
          </table:table-cell>
          <table:table-cell office:value-type="float" office:value="-57">
            <text:p>-57</text:p>
          </table:table-cell>
          <table:table-cell/>
          <table:table-cell office:value-type="float" office:value="2.31729049946358">
            <text:p>2.3172904995</text:p>
          </table:table-cell>
          <table:table-cell office:value-type="float" office:value="8831.23225440091">
            <text:p>8831.2322544009</text:p>
          </table:table-cell>
        </table:table-row>
        <table:table-row table:style-name="ro1">
          <table:table-cell table:number-columns-repeated="2"/>
          <table:table-cell office:value-type="string">
            <text:p><text:s text:c="2"/>都筑区</text:p>
          </table:table-cell>
          <table:table-cell/>
          <table:table-cell office:value-type="float" office:value="86337">
            <text:p>86337</text:p>
          </table:table-cell>
          <table:table-cell office:value-type="float" office:value="214862">
            <text:p>214862</text:p>
          </table:table-cell>
          <table:table-cell office:value-type="float" office:value="105255">
            <text:p>105255</text:p>
          </table:table-cell>
          <table:table-cell office:value-type="float" office:value="109607">
            <text:p>109607</text:p>
          </table:table-cell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office:value-type="float" office:value="5">
            <text:p>5</text:p>
          </table:table-cell>
          <table:table-cell/>
          <table:table-cell office:value-type="float" office:value="2.48864333947207">
            <text:p>2.4886433395</text:p>
          </table:table-cell>
          <table:table-cell office:value-type="float" office:value="7709.43667025475">
            <text:p>7709.4366702548</text:p>
          </table:table-cell>
        </table:table-row>
        <table:table-row table:style-name="ro1">
          <table:table-cell table:number-columns-repeated="2"/>
          <table:table-cell office:value-type="string">
            <text:p><text:s text:c="2"/>戸塚区</text:p>
          </table:table-cell>
          <table:table-cell/>
          <table:table-cell office:value-type="float" office:value="123281">
            <text:p>123281</text:p>
          </table:table-cell>
          <table:table-cell office:value-type="float" office:value="283862">
            <text:p>283862</text:p>
          </table:table-cell>
          <table:table-cell office:value-type="float" office:value="138300">
            <text:p>138300</text:p>
          </table:table-cell>
          <table:table-cell office:value-type="float" office:value="145562">
            <text:p>145562</text:p>
          </table:table-cell>
          <table:table-cell office:value-type="float" office:value="-222">
            <text:p>-222</text:p>
          </table:table-cell>
          <table:table-cell office:value-type="float" office:value="-152">
            <text:p>-152</text:p>
          </table:table-cell>
          <table:table-cell office:value-type="float" office:value="-70">
            <text:p>-70</text:p>
          </table:table-cell>
          <table:table-cell/>
          <table:table-cell office:value-type="float" office:value="2.3025608163464">
            <text:p>2.3025608163</text:p>
          </table:table-cell>
          <table:table-cell office:value-type="float" office:value="7931.32159821179">
            <text:p>7931.3215982118</text:p>
          </table:table-cell>
        </table:table-row>
        <table:table-row table:style-name="ro1">
          <table:table-cell table:number-columns-repeated="2"/>
          <table:table-cell office:value-type="string">
            <text:p><text:s/>栄 <text:s/>区</text:p>
          </table:table-cell>
          <table:table-cell/>
          <table:table-cell office:value-type="float" office:value="53257">
            <text:p>53257</text:p>
          </table:table-cell>
          <table:table-cell office:value-type="float" office:value="120487">
            <text:p>120487</text:p>
          </table:table-cell>
          <table:table-cell office:value-type="float" office:value="58691">
            <text:p>58691</text:p>
          </table:table-cell>
          <table:table-cell office:value-type="float" office:value="61796">
            <text:p>61796</text:p>
          </table:table-cell>
          <table:table-cell office:value-type="float" office:value="-126">
            <text:p>-126</text:p>
          </table:table-cell>
          <table:table-cell office:value-type="float" office:value="-68">
            <text:p>-68</text:p>
          </table:table-cell>
          <table:table-cell office:value-type="float" office:value="-58">
            <text:p>-58</text:p>
          </table:table-cell>
          <table:table-cell/>
          <table:table-cell office:value-type="float" office:value="2.26236926601198">
            <text:p>2.262369266</text:p>
          </table:table-cell>
          <table:table-cell office:value-type="float" office:value="6505.77753779698">
            <text:p>6505.777537797</text:p>
          </table:table-cell>
        </table:table-row>
        <table:table-row table:style-name="ro1">
          <table:table-cell table:number-columns-repeated="2"/>
          <table:table-cell office:value-type="string">
            <text:p><text:s/>泉 <text:s/>区</text:p>
          </table:table-cell>
          <table:table-cell/>
          <table:table-cell office:value-type="float" office:value="63509">
            <text:p>63509</text:p>
          </table:table-cell>
          <table:table-cell office:value-type="float" office:value="152024">
            <text:p>152024</text:p>
          </table:table-cell>
          <table:table-cell office:value-type="float" office:value="73647">
            <text:p>73647</text:p>
          </table:table-cell>
          <table:table-cell office:value-type="float" office:value="78377">
            <text:p>78377</text:p>
          </table:table-cell>
          <table:table-cell office:value-type="float" office:value="-63">
            <text:p>-63</text:p>
          </table:table-cell>
          <table:table-cell office:value-type="float" office:value="-78">
            <text:p>-78</text:p>
          </table:table-cell>
          <table:table-cell office:value-type="float" office:value="15">
            <text:p>15</text:p>
          </table:table-cell>
          <table:table-cell/>
          <table:table-cell office:value-type="float" office:value="2.39373946999638">
            <text:p>2.39373947</text:p>
          </table:table-cell>
          <table:table-cell office:value-type="float" office:value="6447.15860899067">
            <text:p>6447.1586089907</text:p>
          </table:table-cell>
        </table:table-row>
        <table:table-row table:style-name="ro1">
          <table:table-cell table:number-columns-repeated="2"/>
          <table:table-cell office:value-type="string">
            <text:p><text:s text:c="2"/>瀬谷区</text:p>
          </table:table-cell>
          <table:table-cell/>
          <table:table-cell office:value-type="float" office:value="52997">
            <text:p>52997</text:p>
          </table:table-cell>
          <table:table-cell office:value-type="float" office:value="121984">
            <text:p>121984</text:p>
          </table:table-cell>
          <table:table-cell office:value-type="float" office:value="58955">
            <text:p>58955</text:p>
          </table:table-cell>
          <table:table-cell office:value-type="float" office:value="63029">
            <text:p>63029</text:p>
          </table:table-cell>
          <table:table-cell office:value-type="float" office:value="-68">
            <text:p>-68</text:p>
          </table:table-cell>
          <table:table-cell office:value-type="float" office:value="-103">
            <text:p>-103</text:p>
          </table:table-cell>
          <table:table-cell office:value-type="float" office:value="35">
            <text:p>35</text:p>
          </table:table-cell>
          <table:table-cell/>
          <table:table-cell office:value-type="float" office:value="2.30171519142593">
            <text:p>2.3017151914</text:p>
          </table:table-cell>
          <table:table-cell office:value-type="float" office:value="7104.48456610367">
            <text:p>7104.4845661037</text:p>
          </table:table-cell>
        </table:table-row>
        <table:table-row table:style-name="ro1">
          <table:table-cell table:number-columns-repeated="2"/>
          <table:table-cell office:value-type="string">
            <text:p>川崎市</text:p>
          </table:table-cell>
          <table:table-cell/>
          <table:table-cell office:value-type="float" office:value="753967">
            <text:p>753967</text:p>
          </table:table-cell>
          <table:table-cell office:value-type="float" office:value="1537929">
            <text:p>1537929</text:p>
          </table:table-cell>
          <table:table-cell office:value-type="float" office:value="774389">
            <text:p>774389</text:p>
          </table:table-cell>
          <table:table-cell office:value-type="float" office:value="763540">
            <text:p>763540</text:p>
          </table:table-cell>
          <table:table-cell office:value-type="float" office:value="-896">
            <text:p>-896</text:p>
          </table:table-cell>
          <table:table-cell office:value-type="float" office:value="-295">
            <text:p>-295</text:p>
          </table:table-cell>
          <table:table-cell office:value-type="float" office:value="-601">
            <text:p>-601</text:p>
          </table:table-cell>
          <table:table-cell/>
          <table:table-cell office:value-type="float" office:value="2.03978290827052">
            <text:p>2.0397829083</text:p>
          </table:table-cell>
          <table:table-cell office:value-type="float" office:value="10757.7574146614">
            <text:p>10757.7574146614</text:p>
          </table:table-cell>
        </table:table-row>
        <table:table-row table:style-name="ro1">
          <table:table-cell table:number-columns-repeated="2"/>
          <table:table-cell office:value-type="string">
            <text:p><text:s text:c="2"/>川崎区</text:p>
          </table:table-cell>
          <table:table-cell/>
          <table:table-cell office:value-type="float" office:value="123102">
            <text:p>123102</text:p>
          </table:table-cell>
          <table:table-cell office:value-type="float" office:value="230265">
            <text:p>230265</text:p>
          </table:table-cell>
          <table:table-cell office:value-type="float" office:value="123674">
            <text:p>123674</text:p>
          </table:table-cell>
          <table:table-cell office:value-type="float" office:value="106591">
            <text:p>106591</text:p>
          </table:table-cell>
          <table:table-cell office:value-type="float" office:value="-288">
            <text:p>-288</text:p>
          </table:table-cell>
          <table:table-cell office:value-type="float" office:value="-152">
            <text:p>-152</text:p>
          </table:table-cell>
          <table:table-cell office:value-type="float" office:value="-136">
            <text:p>-136</text:p>
          </table:table-cell>
          <table:table-cell/>
          <table:table-cell office:value-type="float" office:value="1.87052200614125">
            <text:p>1.8705220061</text:p>
          </table:table-cell>
          <table:table-cell office:value-type="float" office:value="5830.96986578881">
            <text:p>5830.9698657888</text:p>
          </table:table-cell>
        </table:table-row>
        <table:table-row table:style-name="ro1">
          <table:table-cell table:number-columns-repeated="2"/>
          <table:table-cell office:value-type="string">
            <text:p><text:s/>幸 <text:s/>区</text:p>
          </table:table-cell>
          <table:table-cell/>
          <table:table-cell office:value-type="float" office:value="80454">
            <text:p>80454</text:p>
          </table:table-cell>
          <table:table-cell office:value-type="float" office:value="171162">
            <text:p>171162</text:p>
          </table:table-cell>
          <table:table-cell office:value-type="float" office:value="86472">
            <text:p>86472</text:p>
          </table:table-cell>
          <table:table-cell office:value-type="float" office:value="84690">
            <text:p>84690</text:p>
          </table:table-cell>
          <table:table-cell office:value-type="float" office:value="-110">
            <text:p>-110</text:p>
          </table:table-cell>
          <table:table-cell office:value-type="float" office:value="-41">
            <text:p>-41</text:p>
          </table:table-cell>
          <table:table-cell office:value-type="float" office:value="-69">
            <text:p>-69</text:p>
          </table:table-cell>
          <table:table-cell/>
          <table:table-cell office:value-type="float" office:value="2.12745171153703">
            <text:p>2.1274517115</text:p>
          </table:table-cell>
          <table:table-cell office:value-type="float" office:value="17099.1008991009">
            <text:p>17099.1008991009</text:p>
          </table:table-cell>
        </table:table-row>
        <table:table-row table:style-name="ro1">
          <table:table-cell table:number-columns-repeated="2"/>
          <table:table-cell office:value-type="string">
            <text:p><text:s text:c="2"/>中原区</text:p>
          </table:table-cell>
          <table:table-cell/>
          <table:table-cell office:value-type="float" office:value="135863">
            <text:p>135863</text:p>
          </table:table-cell>
          <table:table-cell office:value-type="float" office:value="264133">
            <text:p>264133</text:p>
          </table:table-cell>
          <table:table-cell office:value-type="float" office:value="133701">
            <text:p>133701</text:p>
          </table:table-cell>
          <table:table-cell office:value-type="float" office:value="130432">
            <text:p>130432</text:p>
          </table:table-cell>
          <table:table-cell office:value-type="float" office:value="-81">
            <text:p>-81</text:p>
          </table:table-cell>
          <table:table-cell office:value-type="float" office:value="37">
            <text:p>37</text:p>
          </table:table-cell>
          <table:table-cell office:value-type="float" office:value="-118">
            <text:p>-118</text:p>
          </table:table-cell>
          <table:table-cell/>
          <table:table-cell office:value-type="float" office:value="1.94411281953144">
            <text:p>1.9441128195</text:p>
          </table:table-cell>
          <table:table-cell office:value-type="float" office:value="17919.4708276798">
            <text:p>17919.4708276798</text:p>
          </table:table-cell>
        </table:table-row>
        <table:table-row table:style-name="ro1">
          <table:table-cell table:number-columns-repeated="2"/>
          <table:table-cell office:value-type="string">
            <text:p><text:s text:c="2"/>高津区</text:p>
          </table:table-cell>
          <table:table-cell/>
          <table:table-cell office:value-type="float" office:value="114848">
            <text:p>114848</text:p>
          </table:table-cell>
          <table:table-cell office:value-type="float" office:value="234320">
            <text:p>234320</text:p>
          </table:table-cell>
          <table:table-cell office:value-type="float" office:value="116149">
            <text:p>116149</text:p>
          </table:table-cell>
          <table:table-cell office:value-type="float" office:value="118171">
            <text:p>118171</text:p>
          </table:table-cell>
          <table:table-cell office:value-type="float" office:value="-158">
            <text:p>-158</text:p>
          </table:table-cell>
          <table:table-cell office:value-type="float" office:value="-19">
            <text:p>-19</text:p>
          </table:table-cell>
          <table:table-cell office:value-type="float" office:value="-139">
            <text:p>-139</text:p>
          </table:table-cell>
          <table:table-cell/>
          <table:table-cell office:value-type="float" office:value="2.04026191139593">
            <text:p>2.0402619114</text:p>
          </table:table-cell>
          <table:table-cell office:value-type="float" office:value="14322.7383863081">
            <text:p>14322.7383863081</text:p>
          </table:table-cell>
        </table:table-row>
        <table:table-row table:style-name="ro1">
          <table:table-cell table:number-columns-repeated="2"/>
          <table:table-cell office:value-type="string">
            <text:p><text:s text:c="2"/>宮前区</text:p>
          </table:table-cell>
          <table:table-cell/>
          <table:table-cell office:value-type="float" office:value="103727">
            <text:p>103727</text:p>
          </table:table-cell>
          <table:table-cell office:value-type="float" office:value="234414">
            <text:p>234414</text:p>
          </table:table-cell>
          <table:table-cell office:value-type="float" office:value="113639">
            <text:p>113639</text:p>
          </table:table-cell>
          <table:table-cell office:value-type="float" office:value="120775">
            <text:p>120775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office:value-type="float" office:value="54">
            <text:p>54</text:p>
          </table:table-cell>
          <table:table-cell/>
          <table:table-cell office:value-type="float" office:value="2.2599130409633">
            <text:p>2.259913041</text:p>
          </table:table-cell>
          <table:table-cell office:value-type="float" office:value="12596.1311123052">
            <text:p>12596.1311123052</text:p>
          </table:table-cell>
        </table:table-row>
        <table:table-row table:style-name="ro1">
          <table:table-cell table:number-columns-repeated="2"/>
          <table:table-cell office:value-type="string">
            <text:p><text:s text:c="2"/>多摩区</text:p>
          </table:table-cell>
          <table:table-cell/>
          <table:table-cell office:value-type="float" office:value="115699">
            <text:p>115699</text:p>
          </table:table-cell>
          <table:table-cell office:value-type="float" office:value="222969">
            <text:p>222969</text:p>
          </table:table-cell>
          <table:table-cell office:value-type="float" office:value="113561">
            <text:p>113561</text:p>
          </table:table-cell>
          <table:table-cell office:value-type="float" office:value="109408">
            <text:p>109408</text:p>
          </table:table-cell>
          <table:table-cell office:value-type="float" office:value="-119">
            <text:p>-119</text:p>
          </table:table-cell>
          <table:table-cell office:value-type="float" office:value="-20">
            <text:p>-20</text:p>
          </table:table-cell>
          <table:table-cell office:value-type="float" office:value="-99">
            <text:p>-99</text:p>
          </table:table-cell>
          <table:table-cell/>
          <table:table-cell office:value-type="float" office:value="1.92714716635407">
            <text:p>1.9271471664</text:p>
          </table:table-cell>
          <table:table-cell office:value-type="float" office:value="10876.5365853659">
            <text:p>10876.5365853659</text:p>
          </table:table-cell>
        </table:table-row>
        <table:table-row table:style-name="ro1">
          <table:table-cell table:number-columns-repeated="2"/>
          <table:table-cell office:value-type="string">
            <text:p><text:s text:c="2"/>麻生区</text:p>
          </table:table-cell>
          <table:table-cell/>
          <table:table-cell office:value-type="float" office:value="80274">
            <text:p>80274</text:p>
          </table:table-cell>
          <table:table-cell office:value-type="float" office:value="180666">
            <text:p>180666</text:p>
          </table:table-cell>
          <table:table-cell office:value-type="float" office:value="87193">
            <text:p>87193</text:p>
          </table:table-cell>
          <table:table-cell office:value-type="float" office:value="93473">
            <text:p>93473</text:p>
          </table:table-cell>
          <table:table-cell office:value-type="float" office:value="-160">
            <text:p>-160</text:p>
          </table:table-cell>
          <table:table-cell office:value-type="float" office:value="-66">
            <text:p>-66</text:p>
          </table:table-cell>
          <table:table-cell office:value-type="float" office:value="-94">
            <text:p>-94</text:p>
          </table:table-cell>
          <table:table-cell/>
          <table:table-cell office:value-type="float" office:value="2.2506166380148">
            <text:p>2.250616638</text:p>
          </table:table-cell>
          <table:table-cell office:value-type="float" office:value="7770.58064516129">
            <text:p>7770.5806451613</text:p>
          </table:table-cell>
        </table:table-row>
        <table:table-row table:style-name="ro1">
          <table:table-cell table:number-columns-repeated="2"/>
          <table:table-cell office:value-type="string">
            <text:p>相模原市</text:p>
          </table:table-cell>
          <table:table-cell/>
          <table:table-cell office:value-type="float" office:value="337623">
            <text:p>337623</text:p>
          </table:table-cell>
          <table:table-cell office:value-type="float" office:value="725712">
            <text:p>725712</text:p>
          </table:table-cell>
          <table:table-cell office:value-type="float" office:value="361693">
            <text:p>361693</text:p>
          </table:table-cell>
          <table:table-cell office:value-type="float" office:value="364019">
            <text:p>364019</text:p>
          </table:table-cell>
          <table:table-cell office:value-type="float" office:value="-313">
            <text:p>-313</text:p>
          </table:table-cell>
          <table:table-cell office:value-type="float" office:value="-435">
            <text:p>-435</text:p>
          </table:table-cell>
          <table:table-cell office:value-type="float" office:value="122">
            <text:p>122</text:p>
          </table:table-cell>
          <table:table-cell/>
          <table:table-cell office:value-type="float" office:value="2.1494744137692">
            <text:p>2.1494744138</text:p>
          </table:table-cell>
          <table:table-cell office:value-type="float" office:value="2206.41512875863">
            <text:p>2206.4151287586</text:p>
          </table:table-cell>
        </table:table-row>
        <table:table-row table:style-name="ro1">
          <table:table-cell table:number-columns-repeated="2"/>
          <table:table-cell office:value-type="string">
            <text:p><text:s/>緑　区</text:p>
          </table:table-cell>
          <table:table-cell/>
          <table:table-cell office:value-type="float" office:value="75775">
            <text:p>75775</text:p>
          </table:table-cell>
          <table:table-cell office:value-type="float" office:value="169348">
            <text:p>169348</text:p>
          </table:table-cell>
          <table:table-cell office:value-type="float" office:value="85076">
            <text:p>85076</text:p>
          </table:table-cell>
          <table:table-cell office:value-type="float" office:value="84272">
            <text:p>84272</text:p>
          </table:table-cell>
          <table:table-cell office:value-type="float" office:value="-113">
            <text:p>-113</text:p>
          </table:table-cell>
          <table:table-cell office:value-type="float" office:value="-109">
            <text:p>-109</text:p>
          </table:table-cell>
          <table:table-cell office:value-type="float" office:value="-4">
            <text:p>-4</text:p>
          </table:table-cell>
          <table:table-cell/>
          <table:table-cell office:value-type="float" office:value="2.23487957769713">
            <text:p>2.2348795777</text:p>
          </table:table-cell>
          <table:table-cell office:value-type="float" office:value="666.908203048084">
            <text:p>666.9082030481</text:p>
          </table:table-cell>
        </table:table-row>
        <table:table-row table:style-name="ro1">
          <table:table-cell table:number-columns-repeated="2"/>
          <table:table-cell office:value-type="string">
            <text:p><text:s text:c="2"/>中央区</text:p>
          </table:table-cell>
          <table:table-cell/>
          <table:table-cell office:value-type="float" office:value="126711">
            <text:p>126711</text:p>
          </table:table-cell>
          <table:table-cell office:value-type="float" office:value="273918">
            <text:p>273918</text:p>
          </table:table-cell>
          <table:table-cell office:value-type="float" office:value="136887">
            <text:p>136887</text:p>
          </table:table-cell>
          <table:table-cell office:value-type="float" office:value="137031">
            <text:p>137031</text:p>
          </table:table-cell>
          <table:table-cell office:value-type="float" office:value="-152">
            <text:p>-152</text:p>
          </table:table-cell>
          <table:table-cell office:value-type="float" office:value="-189">
            <text:p>-189</text:p>
          </table:table-cell>
          <table:table-cell office:value-type="float" office:value="37">
            <text:p>37</text:p>
          </table:table-cell>
          <table:table-cell/>
          <table:table-cell office:value-type="float" office:value="2.16175391244643">
            <text:p>2.1617539124</text:p>
          </table:table-cell>
          <table:table-cell office:value-type="float" office:value="7429.29210740439">
            <text:p>7429.2921074044</text:p>
          </table:table-cell>
        </table:table-row>
        <table:table-row table:style-name="ro1">
          <table:table-cell table:number-columns-repeated="2"/>
          <table:table-cell office:value-type="string">
            <text:p><text:s/>南　区</text:p>
          </table:table-cell>
          <table:table-cell/>
          <table:table-cell office:value-type="float" office:value="135137">
            <text:p>135137</text:p>
          </table:table-cell>
          <table:table-cell office:value-type="float" office:value="282446">
            <text:p>282446</text:p>
          </table:table-cell>
          <table:table-cell office:value-type="float" office:value="139730">
            <text:p>139730</text:p>
          </table:table-cell>
          <table:table-cell office:value-type="float" office:value="142716">
            <text:p>142716</text:p>
          </table:table-cell>
          <table:table-cell office:value-type="float" office:value="-48">
            <text:p>-48</text:p>
          </table:table-cell>
          <table:table-cell office:value-type="float" office:value="-137">
            <text:p>-137</text:p>
          </table:table-cell>
          <table:table-cell office:value-type="float" office:value="89">
            <text:p>89</text:p>
          </table:table-cell>
          <table:table-cell/>
          <table:table-cell office:value-type="float" office:value="2.09007155701251">
            <text:p>2.090071557</text:p>
          </table:table-cell>
          <table:table-cell office:value-type="float" office:value="7411.33560745211">
            <text:p>7411.3356074521</text:p>
          </table:table-cell>
        </table:table-row>
        <table:table-row table:style-name="ro1">
          <table:table-cell table:number-columns-repeated="2"/>
          <table:table-cell office:value-type="string">
            <text:p>横須賀市</text:p>
          </table:table-cell>
          <table:table-cell/>
          <table:table-cell office:value-type="float" office:value="165517">
            <text:p>165517</text:p>
          </table:table-cell>
          <table:table-cell office:value-type="float" office:value="382694">
            <text:p>382694</text:p>
          </table:table-cell>
          <table:table-cell office:value-type="float" office:value="190706">
            <text:p>190706</text:p>
          </table:table-cell>
          <table:table-cell office:value-type="float" office:value="191988">
            <text:p>191988</text:p>
          </table:table-cell>
          <table:table-cell office:value-type="float" office:value="-566">
            <text:p>-566</text:p>
          </table:table-cell>
          <table:table-cell office:value-type="float" office:value="-436">
            <text:p>-436</text:p>
          </table:table-cell>
          <table:table-cell office:value-type="float" office:value="-130">
            <text:p>-130</text:p>
          </table:table-cell>
          <table:table-cell/>
          <table:table-cell office:value-type="float" office:value="2.31211295516473">
            <text:p>2.3121129552</text:p>
          </table:table-cell>
          <table:table-cell office:value-type="float" office:value="3795.81432255505">
            <text:p>3795.8143225551</text:p>
          </table:table-cell>
        </table:table-row>
        <table:table-row table:style-name="ro1">
          <table:table-cell table:number-columns-repeated="2"/>
          <table:table-cell office:value-type="string">
            <text:p>平塚市</text:p>
          </table:table-cell>
          <table:table-cell/>
          <table:table-cell office:value-type="float" office:value="113384">
            <text:p>113384</text:p>
          </table:table-cell>
          <table:table-cell office:value-type="float" office:value="257504">
            <text:p>257504</text:p>
          </table:table-cell>
          <table:table-cell office:value-type="float" office:value="128497">
            <text:p>128497</text:p>
          </table:table-cell>
          <table:table-cell office:value-type="float" office:value="129007">
            <text:p>129007</text:p>
          </table:table-cell>
          <table:table-cell office:value-type="float" office:value="-127">
            <text:p>-127</text:p>
          </table:table-cell>
          <table:table-cell office:value-type="float" office:value="-132">
            <text:p>-132</text:p>
          </table:table-cell>
          <table:table-cell office:value-type="float" office:value="5">
            <text:p>5</text:p>
          </table:table-cell>
          <table:table-cell/>
          <table:table-cell office:value-type="float" office:value="2.2710788118253">
            <text:p>2.2710788118</text:p>
          </table:table-cell>
          <table:table-cell office:value-type="float" office:value="3796.87407844294">
            <text:p>3796.8740784429</text:p>
          </table:table-cell>
        </table:table-row>
        <table:table-row table:style-name="ro1">
          <table:table-cell table:number-columns-repeated="2"/>
          <table:table-cell office:value-type="string">
            <text:p>鎌倉市</text:p>
          </table:table-cell>
          <table:table-cell/>
          <table:table-cell office:value-type="float" office:value="76423">
            <text:p>76423</text:p>
          </table:table-cell>
          <table:table-cell office:value-type="float" office:value="172616">
            <text:p>172616</text:p>
          </table:table-cell>
          <table:table-cell office:value-type="float" office:value="81049">
            <text:p>81049</text:p>
          </table:table-cell>
          <table:table-cell office:value-type="float" office:value="91567">
            <text:p>91567</text:p>
          </table:table-cell>
          <table:table-cell office:value-type="float" office:value="-82">
            <text:p>-82</text:p>
          </table:table-cell>
          <table:table-cell office:value-type="float" office:value="-151">
            <text:p>-151</text:p>
          </table:table-cell>
          <table:table-cell office:value-type="float" office:value="69">
            <text:p>69</text:p>
          </table:table-cell>
          <table:table-cell/>
          <table:table-cell office:value-type="float" office:value="2.2586917550999">
            <text:p>2.2586917551</text:p>
          </table:table-cell>
          <table:table-cell office:value-type="float" office:value="4352.3953605648">
            <text:p>4352.3953605648</text:p>
          </table:table-cell>
        </table:table-row>
        <table:table-row table:style-name="ro1">
          <table:table-cell table:number-columns-repeated="2"/>
          <table:table-cell office:value-type="string">
            <text:p>藤沢市</text:p>
          </table:table-cell>
          <table:table-cell/>
          <table:table-cell office:value-type="float" office:value="197857">
            <text:p>197857</text:p>
          </table:table-cell>
          <table:table-cell office:value-type="float" office:value="441643">
            <text:p>441643</text:p>
          </table:table-cell>
          <table:table-cell office:value-type="float" office:value="218027">
            <text:p>218027</text:p>
          </table:table-cell>
          <table:table-cell office:value-type="float" office:value="223616">
            <text:p>223616</text:p>
          </table:table-cell>
          <table:table-cell office:value-type="float" office:value="-65">
            <text:p>-65</text:p>
          </table:table-cell>
          <table:table-cell office:value-type="float" office:value="-131">
            <text:p>-131</text:p>
          </table:table-cell>
          <table:table-cell office:value-type="float" office:value="66">
            <text:p>66</text:p>
          </table:table-cell>
          <table:table-cell/>
          <table:table-cell office:value-type="float" office:value="2.23213229756845">
            <text:p>2.2321322976</text:p>
          </table:table-cell>
          <table:table-cell office:value-type="float" office:value="6349.09430707303">
            <text:p>6349.094307073</text:p>
          </table:table-cell>
        </table:table-row>
        <table:table-row table:style-name="ro1">
          <table:table-cell table:number-columns-repeated="2"/>
          <table:table-cell office:value-type="string">
            <text:p>小田原市</text:p>
          </table:table-cell>
          <table:table-cell/>
          <table:table-cell office:value-type="float" office:value="82913">
            <text:p>82913</text:p>
          </table:table-cell>
          <table:table-cell office:value-type="float" office:value="187864">
            <text:p>187864</text:p>
          </table:table-cell>
          <table:table-cell office:value-type="float" office:value="90744">
            <text:p>90744</text:p>
          </table:table-cell>
          <table:table-cell office:value-type="float" office:value="97120">
            <text:p>97120</text:p>
          </table:table-cell>
          <table:table-cell office:value-type="float" office:value="-161">
            <text:p>-161</text:p>
          </table:table-cell>
          <table:table-cell office:value-type="float" office:value="-168">
            <text:p>-168</text:p>
          </table:table-cell>
          <table:table-cell office:value-type="float" office:value="7">
            <text:p>7</text:p>
          </table:table-cell>
          <table:table-cell/>
          <table:table-cell office:value-type="float" office:value="2.26579667844608">
            <text:p>2.2657966784</text:p>
          </table:table-cell>
          <table:table-cell office:value-type="float" office:value="1653.7323943662">
            <text:p>1653.7323943662</text:p>
          </table:table-cell>
        </table:table-row>
        <table:table-row table:style-name="ro1">
          <table:table-cell table:number-columns-repeated="2"/>
          <table:table-cell office:value-type="string">
            <text:p>茅ヶ崎市</text:p>
          </table:table-cell>
          <table:table-cell/>
          <table:table-cell office:value-type="float" office:value="104576">
            <text:p>104576</text:p>
          </table:table-cell>
          <table:table-cell office:value-type="float" office:value="243799">
            <text:p>243799</text:p>
          </table:table-cell>
          <table:table-cell office:value-type="float" office:value="118162">
            <text:p>118162</text:p>
          </table:table-cell>
          <table:table-cell office:value-type="float" office:value="125637">
            <text:p>125637</text:p>
          </table:table-cell>
          <table:table-cell office:value-type="float" office:value="-36">
            <text:p>-36</text:p>
          </table:table-cell>
          <table:table-cell office:value-type="float" office:value="-124">
            <text:p>-124</text:p>
          </table:table-cell>
          <table:table-cell office:value-type="float" office:value="88">
            <text:p>88</text:p>
          </table:table-cell>
          <table:table-cell/>
          <table:table-cell office:value-type="float" office:value="2.3313092870257">
            <text:p>2.331309287</text:p>
          </table:table-cell>
          <table:table-cell office:value-type="float" office:value="6829.10364145658">
            <text:p>6829.1036414566</text:p>
          </table:table-cell>
        </table:table-row>
        <table:table-row table:style-name="ro1">
          <table:table-cell table:number-columns-repeated="2"/>
          <table:table-cell office:value-type="string">
            <text:p>逗子市</text:p>
          </table:table-cell>
          <table:table-cell/>
          <table:table-cell office:value-type="float" office:value="25098">
            <text:p>25098</text:p>
          </table:table-cell>
          <table:table-cell office:value-type="float" office:value="56853">
            <text:p>56853</text:p>
          </table:table-cell>
          <table:table-cell office:value-type="float" office:value="26639">
            <text:p>26639</text:p>
          </table:table-cell>
          <table:table-cell office:value-type="float" office:value="30214">
            <text:p>30214</text:p>
          </table:table-cell>
          <table:table-cell office:value-type="float" office:value="-16">
            <text:p>-16</text:p>
          </table:table-cell>
          <table:table-cell office:value-type="float" office:value="-54">
            <text:p>-54</text:p>
          </table:table-cell>
          <table:table-cell office:value-type="float" office:value="38">
            <text:p>38</text:p>
          </table:table-cell>
          <table:table-cell/>
          <table:table-cell office:value-type="float" office:value="2.2652402581879">
            <text:p>2.2652402582</text:p>
          </table:table-cell>
          <table:table-cell office:value-type="float" office:value="3290.10416666667">
            <text:p>3290.1041666667</text:p>
          </table:table-cell>
        </table:table-row>
        <table:table-row table:style-name="ro1">
          <table:table-cell table:number-columns-repeated="2"/>
          <table:table-cell office:value-type="string">
            <text:p>三浦市</text:p>
          </table:table-cell>
          <table:table-cell/>
          <table:table-cell office:value-type="float" office:value="17142">
            <text:p>17142</text:p>
          </table:table-cell>
          <table:table-cell office:value-type="float" office:value="41279">
            <text:p>41279</text:p>
          </table:table-cell>
          <table:table-cell office:value-type="float" office:value="19749">
            <text:p>19749</text:p>
          </table:table-cell>
          <table:table-cell office:value-type="float" office:value="21530">
            <text:p>21530</text:p>
          </table:table-cell>
          <table:table-cell office:value-type="float" office:value="-82">
            <text:p>-82</text:p>
          </table:table-cell>
          <table:table-cell office:value-type="float" office:value="-61">
            <text:p>-61</text:p>
          </table:table-cell>
          <table:table-cell office:value-type="float" office:value="-21">
            <text:p>-21</text:p>
          </table:table-cell>
          <table:table-cell/>
          <table:table-cell office:value-type="float" office:value="2.40806206977016">
            <text:p>2.4080620698</text:p>
          </table:table-cell>
          <table:table-cell office:value-type="float" office:value="1287.95631825273">
            <text:p>1287.9563182527</text:p>
          </table:table-cell>
        </table:table-row>
        <table:table-row table:style-name="ro1">
          <table:table-cell table:number-columns-repeated="2"/>
          <table:table-cell office:value-type="string">
            <text:p>秦野市</text:p>
          </table:table-cell>
          <table:table-cell/>
          <table:table-cell office:value-type="float" office:value="71177">
            <text:p>71177</text:p>
          </table:table-cell>
          <table:table-cell office:value-type="float" office:value="161826">
            <text:p>161826</text:p>
          </table:table-cell>
          <table:table-cell office:value-type="float" office:value="81716">
            <text:p>81716</text:p>
          </table:table-cell>
          <table:table-cell office:value-type="float" office:value="80110">
            <text:p>80110</text:p>
          </table:table-cell>
          <table:table-cell office:value-type="float" office:value="-123">
            <text:p>-123</text:p>
          </table:table-cell>
          <table:table-cell office:value-type="float" office:value="-99">
            <text:p>-99</text:p>
          </table:table-cell>
          <table:table-cell office:value-type="float" office:value="-24">
            <text:p>-24</text:p>
          </table:table-cell>
          <table:table-cell/>
          <table:table-cell office:value-type="float" office:value="2.27357151888953">
            <text:p>2.2735715189</text:p>
          </table:table-cell>
          <table:table-cell office:value-type="float" office:value="1559.61835003855">
            <text:p>1559.6183500386</text:p>
          </table:table-cell>
        </table:table-row>
        <table:table-row table:style-name="ro1">
          <table:table-cell table:number-columns-repeated="2"/>
          <table:table-cell office:value-type="string">
            <text:p>厚木市</text:p>
          </table:table-cell>
          <table:table-cell/>
          <table:table-cell office:value-type="float" office:value="101764">
            <text:p>101764</text:p>
          </table:table-cell>
          <table:table-cell office:value-type="float" office:value="223498">
            <text:p>223498</text:p>
          </table:table-cell>
          <table:table-cell office:value-type="float" office:value="115144">
            <text:p>115144</text:p>
          </table:table-cell>
          <table:table-cell office:value-type="float" office:value="108354">
            <text:p>108354</text:p>
          </table:table-cell>
          <table:table-cell office:value-type="float" office:value="-73">
            <text:p>-73</text:p>
          </table:table-cell>
          <table:table-cell office:value-type="float" office:value="-133">
            <text:p>-133</text:p>
          </table:table-cell>
          <table:table-cell office:value-type="float" office:value="60">
            <text:p>60</text:p>
          </table:table-cell>
          <table:table-cell/>
          <table:table-cell office:value-type="float" office:value="2.19623835541056">
            <text:p>2.1962383554</text:p>
          </table:table-cell>
          <table:table-cell office:value-type="float" office:value="2381.69224211424">
            <text:p>2381.6922421142</text:p>
          </table:table-cell>
        </table:table-row>
        <table:table-row table:style-name="ro1">
          <table:table-cell table:number-columns-repeated="2"/>
          <table:table-cell office:value-type="string">
            <text:p>大和市</text:p>
          </table:table-cell>
          <table:table-cell/>
          <table:table-cell office:value-type="float" office:value="112853">
            <text:p>112853</text:p>
          </table:table-cell>
          <table:table-cell office:value-type="float" office:value="241492">
            <text:p>241492</text:p>
          </table:table-cell>
          <table:table-cell office:value-type="float" office:value="120353">
            <text:p>120353</text:p>
          </table:table-cell>
          <table:table-cell office:value-type="float" office:value="121139">
            <text:p>121139</text:p>
          </table:table-cell>
          <table:table-cell office:value-type="float" office:value="-91">
            <text:p>-91</text:p>
          </table:table-cell>
          <table:table-cell office:value-type="float" office:value="-96">
            <text:p>-96</text:p>
          </table:table-cell>
          <table:table-cell office:value-type="float" office:value="5">
            <text:p>5</text:p>
          </table:table-cell>
          <table:table-cell/>
          <table:table-cell office:value-type="float" office:value="2.13988108424233">
            <text:p>2.1398810842</text:p>
          </table:table-cell>
          <table:table-cell office:value-type="float" office:value="8914.43337024732">
            <text:p>8914.4333702473</text:p>
          </table:table-cell>
        </table:table-row>
        <table:table-row table:style-name="ro1">
          <table:table-cell table:number-columns-repeated="2"/>
          <table:table-cell office:value-type="string">
            <text:p>伊勢原市</text:p>
          </table:table-cell>
          <table:table-cell/>
          <table:table-cell office:value-type="float" office:value="45502">
            <text:p>45502</text:p>
          </table:table-cell>
          <table:table-cell office:value-type="float" office:value="101021">
            <text:p>101021</text:p>
          </table:table-cell>
          <table:table-cell office:value-type="float" office:value="51060">
            <text:p>51060</text:p>
          </table:table-cell>
          <table:table-cell office:value-type="float" office:value="49961">
            <text:p>49961</text:p>
          </table:table-cell>
          <table:table-cell office:value-type="float" office:value="-92">
            <text:p>-92</text:p>
          </table:table-cell>
          <table:table-cell office:value-type="float" office:value="-47">
            <text:p>-47</text:p>
          </table:table-cell>
          <table:table-cell office:value-type="float" office:value="-45">
            <text:p>-45</text:p>
          </table:table-cell>
          <table:table-cell/>
          <table:table-cell office:value-type="float" office:value="2.22014416948706">
            <text:p>2.2201441695</text:p>
          </table:table-cell>
          <table:table-cell office:value-type="float" office:value="1818.23254139669">
            <text:p>1818.2325413967</text:p>
          </table:table-cell>
        </table:table-row>
        <table:table-row table:style-name="ro1">
          <table:table-cell table:number-columns-repeated="2"/>
          <table:table-cell office:value-type="string">
            <text:p>海老名市</text:p>
          </table:table-cell>
          <table:table-cell/>
          <table:table-cell office:value-type="float" office:value="59531">
            <text:p>59531</text:p>
          </table:table-cell>
          <table:table-cell office:value-type="float" office:value="137517">
            <text:p>137517</text:p>
          </table:table-cell>
          <table:table-cell office:value-type="float" office:value="69114">
            <text:p>69114</text:p>
          </table:table-cell>
          <table:table-cell office:value-type="float" office:value="68403">
            <text:p>68403</text:p>
          </table:table-cell>
          <table:table-cell office:value-type="float" office:value="-6">
            <text:p>-6</text:p>
          </table:table-cell>
          <table:table-cell office:value-type="float" office:value="-28">
            <text:p>-28</text:p>
          </table:table-cell>
          <table:table-cell office:value-type="float" office:value="22">
            <text:p>22</text:p>
          </table:table-cell>
          <table:table-cell/>
          <table:table-cell office:value-type="float" office:value="2.31000655120861">
            <text:p>2.3100065512</text:p>
          </table:table-cell>
          <table:table-cell office:value-type="float" office:value="5171.75629936066">
            <text:p>5171.7562993607</text:p>
          </table:table-cell>
        </table:table-row>
        <table:table-row table:style-name="ro1">
          <table:table-cell table:number-columns-repeated="2"/>
          <table:table-cell office:value-type="string">
            <text:p>座間市</text:p>
          </table:table-cell>
          <table:table-cell/>
          <table:table-cell office:value-type="float" office:value="60813">
            <text:p>60813</text:p>
          </table:table-cell>
          <table:table-cell office:value-type="float" office:value="132253">
            <text:p>132253</text:p>
          </table:table-cell>
          <table:table-cell office:value-type="float" office:value="65824">
            <text:p>65824</text:p>
          </table:table-cell>
          <table:table-cell office:value-type="float" office:value="66429">
            <text:p>66429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office:value-type="float" office:value="41">
            <text:p>41</text:p>
          </table:table-cell>
          <table:table-cell/>
          <table:table-cell office:value-type="float" office:value="2.17474882015359">
            <text:p>2.1747488202</text:p>
          </table:table-cell>
          <table:table-cell office:value-type="float" office:value="7527.20546385885">
            <text:p>7527.2054638589</text:p>
          </table:table-cell>
        </table:table-row>
        <table:table-row table:style-name="ro1">
          <table:table-cell table:number-columns-repeated="2"/>
          <table:table-cell office:value-type="string">
            <text:p>南足柄市</text:p>
          </table:table-cell>
          <table:table-cell/>
          <table:table-cell office:value-type="float" office:value="16330">
            <text:p>16330</text:p>
          </table:table-cell>
          <table:table-cell office:value-type="float" office:value="40267">
            <text:p>40267</text:p>
          </table:table-cell>
          <table:table-cell office:value-type="float" office:value="19703">
            <text:p>19703</text:p>
          </table:table-cell>
          <table:table-cell office:value-type="float" office:value="20564">
            <text:p>20564</text:p>
          </table:table-cell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office:value-type="float" office:value="-24">
            <text:p>-24</text:p>
          </table:table-cell>
          <table:table-cell/>
          <table:table-cell office:value-type="float" office:value="2.46582976117575">
            <text:p>2.4658297612</text:p>
          </table:table-cell>
          <table:table-cell office:value-type="float" office:value="522.134336099585">
            <text:p>522.1343360996</text:p>
          </table:table-cell>
        </table:table-row>
        <table:table-row table:style-name="ro1">
          <table:table-cell table:number-columns-repeated="2"/>
          <table:table-cell office:value-type="string">
            <text:p>綾瀬市</text:p>
          </table:table-cell>
          <table:table-cell/>
          <table:table-cell office:value-type="float" office:value="34949">
            <text:p>34949</text:p>
          </table:table-cell>
          <table:table-cell office:value-type="float" office:value="83280">
            <text:p>83280</text:p>
          </table:table-cell>
          <table:table-cell office:value-type="float" office:value="42135">
            <text:p>42135</text:p>
          </table:table-cell>
          <table:table-cell office:value-type="float" office:value="41145">
            <text:p>41145</text:p>
          </table:table-cell>
          <table:table-cell office:value-type="float" office:value="-24">
            <text:p>-24</text:p>
          </table:table-cell>
          <table:table-cell office:value-type="float" office:value="-38">
            <text:p>-38</text:p>
          </table:table-cell>
          <table:table-cell office:value-type="float" office:value="14">
            <text:p>14</text:p>
          </table:table-cell>
          <table:table-cell/>
          <table:table-cell office:value-type="float" office:value="2.3829007983061">
            <text:p>2.3829007983</text:p>
          </table:table-cell>
          <table:table-cell office:value-type="float" office:value="3761.51761517615">
            <text:p>3761.5176151762</text:p>
          </table:table-cell>
        </table:table-row>
        <table:table-row table:style-name="ro1">
          <table:table-cell table:number-columns-repeated="2"/>
          <table:table-cell office:value-type="string">
            <text:p>三浦郡葉山町</text:p>
          </table:table-cell>
          <table:table-cell/>
          <table:table-cell office:value-type="float" office:value="13103">
            <text:p>13103</text:p>
          </table:table-cell>
          <table:table-cell office:value-type="float" office:value="31648">
            <text:p>31648</text:p>
          </table:table-cell>
          <table:table-cell office:value-type="float" office:value="14869">
            <text:p>14869</text:p>
          </table:table-cell>
          <table:table-cell office:value-type="float" office:value="16779">
            <text:p>16779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office:value-type="float" office:value="10">
            <text:p>10</text:p>
          </table:table-cell>
          <table:table-cell/>
          <table:table-cell office:value-type="float" office:value="2.41532473479356">
            <text:p>2.4153247348</text:p>
          </table:table-cell>
          <table:table-cell office:value-type="float" office:value="1857.27699530516">
            <text:p>1857.2769953052</text:p>
          </table:table-cell>
        </table:table-row>
        <table:table-row table:style-name="ro1">
          <table:table-cell table:number-columns-repeated="2"/>
          <table:table-cell office:value-type="string">
            <text:p>高座郡寒川町</text:p>
          </table:table-cell>
          <table:table-cell/>
          <table:table-cell office:value-type="float" office:value="20204">
            <text:p>20204</text:p>
          </table:table-cell>
          <table:table-cell office:value-type="float" office:value="48575">
            <text:p>48575</text:p>
          </table:table-cell>
          <table:table-cell office:value-type="float" office:value="24599">
            <text:p>24599</text:p>
          </table:table-cell>
          <table:table-cell office:value-type="float" office:value="23976">
            <text:p>23976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office:value-type="float" office:value="18">
            <text:p>18</text:p>
          </table:table-cell>
          <table:table-cell/>
          <table:table-cell office:value-type="float" office:value="2.40422688576519">
            <text:p>2.4042268858</text:p>
          </table:table-cell>
          <table:table-cell office:value-type="float" office:value="3641.30434782609">
            <text:p>3641.3043478261</text:p>
          </table:table-cell>
        </table:table-row>
        <table:table-row table:style-name="ro1">
          <table:table-cell table:number-columns-repeated="2"/>
          <table:table-cell office:value-type="string">
            <text:p>中郡</text:p>
          </table:table-cell>
          <table:table-cell/>
          <table:table-cell office:value-type="float" office:value="24420">
            <text:p>24420</text:p>
          </table:table-cell>
          <table:table-cell office:value-type="float" office:value="58788">
            <text:p>58788</text:p>
          </table:table-cell>
          <table:table-cell office:value-type="float" office:value="28479">
            <text:p>28479</text:p>
          </table:table-cell>
          <table:table-cell office:value-type="float" office:value="30309">
            <text:p>30309</text:p>
          </table:table-cell>
          <table:table-cell office:value-type="float" office:value="-42">
            <text:p>-42</text:p>
          </table:table-cell>
          <table:table-cell office:value-type="float" office:value="-61">
            <text:p>-61</text:p>
          </table:table-cell>
          <table:table-cell office:value-type="float" office:value="19">
            <text:p>19</text:p>
          </table:table-cell>
          <table:table-cell/>
          <table:table-cell office:value-type="float" office:value="2.40737100737101">
            <text:p>2.4073710074</text:p>
          </table:table-cell>
          <table:table-cell office:value-type="float" office:value="2239.54285714286">
            <text:p>2239.5428571429</text:p>
          </table:table-cell>
        </table:table-row>
        <table:table-row table:style-name="ro1">
          <table:table-cell table:number-columns-repeated="2"/>
          <table:table-cell office:value-type="string">
            <text:p><text:s text:c="2"/>大磯町</text:p>
          </table:table-cell>
          <table:table-cell/>
          <table:table-cell office:value-type="float" office:value="12808">
            <text:p>12808</text:p>
          </table:table-cell>
          <table:table-cell office:value-type="float" office:value="31462">
            <text:p>31462</text:p>
          </table:table-cell>
          <table:table-cell office:value-type="float" office:value="15340">
            <text:p>15340</text:p>
          </table:table-cell>
          <table:table-cell office:value-type="float" office:value="16122">
            <text:p>16122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26">
            <text:p>26</text:p>
          </table:table-cell>
          <table:table-cell/>
          <table:table-cell office:value-type="float" office:value="2.45643347907558">
            <text:p>2.4564334791</text:p>
          </table:table-cell>
          <table:table-cell office:value-type="float" office:value="1831.31548311991">
            <text:p>1831.3154831199</text:p>
          </table:table-cell>
        </table:table-row>
        <table:table-row table:style-name="ro1">
          <table:table-cell table:number-columns-repeated="2"/>
          <table:table-cell office:value-type="string">
            <text:p><text:s text:c="2"/>二宮町</text:p>
          </table:table-cell>
          <table:table-cell/>
          <table:table-cell office:value-type="float" office:value="11612">
            <text:p>11612</text:p>
          </table:table-cell>
          <table:table-cell office:value-type="float" office:value="27326">
            <text:p>27326</text:p>
          </table:table-cell>
          <table:table-cell office:value-type="float" office:value="13139">
            <text:p>13139</text:p>
          </table:table-cell>
          <table:table-cell office:value-type="float" office:value="14187">
            <text:p>14187</text:p>
          </table:table-cell>
          <table:table-cell office:value-type="float" office:value="-43">
            <text:p>-43</text:p>
          </table:table-cell>
          <table:table-cell office:value-type="float" office:value="-36">
            <text:p>-36</text:p>
          </table:table-cell>
          <table:table-cell office:value-type="float" office:value="-7">
            <text:p>-7</text:p>
          </table:table-cell>
          <table:table-cell/>
          <table:table-cell office:value-type="float" office:value="2.35325525318636">
            <text:p>2.3532552532</text:p>
          </table:table-cell>
          <table:table-cell office:value-type="float" office:value="3009.47136563877">
            <text:p>3009.4713656388</text:p>
          </table:table-cell>
        </table:table-row>
        <table:table-row table:style-name="ro1">
          <table:table-cell table:number-columns-repeated="2"/>
          <table:table-cell office:value-type="string">
            <text:p>足柄上郡</text:p>
          </table:table-cell>
          <table:table-cell/>
          <table:table-cell office:value-type="float" office:value="25840">
            <text:p>25840</text:p>
          </table:table-cell>
          <table:table-cell office:value-type="float" office:value="64970">
            <text:p>64970</text:p>
          </table:table-cell>
          <table:table-cell office:value-type="float" office:value="31973">
            <text:p>31973</text:p>
          </table:table-cell>
          <table:table-cell office:value-type="float" office:value="32997">
            <text:p>32997</text:p>
          </table:table-cell>
          <table:table-cell office:value-type="float" office:value="-55">
            <text:p>-55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/>
          <table:table-cell office:value-type="float" office:value="2.51431888544892">
            <text:p>2.5143188854</text:p>
          </table:table-cell>
          <table:table-cell office:value-type="float" office:value="214.22447902928">
            <text:p>214.2244790293</text:p>
          </table:table-cell>
        </table:table-row>
        <table:table-row table:style-name="ro1">
          <table:table-cell table:number-columns-repeated="2"/>
          <table:table-cell office:value-type="string">
            <text:p><text:s text:c="2"/>中井町</text:p>
          </table:table-cell>
          <table:table-cell/>
          <table:table-cell office:value-type="float" office:value="3410">
            <text:p>3410</text:p>
          </table:table-cell>
          <table:table-cell office:value-type="float" office:value="9090">
            <text:p>9090</text:p>
          </table:table-cell>
          <table:table-cell office:value-type="float" office:value="4539">
            <text:p>4539</text:p>
          </table:table-cell>
          <table:table-cell office:value-type="float" office:value="4551">
            <text:p>4551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office:value-type="float" office:value="2.66568914956012">
            <text:p>2.6656891496</text:p>
          </table:table-cell>
          <table:table-cell office:value-type="float" office:value="454.727363681841">
            <text:p>454.7273636818</text:p>
          </table:table-cell>
        </table:table-row>
        <table:table-row table:style-name="ro1">
          <table:table-cell table:number-columns-repeated="2"/>
          <table:table-cell office:value-type="string">
            <text:p><text:s text:c="2"/>大井町</text:p>
          </table:table-cell>
          <table:table-cell/>
          <table:table-cell office:value-type="float" office:value="6853">
            <text:p>6853</text:p>
          </table:table-cell>
          <table:table-cell office:value-type="float" office:value="17176">
            <text:p>17176</text:p>
          </table:table-cell>
          <table:table-cell office:value-type="float" office:value="8416">
            <text:p>8416</text:p>
          </table:table-cell>
          <table:table-cell office:value-type="float" office:value="8760">
            <text:p>8760</text:p>
          </table:table-cell>
          <table:table-cell office:value-type="float" office:value="-19">
            <text:p>-19</text:p>
          </table:table-cell>
          <table:table-cell office:value-type="float" office:value="-14">
            <text:p>-14</text:p>
          </table:table-cell>
          <table:table-cell office:value-type="float" office:value="-5">
            <text:p>-5</text:p>
          </table:table-cell>
          <table:table-cell/>
          <table:table-cell office:value-type="float" office:value="2.50634758499927">
            <text:p>2.506347585</text:p>
          </table:table-cell>
          <table:table-cell office:value-type="float" office:value="1194.43671766342">
            <text:p>1194.4367176634</text:p>
          </table:table-cell>
        </table:table-row>
        <table:table-row table:style-name="ro1">
          <table:table-cell table:number-columns-repeated="2"/>
          <table:table-cell office:value-type="string">
            <text:p><text:s text:c="2"/>松田町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74">
            <text:p>10574</text:p>
          </table:table-cell>
          <table:table-cell office:value-type="float" office:value="5257">
            <text:p>5257</text:p>
          </table:table-cell>
          <table:table-cell office:value-type="float" office:value="5317">
            <text:p>5317</text:p>
          </table:table-cell>
          <table:table-cell office:value-type="float" office:value="-39">
            <text:p>-39</text:p>
          </table:table-cell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/>
          <table:table-cell office:value-type="float" office:value="2.3367955801105">
            <text:p>2.3367955801</text:p>
          </table:table-cell>
          <table:table-cell office:value-type="float" office:value="280.105960264901">
            <text:p>280.1059602649</text:p>
          </table:table-cell>
        </table:table-row>
        <table:table-row table:style-name="ro1">
          <table:table-cell table:number-columns-repeated="2"/>
          <table:table-cell office:value-type="string">
            <text:p><text:s text:c="2"/>山北町</text:p>
          </table:table-cell>
          <table:table-cell/>
          <table:table-cell office:value-type="float" office:value="3931">
            <text:p>3931</text:p>
          </table:table-cell>
          <table:table-cell office:value-type="float" office:value="9546">
            <text:p>9546</text:p>
          </table:table-cell>
          <table:table-cell office:value-type="float" office:value="4731">
            <text:p>4731</text:p>
          </table:table-cell>
          <table:table-cell office:value-type="float" office:value="4815">
            <text:p>4815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/>
          <table:table-cell office:value-type="float" office:value="2.42838972271687">
            <text:p>2.4283897227</text:p>
          </table:table-cell>
          <table:table-cell office:value-type="float" office:value="42.5003339121143">
            <text:p>42.5003339121</text:p>
          </table:table-cell>
        </table:table-row>
        <table:table-row table:style-name="ro1">
          <table:table-cell table:number-columns-repeated="2"/>
          <table:table-cell office:value-type="string">
            <text:p><text:s text:c="2"/>開成町</text:p>
          </table:table-cell>
          <table:table-cell/>
          <table:table-cell office:value-type="float" office:value="7121">
            <text:p>7121</text:p>
          </table:table-cell>
          <table:table-cell office:value-type="float" office:value="18584">
            <text:p>18584</text:p>
          </table:table-cell>
          <table:table-cell office:value-type="float" office:value="9030">
            <text:p>9030</text:p>
          </table:table-cell>
          <table:table-cell office:value-type="float" office:value="9554">
            <text:p>9554</text:p>
          </table:table-cell>
          <table:table-cell office:value-type="float" office:value="23">
            <text:p>2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/>
          <table:table-cell office:value-type="float" office:value="2.60974582221598">
            <text:p>2.6097458222</text:p>
          </table:table-cell>
          <table:table-cell office:value-type="float" office:value="2837.25190839695">
            <text:p>2837.251908397</text:p>
          </table:table-cell>
        </table:table-row>
        <table:table-row table:style-name="ro1">
          <table:table-cell table:number-columns-repeated="2"/>
          <table:table-cell office:value-type="string">
            <text:p>足柄下郡</text:p>
          </table:table-cell>
          <table:table-cell/>
          <table:table-cell office:value-type="float" office:value="19882">
            <text:p>19882</text:p>
          </table:table-cell>
          <table:table-cell office:value-type="float" office:value="40577">
            <text:p>40577</text:p>
          </table:table-cell>
          <table:table-cell office:value-type="float" office:value="19060">
            <text:p>19060</text:p>
          </table:table-cell>
          <table:table-cell office:value-type="float" office:value="21517">
            <text:p>21517</text:p>
          </table:table-cell>
          <table:table-cell office:value-type="float" office:value="-121">
            <text:p>-121</text:p>
          </table:table-cell>
          <table:table-cell office:value-type="float" office:value="-75">
            <text:p>-75</text:p>
          </table:table-cell>
          <table:table-cell office:value-type="float" office:value="-46">
            <text:p>-46</text:p>
          </table:table-cell>
          <table:table-cell/>
          <table:table-cell office:value-type="float" office:value="2.04089125842471">
            <text:p>2.0408912584</text:p>
          </table:table-cell>
          <table:table-cell office:value-type="float" office:value="288.045715908284">
            <text:p>288.0457159083</text:p>
          </table:table-cell>
        </table:table-row>
        <table:table-row table:style-name="ro1">
          <table:table-cell table:number-columns-repeated="2"/>
          <table:table-cell office:value-type="string">
            <text:p><text:s text:c="2"/>箱根町</text:p>
          </table:table-cell>
          <table:table-cell/>
          <table:table-cell office:value-type="float" office:value="6267">
            <text:p>6267</text:p>
          </table:table-cell>
          <table:table-cell office:value-type="float" office:value="11037">
            <text:p>11037</text:p>
          </table:table-cell>
          <table:table-cell office:value-type="float" office:value="5334">
            <text:p>5334</text:p>
          </table:table-cell>
          <table:table-cell office:value-type="float" office:value="5703">
            <text:p>5703</text:p>
          </table:table-cell>
          <table:table-cell office:value-type="float" office:value="-45">
            <text:p>-45</text:p>
          </table:table-cell>
          <table:table-cell office:value-type="float" office:value="-18">
            <text:p>-18</text:p>
          </table:table-cell>
          <table:table-cell office:value-type="float" office:value="-27">
            <text:p>-27</text:p>
          </table:table-cell>
          <table:table-cell/>
          <table:table-cell office:value-type="float" office:value="1.76112972714217">
            <text:p>1.7611297271</text:p>
          </table:table-cell>
          <table:table-cell office:value-type="float" office:value="118.856342881757">
            <text:p>118.8563428818</text:p>
          </table:table-cell>
        </table:table-row>
        <table:table-row table:style-name="ro1">
          <table:table-cell table:number-columns-repeated="2"/>
          <table:table-cell office:value-type="string">
            <text:p><text:s text:c="2"/>真鶴町</text:p>
          </table:table-cell>
          <table:table-cell/>
          <table:table-cell office:value-type="float" office:value="2941">
            <text:p>2941</text:p>
          </table:table-cell>
          <table:table-cell office:value-type="float" office:value="6549">
            <text:p>6549</text:p>
          </table:table-cell>
          <table:table-cell office:value-type="float" office:value="3031">
            <text:p>3031</text:p>
          </table:table-cell>
          <table:table-cell office:value-type="float" office:value="3518">
            <text:p>3518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office:value-type="float" office:value="-16">
            <text:p>-16</text:p>
          </table:table-cell>
          <table:table-cell/>
          <table:table-cell office:value-type="float" office:value="2.22679360761646">
            <text:p>2.2267936076</text:p>
          </table:table-cell>
          <table:table-cell office:value-type="float" office:value="928.936170212766">
            <text:p>928.9361702128</text:p>
          </table:table-cell>
        </table:table-row>
        <table:table-row table:style-name="ro1">
          <table:table-cell table:number-columns-repeated="2"/>
          <table:table-cell office:value-type="string">
            <text:p><text:s text:c="3"/>湯河原町</text:p>
          </table:table-cell>
          <table:table-cell/>
          <table:table-cell office:value-type="float" office:value="10674">
            <text:p>10674</text:p>
          </table:table-cell>
          <table:table-cell office:value-type="float" office:value="22991">
            <text:p>22991</text:p>
          </table:table-cell>
          <table:table-cell office:value-type="float" office:value="10695">
            <text:p>10695</text:p>
          </table:table-cell>
          <table:table-cell office:value-type="float" office:value="12296">
            <text:p>12296</text:p>
          </table:table-cell>
          <table:table-cell office:value-type="float" office:value="-50">
            <text:p>-50</text:p>
          </table:table-cell>
          <table:table-cell office:value-type="float" office:value="-47">
            <text:p>-47</text:p>
          </table:table-cell>
          <table:table-cell office:value-type="float" office:value="-3">
            <text:p>-3</text:p>
          </table:table-cell>
          <table:table-cell/>
          <table:table-cell office:value-type="float" office:value="2.15392542626944">
            <text:p>2.1539254263</text:p>
          </table:table-cell>
          <table:table-cell office:value-type="float" office:value="561.166707346839">
            <text:p>561.1667073468</text:p>
          </table:table-cell>
        </table:table-row>
        <table:table-row table:style-name="ro1">
          <table:table-cell table:number-columns-repeated="2"/>
          <table:table-cell office:value-type="string">
            <text:p>愛甲郡</text:p>
          </table:table-cell>
          <table:table-cell/>
          <table:table-cell office:value-type="float" office:value="18330">
            <text:p>18330</text:p>
          </table:table-cell>
          <table:table-cell office:value-type="float" office:value="42455">
            <text:p>42455</text:p>
          </table:table-cell>
          <table:table-cell office:value-type="float" office:value="22195">
            <text:p>22195</text:p>
          </table:table-cell>
          <table:table-cell office:value-type="float" office:value="20260">
            <text:p>20260</text:p>
          </table:table-cell>
          <table:table-cell office:value-type="float" office:value="-47">
            <text:p>-47</text:p>
          </table:table-cell>
          <table:table-cell office:value-type="float" office:value="-29">
            <text:p>-29</text:p>
          </table:table-cell>
          <table:table-cell office:value-type="float" office:value="-18">
            <text:p>-18</text:p>
          </table:table-cell>
          <table:table-cell/>
          <table:table-cell office:value-type="float" office:value="2.31614839061648">
            <text:p>2.3161483906</text:p>
          </table:table-cell>
          <table:table-cell office:value-type="float" office:value="402.340788476118">
            <text:p>402.3407884761</text:p>
          </table:table-cell>
        </table:table-row>
        <table:table-row table:style-name="ro1">
          <table:table-cell table:number-columns-repeated="2"/>
          <table:table-cell office:value-type="string">
            <text:p><text:s text:c="2"/>愛川町</text:p>
          </table:table-cell>
          <table:table-cell/>
          <table:table-cell office:value-type="float" office:value="17196">
            <text:p>17196</text:p>
          </table:table-cell>
          <table:table-cell office:value-type="float" office:value="39446">
            <text:p>39446</text:p>
          </table:table-cell>
          <table:table-cell office:value-type="float" office:value="20660">
            <text:p>20660</text:p>
          </table:table-cell>
          <table:table-cell office:value-type="float" office:value="18786">
            <text:p>18786</text:p>
          </table:table-cell>
          <table:table-cell office:value-type="float" office:value="-46">
            <text:p>-46</text:p>
          </table:table-cell>
          <table:table-cell office:value-type="float" office:value="-29">
            <text:p>-29</text:p>
          </table:table-cell>
          <table:table-cell office:value-type="float" office:value="-17">
            <text:p>-17</text:p>
          </table:table-cell>
          <table:table-cell/>
          <table:table-cell office:value-type="float" office:value="2.29390555943243">
            <text:p>2.2939055594</text:p>
          </table:table-cell>
          <table:table-cell office:value-type="float" office:value="1150.70011668611">
            <text:p>1150.7001166861</text:p>
          </table:table-cell>
        </table:table-row>
        <table:table-row table:style-name="ro1">
          <table:table-cell table:number-columns-repeated="2"/>
          <table:table-cell office:value-type="string">
            <text:p><text:s text:c="2"/>清川村</text:p>
          </table:table-cell>
          <table:table-cell/>
          <table:table-cell office:value-type="float" office:value="1134">
            <text:p>1134</text:p>
          </table:table-cell>
          <table:table-cell office:value-type="float" office:value="3009">
            <text:p>3009</text:p>
          </table:table-cell>
          <table:table-cell office:value-type="float" office:value="1535">
            <text:p>1535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2.65343915343915">
            <text:p>2.6534391534</text:p>
          </table:table-cell>
          <table:table-cell office:value-type="float" office:value="42.2375070185289">
            <text:p>42.23750701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神奈川県人口統計調査結果「神奈川県の人口と世帯」</text:p>
          </table:table-cell>
        </table:table-row>
      </table:table>
      <table:table table:name="5" table:style-name="ta1" table:print="false">
        <table:table-column table:style-name="co1" table:number-columns-repeated="10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9" table:default-cell-style-name="Default"/>
        <table:table-row table:style-name="ro2">
          <table:table-cell table:number-columns-repeated="2"/>
          <table:table-cell office:value-type="string">
            <text:p>人　　 <text:s/>口 　　 と　 　 世 　　 帯</text:p>
          </table:table-cell>
          <table:table-cell table:number-columns-repeated="3"/>
          <table:table-cell office:value-type="string">
            <text:p>https://www.pref.kanagawa.jp/docs/x6z/tc30/jinko/jimkotosetai.htm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令和４年２月１日現在</text:p>
          </table:table-cell>
          <table:table-cell table:number-columns-repeated="14"/>
          <table:table-cell office:value-type="string">
            <text:p>（令和２年国勢調査確定値を基準とした推計）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市 区 町 村</text:p>
          </table:table-cell>
          <table:table-cell/>
          <table:table-cell office:value-type="string">
            <text:p>世 帯 数</text:p>
          </table:table-cell>
          <table:table-cell office:value-type="string">
            <text:p>人</text:p>
          </table:table-cell>
          <table:table-cell/>
          <table:table-cell office:value-type="string">
            <text:p>口</text:p>
          </table:table-cell>
          <table:table-cell office:value-type="string">
            <text:p>前１か月の人口増減の内訳</text:p>
          </table:table-cell>
          <table:table-cell table:number-columns-repeated="7"/>
          <table:table-cell office:value-type="string">
            <text:p>１世帯当</text:p>
          </table:table-cell>
          <table:table-cell office:value-type="string">
            <text:p>人口密度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総 <text:s/>数</text:p>
          </table:table-cell>
          <table:table-cell office:value-type="string">
            <text:p>男</text:p>
          </table:table-cell>
          <table:table-cell office:value-type="string">
            <text:p>女</text:p>
          </table:table-cell>
          <table:table-cell office:value-type="string">
            <text:p>計</text:p>
          </table:table-cell>
          <table:table-cell office:value-type="string">
            <text:p>自然増減</text:p>
          </table:table-cell>
          <table:table-cell table:number-columns-repeated="3"/>
          <table:table-cell office:value-type="string">
            <text:p>社会増減</text:p>
          </table:table-cell>
          <table:table-cell table:number-columns-repeated="2"/>
          <table:table-cell office:value-type="string">
            <text:p>たり人員</text:p>
          </table:table-cell>
          <table:table-cell office:value-type="string">
            <text:p>（１ｋ㎡）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世帯</text:p>
          </table:table-cell>
          <table:table-cell table:number-columns-repeated="5" office:value-type="string">
            <text:p>人</text:p>
          </table:table-cell>
          <table:table-cell table:number-columns-repeated="3"/>
          <table:table-cell office:value-type="string">
            <text:p>人</text:p>
          </table:table-cell>
          <table:table-cell table:number-columns-repeated="2"/>
          <table:table-cell table:number-columns-repeated="2" office:value-type="string">
            <text:p>人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県計</text:p>
          </table:table-cell>
          <table:table-cell/>
          <table:table-cell office:value-type="float" office:value="4264122">
            <text:p>4264122</text:p>
          </table:table-cell>
          <table:table-cell office:value-type="float" office:value="9224962">
            <text:p>9224962</text:p>
          </table:table-cell>
          <table:table-cell office:value-type="float" office:value="4576442">
            <text:p>4576442</text:p>
          </table:table-cell>
          <table:table-cell office:value-type="float" office:value="4648520">
            <text:p>4648520</text:p>
          </table:table-cell>
          <table:table-cell office:value-type="float" office:value="-6215">
            <text:p>-6215</text:p>
          </table:table-cell>
          <table:table-cell office:value-type="float" office:value="-4551">
            <text:p>-4551</text:p>
          </table:table-cell>
          <table:table-cell table:number-columns-repeated="3"/>
          <table:table-cell office:value-type="float" office:value="-1664">
            <text:p>-1664</text:p>
          </table:table-cell>
          <table:table-cell table:number-columns-repeated="2"/>
          <table:table-cell office:value-type="float" office:value="2.16339072850167">
            <text:p>2.1633907285</text:p>
          </table:table-cell>
          <table:table-cell office:value-type="float" office:value="3818.10513594166">
            <text:p>3818.10513594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市部計</text:p>
          </table:table-cell>
          <table:table-cell/>
          <table:table-cell office:value-type="float" office:value="4142343">
            <text:p>4142343</text:p>
          </table:table-cell>
          <table:table-cell office:value-type="float" office:value="8937949">
            <text:p>8937949</text:p>
          </table:table-cell>
          <table:table-cell office:value-type="float" office:value="4435267">
            <text:p>4435267</text:p>
          </table:table-cell>
          <table:table-cell office:value-type="float" office:value="4502682">
            <text:p>4502682</text:p>
          </table:table-cell>
          <table:table-cell office:value-type="float" office:value="-5952">
            <text:p>-5952</text:p>
          </table:table-cell>
          <table:table-cell office:value-type="float" office:value="-4301">
            <text:p>-4301</text:p>
          </table:table-cell>
          <table:table-cell table:number-columns-repeated="3"/>
          <table:table-cell office:value-type="float" office:value="-1651">
            <text:p>-1651</text:p>
          </table:table-cell>
          <table:table-cell table:number-columns-repeated="2"/>
          <table:table-cell office:value-type="float" office:value="2.15770374399223">
            <text:p>2.157703744</text:p>
          </table:table-cell>
          <table:table-cell office:value-type="float" office:value="4938.63907614101">
            <text:p>4938.63907614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郡部計</text:p>
          </table:table-cell>
          <table:table-cell/>
          <table:table-cell office:value-type="float" office:value="121779">
            <text:p>121779</text:p>
          </table:table-cell>
          <table:table-cell office:value-type="float" office:value="287013">
            <text:p>287013</text:p>
          </table:table-cell>
          <table:table-cell office:value-type="float" office:value="141175">
            <text:p>141175</text:p>
          </table:table-cell>
          <table:table-cell office:value-type="float" office:value="145838">
            <text:p>145838</text:p>
          </table:table-cell>
          <table:table-cell office:value-type="float" office:value="-263">
            <text:p>-263</text:p>
          </table:table-cell>
          <table:table-cell office:value-type="float" office:value="-250">
            <text:p>-250</text:p>
          </table:table-cell>
          <table:table-cell table:number-columns-repeated="3"/>
          <table:table-cell office:value-type="float" office:value="-13">
            <text:p>-13</text:p>
          </table:table-cell>
          <table:table-cell table:number-columns-repeated="2"/>
          <table:table-cell office:value-type="float" office:value="2.35683492227724">
            <text:p>2.3568349223</text:p>
          </table:table-cell>
          <table:table-cell office:value-type="float" office:value="473.376655506259">
            <text:p>473.376655506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table:formula="of:=COUNTA([.C12:.C74])" office:value-type="float" office:value="63">
            <text:p>63</text:p>
          </table:table-cell>
          <table:table-cell table:style-name="ce1" office:value-type="string">
            <text:p>市町村</text:p>
          </table:table-cell>
          <table:table-cell table:style-name="ce1" table:number-columns-repeated="2"/>
          <table:table-cell table:style-name="ce1" table:formula="of:=[.F5]" office:value-type="string" office:string-value="総  数">
            <text:p>総 <text:s/>数</text:p>
          </table:table-cell>
          <table:table-cell table:style-name="ce1" table:formula="of:=[.G5]" office:value-type="string" office:string-value="男">
            <text:p>男</text:p>
          </table:table-cell>
          <table:table-cell table:style-name="ce1" table:formula="of:=[.H5]" office:value-type="string" office:string-value="女">
            <text:p>女</text:p>
          </table:table-cell>
          <table:table-cell table:style-name="ce1" table:formula="of:=[.I5]" office:value-type="string" office:string-value="計">
            <text:p>計</text:p>
          </table:table-cell>
          <table:table-cell table:style-name="ce1" table:formula="of:=[.J5]" office:value-type="string" office:string-value="自然増減">
            <text:p>自然増減</text:p>
          </table:table-cell>
          <table:table-cell table:style-name="ce1" table:formula="of:=[.C11]" office:value-type="string" office:string-value="市町村">
            <text:p>市町村</text:p>
          </table:table-cell>
          <table:table-cell table:style-name="ce1" office:value-type="string">
            <text:p>自然増減</text:p>
          </table:table-cell>
          <table:table-cell table:style-name="ce1" office:value-type="string">
            <text:p>社会増減</text:p>
          </table:table-cell>
          <table:table-cell table:style-name="ce1" table:formula="of:=[.N5]" office:value-type="string" office:string-value="社会増減">
            <text:p>社会増減</text:p>
          </table:table-cell>
          <table:table-cell/>
          <table:table-cell table:style-name="ce1"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横浜市</text:p>
          </table:table-cell>
          <table:table-cell/>
          <table:table-cell office:value-type="float" office:value="1764924">
            <text:p>1764924</text:p>
          </table:table-cell>
          <table:table-cell office:value-type="float" office:value="3768902">
            <text:p>3768902</text:p>
          </table:table-cell>
          <table:table-cell office:value-type="float" office:value="1860563">
            <text:p>1860563</text:p>
          </table:table-cell>
          <table:table-cell office:value-type="float" office:value="1908339">
            <text:p>1908339</text:p>
          </table:table-cell>
          <table:table-cell office:value-type="float" office:value="-3127">
            <text:p>-3127</text:p>
          </table:table-cell>
          <table:table-cell office:value-type="float" office:value="-1784">
            <text:p>-1784</text:p>
          </table:table-cell>
          <table:table-cell table:style-name="ce1" table:formula="of:=[.C12]" office:value-type="string" office:string-value="横浜市">
            <text:p>横浜市</text:p>
          </table:table-cell>
          <table:table-cell table:style-name="ce3" table:formula="of:=[.J12]/([.F12]-[.J12])*10000" office:value-type="float" office:value="-4.73123458171802">
            <text:p>-4.73‱</text:p>
          </table:table-cell>
          <table:table-cell table:style-name="ce3" table:formula="of:=[.N12]/([.F12]-[.N12])*10000" office:value-type="float" office:value="-3.56210272807205">
            <text:p>-3.56‱</text:p>
          </table:table-cell>
          <table:table-cell table:style-name="ce4" office:value-type="float" office:value="-1343">
            <text:p>-1,343</text:p>
          </table:table-cell>
          <table:table-cell table:formula="of:=IF([.N12]&gt;=0;1;0)" office:value-type="float" office:value="0">
            <text:p>0</text:p>
          </table:table-cell>
          <table:table-cell/>
          <table:table-cell office:value-type="float" office:value="2.13544719206039">
            <text:p>2.1354471921</text:p>
          </table:table-cell>
          <table:table-cell office:value-type="float" office:value="8609.12330394262">
            <text:p>8609.123303942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鶴見区</text:p>
          </table:table-cell>
          <table:table-cell/>
          <table:table-cell office:value-type="float" office:value="145414">
            <text:p>145414</text:p>
          </table:table-cell>
          <table:table-cell office:value-type="float" office:value="295377">
            <text:p>295377</text:p>
          </table:table-cell>
          <table:table-cell office:value-type="float" office:value="152237">
            <text:p>152237</text:p>
          </table:table-cell>
          <table:table-cell office:value-type="float" office:value="143140">
            <text:p>143140</text:p>
          </table:table-cell>
          <table:table-cell office:value-type="float" office:value="-203">
            <text:p>-203</text:p>
          </table:table-cell>
          <table:table-cell office:value-type="float" office:value="-95">
            <text:p>-95</text:p>
          </table:table-cell>
          <table:table-cell table:style-name="ce1" table:formula="of:=[.C13]" office:value-type="string" office:string-value="  鶴見区">
            <text:p><text:s text:c="2"/>鶴見区</text:p>
          </table:table-cell>
          <table:table-cell table:style-name="ce3" table:formula="of:=[.M13]/([.E13]-[.M13])*10000" office:value-type="float" office:value="-0.251529401433621">
            <text:p>-0.25‱</text:p>
          </table:table-cell>
          <table:table-cell table:style-name="ce3" table:formula="of:=[.N13]/([.N13]+[.F13])*10000" office:value-type="float" office:value="-3.65768163945419">
            <text:p>-3.66‱</text:p>
          </table:table-cell>
          <table:table-cell table:style-name="ce4" office:value-type="float" office:value="-108">
            <text:p>-108</text:p>
          </table:table-cell>
          <table:table-cell table:formula="of:=IF([.N13]&gt;=0;1;0)" office:value-type="float" office:value="0">
            <text:p>0</text:p>
          </table:table-cell>
          <table:table-cell/>
          <table:table-cell office:value-type="float" office:value="2.03128309516278">
            <text:p>2.0312830952</text:p>
          </table:table-cell>
          <table:table-cell office:value-type="float" office:value="8888.86548299729">
            <text:p>8888.865482997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3"/>神奈川区</text:p>
          </table:table-cell>
          <table:table-cell/>
          <table:table-cell office:value-type="float" office:value="130221">
            <text:p>130221</text:p>
          </table:table-cell>
          <table:table-cell office:value-type="float" office:value="247268">
            <text:p>247268</text:p>
          </table:table-cell>
          <table:table-cell office:value-type="float" office:value="126051">
            <text:p>126051</text:p>
          </table:table-cell>
          <table:table-cell office:value-type="float" office:value="121217">
            <text:p>121217</text:p>
          </table:table-cell>
          <table:table-cell office:value-type="float" office:value="-176">
            <text:p>-176</text:p>
          </table:table-cell>
          <table:table-cell office:value-type="float" office:value="-59">
            <text:p>-59</text:p>
          </table:table-cell>
          <table:table-cell table:style-name="ce1" table:formula="of:=[.C14]" office:value-type="string" office:string-value="   神奈川区">
            <text:p><text:s text:c="3"/>神奈川区</text:p>
          </table:table-cell>
          <table:table-cell table:style-name="ce3" table:formula="of:=[.M14]/([.E14]-[.M14])*10000" office:value-type="float" office:value="-0.36351863250921">
            <text:p>-0.36‱</text:p>
          </table:table-cell>
          <table:table-cell table:style-name="ce3" table:formula="of:=[.N14]/([.N14]+[.F14])*10000" office:value-type="float" office:value="-4.73394807223115">
            <text:p>-4.73‱</text:p>
          </table:table-cell>
          <table:table-cell table:style-name="ce4" office:value-type="float" office:value="-117">
            <text:p>-117</text:p>
          </table:table-cell>
          <table:table-cell table:formula="of:=IF([.N14]&gt;=0;1;0)" office:value-type="float" office:value="0">
            <text:p>0</text:p>
          </table:table-cell>
          <table:table-cell/>
          <table:table-cell office:value-type="float" office:value="1.89883352147503">
            <text:p>1.8988335215</text:p>
          </table:table-cell>
          <table:table-cell office:value-type="float" office:value="10424.4519392917">
            <text:p>10424.451939291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西 <text:s/>区</text:p>
          </table:table-cell>
          <table:table-cell/>
          <table:table-cell office:value-type="float" office:value="57176">
            <text:p>57176</text:p>
          </table:table-cell>
          <table:table-cell office:value-type="float" office:value="104384">
            <text:p>104384</text:p>
          </table:table-cell>
          <table:table-cell office:value-type="float" office:value="52719">
            <text:p>52719</text:p>
          </table:table-cell>
          <table:table-cell office:value-type="float" office:value="51665">
            <text:p>51665</text:p>
          </table:table-cell>
          <table:table-cell office:value-type="float" office:value="-99">
            <text:p>-99</text:p>
          </table:table-cell>
          <table:table-cell office:value-type="float" office:value="-28">
            <text:p>-28</text:p>
          </table:table-cell>
          <table:table-cell table:style-name="ce1" table:formula="of:=[.C15]" office:value-type="string" office:string-value=" 西  区">
            <text:p><text:s/>西 <text:s/>区</text:p>
          </table:table-cell>
          <table:table-cell table:style-name="ce3" table:formula="of:=[.M15]/([.E15]-[.M15])*10000" office:value-type="float" office:value="-1.19029455519934">
            <text:p>-1.19‱</text:p>
          </table:table-cell>
          <table:table-cell table:style-name="ce3" table:formula="of:=[.N15]/([.N15]+[.F15])*10000" office:value-type="float" office:value="-6.80643831545445">
            <text:p>-6.81‱</text:p>
          </table:table-cell>
          <table:table-cell table:style-name="ce4" office:value-type="float" office:value="-71">
            <text:p>-71</text:p>
          </table:table-cell>
          <table:table-cell table:formula="of:=IF([.N15]&gt;=0;1;0)" office:value-type="float" office:value="0">
            <text:p>0</text:p>
          </table:table-cell>
          <table:table-cell/>
          <table:table-cell office:value-type="float" office:value="1.8256611165524">
            <text:p>1.8256611166</text:p>
          </table:table-cell>
          <table:table-cell office:value-type="float" office:value="14848.3641536273">
            <text:p>14848.364153627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 <text:s text:c="2"/>区</text:p>
          </table:table-cell>
          <table:table-cell/>
          <table:table-cell office:value-type="float" office:value="84854">
            <text:p>84854</text:p>
          </table:table-cell>
          <table:table-cell office:value-type="float" office:value="150175">
            <text:p>150175</text:p>
          </table:table-cell>
          <table:table-cell office:value-type="float" office:value="76386">
            <text:p>76386</text:p>
          </table:table-cell>
          <table:table-cell office:value-type="float" office:value="73789">
            <text:p>73789</text:p>
          </table:table-cell>
          <table:table-cell office:value-type="float" office:value="-96">
            <text:p>-96</text:p>
          </table:table-cell>
          <table:table-cell office:value-type="float" office:value="-91">
            <text:p>-91</text:p>
          </table:table-cell>
          <table:table-cell table:style-name="ce1" table:formula="of:=[.C16]" office:value-type="string" office:string-value="  中   区">
            <text:p><text:s text:c="2"/>中 <text:s text:c="2"/>区</text:p>
          </table:table-cell>
          <table:table-cell table:style-name="ce3" table:formula="of:=[.M16]/([.E16]-[.M16])*10000" office:value-type="float" office:value="-0.0392385363976326">
            <text:p>-0.04‱</text:p>
          </table:table-cell>
          <table:table-cell table:style-name="ce3" table:formula="of:=[.N16]/([.N16]+[.F16])*10000" office:value-type="float" office:value="-0.332955983219018">
            <text:p>-0.33‱</text:p>
          </table:table-cell>
          <table:table-cell table:style-name="ce4" office:value-type="float" office:value="-5">
            <text:p>-5</text:p>
          </table:table-cell>
          <table:table-cell table:formula="of:=IF([.N16]&gt;=0;1;0)" office:value-type="float" office:value="0">
            <text:p>0</text:p>
          </table:table-cell>
          <table:table-cell/>
          <table:table-cell office:value-type="float" office:value="1.76980460555778">
            <text:p>1.7698046056</text:p>
          </table:table-cell>
          <table:table-cell office:value-type="float" office:value="6984.88372093023">
            <text:p>6984.883720930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南 <text:s/>区</text:p>
          </table:table-cell>
          <table:table-cell/>
          <table:table-cell office:value-type="float" office:value="104405">
            <text:p>104405</text:p>
          </table:table-cell>
          <table:table-cell office:value-type="float" office:value="197273">
            <text:p>197273</text:p>
          </table:table-cell>
          <table:table-cell office:value-type="float" office:value="98405">
            <text:p>98405</text:p>
          </table:table-cell>
          <table:table-cell office:value-type="float" office:value="98868">
            <text:p>98868</text:p>
          </table:table-cell>
          <table:table-cell office:value-type="float" office:value="-244">
            <text:p>-244</text:p>
          </table:table-cell>
          <table:table-cell office:value-type="float" office:value="-148">
            <text:p>-148</text:p>
          </table:table-cell>
          <table:table-cell table:style-name="ce1" table:formula="of:=[.C17]" office:value-type="string" office:string-value=" 南  区">
            <text:p><text:s/>南 <text:s/>区</text:p>
          </table:table-cell>
          <table:table-cell table:style-name="ce3" table:formula="of:=[.M17]/([.E17]-[.M17])*10000" office:value-type="float" office:value="-0.466308603849582">
            <text:p>-0.47‱</text:p>
          </table:table-cell>
          <table:table-cell table:style-name="ce3" table:formula="of:=[.N17]/([.N17]+[.F17])*10000" office:value-type="float" office:value="-4.86872201118792">
            <text:p>-4.87‱</text:p>
          </table:table-cell>
          <table:table-cell table:style-name="ce4" office:value-type="float" office:value="-96">
            <text:p>-96</text:p>
          </table:table-cell>
          <table:table-cell table:formula="of:=IF([.N17]&gt;=0;1;0)" office:value-type="float" office:value="0">
            <text:p>0</text:p>
          </table:table-cell>
          <table:table-cell/>
          <table:table-cell office:value-type="float" office:value="1.88949762942388">
            <text:p>1.8894976294</text:p>
          </table:table-cell>
          <table:table-cell office:value-type="float" office:value="15594.7035573123">
            <text:p>15594.703557312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港南区</text:p>
          </table:table-cell>
          <table:table-cell/>
          <table:table-cell office:value-type="float" office:value="96536">
            <text:p>96536</text:p>
          </table:table-cell>
          <table:table-cell office:value-type="float" office:value="215088">
            <text:p>215088</text:p>
          </table:table-cell>
          <table:table-cell office:value-type="float" office:value="104826">
            <text:p>104826</text:p>
          </table:table-cell>
          <table:table-cell office:value-type="float" office:value="110262">
            <text:p>110262</text:p>
          </table:table-cell>
          <table:table-cell office:value-type="float" office:value="-134">
            <text:p>-134</text:p>
          </table:table-cell>
          <table:table-cell office:value-type="float" office:value="-115">
            <text:p>-115</text:p>
          </table:table-cell>
          <table:table-cell table:style-name="ce1" table:formula="of:=[.C18]" office:value-type="string" office:string-value="  港南区">
            <text:p><text:s text:c="2"/>港南区</text:p>
          </table:table-cell>
          <table:table-cell table:style-name="ce3" table:formula="of:=[.M18]/([.E18]-[.M18])*10000" office:value-type="float" office:value="-0.0915129406505447">
            <text:p>-0.09‱</text:p>
          </table:table-cell>
          <table:table-cell table:style-name="ce3" table:formula="of:=[.N18]/([.N18]+[.F18])*10000" office:value-type="float" office:value="-0.883437408459611">
            <text:p>-0.88‱</text:p>
          </table:table-cell>
          <table:table-cell table:style-name="ce4" office:value-type="float" office:value="-19">
            <text:p>-19</text:p>
          </table:table-cell>
          <table:table-cell table:formula="of:=IF([.N18]&gt;=0;1;0)" office:value-type="float" office:value="0">
            <text:p>0</text:p>
          </table:table-cell>
          <table:table-cell/>
          <table:table-cell office:value-type="float" office:value="2.22805999834259">
            <text:p>2.2280599983</text:p>
          </table:table-cell>
          <table:table-cell office:value-type="float" office:value="10808.4422110553">
            <text:p>10808.442211055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　保土ケ谷区</text:p>
          </table:table-cell>
          <table:table-cell/>
          <table:table-cell office:value-type="float" office:value="99412">
            <text:p>99412</text:p>
          </table:table-cell>
          <table:table-cell office:value-type="float" office:value="206278">
            <text:p>206278</text:p>
          </table:table-cell>
          <table:table-cell office:value-type="float" office:value="100999">
            <text:p>100999</text:p>
          </table:table-cell>
          <table:table-cell office:value-type="float" office:value="105279">
            <text:p>105279</text:p>
          </table:table-cell>
          <table:table-cell office:value-type="float" office:value="-353">
            <text:p>-353</text:p>
          </table:table-cell>
          <table:table-cell office:value-type="float" office:value="-180">
            <text:p>-180</text:p>
          </table:table-cell>
          <table:table-cell table:style-name="ce1" table:formula="of:=[.C19]" office:value-type="string" office:string-value="　保土ケ谷区">
            <text:p>　保土ケ谷区</text:p>
          </table:table-cell>
          <table:table-cell table:style-name="ce3" table:formula="of:=[.M19]/([.E19]-[.M19])*10000" office:value-type="float" office:value="-0.844271436710359">
            <text:p>-0.84‱</text:p>
          </table:table-cell>
          <table:table-cell table:style-name="ce3" table:formula="of:=[.N19]/([.N19]+[.F19])*10000" office:value-type="float" office:value="-8.393779869484">
            <text:p>-8.39‱</text:p>
          </table:table-cell>
          <table:table-cell table:style-name="ce4" office:value-type="float" office:value="-173">
            <text:p>-173</text:p>
          </table:table-cell>
          <table:table-cell table:formula="of:=IF([.N19]&gt;=0;1;0)" office:value-type="float" office:value="0">
            <text:p>0</text:p>
          </table:table-cell>
          <table:table-cell/>
          <table:table-cell office:value-type="float" office:value="2.0749808876192">
            <text:p>2.0749808876</text:p>
          </table:table-cell>
          <table:table-cell office:value-type="float" office:value="9406.2015503876">
            <text:p>9406.201550387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旭 <text:s/>区</text:p>
          </table:table-cell>
          <table:table-cell/>
          <table:table-cell office:value-type="float" office:value="107200">
            <text:p>107200</text:p>
          </table:table-cell>
          <table:table-cell office:value-type="float" office:value="243179">
            <text:p>243179</text:p>
          </table:table-cell>
          <table:table-cell office:value-type="float" office:value="117267">
            <text:p>117267</text:p>
          </table:table-cell>
          <table:table-cell office:value-type="float" office:value="125912">
            <text:p>125912</text:p>
          </table:table-cell>
          <table:table-cell office:value-type="float" office:value="-180">
            <text:p>-180</text:p>
          </table:table-cell>
          <table:table-cell office:value-type="float" office:value="-195">
            <text:p>-195</text:p>
          </table:table-cell>
          <table:table-cell table:style-name="ce1" table:formula="of:=[.C20]" office:value-type="string" office:string-value=" 旭  区">
            <text:p><text:s/>旭 <text:s/>区</text:p>
          </table:table-cell>
          <table:table-cell table:style-name="ce3" table:formula="of:=[.M20]/([.E20]-[.M20])*10000" office:value-type="float" office:value="0.0575368546184994">
            <text:p>0.06‱</text:p>
          </table:table-cell>
          <table:table-cell table:style-name="ce3" table:formula="of:=[.N20]/([.N20]+[.F20])*10000" office:value-type="float" office:value="0.616791532685839">
            <text:p>0.62‱</text:p>
          </table:table-cell>
          <table:table-cell table:style-name="ce4" office:value-type="float" office:value="15">
            <text:p>15</text:p>
          </table:table-cell>
          <table:table-cell table:formula="of:=IF([.N20]&gt;=0;1;0)" office:value-type="float" office:value="1">
            <text:p>1</text:p>
          </table:table-cell>
          <table:table-cell/>
          <table:table-cell office:value-type="float" office:value="2.26846082089552">
            <text:p>2.2684608209</text:p>
          </table:table-cell>
          <table:table-cell office:value-type="float" office:value="7429.85029025359">
            <text:p>7429.850290253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磯子区</text:p>
          </table:table-cell>
          <table:table-cell/>
          <table:table-cell office:value-type="float" office:value="79106">
            <text:p>79106</text:p>
          </table:table-cell>
          <table:table-cell office:value-type="float" office:value="166174">
            <text:p>166174</text:p>
          </table:table-cell>
          <table:table-cell office:value-type="float" office:value="81703">
            <text:p>81703</text:p>
          </table:table-cell>
          <table:table-cell office:value-type="float" office:value="84471">
            <text:p>84471</text:p>
          </table:table-cell>
          <table:table-cell office:value-type="float" office:value="-86">
            <text:p>-86</text:p>
          </table:table-cell>
          <table:table-cell office:value-type="float" office:value="-68">
            <text:p>-68</text:p>
          </table:table-cell>
          <table:table-cell table:style-name="ce1" table:formula="of:=[.C21]" office:value-type="string" office:string-value="  磯子区">
            <text:p><text:s text:c="2"/>磯子区</text:p>
          </table:table-cell>
          <table:table-cell table:style-name="ce3" table:formula="of:=[.M21]/([.E21]-[.M21])*10000" office:value-type="float" office:value="-0.136943399358187">
            <text:p>-0.14‱</text:p>
          </table:table-cell>
          <table:table-cell table:style-name="ce3" table:formula="of:=[.N21]/([.N21]+[.F21])*10000" office:value-type="float" office:value="-1.0833192903055">
            <text:p>-1.08‱</text:p>
          </table:table-cell>
          <table:table-cell table:style-name="ce4" office:value-type="float" office:value="-18">
            <text:p>-18</text:p>
          </table:table-cell>
          <table:table-cell table:formula="of:=IF([.N21]&gt;=0;1;0)" office:value-type="float" office:value="0">
            <text:p>0</text:p>
          </table:table-cell>
          <table:table-cell/>
          <table:table-cell office:value-type="float" office:value="2.10064976108007">
            <text:p>2.1006497611</text:p>
          </table:table-cell>
          <table:table-cell office:value-type="float" office:value="8723.04461942257">
            <text:p>8723.044619422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金沢区</text:p>
          </table:table-cell>
          <table:table-cell/>
          <table:table-cell office:value-type="float" office:value="90039">
            <text:p>90039</text:p>
          </table:table-cell>
          <table:table-cell office:value-type="float" office:value="197169">
            <text:p>197169</text:p>
          </table:table-cell>
          <table:table-cell office:value-type="float" office:value="95931">
            <text:p>95931</text:p>
          </table:table-cell>
          <table:table-cell office:value-type="float" office:value="101238">
            <text:p>101238</text:p>
          </table:table-cell>
          <table:table-cell office:value-type="float" office:value="-477">
            <text:p>-477</text:p>
          </table:table-cell>
          <table:table-cell office:value-type="float" office:value="-161">
            <text:p>-161</text:p>
          </table:table-cell>
          <table:table-cell table:style-name="ce1" table:formula="of:=[.C22]" office:value-type="string" office:string-value="  金沢区">
            <text:p><text:s text:c="2"/>金沢区</text:p>
          </table:table-cell>
          <table:table-cell table:style-name="ce3" table:formula="of:=[.M22]/([.E22]-[.M22])*10000" office:value-type="float" office:value="-1.78253046359074">
            <text:p>-1.78‱</text:p>
          </table:table-cell>
          <table:table-cell table:style-name="ce3" table:formula="of:=[.N22]/([.N22]+[.F22])*10000" office:value-type="float" office:value="-16.052587463742">
            <text:p>-16.05‱</text:p>
          </table:table-cell>
          <table:table-cell table:style-name="ce4" office:value-type="float" office:value="-316">
            <text:p>-316</text:p>
          </table:table-cell>
          <table:table-cell table:formula="of:=IF([.N22]&gt;=0;1;0)" office:value-type="float" office:value="0">
            <text:p>0</text:p>
          </table:table-cell>
          <table:table-cell/>
          <table:table-cell office:value-type="float" office:value="2.18981774564355">
            <text:p>2.1898177456</text:p>
          </table:table-cell>
          <table:table-cell office:value-type="float" office:value="6368.50775193799">
            <text:p>6368.50775193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港北区</text:p>
          </table:table-cell>
          <table:table-cell/>
          <table:table-cell office:value-type="float" office:value="176763">
            <text:p>176763</text:p>
          </table:table-cell>
          <table:table-cell office:value-type="float" office:value="359247">
            <text:p>359247</text:p>
          </table:table-cell>
          <table:table-cell office:value-type="float" office:value="179198">
            <text:p>179198</text:p>
          </table:table-cell>
          <table:table-cell office:value-type="float" office:value="180049">
            <text:p>180049</text:p>
          </table:table-cell>
          <table:table-cell office:value-type="float" office:value="-274">
            <text:p>-274</text:p>
          </table:table-cell>
          <table:table-cell office:value-type="float" office:value="-82">
            <text:p>-82</text:p>
          </table:table-cell>
          <table:table-cell table:style-name="ce1" table:formula="of:=[.C23]" office:value-type="string" office:string-value="  港北区">
            <text:p><text:s text:c="2"/>港北区</text:p>
          </table:table-cell>
          <table:table-cell table:style-name="ce3" table:formula="of:=[.M23]/([.E23]-[.M23])*10000" office:value-type="float" office:value="-0.30250722256614">
            <text:p>-0.30‱</text:p>
          </table:table-cell>
          <table:table-cell table:style-name="ce3" table:formula="of:=[.N23]/([.N23]+[.F23])*10000" office:value-type="float" office:value="-5.34737018005598">
            <text:p>-5.35‱</text:p>
          </table:table-cell>
          <table:table-cell table:style-name="ce4" office:value-type="float" office:value="-192">
            <text:p>-192</text:p>
          </table:table-cell>
          <table:table-cell table:formula="of:=IF([.N23]&gt;=0;1;0)" office:value-type="float" office:value="0">
            <text:p>0</text:p>
          </table:table-cell>
          <table:table-cell/>
          <table:table-cell office:value-type="float" office:value="2.03236537058095">
            <text:p>2.0323653706</text:p>
          </table:table-cell>
          <table:table-cell office:value-type="float" office:value="11440.9872611465">
            <text:p>11440.9872611465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緑 <text:s/>区</text:p>
          </table:table-cell>
          <table:table-cell/>
          <table:table-cell office:value-type="float" office:value="80193">
            <text:p>80193</text:p>
          </table:table-cell>
          <table:table-cell office:value-type="float" office:value="183035">
            <text:p>183035</text:p>
          </table:table-cell>
          <table:table-cell office:value-type="float" office:value="89925">
            <text:p>89925</text:p>
          </table:table-cell>
          <table:table-cell office:value-type="float" office:value="93110">
            <text:p>93110</text:p>
          </table:table-cell>
          <table:table-cell office:value-type="float" office:value="-187">
            <text:p>-187</text:p>
          </table:table-cell>
          <table:table-cell office:value-type="float" office:value="-74">
            <text:p>-74</text:p>
          </table:table-cell>
          <table:table-cell table:style-name="ce1" table:formula="of:=[.C24]" office:value-type="string" office:string-value=" 緑  区">
            <text:p><text:s/>緑 <text:s/>区</text:p>
          </table:table-cell>
          <table:table-cell table:style-name="ce3" table:formula="of:=[.M24]/([.E24]-[.M24])*10000" office:value-type="float" office:value="-0.770269298524242">
            <text:p>-0.77‱</text:p>
          </table:table-cell>
          <table:table-cell table:style-name="ce3" table:formula="of:=[.N24]/([.N24]+[.F24])*10000" office:value-type="float" office:value="-6.1774964192388">
            <text:p>-6.18‱</text:p>
          </table:table-cell>
          <table:table-cell table:style-name="ce4" office:value-type="float" office:value="-113">
            <text:p>-113</text:p>
          </table:table-cell>
          <table:table-cell table:formula="of:=IF([.N24]&gt;=0;1;0)" office:value-type="float" office:value="0">
            <text:p>0</text:p>
          </table:table-cell>
          <table:table-cell/>
          <table:table-cell office:value-type="float" office:value="2.28243113488708">
            <text:p>2.2824311349</text:p>
          </table:table-cell>
          <table:table-cell office:value-type="float" office:value="7175.0294002352">
            <text:p>7175.029400235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青葉区</text:p>
          </table:table-cell>
          <table:table-cell/>
          <table:table-cell office:value-type="float" office:value="134224">
            <text:p>134224</text:p>
          </table:table-cell>
          <table:table-cell office:value-type="float" office:value="311036">
            <text:p>311036</text:p>
          </table:table-cell>
          <table:table-cell office:value-type="float" office:value="150068">
            <text:p>150068</text:p>
          </table:table-cell>
          <table:table-cell office:value-type="float" office:value="160968">
            <text:p>160968</text:p>
          </table:table-cell>
          <table:table-cell office:value-type="float" office:value="-110">
            <text:p>-110</text:p>
          </table:table-cell>
          <table:table-cell office:value-type="float" office:value="-53">
            <text:p>-53</text:p>
          </table:table-cell>
          <table:table-cell table:style-name="ce1" table:formula="of:=[.C25]" office:value-type="string" office:string-value="  青葉区">
            <text:p><text:s text:c="2"/>青葉区</text:p>
          </table:table-cell>
          <table:table-cell table:style-name="ce3" table:formula="of:=[.M25]/([.E25]-[.M25])*10000" office:value-type="float" office:value="-0.136555024777663">
            <text:p>-0.14‱</text:p>
          </table:table-cell>
          <table:table-cell table:style-name="ce3" table:formula="of:=[.N25]/([.N25]+[.F25])*10000" office:value-type="float" office:value="-1.83292119403561">
            <text:p>-1.83‱</text:p>
          </table:table-cell>
          <table:table-cell table:style-name="ce4" office:value-type="float" office:value="-57">
            <text:p>-57</text:p>
          </table:table-cell>
          <table:table-cell table:formula="of:=IF([.N25]&gt;=0;1;0)" office:value-type="float" office:value="0">
            <text:p>0</text:p>
          </table:table-cell>
          <table:table-cell/>
          <table:table-cell office:value-type="float" office:value="2.31729049946358">
            <text:p>2.3172904995</text:p>
          </table:table-cell>
          <table:table-cell office:value-type="float" office:value="8831.23225440091">
            <text:p>8831.232254400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都筑区</text:p>
          </table:table-cell>
          <table:table-cell/>
          <table:table-cell office:value-type="float" office:value="86337">
            <text:p>86337</text:p>
          </table:table-cell>
          <table:table-cell office:value-type="float" office:value="214862">
            <text:p>214862</text:p>
          </table:table-cell>
          <table:table-cell office:value-type="float" office:value="105255">
            <text:p>105255</text:p>
          </table:table-cell>
          <table:table-cell office:value-type="float" office:value="109607">
            <text:p>109607</text:p>
          </table:table-cell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table:style-name="ce1" table:formula="of:=[.C26]" office:value-type="string" office:string-value="  都筑区">
            <text:p><text:s text:c="2"/>都筑区</text:p>
          </table:table-cell>
          <table:table-cell table:style-name="ce3" table:formula="of:=[.M26]/([.E26]-[.M26])*10000" office:value-type="float" office:value="0.0269528379869983">
            <text:p>0.03‱</text:p>
          </table:table-cell>
          <table:table-cell table:style-name="ce3" table:formula="of:=[.N26]/([.N26]+[.F26])*10000" office:value-type="float" office:value="0.232702090130174">
            <text:p>0.23‱</text:p>
          </table:table-cell>
          <table:table-cell table:style-name="ce4" office:value-type="float" office:value="5">
            <text:p>5</text:p>
          </table:table-cell>
          <table:table-cell table:formula="of:=IF([.N26]&gt;=0;1;0)" office:value-type="float" office:value="1">
            <text:p>1</text:p>
          </table:table-cell>
          <table:table-cell/>
          <table:table-cell office:value-type="float" office:value="2.48864333947207">
            <text:p>2.4886433395</text:p>
          </table:table-cell>
          <table:table-cell office:value-type="float" office:value="7709.43667025475">
            <text:p>7709.436670254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戸塚区</text:p>
          </table:table-cell>
          <table:table-cell/>
          <table:table-cell office:value-type="float" office:value="123281">
            <text:p>123281</text:p>
          </table:table-cell>
          <table:table-cell office:value-type="float" office:value="283862">
            <text:p>283862</text:p>
          </table:table-cell>
          <table:table-cell office:value-type="float" office:value="138300">
            <text:p>138300</text:p>
          </table:table-cell>
          <table:table-cell office:value-type="float" office:value="145562">
            <text:p>145562</text:p>
          </table:table-cell>
          <table:table-cell office:value-type="float" office:value="-222">
            <text:p>-222</text:p>
          </table:table-cell>
          <table:table-cell office:value-type="float" office:value="-152">
            <text:p>-152</text:p>
          </table:table-cell>
          <table:table-cell table:style-name="ce1" table:formula="of:=[.C27]" office:value-type="string" office:string-value="  戸塚区">
            <text:p><text:s text:c="2"/>戸塚区</text:p>
          </table:table-cell>
          <table:table-cell table:style-name="ce3" table:formula="of:=[.M27]/([.E27]-[.M27])*10000" office:value-type="float" office:value="-0.200075105038961">
            <text:p>-0.20‱</text:p>
          </table:table-cell>
          <table:table-cell table:style-name="ce3" table:formula="of:=[.N27]/([.N27]+[.F27])*10000" office:value-type="float" office:value="-2.46659525286125">
            <text:p>-2.47‱</text:p>
          </table:table-cell>
          <table:table-cell table:style-name="ce4" office:value-type="float" office:value="-70">
            <text:p>-70</text:p>
          </table:table-cell>
          <table:table-cell table:formula="of:=IF([.N27]&gt;=0;1;0)" office:value-type="float" office:value="0">
            <text:p>0</text:p>
          </table:table-cell>
          <table:table-cell/>
          <table:table-cell office:value-type="float" office:value="2.3025608163464">
            <text:p>2.3025608163</text:p>
          </table:table-cell>
          <table:table-cell office:value-type="float" office:value="7931.32159821179">
            <text:p>7931.32159821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栄 <text:s/>区</text:p>
          </table:table-cell>
          <table:table-cell/>
          <table:table-cell office:value-type="float" office:value="53257">
            <text:p>53257</text:p>
          </table:table-cell>
          <table:table-cell office:value-type="float" office:value="120487">
            <text:p>120487</text:p>
          </table:table-cell>
          <table:table-cell office:value-type="float" office:value="58691">
            <text:p>58691</text:p>
          </table:table-cell>
          <table:table-cell office:value-type="float" office:value="61796">
            <text:p>61796</text:p>
          </table:table-cell>
          <table:table-cell office:value-type="float" office:value="-126">
            <text:p>-126</text:p>
          </table:table-cell>
          <table:table-cell office:value-type="float" office:value="-68">
            <text:p>-68</text:p>
          </table:table-cell>
          <table:table-cell table:style-name="ce1" table:formula="of:=[.C28]" office:value-type="string" office:string-value=" 栄  区">
            <text:p><text:s/>栄 <text:s/>区</text:p>
          </table:table-cell>
          <table:table-cell table:style-name="ce3" table:formula="of:=[.M28]/([.E28]-[.M28])*10000" office:value-type="float" office:value="-0.904234228358243">
            <text:p>-0.90‱</text:p>
          </table:table-cell>
          <table:table-cell table:style-name="ce3" table:formula="of:=[.N28]/([.N28]+[.F28])*10000" office:value-type="float" office:value="-4.81611571963564">
            <text:p>-4.82‱</text:p>
          </table:table-cell>
          <table:table-cell table:style-name="ce4" office:value-type="float" office:value="-58">
            <text:p>-58</text:p>
          </table:table-cell>
          <table:table-cell table:formula="of:=IF([.N28]&gt;=0;1;0)" office:value-type="float" office:value="0">
            <text:p>0</text:p>
          </table:table-cell>
          <table:table-cell/>
          <table:table-cell office:value-type="float" office:value="2.26236926601198">
            <text:p>2.262369266</text:p>
          </table:table-cell>
          <table:table-cell office:value-type="float" office:value="6505.77753779698">
            <text:p>6505.77753779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泉 <text:s/>区</text:p>
          </table:table-cell>
          <table:table-cell/>
          <table:table-cell office:value-type="float" office:value="63509">
            <text:p>63509</text:p>
          </table:table-cell>
          <table:table-cell office:value-type="float" office:value="152024">
            <text:p>152024</text:p>
          </table:table-cell>
          <table:table-cell office:value-type="float" office:value="73647">
            <text:p>73647</text:p>
          </table:table-cell>
          <table:table-cell office:value-type="float" office:value="78377">
            <text:p>78377</text:p>
          </table:table-cell>
          <table:table-cell office:value-type="float" office:value="-63">
            <text:p>-63</text:p>
          </table:table-cell>
          <table:table-cell office:value-type="float" office:value="-78">
            <text:p>-78</text:p>
          </table:table-cell>
          <table:table-cell table:style-name="ce1" table:formula="of:=[.C29]" office:value-type="string" office:string-value=" 泉  区">
            <text:p><text:s/>泉 <text:s/>区</text:p>
          </table:table-cell>
          <table:table-cell table:style-name="ce3" table:formula="of:=[.M29]/([.E29]-[.M29])*10000" office:value-type="float" office:value="0.155348737004116">
            <text:p>0.16‱</text:p>
          </table:table-cell>
          <table:table-cell table:style-name="ce3" table:formula="of:=[.N29]/([.N29]+[.F29])*10000" office:value-type="float" office:value="0.986588967304442">
            <text:p>0.99‱</text:p>
          </table:table-cell>
          <table:table-cell table:style-name="ce4" office:value-type="float" office:value="15">
            <text:p>15</text:p>
          </table:table-cell>
          <table:table-cell table:formula="of:=IF([.N29]&gt;=0;1;0)" office:value-type="float" office:value="1">
            <text:p>1</text:p>
          </table:table-cell>
          <table:table-cell/>
          <table:table-cell office:value-type="float" office:value="2.39373946999638">
            <text:p>2.39373947</text:p>
          </table:table-cell>
          <table:table-cell office:value-type="float" office:value="6447.15860899067">
            <text:p>6447.158608990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瀬谷区</text:p>
          </table:table-cell>
          <table:table-cell/>
          <table:table-cell office:value-type="float" office:value="52997">
            <text:p>52997</text:p>
          </table:table-cell>
          <table:table-cell office:value-type="float" office:value="121984">
            <text:p>121984</text:p>
          </table:table-cell>
          <table:table-cell office:value-type="float" office:value="58955">
            <text:p>58955</text:p>
          </table:table-cell>
          <table:table-cell office:value-type="float" office:value="63029">
            <text:p>63029</text:p>
          </table:table-cell>
          <table:table-cell office:value-type="float" office:value="-68">
            <text:p>-68</text:p>
          </table:table-cell>
          <table:table-cell office:value-type="float" office:value="-103">
            <text:p>-103</text:p>
          </table:table-cell>
          <table:table-cell table:style-name="ce1" table:formula="of:=[.C30]" office:value-type="string" office:string-value="  瀬谷区">
            <text:p><text:s text:c="2"/>瀬谷区</text:p>
          </table:table-cell>
          <table:table-cell table:style-name="ce3" table:formula="of:=[.M30]/([.E30]-[.M30])*10000" office:value-type="float" office:value="0.541268561970426">
            <text:p>0.54‱</text:p>
          </table:table-cell>
          <table:table-cell table:style-name="ce3" table:formula="of:=[.N30]/([.N30]+[.F30])*10000" office:value-type="float" office:value="2.86840574008966">
            <text:p>2.87‱</text:p>
          </table:table-cell>
          <table:table-cell table:style-name="ce4" office:value-type="float" office:value="35">
            <text:p>35</text:p>
          </table:table-cell>
          <table:table-cell table:formula="of:=IF([.N30]&gt;=0;1;0)" office:value-type="float" office:value="1">
            <text:p>1</text:p>
          </table:table-cell>
          <table:table-cell/>
          <table:table-cell office:value-type="float" office:value="2.30171519142593">
            <text:p>2.3017151914</text:p>
          </table:table-cell>
          <table:table-cell office:value-type="float" office:value="7104.48456610367">
            <text:p>7104.4845661037</text:p>
          </table:table-cell>
          <table:table-cell table:number-columns-repeated="1006"/>
        </table:table-row>
        <table:table-row table:style-name="ro1">
          <table:table-cell/>
          <table:table-cell table:formula="of:=[.B12]+1" office:value-type="float" office:value="2">
            <text:p>2</text:p>
          </table:table-cell>
          <table:table-cell office:value-type="string">
            <text:p>川崎市</text:p>
          </table:table-cell>
          <table:table-cell/>
          <table:table-cell office:value-type="float" office:value="753967">
            <text:p>753967</text:p>
          </table:table-cell>
          <table:table-cell office:value-type="float" office:value="1537929">
            <text:p>1537929</text:p>
          </table:table-cell>
          <table:table-cell office:value-type="float" office:value="774389">
            <text:p>774389</text:p>
          </table:table-cell>
          <table:table-cell office:value-type="float" office:value="763540">
            <text:p>763540</text:p>
          </table:table-cell>
          <table:table-cell office:value-type="float" office:value="-896">
            <text:p>-896</text:p>
          </table:table-cell>
          <table:table-cell office:value-type="float" office:value="-295">
            <text:p>-295</text:p>
          </table:table-cell>
          <table:table-cell table:style-name="ce1" table:formula="of:=[.C31]" office:value-type="string" office:string-value="川崎市">
            <text:p>川崎市</text:p>
          </table:table-cell>
          <table:table-cell table:style-name="ce3" table:formula="of:=[.J31]/([.F31]-[.J31])*10000" office:value-type="float" office:value="-1.91779610771903">
            <text:p>-1.92‱</text:p>
          </table:table-cell>
          <table:table-cell table:style-name="ce3" table:formula="of:=[.N31]/([.F31]-[.N31])*10000" office:value-type="float" office:value="-3.9063261684855">
            <text:p>-3.91‱</text:p>
          </table:table-cell>
          <table:table-cell table:style-name="ce4" office:value-type="float" office:value="-601">
            <text:p>-601</text:p>
          </table:table-cell>
          <table:table-cell table:formula="of:=IF([.N31]&gt;=0;1;0)" office:value-type="float" office:value="0">
            <text:p>0</text:p>
          </table:table-cell>
          <table:table-cell/>
          <table:table-cell office:value-type="float" office:value="2.03978290827052">
            <text:p>2.0397829083</text:p>
          </table:table-cell>
          <table:table-cell office:value-type="float" office:value="10757.7574146614">
            <text:p>10757.757414661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川崎区</text:p>
          </table:table-cell>
          <table:table-cell/>
          <table:table-cell office:value-type="float" office:value="123102">
            <text:p>123102</text:p>
          </table:table-cell>
          <table:table-cell office:value-type="float" office:value="230265">
            <text:p>230265</text:p>
          </table:table-cell>
          <table:table-cell office:value-type="float" office:value="123674">
            <text:p>123674</text:p>
          </table:table-cell>
          <table:table-cell office:value-type="float" office:value="106591">
            <text:p>106591</text:p>
          </table:table-cell>
          <table:table-cell office:value-type="float" office:value="-288">
            <text:p>-288</text:p>
          </table:table-cell>
          <table:table-cell office:value-type="float" office:value="-152">
            <text:p>-152</text:p>
          </table:table-cell>
          <table:table-cell table:style-name="ce1" table:formula="of:=[.C32]" office:value-type="string" office:string-value="  川崎区">
            <text:p><text:s text:c="2"/>川崎区</text:p>
          </table:table-cell>
          <table:table-cell table:style-name="ce3" table:formula="of:=[.J32]/([.F32]-[.J32])*10000" office:value-type="float" office:value="-6.59673548392697">
            <text:p>-6.60‱</text:p>
          </table:table-cell>
          <table:table-cell table:style-name="ce3" table:formula="of:=[.N32]/([.F32]-[.N32])*10000" office:value-type="float" office:value="-5.90275215819376">
            <text:p>-5.90‱</text:p>
          </table:table-cell>
          <table:table-cell table:style-name="ce4" office:value-type="float" office:value="-136">
            <text:p>-136</text:p>
          </table:table-cell>
          <table:table-cell table:formula="of:=IF([.N32]&gt;=0;1;0)" office:value-type="float" office:value="0">
            <text:p>0</text:p>
          </table:table-cell>
          <table:table-cell/>
          <table:table-cell office:value-type="float" office:value="1.87052200614125">
            <text:p>1.8705220061</text:p>
          </table:table-cell>
          <table:table-cell office:value-type="float" office:value="5830.96986578881">
            <text:p>5830.969865788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幸 <text:s/>区</text:p>
          </table:table-cell>
          <table:table-cell/>
          <table:table-cell office:value-type="float" office:value="80454">
            <text:p>80454</text:p>
          </table:table-cell>
          <table:table-cell office:value-type="float" office:value="171162">
            <text:p>171162</text:p>
          </table:table-cell>
          <table:table-cell office:value-type="float" office:value="86472">
            <text:p>86472</text:p>
          </table:table-cell>
          <table:table-cell office:value-type="float" office:value="84690">
            <text:p>84690</text:p>
          </table:table-cell>
          <table:table-cell office:value-type="float" office:value="-110">
            <text:p>-110</text:p>
          </table:table-cell>
          <table:table-cell office:value-type="float" office:value="-41">
            <text:p>-41</text:p>
          </table:table-cell>
          <table:table-cell table:style-name="ce1" table:formula="of:=[.C33]" office:value-type="string" office:string-value=" 幸  区">
            <text:p><text:s/>幸 <text:s/>区</text:p>
          </table:table-cell>
          <table:table-cell table:style-name="ce3" table:formula="of:=[.J33]/([.F33]-[.J33])*10000" office:value-type="float" office:value="-2.39481784781809">
            <text:p>-2.39‱</text:p>
          </table:table-cell>
          <table:table-cell table:style-name="ce3" table:formula="of:=[.N33]/([.F33]-[.N33])*10000" office:value-type="float" office:value="-4.02964416490005">
            <text:p>-4.03‱</text:p>
          </table:table-cell>
          <table:table-cell table:style-name="ce4" office:value-type="float" office:value="-69">
            <text:p>-69</text:p>
          </table:table-cell>
          <table:table-cell table:formula="of:=IF([.N33]&gt;=0;1;0)" office:value-type="float" office:value="0">
            <text:p>0</text:p>
          </table:table-cell>
          <table:table-cell/>
          <table:table-cell office:value-type="float" office:value="2.12745171153703">
            <text:p>2.1274517115</text:p>
          </table:table-cell>
          <table:table-cell office:value-type="float" office:value="17099.1008991009">
            <text:p>17099.100899100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原区</text:p>
          </table:table-cell>
          <table:table-cell/>
          <table:table-cell office:value-type="float" office:value="135863">
            <text:p>135863</text:p>
          </table:table-cell>
          <table:table-cell office:value-type="float" office:value="264133">
            <text:p>264133</text:p>
          </table:table-cell>
          <table:table-cell office:value-type="float" office:value="133701">
            <text:p>133701</text:p>
          </table:table-cell>
          <table:table-cell office:value-type="float" office:value="130432">
            <text:p>130432</text:p>
          </table:table-cell>
          <table:table-cell office:value-type="float" office:value="-81">
            <text:p>-81</text:p>
          </table:table-cell>
          <table:table-cell office:value-type="float" office:value="37">
            <text:p>37</text:p>
          </table:table-cell>
          <table:table-cell table:style-name="ce1" table:formula="of:=[.C34]" office:value-type="string" office:string-value="  中原区">
            <text:p><text:s text:c="2"/>中原区</text:p>
          </table:table-cell>
          <table:table-cell table:style-name="ce3" table:formula="of:=[.J34]/([.F34]-[.J34])*10000" office:value-type="float" office:value="1.40100569489882">
            <text:p>1.40‱</text:p>
          </table:table-cell>
          <table:table-cell table:style-name="ce3" table:formula="of:=[.N34]/([.F34]-[.N34])*10000" office:value-type="float" office:value="-4.46545140794169">
            <text:p>-4.47‱</text:p>
          </table:table-cell>
          <table:table-cell table:style-name="ce4" office:value-type="float" office:value="-118">
            <text:p>-118</text:p>
          </table:table-cell>
          <table:table-cell table:formula="of:=IF([.N34]&gt;=0;1;0)" office:value-type="float" office:value="0">
            <text:p>0</text:p>
          </table:table-cell>
          <table:table-cell/>
          <table:table-cell office:value-type="float" office:value="1.94411281953144">
            <text:p>1.9441128195</text:p>
          </table:table-cell>
          <table:table-cell office:value-type="float" office:value="17919.4708276798">
            <text:p>17919.470827679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高津区</text:p>
          </table:table-cell>
          <table:table-cell/>
          <table:table-cell office:value-type="float" office:value="114848">
            <text:p>114848</text:p>
          </table:table-cell>
          <table:table-cell office:value-type="float" office:value="234320">
            <text:p>234320</text:p>
          </table:table-cell>
          <table:table-cell office:value-type="float" office:value="116149">
            <text:p>116149</text:p>
          </table:table-cell>
          <table:table-cell office:value-type="float" office:value="118171">
            <text:p>118171</text:p>
          </table:table-cell>
          <table:table-cell office:value-type="float" office:value="-158">
            <text:p>-158</text:p>
          </table:table-cell>
          <table:table-cell office:value-type="float" office:value="-19">
            <text:p>-19</text:p>
          </table:table-cell>
          <table:table-cell table:style-name="ce1" table:formula="of:=[.C35]" office:value-type="string" office:string-value="  高津区">
            <text:p><text:s text:c="2"/>高津区</text:p>
          </table:table-cell>
          <table:table-cell table:style-name="ce3" table:formula="of:=[.J35]/([.F35]-[.J35])*10000" office:value-type="float" office:value="-0.810791204195631">
            <text:p>-0.81‱</text:p>
          </table:table-cell>
          <table:table-cell table:style-name="ce3" table:formula="of:=[.N35]/([.F35]-[.N35])*10000" office:value-type="float" office:value="-5.92854187725786">
            <text:p>-5.93‱</text:p>
          </table:table-cell>
          <table:table-cell table:style-name="ce4" office:value-type="float" office:value="-139">
            <text:p>-139</text:p>
          </table:table-cell>
          <table:table-cell table:formula="of:=IF([.N35]&gt;=0;1;0)" office:value-type="float" office:value="0">
            <text:p>0</text:p>
          </table:table-cell>
          <table:table-cell/>
          <table:table-cell office:value-type="float" office:value="2.04026191139593">
            <text:p>2.0402619114</text:p>
          </table:table-cell>
          <table:table-cell office:value-type="float" office:value="14322.7383863081">
            <text:p>14322.738386308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宮前区</text:p>
          </table:table-cell>
          <table:table-cell/>
          <table:table-cell office:value-type="float" office:value="103727">
            <text:p>103727</text:p>
          </table:table-cell>
          <table:table-cell office:value-type="float" office:value="234414">
            <text:p>234414</text:p>
          </table:table-cell>
          <table:table-cell office:value-type="float" office:value="113639">
            <text:p>113639</text:p>
          </table:table-cell>
          <table:table-cell office:value-type="float" office:value="120775">
            <text:p>120775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table:style-name="ce1" table:formula="of:=[.C36]" office:value-type="string" office:string-value="  宮前区">
            <text:p><text:s text:c="2"/>宮前区</text:p>
          </table:table-cell>
          <table:table-cell table:style-name="ce3" table:formula="of:=[.J36]/([.F36]-[.J36])*10000" office:value-type="float" office:value="-1.45021497304306">
            <text:p>-1.45‱</text:p>
          </table:table-cell>
          <table:table-cell table:style-name="ce3" table:formula="of:=[.N36]/([.F36]-[.N36])*10000" office:value-type="float" office:value="2.30414746543779">
            <text:p>2.30‱</text:p>
          </table:table-cell>
          <table:table-cell table:style-name="ce4" office:value-type="float" office:value="54">
            <text:p>54</text:p>
          </table:table-cell>
          <table:table-cell table:formula="of:=IF([.N36]&gt;=0;1;0)" office:value-type="float" office:value="1">
            <text:p>1</text:p>
          </table:table-cell>
          <table:table-cell/>
          <table:table-cell office:value-type="float" office:value="2.2599130409633">
            <text:p>2.259913041</text:p>
          </table:table-cell>
          <table:table-cell office:value-type="float" office:value="12596.1311123052">
            <text:p>12596.131112305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多摩区</text:p>
          </table:table-cell>
          <table:table-cell/>
          <table:table-cell office:value-type="float" office:value="115699">
            <text:p>115699</text:p>
          </table:table-cell>
          <table:table-cell office:value-type="float" office:value="222969">
            <text:p>222969</text:p>
          </table:table-cell>
          <table:table-cell office:value-type="float" office:value="113561">
            <text:p>113561</text:p>
          </table:table-cell>
          <table:table-cell office:value-type="float" office:value="109408">
            <text:p>109408</text:p>
          </table:table-cell>
          <table:table-cell office:value-type="float" office:value="-119">
            <text:p>-119</text:p>
          </table:table-cell>
          <table:table-cell office:value-type="float" office:value="-20">
            <text:p>-20</text:p>
          </table:table-cell>
          <table:table-cell table:style-name="ce1" table:formula="of:=[.C37]" office:value-type="string" office:string-value="  多摩区">
            <text:p><text:s text:c="2"/>多摩区</text:p>
          </table:table-cell>
          <table:table-cell table:style-name="ce3" table:formula="of:=[.J37]/([.F37]-[.J37])*10000" office:value-type="float" office:value="-0.896905228509029">
            <text:p>-0.90‱</text:p>
          </table:table-cell>
          <table:table-cell table:style-name="ce3" table:formula="of:=[.N37]/([.F37]-[.N37])*10000" office:value-type="float" office:value="-4.43810855882511">
            <text:p>-4.44‱</text:p>
          </table:table-cell>
          <table:table-cell table:style-name="ce4" office:value-type="float" office:value="-99">
            <text:p>-99</text:p>
          </table:table-cell>
          <table:table-cell table:formula="of:=IF([.N37]&gt;=0;1;0)" office:value-type="float" office:value="0">
            <text:p>0</text:p>
          </table:table-cell>
          <table:table-cell/>
          <table:table-cell office:value-type="float" office:value="1.92714716635407">
            <text:p>1.9271471664</text:p>
          </table:table-cell>
          <table:table-cell office:value-type="float" office:value="10876.5365853659">
            <text:p>10876.536585365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麻生区</text:p>
          </table:table-cell>
          <table:table-cell/>
          <table:table-cell office:value-type="float" office:value="80274">
            <text:p>80274</text:p>
          </table:table-cell>
          <table:table-cell office:value-type="float" office:value="180666">
            <text:p>180666</text:p>
          </table:table-cell>
          <table:table-cell office:value-type="float" office:value="87193">
            <text:p>87193</text:p>
          </table:table-cell>
          <table:table-cell office:value-type="float" office:value="93473">
            <text:p>93473</text:p>
          </table:table-cell>
          <table:table-cell office:value-type="float" office:value="-160">
            <text:p>-160</text:p>
          </table:table-cell>
          <table:table-cell office:value-type="float" office:value="-66">
            <text:p>-66</text:p>
          </table:table-cell>
          <table:table-cell table:style-name="ce1" table:formula="of:=[.C38]" office:value-type="string" office:string-value="  麻生区">
            <text:p><text:s text:c="2"/>麻生区</text:p>
          </table:table-cell>
          <table:table-cell table:style-name="ce3" table:formula="of:=[.J38]/([.F38]-[.J38])*10000" office:value-type="float" office:value="-3.6518159484762">
            <text:p>-3.65‱</text:p>
          </table:table-cell>
          <table:table-cell table:style-name="ce3" table:formula="of:=[.N38]/([.F38]-[.N38])*10000" office:value-type="float" office:value="-5.20026554547466">
            <text:p>-5.20‱</text:p>
          </table:table-cell>
          <table:table-cell table:style-name="ce4" office:value-type="float" office:value="-94">
            <text:p>-94</text:p>
          </table:table-cell>
          <table:table-cell table:formula="of:=IF([.N38]&gt;=0;1;0)" office:value-type="float" office:value="0">
            <text:p>0</text:p>
          </table:table-cell>
          <table:table-cell/>
          <table:table-cell office:value-type="float" office:value="2.2506166380148">
            <text:p>2.250616638</text:p>
          </table:table-cell>
          <table:table-cell office:value-type="float" office:value="7770.58064516129">
            <text:p>7770.58064516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相模原市</text:p>
          </table:table-cell>
          <table:table-cell/>
          <table:table-cell office:value-type="float" office:value="337623">
            <text:p>337623</text:p>
          </table:table-cell>
          <table:table-cell office:value-type="float" office:value="725712">
            <text:p>725712</text:p>
          </table:table-cell>
          <table:table-cell office:value-type="float" office:value="361693">
            <text:p>361693</text:p>
          </table:table-cell>
          <table:table-cell office:value-type="float" office:value="364019">
            <text:p>364019</text:p>
          </table:table-cell>
          <table:table-cell office:value-type="float" office:value="-313">
            <text:p>-313</text:p>
          </table:table-cell>
          <table:table-cell office:value-type="float" office:value="-435">
            <text:p>-435</text:p>
          </table:table-cell>
          <table:table-cell table:style-name="ce1" table:formula="of:=[.C39]" office:value-type="string" office:string-value="相模原市">
            <text:p>相模原市</text:p>
          </table:table-cell>
          <table:table-cell table:style-name="ce3" table:formula="of:=[.J39]/([.F39]-[.J39])*10000" office:value-type="float" office:value="-5.99052258013873">
            <text:p>-5.99‱</text:p>
          </table:table-cell>
          <table:table-cell table:style-name="ce3" table:formula="of:=[.N39]/([.F39]-[.N39])*10000" office:value-type="float" office:value="1.6813903168456">
            <text:p>1.68‱</text:p>
          </table:table-cell>
          <table:table-cell table:style-name="ce4" office:value-type="float" office:value="122">
            <text:p>122</text:p>
          </table:table-cell>
          <table:table-cell table:formula="of:=IF([.N39]&gt;=0;1;0)" office:value-type="float" office:value="1">
            <text:p>1</text:p>
          </table:table-cell>
          <table:table-cell/>
          <table:table-cell office:value-type="float" office:value="2.1494744137692">
            <text:p>2.1494744138</text:p>
          </table:table-cell>
          <table:table-cell office:value-type="float" office:value="2206.41512875863">
            <text:p>2206.415128758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緑　区</text:p>
          </table:table-cell>
          <table:table-cell/>
          <table:table-cell office:value-type="float" office:value="75775">
            <text:p>75775</text:p>
          </table:table-cell>
          <table:table-cell office:value-type="float" office:value="169348">
            <text:p>169348</text:p>
          </table:table-cell>
          <table:table-cell office:value-type="float" office:value="85076">
            <text:p>85076</text:p>
          </table:table-cell>
          <table:table-cell office:value-type="float" office:value="84272">
            <text:p>84272</text:p>
          </table:table-cell>
          <table:table-cell office:value-type="float" office:value="-113">
            <text:p>-113</text:p>
          </table:table-cell>
          <table:table-cell office:value-type="float" office:value="-109">
            <text:p>-109</text:p>
          </table:table-cell>
          <table:table-cell table:style-name="ce1" table:formula="of:=[.C40]" office:value-type="string" office:string-value=" 緑　区">
            <text:p><text:s/>緑　区</text:p>
          </table:table-cell>
          <table:table-cell table:style-name="ce3" table:formula="of:=[.J40]/([.F40]-[.J40])*10000" office:value-type="float" office:value="-6.43231026160029">
            <text:p>-6.43‱</text:p>
          </table:table-cell>
          <table:table-cell table:style-name="ce3" table:formula="of:=[.N40]/([.F40]-[.N40])*10000" office:value-type="float" office:value="-0.236194435259105">
            <text:p>-0.24‱</text:p>
          </table:table-cell>
          <table:table-cell table:style-name="ce4" office:value-type="float" office:value="-4">
            <text:p>-4</text:p>
          </table:table-cell>
          <table:table-cell table:formula="of:=IF([.N40]&gt;=0;1;0)" office:value-type="float" office:value="0">
            <text:p>0</text:p>
          </table:table-cell>
          <table:table-cell/>
          <table:table-cell office:value-type="float" office:value="2.23487957769713">
            <text:p>2.2348795777</text:p>
          </table:table-cell>
          <table:table-cell office:value-type="float" office:value="666.908203048084">
            <text:p>666.908203048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央区</text:p>
          </table:table-cell>
          <table:table-cell/>
          <table:table-cell office:value-type="float" office:value="126711">
            <text:p>126711</text:p>
          </table:table-cell>
          <table:table-cell office:value-type="float" office:value="273918">
            <text:p>273918</text:p>
          </table:table-cell>
          <table:table-cell office:value-type="float" office:value="136887">
            <text:p>136887</text:p>
          </table:table-cell>
          <table:table-cell office:value-type="float" office:value="137031">
            <text:p>137031</text:p>
          </table:table-cell>
          <table:table-cell office:value-type="float" office:value="-152">
            <text:p>-152</text:p>
          </table:table-cell>
          <table:table-cell office:value-type="float" office:value="-189">
            <text:p>-189</text:p>
          </table:table-cell>
          <table:table-cell table:style-name="ce1" table:formula="of:=[.C41]" office:value-type="string" office:string-value="  中央区">
            <text:p><text:s text:c="2"/>中央区</text:p>
          </table:table-cell>
          <table:table-cell table:style-name="ce3" table:formula="of:=[.J41]/([.F41]-[.J41])*10000" office:value-type="float" office:value="-6.89511760006129">
            <text:p>-6.90‱</text:p>
          </table:table-cell>
          <table:table-cell table:style-name="ce3" table:formula="of:=[.N41]/([.F41]-[.N41])*10000" office:value-type="float" office:value="1.35095169069778">
            <text:p>1.35‱</text:p>
          </table:table-cell>
          <table:table-cell table:style-name="ce4" office:value-type="float" office:value="37">
            <text:p>37</text:p>
          </table:table-cell>
          <table:table-cell table:formula="of:=IF([.N41]&gt;=0;1;0)" office:value-type="float" office:value="1">
            <text:p>1</text:p>
          </table:table-cell>
          <table:table-cell/>
          <table:table-cell office:value-type="float" office:value="2.16175391244643">
            <text:p>2.1617539124</text:p>
          </table:table-cell>
          <table:table-cell office:value-type="float" office:value="7429.29210740439">
            <text:p>7429.292107404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南　区</text:p>
          </table:table-cell>
          <table:table-cell/>
          <table:table-cell office:value-type="float" office:value="135137">
            <text:p>135137</text:p>
          </table:table-cell>
          <table:table-cell office:value-type="float" office:value="282446">
            <text:p>282446</text:p>
          </table:table-cell>
          <table:table-cell office:value-type="float" office:value="139730">
            <text:p>139730</text:p>
          </table:table-cell>
          <table:table-cell office:value-type="float" office:value="142716">
            <text:p>142716</text:p>
          </table:table-cell>
          <table:table-cell office:value-type="float" office:value="-48">
            <text:p>-48</text:p>
          </table:table-cell>
          <table:table-cell office:value-type="float" office:value="-137">
            <text:p>-137</text:p>
          </table:table-cell>
          <table:table-cell table:style-name="ce1" table:formula="of:=[.C42]" office:value-type="string" office:string-value=" 南　区">
            <text:p><text:s/>南　区</text:p>
          </table:table-cell>
          <table:table-cell table:style-name="ce3" table:formula="of:=[.J42]/([.F42]-[.J42])*10000" office:value-type="float" office:value="-4.84813311487245">
            <text:p>-4.85‱</text:p>
          </table:table-cell>
          <table:table-cell table:style-name="ce3" table:formula="of:=[.N42]/([.F42]-[.N42])*10000" office:value-type="float" office:value="3.15203802278676">
            <text:p>3.15‱</text:p>
          </table:table-cell>
          <table:table-cell table:style-name="ce4" office:value-type="float" office:value="89">
            <text:p>89</text:p>
          </table:table-cell>
          <table:table-cell table:formula="of:=IF([.N42]&gt;=0;1;0)" office:value-type="float" office:value="1">
            <text:p>1</text:p>
          </table:table-cell>
          <table:table-cell/>
          <table:table-cell office:value-type="float" office:value="2.09007155701251">
            <text:p>2.090071557</text:p>
          </table:table-cell>
          <table:table-cell office:value-type="float" office:value="7411.33560745211">
            <text:p>7411.33560745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横須賀市</text:p>
          </table:table-cell>
          <table:table-cell/>
          <table:table-cell office:value-type="float" office:value="165517">
            <text:p>165517</text:p>
          </table:table-cell>
          <table:table-cell office:value-type="float" office:value="382694">
            <text:p>382694</text:p>
          </table:table-cell>
          <table:table-cell office:value-type="float" office:value="190706">
            <text:p>190706</text:p>
          </table:table-cell>
          <table:table-cell office:value-type="float" office:value="191988">
            <text:p>191988</text:p>
          </table:table-cell>
          <table:table-cell office:value-type="float" office:value="-566">
            <text:p>-566</text:p>
          </table:table-cell>
          <table:table-cell office:value-type="float" office:value="-436">
            <text:p>-436</text:p>
          </table:table-cell>
          <table:table-cell table:style-name="ce1" table:formula="of:=[.C43]" office:value-type="string" office:string-value="横須賀市">
            <text:p>横須賀市</text:p>
          </table:table-cell>
          <table:table-cell table:style-name="ce3" table:formula="of:=[.J43]/([.F43]-[.J43])*10000" office:value-type="float" office:value="-11.3799493644455">
            <text:p>-11.38‱</text:p>
          </table:table-cell>
          <table:table-cell table:style-name="ce3" table:formula="of:=[.N43]/([.F43]-[.N43])*10000" office:value-type="float" office:value="-3.39581635425156">
            <text:p>-3.40‱</text:p>
          </table:table-cell>
          <table:table-cell table:style-name="ce4" office:value-type="float" office:value="-130">
            <text:p>-130</text:p>
          </table:table-cell>
          <table:table-cell table:formula="of:=IF([.N43]&gt;=0;1;0)" office:value-type="float" office:value="0">
            <text:p>0</text:p>
          </table:table-cell>
          <table:table-cell/>
          <table:table-cell office:value-type="float" office:value="2.31211295516473">
            <text:p>2.3121129552</text:p>
          </table:table-cell>
          <table:table-cell office:value-type="float" office:value="3795.81432255505">
            <text:p>3795.814322555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平塚市</text:p>
          </table:table-cell>
          <table:table-cell/>
          <table:table-cell office:value-type="float" office:value="113384">
            <text:p>113384</text:p>
          </table:table-cell>
          <table:table-cell office:value-type="float" office:value="257504">
            <text:p>257504</text:p>
          </table:table-cell>
          <table:table-cell office:value-type="float" office:value="128497">
            <text:p>128497</text:p>
          </table:table-cell>
          <table:table-cell office:value-type="float" office:value="129007">
            <text:p>129007</text:p>
          </table:table-cell>
          <table:table-cell office:value-type="float" office:value="-127">
            <text:p>-127</text:p>
          </table:table-cell>
          <table:table-cell office:value-type="float" office:value="-132">
            <text:p>-132</text:p>
          </table:table-cell>
          <table:table-cell table:style-name="ce1" table:formula="of:=[.C44]" office:value-type="string" office:string-value="平塚市">
            <text:p>平塚市</text:p>
          </table:table-cell>
          <table:table-cell table:style-name="ce3" table:formula="of:=[.J44]/([.F44]-[.J44])*10000" office:value-type="float" office:value="-5.1235075843438">
            <text:p>-5.12‱</text:p>
          </table:table-cell>
          <table:table-cell table:style-name="ce3" table:formula="of:=[.N44]/([.F44]-[.N44])*10000" office:value-type="float" office:value="0.194175511361209">
            <text:p>0.19‱</text:p>
          </table:table-cell>
          <table:table-cell table:style-name="ce4" office:value-type="float" office:value="5">
            <text:p>5</text:p>
          </table:table-cell>
          <table:table-cell table:formula="of:=IF([.N44]&gt;=0;1;0)" office:value-type="float" office:value="1">
            <text:p>1</text:p>
          </table:table-cell>
          <table:table-cell/>
          <table:table-cell office:value-type="float" office:value="2.2710788118253">
            <text:p>2.2710788118</text:p>
          </table:table-cell>
          <table:table-cell office:value-type="float" office:value="3796.87407844294">
            <text:p>3796.874078442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鎌倉市</text:p>
          </table:table-cell>
          <table:table-cell/>
          <table:table-cell office:value-type="float" office:value="76423">
            <text:p>76423</text:p>
          </table:table-cell>
          <table:table-cell office:value-type="float" office:value="172616">
            <text:p>172616</text:p>
          </table:table-cell>
          <table:table-cell office:value-type="float" office:value="81049">
            <text:p>81049</text:p>
          </table:table-cell>
          <table:table-cell office:value-type="float" office:value="91567">
            <text:p>91567</text:p>
          </table:table-cell>
          <table:table-cell office:value-type="float" office:value="-82">
            <text:p>-82</text:p>
          </table:table-cell>
          <table:table-cell office:value-type="float" office:value="-151">
            <text:p>-151</text:p>
          </table:table-cell>
          <table:table-cell table:style-name="ce1" table:formula="of:=[.C45]" office:value-type="string" office:string-value="鎌倉市">
            <text:p>鎌倉市</text:p>
          </table:table-cell>
          <table:table-cell table:style-name="ce3" table:formula="of:=[.J45]/([.F45]-[.J45])*10000" office:value-type="float" office:value="-8.7400950412984">
            <text:p>-8.74‱</text:p>
          </table:table-cell>
          <table:table-cell table:style-name="ce3" table:formula="of:=[.N45]/([.F45]-[.N45])*10000" office:value-type="float" office:value="3.99891044179267">
            <text:p>4.00‱</text:p>
          </table:table-cell>
          <table:table-cell table:style-name="ce4" office:value-type="float" office:value="69">
            <text:p>69</text:p>
          </table:table-cell>
          <table:table-cell table:formula="of:=IF([.N45]&gt;=0;1;0)" office:value-type="float" office:value="1">
            <text:p>1</text:p>
          </table:table-cell>
          <table:table-cell/>
          <table:table-cell office:value-type="float" office:value="2.2586917550999">
            <text:p>2.2586917551</text:p>
          </table:table-cell>
          <table:table-cell office:value-type="float" office:value="4352.3953605648">
            <text:p>4352.395360564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藤沢市</text:p>
          </table:table-cell>
          <table:table-cell/>
          <table:table-cell office:value-type="float" office:value="197857">
            <text:p>197857</text:p>
          </table:table-cell>
          <table:table-cell office:value-type="float" office:value="441643">
            <text:p>441643</text:p>
          </table:table-cell>
          <table:table-cell office:value-type="float" office:value="218027">
            <text:p>218027</text:p>
          </table:table-cell>
          <table:table-cell office:value-type="float" office:value="223616">
            <text:p>223616</text:p>
          </table:table-cell>
          <table:table-cell office:value-type="float" office:value="-65">
            <text:p>-65</text:p>
          </table:table-cell>
          <table:table-cell office:value-type="float" office:value="-131">
            <text:p>-131</text:p>
          </table:table-cell>
          <table:table-cell table:style-name="ce1" table:formula="of:=[.C46]" office:value-type="string" office:string-value="藤沢市">
            <text:p>藤沢市</text:p>
          </table:table-cell>
          <table:table-cell table:style-name="ce3" table:formula="of:=[.J46]/([.F46]-[.J46])*10000" office:value-type="float" office:value="-2.96531710784247">
            <text:p>-2.97‱</text:p>
          </table:table-cell>
          <table:table-cell table:style-name="ce3" table:formula="of:=[.N46]/([.F46]-[.N46])*10000" office:value-type="float" office:value="1.49464306338419">
            <text:p>1.49‱</text:p>
          </table:table-cell>
          <table:table-cell table:style-name="ce4" office:value-type="float" office:value="66">
            <text:p>66</text:p>
          </table:table-cell>
          <table:table-cell table:formula="of:=IF([.N46]&gt;=0;1;0)" office:value-type="float" office:value="1">
            <text:p>1</text:p>
          </table:table-cell>
          <table:table-cell/>
          <table:table-cell office:value-type="float" office:value="2.23213229756845">
            <text:p>2.2321322976</text:p>
          </table:table-cell>
          <table:table-cell office:value-type="float" office:value="6349.09430707303">
            <text:p>6349.0943070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小田原市</text:p>
          </table:table-cell>
          <table:table-cell/>
          <table:table-cell office:value-type="float" office:value="82913">
            <text:p>82913</text:p>
          </table:table-cell>
          <table:table-cell office:value-type="float" office:value="187864">
            <text:p>187864</text:p>
          </table:table-cell>
          <table:table-cell office:value-type="float" office:value="90744">
            <text:p>90744</text:p>
          </table:table-cell>
          <table:table-cell office:value-type="float" office:value="97120">
            <text:p>97120</text:p>
          </table:table-cell>
          <table:table-cell office:value-type="float" office:value="-161">
            <text:p>-161</text:p>
          </table:table-cell>
          <table:table-cell office:value-type="float" office:value="-168">
            <text:p>-168</text:p>
          </table:table-cell>
          <table:table-cell table:style-name="ce1" table:formula="of:=[.C47]" office:value-type="string" office:string-value="小田原市">
            <text:p>小田原市</text:p>
          </table:table-cell>
          <table:table-cell table:style-name="ce3" table:formula="of:=[.J47]/([.F47]-[.J47])*10000" office:value-type="float" office:value="-8.93464942137508">
            <text:p>-8.93‱</text:p>
          </table:table-cell>
          <table:table-cell table:style-name="ce3" table:formula="of:=[.N47]/([.F47]-[.N47])*10000" office:value-type="float" office:value="0.372623857508637">
            <text:p>0.37‱</text:p>
          </table:table-cell>
          <table:table-cell table:style-name="ce4" office:value-type="float" office:value="7">
            <text:p>7</text:p>
          </table:table-cell>
          <table:table-cell table:formula="of:=IF([.N47]&gt;=0;1;0)" office:value-type="float" office:value="1">
            <text:p>1</text:p>
          </table:table-cell>
          <table:table-cell/>
          <table:table-cell office:value-type="float" office:value="2.26579667844608">
            <text:p>2.2657966784</text:p>
          </table:table-cell>
          <table:table-cell office:value-type="float" office:value="1653.7323943662">
            <text:p>1653.73239436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茅ヶ崎市</text:p>
          </table:table-cell>
          <table:table-cell/>
          <table:table-cell office:value-type="float" office:value="104576">
            <text:p>104576</text:p>
          </table:table-cell>
          <table:table-cell office:value-type="float" office:value="243799">
            <text:p>243799</text:p>
          </table:table-cell>
          <table:table-cell office:value-type="float" office:value="118162">
            <text:p>118162</text:p>
          </table:table-cell>
          <table:table-cell office:value-type="float" office:value="125637">
            <text:p>125637</text:p>
          </table:table-cell>
          <table:table-cell office:value-type="float" office:value="-36">
            <text:p>-36</text:p>
          </table:table-cell>
          <table:table-cell office:value-type="float" office:value="-124">
            <text:p>-124</text:p>
          </table:table-cell>
          <table:table-cell table:style-name="ce1" table:formula="of:=[.C48]" office:value-type="string" office:string-value="茅ヶ崎市">
            <text:p>茅ヶ崎市</text:p>
          </table:table-cell>
          <table:table-cell table:style-name="ce3" table:formula="of:=[.J48]/([.F48]-[.J48])*10000" office:value-type="float" office:value="-5.08357145492635">
            <text:p>-5.08‱</text:p>
          </table:table-cell>
          <table:table-cell table:style-name="ce3" table:formula="of:=[.N48]/([.F48]-[.N48])*10000" office:value-type="float" office:value="3.6108341437194">
            <text:p>3.61‱</text:p>
          </table:table-cell>
          <table:table-cell table:style-name="ce4" office:value-type="float" office:value="88">
            <text:p>88</text:p>
          </table:table-cell>
          <table:table-cell table:formula="of:=IF([.N48]&gt;=0;1;0)" office:value-type="float" office:value="1">
            <text:p>1</text:p>
          </table:table-cell>
          <table:table-cell/>
          <table:table-cell office:value-type="float" office:value="2.3313092870257">
            <text:p>2.331309287</text:p>
          </table:table-cell>
          <table:table-cell office:value-type="float" office:value="6829.10364145658">
            <text:p>6829.10364145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逗子市</text:p>
          </table:table-cell>
          <table:table-cell/>
          <table:table-cell office:value-type="float" office:value="25098">
            <text:p>25098</text:p>
          </table:table-cell>
          <table:table-cell office:value-type="float" office:value="56853">
            <text:p>56853</text:p>
          </table:table-cell>
          <table:table-cell office:value-type="float" office:value="26639">
            <text:p>26639</text:p>
          </table:table-cell>
          <table:table-cell office:value-type="float" office:value="30214">
            <text:p>30214</text:p>
          </table:table-cell>
          <table:table-cell office:value-type="float" office:value="-16">
            <text:p>-16</text:p>
          </table:table-cell>
          <table:table-cell office:value-type="float" office:value="-54">
            <text:p>-54</text:p>
          </table:table-cell>
          <table:table-cell table:style-name="ce1" table:formula="of:=[.C49]" office:value-type="string" office:string-value="逗子市">
            <text:p>逗子市</text:p>
          </table:table-cell>
          <table:table-cell table:style-name="ce3" table:formula="of:=[.J49]/([.F49]-[.J49])*10000" office:value-type="float" office:value="-9.48916653487269">
            <text:p>-9.49‱</text:p>
          </table:table-cell>
          <table:table-cell table:style-name="ce3" table:formula="of:=[.N49]/([.F49]-[.N49])*10000" office:value-type="float" office:value="6.68837454897474">
            <text:p>6.69‱</text:p>
          </table:table-cell>
          <table:table-cell table:style-name="ce4" office:value-type="float" office:value="38">
            <text:p>38</text:p>
          </table:table-cell>
          <table:table-cell table:formula="of:=IF([.N49]&gt;=0;1;0)" office:value-type="float" office:value="1">
            <text:p>1</text:p>
          </table:table-cell>
          <table:table-cell/>
          <table:table-cell office:value-type="float" office:value="2.2652402581879">
            <text:p>2.2652402582</text:p>
          </table:table-cell>
          <table:table-cell office:value-type="float" office:value="3290.10416666667">
            <text:p>3290.10416666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三浦市</text:p>
          </table:table-cell>
          <table:table-cell/>
          <table:table-cell office:value-type="float" office:value="17142">
            <text:p>17142</text:p>
          </table:table-cell>
          <table:table-cell office:value-type="float" office:value="41279">
            <text:p>41279</text:p>
          </table:table-cell>
          <table:table-cell office:value-type="float" office:value="19749">
            <text:p>19749</text:p>
          </table:table-cell>
          <table:table-cell office:value-type="float" office:value="21530">
            <text:p>21530</text:p>
          </table:table-cell>
          <table:table-cell office:value-type="float" office:value="-82">
            <text:p>-82</text:p>
          </table:table-cell>
          <table:table-cell office:value-type="float" office:value="-61">
            <text:p>-61</text:p>
          </table:table-cell>
          <table:table-cell table:style-name="ce1" table:formula="of:=[.C50]" office:value-type="string" office:string-value="三浦市">
            <text:p>三浦市</text:p>
          </table:table-cell>
          <table:table-cell table:style-name="ce3" table:formula="of:=[.J50]/([.F50]-[.J50])*10000" office:value-type="float" office:value="-14.7556845670053">
            <text:p>-14.76‱</text:p>
          </table:table-cell>
          <table:table-cell table:style-name="ce3" table:formula="of:=[.N50]/([.F50]-[.N50])*10000" office:value-type="float" office:value="-5.08474576271186">
            <text:p>-5.08‱</text:p>
          </table:table-cell>
          <table:table-cell table:style-name="ce4" office:value-type="float" office:value="-21">
            <text:p>-21</text:p>
          </table:table-cell>
          <table:table-cell table:formula="of:=IF([.N50]&gt;=0;1;0)" office:value-type="float" office:value="0">
            <text:p>0</text:p>
          </table:table-cell>
          <table:table-cell/>
          <table:table-cell office:value-type="float" office:value="2.40806206977016">
            <text:p>2.4080620698</text:p>
          </table:table-cell>
          <table:table-cell office:value-type="float" office:value="1287.95631825273">
            <text:p>1287.95631825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秦野市</text:p>
          </table:table-cell>
          <table:table-cell/>
          <table:table-cell office:value-type="float" office:value="71177">
            <text:p>71177</text:p>
          </table:table-cell>
          <table:table-cell office:value-type="float" office:value="161826">
            <text:p>161826</text:p>
          </table:table-cell>
          <table:table-cell office:value-type="float" office:value="81716">
            <text:p>81716</text:p>
          </table:table-cell>
          <table:table-cell office:value-type="float" office:value="80110">
            <text:p>80110</text:p>
          </table:table-cell>
          <table:table-cell office:value-type="float" office:value="-123">
            <text:p>-123</text:p>
          </table:table-cell>
          <table:table-cell office:value-type="float" office:value="-99">
            <text:p>-99</text:p>
          </table:table-cell>
          <table:table-cell table:style-name="ce1" table:formula="of:=[.C51]" office:value-type="string" office:string-value="秦野市">
            <text:p>秦野市</text:p>
          </table:table-cell>
          <table:table-cell table:style-name="ce3" table:formula="of:=[.J51]/([.F51]-[.J51])*10000" office:value-type="float" office:value="-6.11394163964799">
            <text:p>-6.11‱</text:p>
          </table:table-cell>
          <table:table-cell table:style-name="ce3" table:formula="of:=[.N51]/([.F51]-[.N51])*10000" office:value-type="float" office:value="-1.48285449490269">
            <text:p>-1.48‱</text:p>
          </table:table-cell>
          <table:table-cell table:style-name="ce4" office:value-type="float" office:value="-24">
            <text:p>-24</text:p>
          </table:table-cell>
          <table:table-cell table:formula="of:=IF([.N51]&gt;=0;1;0)" office:value-type="float" office:value="0">
            <text:p>0</text:p>
          </table:table-cell>
          <table:table-cell/>
          <table:table-cell office:value-type="float" office:value="2.27357151888953">
            <text:p>2.2735715189</text:p>
          </table:table-cell>
          <table:table-cell office:value-type="float" office:value="1559.61835003855">
            <text:p>1559.61835003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厚木市</text:p>
          </table:table-cell>
          <table:table-cell/>
          <table:table-cell office:value-type="float" office:value="101764">
            <text:p>101764</text:p>
          </table:table-cell>
          <table:table-cell office:value-type="float" office:value="223498">
            <text:p>223498</text:p>
          </table:table-cell>
          <table:table-cell office:value-type="float" office:value="115144">
            <text:p>115144</text:p>
          </table:table-cell>
          <table:table-cell office:value-type="float" office:value="108354">
            <text:p>108354</text:p>
          </table:table-cell>
          <table:table-cell office:value-type="float" office:value="-73">
            <text:p>-73</text:p>
          </table:table-cell>
          <table:table-cell office:value-type="float" office:value="-133">
            <text:p>-133</text:p>
          </table:table-cell>
          <table:table-cell table:style-name="ce1" table:formula="of:=[.C52]" office:value-type="string" office:string-value="厚木市">
            <text:p>厚木市</text:p>
          </table:table-cell>
          <table:table-cell table:style-name="ce3" table:formula="of:=[.J52]/([.F52]-[.J52])*10000" office:value-type="float" office:value="-5.94729710997134">
            <text:p>-5.95‱</text:p>
          </table:table-cell>
          <table:table-cell table:style-name="ce3" table:formula="of:=[.N52]/([.F52]-[.N52])*10000" office:value-type="float" office:value="2.68530867623233">
            <text:p>2.69‱</text:p>
          </table:table-cell>
          <table:table-cell table:style-name="ce4" office:value-type="float" office:value="60">
            <text:p>60</text:p>
          </table:table-cell>
          <table:table-cell table:formula="of:=IF([.N52]&gt;=0;1;0)" office:value-type="float" office:value="1">
            <text:p>1</text:p>
          </table:table-cell>
          <table:table-cell/>
          <table:table-cell office:value-type="float" office:value="2.19623835541056">
            <text:p>2.1962383554</text:p>
          </table:table-cell>
          <table:table-cell office:value-type="float" office:value="2381.69224211424">
            <text:p>2381.69224211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大和市</text:p>
          </table:table-cell>
          <table:table-cell/>
          <table:table-cell office:value-type="float" office:value="112853">
            <text:p>112853</text:p>
          </table:table-cell>
          <table:table-cell office:value-type="float" office:value="241492">
            <text:p>241492</text:p>
          </table:table-cell>
          <table:table-cell office:value-type="float" office:value="120353">
            <text:p>120353</text:p>
          </table:table-cell>
          <table:table-cell office:value-type="float" office:value="121139">
            <text:p>121139</text:p>
          </table:table-cell>
          <table:table-cell office:value-type="float" office:value="-91">
            <text:p>-91</text:p>
          </table:table-cell>
          <table:table-cell office:value-type="float" office:value="-96">
            <text:p>-96</text:p>
          </table:table-cell>
          <table:table-cell table:style-name="ce1" table:formula="of:=[.C53]" office:value-type="string" office:string-value="大和市">
            <text:p>大和市</text:p>
          </table:table-cell>
          <table:table-cell table:style-name="ce3" table:formula="of:=[.J53]/([.F53]-[.J53])*10000" office:value-type="float" office:value="-3.97370730334288">
            <text:p>-3.97‱</text:p>
          </table:table-cell>
          <table:table-cell table:style-name="ce3" table:formula="of:=[.N53]/([.F53]-[.N53])*10000" office:value-type="float" office:value="0.207050483048777">
            <text:p>0.21‱</text:p>
          </table:table-cell>
          <table:table-cell table:style-name="ce4" office:value-type="float" office:value="5">
            <text:p>5</text:p>
          </table:table-cell>
          <table:table-cell table:formula="of:=IF([.N53]&gt;=0;1;0)" office:value-type="float" office:value="1">
            <text:p>1</text:p>
          </table:table-cell>
          <table:table-cell/>
          <table:table-cell office:value-type="float" office:value="2.13988108424233">
            <text:p>2.1398810842</text:p>
          </table:table-cell>
          <table:table-cell office:value-type="float" office:value="8914.43337024732">
            <text:p>8914.43337024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伊勢原市</text:p>
          </table:table-cell>
          <table:table-cell/>
          <table:table-cell office:value-type="float" office:value="45502">
            <text:p>45502</text:p>
          </table:table-cell>
          <table:table-cell office:value-type="float" office:value="101021">
            <text:p>101021</text:p>
          </table:table-cell>
          <table:table-cell office:value-type="float" office:value="51060">
            <text:p>51060</text:p>
          </table:table-cell>
          <table:table-cell office:value-type="float" office:value="49961">
            <text:p>49961</text:p>
          </table:table-cell>
          <table:table-cell office:value-type="float" office:value="-92">
            <text:p>-92</text:p>
          </table:table-cell>
          <table:table-cell office:value-type="float" office:value="-47">
            <text:p>-47</text:p>
          </table:table-cell>
          <table:table-cell table:style-name="ce1" table:formula="of:=[.C54]" office:value-type="string" office:string-value="伊勢原市">
            <text:p>伊勢原市</text:p>
          </table:table-cell>
          <table:table-cell table:style-name="ce3" table:formula="of:=[.J54]/([.F54]-[.J54])*10000" office:value-type="float" office:value="-4.6503344283057">
            <text:p>-4.65‱</text:p>
          </table:table-cell>
          <table:table-cell table:style-name="ce3" table:formula="of:=[.N54]/([.F54]-[.N54])*10000" office:value-type="float" office:value="-4.45253596659609">
            <text:p>-4.45‱</text:p>
          </table:table-cell>
          <table:table-cell table:style-name="ce4" office:value-type="float" office:value="-45">
            <text:p>-45</text:p>
          </table:table-cell>
          <table:table-cell table:formula="of:=IF([.N54]&gt;=0;1;0)" office:value-type="float" office:value="0">
            <text:p>0</text:p>
          </table:table-cell>
          <table:table-cell/>
          <table:table-cell office:value-type="float" office:value="2.22014416948706">
            <text:p>2.2201441695</text:p>
          </table:table-cell>
          <table:table-cell office:value-type="float" office:value="1818.23254139669">
            <text:p>1818.23254139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海老名市</text:p>
          </table:table-cell>
          <table:table-cell/>
          <table:table-cell office:value-type="float" office:value="59531">
            <text:p>59531</text:p>
          </table:table-cell>
          <table:table-cell office:value-type="float" office:value="137517">
            <text:p>137517</text:p>
          </table:table-cell>
          <table:table-cell office:value-type="float" office:value="69114">
            <text:p>69114</text:p>
          </table:table-cell>
          <table:table-cell office:value-type="float" office:value="68403">
            <text:p>68403</text:p>
          </table:table-cell>
          <table:table-cell office:value-type="float" office:value="-6">
            <text:p>-6</text:p>
          </table:table-cell>
          <table:table-cell office:value-type="float" office:value="-28">
            <text:p>-28</text:p>
          </table:table-cell>
          <table:table-cell table:style-name="ce1" table:formula="of:=[.C55]" office:value-type="string" office:string-value="海老名市">
            <text:p>海老名市</text:p>
          </table:table-cell>
          <table:table-cell table:style-name="ce3" table:formula="of:=[.J55]/([.F55]-[.J55])*10000" office:value-type="float" office:value="-2.03569740812098">
            <text:p>-2.04‱</text:p>
          </table:table-cell>
          <table:table-cell table:style-name="ce3" table:formula="of:=[.N55]/([.F55]-[.N55])*10000" office:value-type="float" office:value="1.60005818393396">
            <text:p>1.60‱</text:p>
          </table:table-cell>
          <table:table-cell table:style-name="ce4" office:value-type="float" office:value="22">
            <text:p>22</text:p>
          </table:table-cell>
          <table:table-cell table:formula="of:=IF([.N55]&gt;=0;1;0)" office:value-type="float" office:value="1">
            <text:p>1</text:p>
          </table:table-cell>
          <table:table-cell/>
          <table:table-cell office:value-type="float" office:value="2.31000655120861">
            <text:p>2.3100065512</text:p>
          </table:table-cell>
          <table:table-cell office:value-type="float" office:value="5171.75629936066">
            <text:p>5171.75629936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座間市</text:p>
          </table:table-cell>
          <table:table-cell/>
          <table:table-cell office:value-type="float" office:value="60813">
            <text:p>60813</text:p>
          </table:table-cell>
          <table:table-cell office:value-type="float" office:value="132253">
            <text:p>132253</text:p>
          </table:table-cell>
          <table:table-cell office:value-type="float" office:value="65824">
            <text:p>65824</text:p>
          </table:table-cell>
          <table:table-cell office:value-type="float" office:value="66429">
            <text:p>66429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table:style-name="ce1" table:formula="of:=[.C56]" office:value-type="string" office:string-value="座間市">
            <text:p>座間市</text:p>
          </table:table-cell>
          <table:table-cell table:style-name="ce3" table:formula="of:=[.J56]/([.F56]-[.J56])*10000" office:value-type="float" office:value="-3.62809049062365">
            <text:p>-3.63‱</text:p>
          </table:table-cell>
          <table:table-cell table:style-name="ce3" table:formula="of:=[.N56]/([.F56]-[.N56])*10000" office:value-type="float" office:value="3.10108008350225">
            <text:p>3.10‱</text:p>
          </table:table-cell>
          <table:table-cell table:style-name="ce4" office:value-type="float" office:value="41">
            <text:p>41</text:p>
          </table:table-cell>
          <table:table-cell table:formula="of:=IF([.N56]&gt;=0;1;0)" office:value-type="float" office:value="1">
            <text:p>1</text:p>
          </table:table-cell>
          <table:table-cell/>
          <table:table-cell office:value-type="float" office:value="2.17474882015359">
            <text:p>2.1747488202</text:p>
          </table:table-cell>
          <table:table-cell office:value-type="float" office:value="7527.20546385885">
            <text:p>7527.205463858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南足柄市</text:p>
          </table:table-cell>
          <table:table-cell/>
          <table:table-cell office:value-type="float" office:value="16330">
            <text:p>16330</text:p>
          </table:table-cell>
          <table:table-cell office:value-type="float" office:value="40267">
            <text:p>40267</text:p>
          </table:table-cell>
          <table:table-cell office:value-type="float" office:value="19703">
            <text:p>19703</text:p>
          </table:table-cell>
          <table:table-cell office:value-type="float" office:value="20564">
            <text:p>20564</text:p>
          </table:table-cell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table:style-name="ce1" table:formula="of:=[.C57]" office:value-type="string" office:string-value="南足柄市">
            <text:p>南足柄市</text:p>
          </table:table-cell>
          <table:table-cell table:style-name="ce3" table:formula="of:=[.J57]/([.F57]-[.J57])*10000" office:value-type="float" office:value="-10.1716780787933">
            <text:p>-10.17‱</text:p>
          </table:table-cell>
          <table:table-cell table:style-name="ce3" table:formula="of:=[.N57]/([.F57]-[.N57])*10000" office:value-type="float" office:value="-5.95666526023181">
            <text:p>-5.96‱</text:p>
          </table:table-cell>
          <table:table-cell table:style-name="ce4" office:value-type="float" office:value="-24">
            <text:p>-24</text:p>
          </table:table-cell>
          <table:table-cell table:formula="of:=IF([.N57]&gt;=0;1;0)" office:value-type="float" office:value="0">
            <text:p>0</text:p>
          </table:table-cell>
          <table:table-cell/>
          <table:table-cell office:value-type="float" office:value="2.46582976117575">
            <text:p>2.4658297612</text:p>
          </table:table-cell>
          <table:table-cell office:value-type="float" office:value="522.134336099585">
            <text:p>522.134336099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綾瀬市</text:p>
          </table:table-cell>
          <table:table-cell/>
          <table:table-cell office:value-type="float" office:value="34949">
            <text:p>34949</text:p>
          </table:table-cell>
          <table:table-cell office:value-type="float" office:value="83280">
            <text:p>83280</text:p>
          </table:table-cell>
          <table:table-cell office:value-type="float" office:value="42135">
            <text:p>42135</text:p>
          </table:table-cell>
          <table:table-cell office:value-type="float" office:value="41145">
            <text:p>41145</text:p>
          </table:table-cell>
          <table:table-cell office:value-type="float" office:value="-24">
            <text:p>-24</text:p>
          </table:table-cell>
          <table:table-cell office:value-type="float" office:value="-38">
            <text:p>-38</text:p>
          </table:table-cell>
          <table:table-cell table:style-name="ce1" table:formula="of:=[.C58]" office:value-type="string" office:string-value="綾瀬市">
            <text:p>綾瀬市</text:p>
          </table:table-cell>
          <table:table-cell table:style-name="ce3" table:formula="of:=[.J58]/([.F58]-[.J58])*10000" office:value-type="float" office:value="-4.56083919441177">
            <text:p>-4.56‱</text:p>
          </table:table-cell>
          <table:table-cell table:style-name="ce3" table:formula="of:=[.N58]/([.F58]-[.N58])*10000" office:value-type="float" office:value="1.68135853769846">
            <text:p>1.68‱</text:p>
          </table:table-cell>
          <table:table-cell table:style-name="ce4" office:value-type="float" office:value="14">
            <text:p>14</text:p>
          </table:table-cell>
          <table:table-cell table:formula="of:=IF([.N58]&gt;=0;1;0)" office:value-type="float" office:value="1">
            <text:p>1</text:p>
          </table:table-cell>
          <table:table-cell/>
          <table:table-cell office:value-type="float" office:value="2.3829007983061">
            <text:p>2.3829007983</text:p>
          </table:table-cell>
          <table:table-cell office:value-type="float" office:value="3761.51761517615">
            <text:p>3761.51761517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三浦郡葉山町</text:p>
          </table:table-cell>
          <table:table-cell/>
          <table:table-cell office:value-type="float" office:value="13103">
            <text:p>13103</text:p>
          </table:table-cell>
          <table:table-cell office:value-type="float" office:value="31648">
            <text:p>31648</text:p>
          </table:table-cell>
          <table:table-cell office:value-type="float" office:value="14869">
            <text:p>14869</text:p>
          </table:table-cell>
          <table:table-cell office:value-type="float" office:value="16779">
            <text:p>16779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table:style-name="ce1" table:formula="of:=[.C59]" office:value-type="string" office:string-value="三浦郡葉山町">
            <text:p>三浦郡葉山町</text:p>
          </table:table-cell>
          <table:table-cell table:style-name="ce3" table:formula="of:=[.J59]/([.F59]-[.J59])*10000" office:value-type="float" office:value="-4.10599791541644">
            <text:p>-4.11‱</text:p>
          </table:table-cell>
          <table:table-cell table:style-name="ce3" table:formula="of:=[.N59]/([.F59]-[.N59])*10000" office:value-type="float" office:value="3.16075605284784">
            <text:p>3.16‱</text:p>
          </table:table-cell>
          <table:table-cell table:style-name="ce4" office:value-type="float" office:value="10">
            <text:p>10</text:p>
          </table:table-cell>
          <table:table-cell table:formula="of:=IF([.N59]&gt;=0;1;0)" office:value-type="float" office:value="1">
            <text:p>1</text:p>
          </table:table-cell>
          <table:table-cell/>
          <table:table-cell office:value-type="float" office:value="2.41532473479356">
            <text:p>2.4153247348</text:p>
          </table:table-cell>
          <table:table-cell office:value-type="float" office:value="1857.27699530516">
            <text:p>1857.276995305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高座郡寒川町</text:p>
          </table:table-cell>
          <table:table-cell/>
          <table:table-cell office:value-type="float" office:value="20204">
            <text:p>20204</text:p>
          </table:table-cell>
          <table:table-cell office:value-type="float" office:value="48575">
            <text:p>48575</text:p>
          </table:table-cell>
          <table:table-cell office:value-type="float" office:value="24599">
            <text:p>24599</text:p>
          </table:table-cell>
          <table:table-cell office:value-type="float" office:value="23976">
            <text:p>23976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table:style-name="ce1" table:formula="of:=[.C60]" office:value-type="string" office:string-value="高座郡寒川町">
            <text:p>高座郡寒川町</text:p>
          </table:table-cell>
          <table:table-cell table:style-name="ce3" table:formula="of:=[.J60]/([.F60]-[.J60])*10000" office:value-type="float" office:value="-2.67555775088499">
            <text:p>-2.68‱</text:p>
          </table:table-cell>
          <table:table-cell table:style-name="ce3" table:formula="of:=[.N60]/([.F60]-[.N60])*10000" office:value-type="float" office:value="3.70698354511193">
            <text:p>3.71‱</text:p>
          </table:table-cell>
          <table:table-cell table:style-name="ce4" office:value-type="float" office:value="18">
            <text:p>18</text:p>
          </table:table-cell>
          <table:table-cell table:formula="of:=IF([.N60]&gt;=0;1;0)" office:value-type="float" office:value="1">
            <text:p>1</text:p>
          </table:table-cell>
          <table:table-cell/>
          <table:table-cell office:value-type="float" office:value="2.40422688576519">
            <text:p>2.4042268858</text:p>
          </table:table-cell>
          <table:table-cell office:value-type="float" office:value="3641.30434782609">
            <text:p>3641.304347826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中郡</text:p>
          </table:table-cell>
          <table:table-cell/>
          <table:table-cell office:value-type="float" office:value="24420">
            <text:p>24420</text:p>
          </table:table-cell>
          <table:table-cell office:value-type="float" office:value="58788">
            <text:p>58788</text:p>
          </table:table-cell>
          <table:table-cell office:value-type="float" office:value="28479">
            <text:p>28479</text:p>
          </table:table-cell>
          <table:table-cell office:value-type="float" office:value="30309">
            <text:p>30309</text:p>
          </table:table-cell>
          <table:table-cell office:value-type="float" office:value="-42">
            <text:p>-42</text:p>
          </table:table-cell>
          <table:table-cell office:value-type="float" office:value="-61">
            <text:p>-61</text:p>
          </table:table-cell>
          <table:table-cell table:style-name="ce1" table:formula="of:=[.C61]" office:value-type="string" office:string-value="中郡">
            <text:p>中郡</text:p>
          </table:table-cell>
          <table:table-cell table:style-name="ce3" table:formula="of:=[.J61]/([.F61]-[.J61])*10000" office:value-type="float" office:value="-10.3655117334194">
            <text:p>-10.37‱</text:p>
          </table:table-cell>
          <table:table-cell table:style-name="ce3" table:formula="of:=[.N61]/([.F61]-[.N61])*10000" office:value-type="float" office:value="3.23299698820807">
            <text:p>3.23‱</text:p>
          </table:table-cell>
          <table:table-cell table:style-name="ce4" office:value-type="float" office:value="19">
            <text:p>19</text:p>
          </table:table-cell>
          <table:table-cell table:formula="of:=IF([.N61]&gt;=0;1;0)" office:value-type="float" office:value="1">
            <text:p>1</text:p>
          </table:table-cell>
          <table:table-cell/>
          <table:table-cell office:value-type="float" office:value="2.40737100737101">
            <text:p>2.4073710074</text:p>
          </table:table-cell>
          <table:table-cell office:value-type="float" office:value="2239.54285714286">
            <text:p>2239.542857142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大磯町</text:p>
          </table:table-cell>
          <table:table-cell/>
          <table:table-cell office:value-type="float" office:value="12808">
            <text:p>12808</text:p>
          </table:table-cell>
          <table:table-cell office:value-type="float" office:value="31462">
            <text:p>31462</text:p>
          </table:table-cell>
          <table:table-cell office:value-type="float" office:value="15340">
            <text:p>15340</text:p>
          </table:table-cell>
          <table:table-cell office:value-type="float" office:value="16122">
            <text:p>16122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table:style-name="ce1" table:formula="of:=[.C62]" office:value-type="string" office:string-value="  大磯町">
            <text:p><text:s text:c="2"/>大磯町</text:p>
          </table:table-cell>
          <table:table-cell table:style-name="ce3" table:formula="of:=[.J62]/([.F62]-[.J62])*10000" office:value-type="float" office:value="-7.93978467303967">
            <text:p>-7.94‱</text:p>
          </table:table-cell>
          <table:table-cell table:style-name="ce3" table:formula="of:=[.N62]/([.F62]-[.N62])*10000" office:value-type="float" office:value="8.27077236289604">
            <text:p>8.27‱</text:p>
          </table:table-cell>
          <table:table-cell table:style-name="ce4" office:value-type="float" office:value="26">
            <text:p>26</text:p>
          </table:table-cell>
          <table:table-cell table:formula="of:=IF([.N62]&gt;=0;1;0)" office:value-type="float" office:value="1">
            <text:p>1</text:p>
          </table:table-cell>
          <table:table-cell/>
          <table:table-cell office:value-type="float" office:value="2.45643347907558">
            <text:p>2.4564334791</text:p>
          </table:table-cell>
          <table:table-cell office:value-type="float" office:value="1831.31548311991">
            <text:p>1831.315483119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二宮町</text:p>
          </table:table-cell>
          <table:table-cell/>
          <table:table-cell office:value-type="float" office:value="11612">
            <text:p>11612</text:p>
          </table:table-cell>
          <table:table-cell office:value-type="float" office:value="27326">
            <text:p>27326</text:p>
          </table:table-cell>
          <table:table-cell office:value-type="float" office:value="13139">
            <text:p>13139</text:p>
          </table:table-cell>
          <table:table-cell office:value-type="float" office:value="14187">
            <text:p>14187</text:p>
          </table:table-cell>
          <table:table-cell office:value-type="float" office:value="-43">
            <text:p>-43</text:p>
          </table:table-cell>
          <table:table-cell office:value-type="float" office:value="-36">
            <text:p>-36</text:p>
          </table:table-cell>
          <table:table-cell table:style-name="ce1" table:formula="of:=[.C63]" office:value-type="string" office:string-value="  二宮町">
            <text:p><text:s text:c="2"/>二宮町</text:p>
          </table:table-cell>
          <table:table-cell table:style-name="ce3" table:formula="of:=[.J63]/([.F63]-[.J63])*10000" office:value-type="float" office:value="-13.1569329727359">
            <text:p>-13.16‱</text:p>
          </table:table-cell>
          <table:table-cell table:style-name="ce3" table:formula="of:=[.N63]/([.F63]-[.N63])*10000" office:value-type="float" office:value="-2.56100684154685">
            <text:p>-2.56‱</text:p>
          </table:table-cell>
          <table:table-cell table:style-name="ce4" office:value-type="float" office:value="-7">
            <text:p>-7</text:p>
          </table:table-cell>
          <table:table-cell table:formula="of:=IF([.N63]&gt;=0;1;0)" office:value-type="float" office:value="0">
            <text:p>0</text:p>
          </table:table-cell>
          <table:table-cell/>
          <table:table-cell office:value-type="float" office:value="2.35325525318636">
            <text:p>2.3532552532</text:p>
          </table:table-cell>
          <table:table-cell office:value-type="float" office:value="3009.47136563877">
            <text:p>3009.47136563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足柄上郡</text:p>
          </table:table-cell>
          <table:table-cell/>
          <table:table-cell office:value-type="float" office:value="25840">
            <text:p>25840</text:p>
          </table:table-cell>
          <table:table-cell office:value-type="float" office:value="64970">
            <text:p>64970</text:p>
          </table:table-cell>
          <table:table-cell office:value-type="float" office:value="31973">
            <text:p>31973</text:p>
          </table:table-cell>
          <table:table-cell office:value-type="float" office:value="32997">
            <text:p>32997</text:p>
          </table:table-cell>
          <table:table-cell office:value-type="float" office:value="-55">
            <text:p>-55</text:p>
          </table:table-cell>
          <table:table-cell office:value-type="float" office:value="-59">
            <text:p>-59</text:p>
          </table:table-cell>
          <table:table-cell table:style-name="ce1" table:formula="of:=[.C64]" office:value-type="string" office:string-value="足柄上郡">
            <text:p>足柄上郡</text:p>
          </table:table-cell>
          <table:table-cell table:style-name="ce3" table:formula="of:=[.J64]/([.F64]-[.J64])*10000" office:value-type="float" office:value="-9.0728751787664">
            <text:p>-9.07‱</text:p>
          </table:table-cell>
          <table:table-cell table:style-name="ce3" table:formula="of:=[.N64]/([.F64]-[.N64])*10000" office:value-type="float" office:value="0.615706677338916">
            <text:p>0.62‱</text:p>
          </table:table-cell>
          <table:table-cell table:style-name="ce4" office:value-type="float" office:value="4">
            <text:p>4</text:p>
          </table:table-cell>
          <table:table-cell table:formula="of:=IF([.N64]&gt;=0;1;0)" office:value-type="float" office:value="1">
            <text:p>1</text:p>
          </table:table-cell>
          <table:table-cell/>
          <table:table-cell office:value-type="float" office:value="2.51431888544892">
            <text:p>2.5143188854</text:p>
          </table:table-cell>
          <table:table-cell office:value-type="float" office:value="214.22447902928">
            <text:p>214.224479029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井町</text:p>
          </table:table-cell>
          <table:table-cell/>
          <table:table-cell office:value-type="float" office:value="3410">
            <text:p>3410</text:p>
          </table:table-cell>
          <table:table-cell office:value-type="float" office:value="9090">
            <text:p>9090</text:p>
          </table:table-cell>
          <table:table-cell office:value-type="float" office:value="4539">
            <text:p>4539</text:p>
          </table:table-cell>
          <table:table-cell office:value-type="float" office:value="4551">
            <text:p>4551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table:style-name="ce1" table:formula="of:=[.C65]" office:value-type="string" office:string-value="  中井町">
            <text:p><text:s text:c="2"/>中井町</text:p>
          </table:table-cell>
          <table:table-cell table:style-name="ce3" table:formula="of:=[.J65]/([.F65]-[.J65])*10000" office:value-type="float" office:value="-6.59630606860158">
            <text:p>-6.60‱</text:p>
          </table:table-cell>
          <table:table-cell table:style-name="ce3" table:formula="of:=[.N65]/([.F65]-[.N65])*10000" office:value-type="float" office:value="-4.39850450846712">
            <text:p>-4.40‱</text:p>
          </table:table-cell>
          <table:table-cell table:style-name="ce4" office:value-type="float" office:value="-4">
            <text:p>-4</text:p>
          </table:table-cell>
          <table:table-cell table:formula="of:=IF([.N65]&gt;=0;1;0)" office:value-type="float" office:value="0">
            <text:p>0</text:p>
          </table:table-cell>
          <table:table-cell/>
          <table:table-cell office:value-type="float" office:value="2.66568914956012">
            <text:p>2.6656891496</text:p>
          </table:table-cell>
          <table:table-cell office:value-type="float" office:value="454.727363681841">
            <text:p>454.72736368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大井町</text:p>
          </table:table-cell>
          <table:table-cell/>
          <table:table-cell office:value-type="float" office:value="6853">
            <text:p>6853</text:p>
          </table:table-cell>
          <table:table-cell office:value-type="float" office:value="17176">
            <text:p>17176</text:p>
          </table:table-cell>
          <table:table-cell office:value-type="float" office:value="8416">
            <text:p>8416</text:p>
          </table:table-cell>
          <table:table-cell office:value-type="float" office:value="8760">
            <text:p>8760</text:p>
          </table:table-cell>
          <table:table-cell office:value-type="float" office:value="-19">
            <text:p>-19</text:p>
          </table:table-cell>
          <table:table-cell office:value-type="float" office:value="-14">
            <text:p>-14</text:p>
          </table:table-cell>
          <table:table-cell table:style-name="ce1" table:formula="of:=[.C66]" office:value-type="string" office:string-value="  大井町">
            <text:p><text:s text:c="2"/>大井町</text:p>
          </table:table-cell>
          <table:table-cell table:style-name="ce3" table:formula="of:=[.J66]/([.F66]-[.J66])*10000" office:value-type="float" office:value="-8.14426992437464">
            <text:p>-8.14‱</text:p>
          </table:table-cell>
          <table:table-cell table:style-name="ce3" table:formula="of:=[.N66]/([.F66]-[.N66])*10000" office:value-type="float" office:value="-2.91019149060008">
            <text:p>-2.91‱</text:p>
          </table:table-cell>
          <table:table-cell table:style-name="ce4" office:value-type="float" office:value="-5">
            <text:p>-5</text:p>
          </table:table-cell>
          <table:table-cell table:formula="of:=IF([.N66]&gt;=0;1;0)" office:value-type="float" office:value="0">
            <text:p>0</text:p>
          </table:table-cell>
          <table:table-cell/>
          <table:table-cell office:value-type="float" office:value="2.50634758499927">
            <text:p>2.506347585</text:p>
          </table:table-cell>
          <table:table-cell office:value-type="float" office:value="1194.43671766342">
            <text:p>1194.436717663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松田町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74">
            <text:p>10574</text:p>
          </table:table-cell>
          <table:table-cell office:value-type="float" office:value="5257">
            <text:p>5257</text:p>
          </table:table-cell>
          <table:table-cell office:value-type="float" office:value="5317">
            <text:p>5317</text:p>
          </table:table-cell>
          <table:table-cell office:value-type="float" office:value="-39">
            <text:p>-39</text:p>
          </table:table-cell>
          <table:table-cell office:value-type="float" office:value="-15">
            <text:p>-15</text:p>
          </table:table-cell>
          <table:table-cell table:style-name="ce1" table:formula="of:=[.C67]" office:value-type="string" office:string-value="  松田町">
            <text:p><text:s text:c="2"/>松田町</text:p>
          </table:table-cell>
          <table:table-cell table:style-name="ce3" table:formula="of:=[.J67]/([.F67]-[.J67])*10000" office:value-type="float" office:value="-14.1656435924072">
            <text:p>-14.17‱</text:p>
          </table:table-cell>
          <table:table-cell table:style-name="ce3" table:formula="of:=[.N67]/([.F67]-[.N67])*10000" office:value-type="float" office:value="-22.645782223061">
            <text:p>-22.65‱</text:p>
          </table:table-cell>
          <table:table-cell table:style-name="ce4" office:value-type="float" office:value="-24">
            <text:p>-24</text:p>
          </table:table-cell>
          <table:table-cell table:formula="of:=IF([.N67]&gt;=0;1;0)" office:value-type="float" office:value="0">
            <text:p>0</text:p>
          </table:table-cell>
          <table:table-cell/>
          <table:table-cell office:value-type="float" office:value="2.3367955801105">
            <text:p>2.3367955801</text:p>
          </table:table-cell>
          <table:table-cell office:value-type="float" office:value="280.105960264901">
            <text:p>280.105960264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山北町</text:p>
          </table:table-cell>
          <table:table-cell/>
          <table:table-cell office:value-type="float" office:value="3931">
            <text:p>3931</text:p>
          </table:table-cell>
          <table:table-cell office:value-type="float" office:value="9546">
            <text:p>9546</text:p>
          </table:table-cell>
          <table:table-cell office:value-type="float" office:value="4731">
            <text:p>4731</text:p>
          </table:table-cell>
          <table:table-cell office:value-type="float" office:value="4815">
            <text:p>4815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table:style-name="ce1" table:formula="of:=[.C68]" office:value-type="string" office:string-value="  山北町">
            <text:p><text:s text:c="2"/>山北町</text:p>
          </table:table-cell>
          <table:table-cell table:style-name="ce3" table:formula="of:=[.J68]/([.F68]-[.J68])*10000" office:value-type="float" office:value="-8.37345614402345">
            <text:p>-8.37‱</text:p>
          </table:table-cell>
          <table:table-cell table:style-name="ce3" table:formula="of:=[.N68]/([.F68]-[.N68])*10000" office:value-type="float" office:value="-2.09467951403435">
            <text:p>-2.09‱</text:p>
          </table:table-cell>
          <table:table-cell table:style-name="ce4" office:value-type="float" office:value="-2">
            <text:p>-2</text:p>
          </table:table-cell>
          <table:table-cell table:formula="of:=IF([.N68]&gt;=0;1;0)" office:value-type="float" office:value="0">
            <text:p>0</text:p>
          </table:table-cell>
          <table:table-cell/>
          <table:table-cell office:value-type="float" office:value="2.42838972271687">
            <text:p>2.4283897227</text:p>
          </table:table-cell>
          <table:table-cell office:value-type="float" office:value="42.5003339121143">
            <text:p>42.500333912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開成町</text:p>
          </table:table-cell>
          <table:table-cell/>
          <table:table-cell office:value-type="float" office:value="7121">
            <text:p>7121</text:p>
          </table:table-cell>
          <table:table-cell office:value-type="float" office:value="18584">
            <text:p>18584</text:p>
          </table:table-cell>
          <table:table-cell office:value-type="float" office:value="9030">
            <text:p>9030</text:p>
          </table:table-cell>
          <table:table-cell office:value-type="float" office:value="9554">
            <text:p>9554</text:p>
          </table:table-cell>
          <table:table-cell office:value-type="float" office:value="23">
            <text:p>23</text:p>
          </table:table-cell>
          <table:table-cell office:value-type="float" office:value="-16">
            <text:p>-16</text:p>
          </table:table-cell>
          <table:table-cell table:style-name="ce1" table:formula="of:=[.C69]" office:value-type="string" office:string-value="  開成町">
            <text:p><text:s text:c="2"/>開成町</text:p>
          </table:table-cell>
          <table:table-cell table:style-name="ce3" table:formula="of:=[.J69]/([.F69]-[.J69])*10000" office:value-type="float" office:value="-8.60215053763441">
            <text:p>-8.60‱</text:p>
          </table:table-cell>
          <table:table-cell table:style-name="ce3" table:formula="of:=[.N69]/([.F69]-[.N69])*10000" office:value-type="float" office:value="21.0299272040981">
            <text:p>21.03‱</text:p>
          </table:table-cell>
          <table:table-cell table:style-name="ce4" office:value-type="float" office:value="39">
            <text:p>39</text:p>
          </table:table-cell>
          <table:table-cell table:formula="of:=IF([.N69]&gt;=0;1;0)" office:value-type="float" office:value="1">
            <text:p>1</text:p>
          </table:table-cell>
          <table:table-cell/>
          <table:table-cell office:value-type="float" office:value="2.60974582221598">
            <text:p>2.6097458222</text:p>
          </table:table-cell>
          <table:table-cell office:value-type="float" office:value="2837.25190839695">
            <text:p>2837.2519083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足柄下郡</text:p>
          </table:table-cell>
          <table:table-cell/>
          <table:table-cell office:value-type="float" office:value="19882">
            <text:p>19882</text:p>
          </table:table-cell>
          <table:table-cell office:value-type="float" office:value="40577">
            <text:p>40577</text:p>
          </table:table-cell>
          <table:table-cell office:value-type="float" office:value="19060">
            <text:p>19060</text:p>
          </table:table-cell>
          <table:table-cell office:value-type="float" office:value="21517">
            <text:p>21517</text:p>
          </table:table-cell>
          <table:table-cell office:value-type="float" office:value="-121">
            <text:p>-121</text:p>
          </table:table-cell>
          <table:table-cell office:value-type="float" office:value="-75">
            <text:p>-75</text:p>
          </table:table-cell>
          <table:table-cell table:style-name="ce1" table:formula="of:=[.C70]" office:value-type="string" office:string-value="足柄下郡">
            <text:p>足柄下郡</text:p>
          </table:table-cell>
          <table:table-cell table:style-name="ce3" table:formula="of:=[.J70]/([.F70]-[.J70])*10000" office:value-type="float" office:value="-18.4492767883499">
            <text:p>-18.45‱</text:p>
          </table:table-cell>
          <table:table-cell table:style-name="ce3" table:formula="of:=[.N70]/([.F70]-[.N70])*10000" office:value-type="float" office:value="-11.3236343943086">
            <text:p>-11.32‱</text:p>
          </table:table-cell>
          <table:table-cell table:style-name="ce4" office:value-type="float" office:value="-46">
            <text:p>-46</text:p>
          </table:table-cell>
          <table:table-cell table:formula="of:=IF([.N70]&gt;=0;1;0)" office:value-type="float" office:value="0">
            <text:p>0</text:p>
          </table:table-cell>
          <table:table-cell/>
          <table:table-cell office:value-type="float" office:value="2.04089125842471">
            <text:p>2.0408912584</text:p>
          </table:table-cell>
          <table:table-cell office:value-type="float" office:value="288.045715908284">
            <text:p>288.045715908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箱根町</text:p>
          </table:table-cell>
          <table:table-cell/>
          <table:table-cell office:value-type="float" office:value="6267">
            <text:p>6267</text:p>
          </table:table-cell>
          <table:table-cell office:value-type="float" office:value="11037">
            <text:p>11037</text:p>
          </table:table-cell>
          <table:table-cell office:value-type="float" office:value="5334">
            <text:p>5334</text:p>
          </table:table-cell>
          <table:table-cell office:value-type="float" office:value="5703">
            <text:p>5703</text:p>
          </table:table-cell>
          <table:table-cell office:value-type="float" office:value="-45">
            <text:p>-45</text:p>
          </table:table-cell>
          <table:table-cell office:value-type="float" office:value="-18">
            <text:p>-18</text:p>
          </table:table-cell>
          <table:table-cell table:style-name="ce1" table:formula="of:=[.C71]" office:value-type="string" office:string-value="  箱根町">
            <text:p><text:s text:c="2"/>箱根町</text:p>
          </table:table-cell>
          <table:table-cell table:style-name="ce3" table:formula="of:=[.J71]/([.F71]-[.J71])*10000" office:value-type="float" office:value="-16.2822252374491">
            <text:p>-16.28‱</text:p>
          </table:table-cell>
          <table:table-cell table:style-name="ce3" table:formula="of:=[.N71]/([.F71]-[.N71])*10000" office:value-type="float" office:value="-24.4034707158351">
            <text:p>-24.40‱</text:p>
          </table:table-cell>
          <table:table-cell table:style-name="ce4" office:value-type="float" office:value="-27">
            <text:p>-27</text:p>
          </table:table-cell>
          <table:table-cell table:formula="of:=IF([.N71]&gt;=0;1;0)" office:value-type="float" office:value="0">
            <text:p>0</text:p>
          </table:table-cell>
          <table:table-cell/>
          <table:table-cell office:value-type="float" office:value="1.76112972714217">
            <text:p>1.7611297271</text:p>
          </table:table-cell>
          <table:table-cell office:value-type="float" office:value="118.856342881757">
            <text:p>118.85634288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真鶴町</text:p>
          </table:table-cell>
          <table:table-cell/>
          <table:table-cell office:value-type="float" office:value="2941">
            <text:p>2941</text:p>
          </table:table-cell>
          <table:table-cell office:value-type="float" office:value="6549">
            <text:p>6549</text:p>
          </table:table-cell>
          <table:table-cell office:value-type="float" office:value="3031">
            <text:p>3031</text:p>
          </table:table-cell>
          <table:table-cell office:value-type="float" office:value="3518">
            <text:p>3518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table:style-name="ce1" table:formula="of:=[.C72]" office:value-type="string" office:string-value="  真鶴町">
            <text:p><text:s text:c="2"/>真鶴町</text:p>
          </table:table-cell>
          <table:table-cell table:style-name="ce3" table:formula="of:=[.J72]/([.F72]-[.J72])*10000" office:value-type="float" office:value="-15.2462265589267">
            <text:p>-15.25‱</text:p>
          </table:table-cell>
          <table:table-cell table:style-name="ce3" table:formula="of:=[.N72]/([.F72]-[.N72])*10000" office:value-type="float" office:value="-24.3716679360244">
            <text:p>-24.37‱</text:p>
          </table:table-cell>
          <table:table-cell table:style-name="ce4" office:value-type="float" office:value="-16">
            <text:p>-16</text:p>
          </table:table-cell>
          <table:table-cell table:formula="of:=IF([.N72]&gt;=0;1;0)" office:value-type="float" office:value="0">
            <text:p>0</text:p>
          </table:table-cell>
          <table:table-cell/>
          <table:table-cell office:value-type="float" office:value="2.22679360761646">
            <text:p>2.2267936076</text:p>
          </table:table-cell>
          <table:table-cell office:value-type="float" office:value="928.936170212766">
            <text:p>928.936170212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3"/>湯河原町</text:p>
          </table:table-cell>
          <table:table-cell/>
          <table:table-cell office:value-type="float" office:value="10674">
            <text:p>10674</text:p>
          </table:table-cell>
          <table:table-cell office:value-type="float" office:value="22991">
            <text:p>22991</text:p>
          </table:table-cell>
          <table:table-cell office:value-type="float" office:value="10695">
            <text:p>10695</text:p>
          </table:table-cell>
          <table:table-cell office:value-type="float" office:value="12296">
            <text:p>12296</text:p>
          </table:table-cell>
          <table:table-cell office:value-type="float" office:value="-50">
            <text:p>-50</text:p>
          </table:table-cell>
          <table:table-cell office:value-type="float" office:value="-47">
            <text:p>-47</text:p>
          </table:table-cell>
          <table:table-cell table:style-name="ce1" table:formula="of:=[.C73]" office:value-type="string" office:string-value="   湯河原町">
            <text:p><text:s text:c="3"/>湯河原町</text:p>
          </table:table-cell>
          <table:table-cell table:style-name="ce3" table:formula="of:=[.J73]/([.F73]-[.J73])*10000" office:value-type="float" office:value="-20.4010764823335">
            <text:p>-20.40‱</text:p>
          </table:table-cell>
          <table:table-cell table:style-name="ce3" table:formula="of:=[.N73]/([.F73]-[.N73])*10000" office:value-type="float" office:value="-1.30468817952509">
            <text:p>-1.30‱</text:p>
          </table:table-cell>
          <table:table-cell table:style-name="ce4" office:value-type="float" office:value="-3">
            <text:p>-3</text:p>
          </table:table-cell>
          <table:table-cell table:formula="of:=IF([.N73]&gt;=0;1;0)" office:value-type="float" office:value="0">
            <text:p>0</text:p>
          </table:table-cell>
          <table:table-cell/>
          <table:table-cell office:value-type="float" office:value="2.15392542626944">
            <text:p>2.1539254263</text:p>
          </table:table-cell>
          <table:table-cell office:value-type="float" office:value="561.166707346839">
            <text:p>561.16670734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愛甲郡</text:p>
          </table:table-cell>
          <table:table-cell/>
          <table:table-cell office:value-type="float" office:value="18330">
            <text:p>18330</text:p>
          </table:table-cell>
          <table:table-cell office:value-type="float" office:value="42455">
            <text:p>42455</text:p>
          </table:table-cell>
          <table:table-cell office:value-type="float" office:value="22195">
            <text:p>22195</text:p>
          </table:table-cell>
          <table:table-cell office:value-type="float" office:value="20260">
            <text:p>20260</text:p>
          </table:table-cell>
          <table:table-cell office:value-type="float" office:value="-47">
            <text:p>-47</text:p>
          </table:table-cell>
          <table:table-cell office:value-type="float" office:value="-29">
            <text:p>-29</text:p>
          </table:table-cell>
          <table:table-cell table:style-name="ce1" table:formula="of:=[.C74]" office:value-type="string" office:string-value="愛甲郡">
            <text:p>愛甲郡</text:p>
          </table:table-cell>
          <table:table-cell table:style-name="ce3" table:formula="of:=[.J74]/([.F74]-[.J74])*10000" office:value-type="float" office:value="-6.82609923735995">
            <text:p>-6.83‱</text:p>
          </table:table-cell>
          <table:table-cell table:style-name="ce3" table:formula="of:=[.N74]/([.F74]-[.N74])*10000" office:value-type="float" office:value="-4.23798648553199">
            <text:p>-4.24‱</text:p>
          </table:table-cell>
          <table:table-cell table:style-name="ce4" office:value-type="float" office:value="-18">
            <text:p>-18</text:p>
          </table:table-cell>
          <table:table-cell table:formula="of:=IF([.N74]&gt;=0;1;0)" office:value-type="float" office:value="0">
            <text:p>0</text:p>
          </table:table-cell>
          <table:table-cell/>
          <table:table-cell office:value-type="float" office:value="2.31614839061648">
            <text:p>2.3161483906</text:p>
          </table:table-cell>
          <table:table-cell office:value-type="float" office:value="402.340788476118">
            <text:p>402.340788476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愛川町</text:p>
          </table:table-cell>
          <table:table-cell/>
          <table:table-cell office:value-type="float" office:value="17196">
            <text:p>17196</text:p>
          </table:table-cell>
          <table:table-cell office:value-type="float" office:value="39446">
            <text:p>39446</text:p>
          </table:table-cell>
          <table:table-cell office:value-type="float" office:value="20660">
            <text:p>20660</text:p>
          </table:table-cell>
          <table:table-cell office:value-type="float" office:value="18786">
            <text:p>18786</text:p>
          </table:table-cell>
          <table:table-cell office:value-type="float" office:value="-46">
            <text:p>-46</text:p>
          </table:table-cell>
          <table:table-cell office:value-type="float" office:value="-29">
            <text:p>-29</text:p>
          </table:table-cell>
          <table:table-cell table:number-columns-repeated="3"/>
          <table:table-cell office:value-type="float" office:value="-17">
            <text:p>-17</text:p>
          </table:table-cell>
          <table:table-cell table:number-columns-repeated="2"/>
          <table:table-cell office:value-type="float" office:value="2.29390555943243">
            <text:p>2.2939055594</text:p>
          </table:table-cell>
          <table:table-cell office:value-type="float" office:value="1150.70011668611">
            <text:p>1150.700116686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清川村</text:p>
          </table:table-cell>
          <table:table-cell/>
          <table:table-cell office:value-type="float" office:value="1134">
            <text:p>1134</text:p>
          </table:table-cell>
          <table:table-cell office:value-type="float" office:value="3009">
            <text:p>3009</text:p>
          </table:table-cell>
          <table:table-cell office:value-type="float" office:value="1535">
            <text:p>1535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/>
          <table:table-cell office:value-type="float" office:value="2.65343915343915">
            <text:p>2.6534391534</text:p>
          </table:table-cell>
          <table:table-cell office:value-type="float" office:value="42.2375070185289">
            <text:p>42.237507018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神奈川県人口統計調査結果「神奈川県の人口と世帯」</text:p>
          </table:table-cell>
          <table:table-cell table:number-columns-repeated="100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table:table-column table:style-name="co1" table:number-columns-repeated="10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9" table:default-cell-style-name="Default"/>
        <table:table-row table:style-name="ro2">
          <table:table-cell table:number-columns-repeated="2"/>
          <table:table-cell office:value-type="string">
            <text:p>人　　 <text:s/>口 　　 と　 　 世 　　 帯</text:p>
          </table:table-cell>
          <table:table-cell table:number-columns-repeated="3"/>
          <table:table-cell office:value-type="string">
            <text:p>https://www.pref.kanagawa.jp/docs/x6z/tc30/jinko/jimkotosetai.htm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令和４年２月１日現在</text:p>
          </table:table-cell>
          <table:table-cell table:number-columns-repeated="14"/>
          <table:table-cell office:value-type="string">
            <text:p>（令和２年国勢調査確定値を基準とした推計）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市 区 町 村</text:p>
          </table:table-cell>
          <table:table-cell/>
          <table:table-cell office:value-type="string">
            <text:p>世 帯 数</text:p>
          </table:table-cell>
          <table:table-cell office:value-type="string">
            <text:p>人</text:p>
          </table:table-cell>
          <table:table-cell/>
          <table:table-cell office:value-type="string">
            <text:p>口</text:p>
          </table:table-cell>
          <table:table-cell office:value-type="string">
            <text:p>前１か月の人口増減の内訳</text:p>
          </table:table-cell>
          <table:table-cell table:number-columns-repeated="7"/>
          <table:table-cell office:value-type="string">
            <text:p>１世帯当</text:p>
          </table:table-cell>
          <table:table-cell office:value-type="string">
            <text:p>人口密度</text:p>
          </table:table-cell>
          <table:table-cell table:number-columns-repeated="1006"/>
        </table:table-row>
        <table:table-row table:style-name="ro1">
          <table:table-cell table:number-columns-repeated="3"/>
          <table:table-cell>
            <draw:frame table:end-cell-address="'4'.Q57" table:end-x="1.783cm" table:end-y="0.315cm" draw:z-index="0" draw:style-name="gr1" draw:text-style-name="P1" svg:width="29.87cm" svg:height="11.044cm" svg:x="1.269cm" svg:y="0.11cm">
              <draw:object draw:notify-on-update-of-ranges="'4'.K11:'4'.K11 '4'.K12:'4'.K74 '4'.L11:'4'.L11 '4'.L12:'4'.L7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office:value-type="string">
            <text:p>総 <text:s/>数</text:p>
          </table:table-cell>
          <table:table-cell office:value-type="string">
            <text:p>男</text:p>
          </table:table-cell>
          <table:table-cell office:value-type="string">
            <text:p>女</text:p>
          </table:table-cell>
          <table:table-cell office:value-type="string">
            <text:p>計</text:p>
          </table:table-cell>
          <table:table-cell office:value-type="string">
            <text:p>自然増減</text:p>
          </table:table-cell>
          <table:table-cell table:number-columns-repeated="3"/>
          <table:table-cell office:value-type="string">
            <text:p>社会増減</text:p>
          </table:table-cell>
          <table:table-cell table:number-columns-repeated="2"/>
          <table:table-cell office:value-type="string">
            <text:p>たり人員</text:p>
          </table:table-cell>
          <table:table-cell office:value-type="string">
            <text:p>（１ｋ㎡）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世帯</text:p>
          </table:table-cell>
          <table:table-cell table:number-columns-repeated="5" office:value-type="string">
            <text:p>人</text:p>
          </table:table-cell>
          <table:table-cell table:number-columns-repeated="3"/>
          <table:table-cell office:value-type="string">
            <text:p>人</text:p>
          </table:table-cell>
          <table:table-cell table:number-columns-repeated="2"/>
          <table:table-cell table:number-columns-repeated="2" office:value-type="string">
            <text:p>人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県計</text:p>
          </table:table-cell>
          <table:table-cell/>
          <table:table-cell office:value-type="float" office:value="4264122">
            <text:p>4264122</text:p>
          </table:table-cell>
          <table:table-cell office:value-type="float" office:value="9224962">
            <text:p>9224962</text:p>
          </table:table-cell>
          <table:table-cell office:value-type="float" office:value="4576442">
            <text:p>4576442</text:p>
          </table:table-cell>
          <table:table-cell office:value-type="float" office:value="4648520">
            <text:p>4648520</text:p>
          </table:table-cell>
          <table:table-cell office:value-type="float" office:value="-6215">
            <text:p>-6215</text:p>
          </table:table-cell>
          <table:table-cell office:value-type="float" office:value="-4551">
            <text:p>-4551</text:p>
          </table:table-cell>
          <table:table-cell table:number-columns-repeated="3"/>
          <table:table-cell office:value-type="float" office:value="-1664">
            <text:p>-1664</text:p>
          </table:table-cell>
          <table:table-cell table:number-columns-repeated="2"/>
          <table:table-cell office:value-type="float" office:value="2.16339072850167">
            <text:p>2.1633907285</text:p>
          </table:table-cell>
          <table:table-cell office:value-type="float" office:value="3818.10513594166">
            <text:p>3818.10513594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市部計</text:p>
          </table:table-cell>
          <table:table-cell/>
          <table:table-cell office:value-type="float" office:value="4142343">
            <text:p>4142343</text:p>
          </table:table-cell>
          <table:table-cell office:value-type="float" office:value="8937949">
            <text:p>8937949</text:p>
          </table:table-cell>
          <table:table-cell office:value-type="float" office:value="4435267">
            <text:p>4435267</text:p>
          </table:table-cell>
          <table:table-cell office:value-type="float" office:value="4502682">
            <text:p>4502682</text:p>
          </table:table-cell>
          <table:table-cell office:value-type="float" office:value="-5952">
            <text:p>-5952</text:p>
          </table:table-cell>
          <table:table-cell office:value-type="float" office:value="-4301">
            <text:p>-4301</text:p>
          </table:table-cell>
          <table:table-cell table:number-columns-repeated="3"/>
          <table:table-cell office:value-type="float" office:value="-1651">
            <text:p>-1651</text:p>
          </table:table-cell>
          <table:table-cell table:number-columns-repeated="2"/>
          <table:table-cell office:value-type="float" office:value="2.15770374399223">
            <text:p>2.157703744</text:p>
          </table:table-cell>
          <table:table-cell office:value-type="float" office:value="4938.63907614101">
            <text:p>4938.63907614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郡部計</text:p>
          </table:table-cell>
          <table:table-cell/>
          <table:table-cell office:value-type="float" office:value="121779">
            <text:p>121779</text:p>
          </table:table-cell>
          <table:table-cell office:value-type="float" office:value="287013">
            <text:p>287013</text:p>
          </table:table-cell>
          <table:table-cell office:value-type="float" office:value="141175">
            <text:p>141175</text:p>
          </table:table-cell>
          <table:table-cell office:value-type="float" office:value="145838">
            <text:p>145838</text:p>
          </table:table-cell>
          <table:table-cell office:value-type="float" office:value="-263">
            <text:p>-263</text:p>
          </table:table-cell>
          <table:table-cell office:value-type="float" office:value="-250">
            <text:p>-250</text:p>
          </table:table-cell>
          <table:table-cell table:number-columns-repeated="3"/>
          <table:table-cell office:value-type="float" office:value="-13">
            <text:p>-13</text:p>
          </table:table-cell>
          <table:table-cell table:number-columns-repeated="2"/>
          <table:table-cell office:value-type="float" office:value="2.35683492227724">
            <text:p>2.3568349223</text:p>
          </table:table-cell>
          <table:table-cell office:value-type="float" office:value="473.376655506259">
            <text:p>473.376655506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市町村</text:p>
          </table:table-cell>
          <table:table-cell table:style-name="ce1" table:number-columns-repeated="2"/>
          <table:table-cell table:style-name="ce1" table:formula="of:=[.F5]" office:value-type="string" office:string-value="総  数">
            <text:p>総 <text:s/>数</text:p>
          </table:table-cell>
          <table:table-cell table:style-name="ce1" table:formula="of:=[.G5]" office:value-type="string" office:string-value="男">
            <text:p>男</text:p>
          </table:table-cell>
          <table:table-cell table:style-name="ce1" table:formula="of:=[.H5]" office:value-type="string" office:string-value="女">
            <text:p>女</text:p>
          </table:table-cell>
          <table:table-cell table:style-name="ce1" table:formula="of:=[.I5]" office:value-type="string" office:string-value="計">
            <text:p>計</text:p>
          </table:table-cell>
          <table:table-cell table:style-name="ce1" table:formula="of:=[.J5]" office:value-type="string" office:string-value="自然増減">
            <text:p>自然増減</text:p>
          </table:table-cell>
          <table:table-cell table:style-name="ce1" table:formula="of:=[.C11]" office:value-type="string" office:string-value="市町村">
            <text:p>市町村</text:p>
          </table:table-cell>
          <table:table-cell table:style-name="ce1" office:value-type="string">
            <text:p>自然増減</text:p>
          </table:table-cell>
          <table:table-cell table:style-name="ce1" office:value-type="string">
            <text:p>社会増減</text:p>
          </table:table-cell>
          <table:table-cell table:style-name="ce1" table:formula="of:=[.N5]" office:value-type="string" office:string-value="社会増減">
            <text:p>社会増減</text:p>
          </table:table-cell>
          <table:table-cell/>
          <table:table-cell table:style-name="ce1" table:number-columns-repeated="1009"/>
        </table:table-row>
        <table:table-row table:style-name="ro1">
          <table:table-cell table:number-columns-repeated="2"/>
          <table:table-cell office:value-type="string">
            <text:p>横浜市</text:p>
          </table:table-cell>
          <table:table-cell/>
          <table:table-cell office:value-type="float" office:value="1764924">
            <text:p>1764924</text:p>
          </table:table-cell>
          <table:table-cell office:value-type="float" office:value="3768902">
            <text:p>3768902</text:p>
          </table:table-cell>
          <table:table-cell office:value-type="float" office:value="1860563">
            <text:p>1860563</text:p>
          </table:table-cell>
          <table:table-cell office:value-type="float" office:value="1908339">
            <text:p>1908339</text:p>
          </table:table-cell>
          <table:table-cell office:value-type="float" office:value="-3127">
            <text:p>-3127</text:p>
          </table:table-cell>
          <table:table-cell office:value-type="float" office:value="-1784">
            <text:p>-1784</text:p>
          </table:table-cell>
          <table:table-cell table:style-name="ce1" table:formula="of:=[.C12]" office:value-type="string" office:string-value="横浜市">
            <text:p>横浜市</text:p>
          </table:table-cell>
          <table:table-cell table:style-name="ce3" table:formula="of:=[.J12]/([.F12]-[.J12])*10000" office:value-type="float" office:value="-4.73123458171802">
            <text:p>-4.73‱</text:p>
          </table:table-cell>
          <table:table-cell table:style-name="ce3" table:formula="of:=[.N12]/([.F12]-[.N12])*10000" office:value-type="float" office:value="-3.56210272807205">
            <text:p>-3.56‱</text:p>
          </table:table-cell>
          <table:table-cell table:style-name="ce4" office:value-type="float" office:value="-1343">
            <text:p>-1,343</text:p>
          </table:table-cell>
          <table:table-cell table:formula="of:=IF([.N12]&gt;=0;1;0)" office:value-type="float" office:value="0">
            <text:p>0</text:p>
          </table:table-cell>
          <table:table-cell/>
          <table:table-cell office:value-type="float" office:value="2.13544719206039">
            <text:p>2.1354471921</text:p>
          </table:table-cell>
          <table:table-cell office:value-type="float" office:value="8609.12330394262">
            <text:p>8609.123303942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鶴見区</text:p>
          </table:table-cell>
          <table:table-cell/>
          <table:table-cell office:value-type="float" office:value="145414">
            <text:p>145414</text:p>
          </table:table-cell>
          <table:table-cell office:value-type="float" office:value="295377">
            <text:p>295377</text:p>
          </table:table-cell>
          <table:table-cell office:value-type="float" office:value="152237">
            <text:p>152237</text:p>
          </table:table-cell>
          <table:table-cell office:value-type="float" office:value="143140">
            <text:p>143140</text:p>
          </table:table-cell>
          <table:table-cell office:value-type="float" office:value="-203">
            <text:p>-203</text:p>
          </table:table-cell>
          <table:table-cell office:value-type="float" office:value="-95">
            <text:p>-95</text:p>
          </table:table-cell>
          <table:table-cell table:style-name="ce1" table:formula="of:=[.C13]" office:value-type="string" office:string-value="  鶴見区">
            <text:p><text:s text:c="2"/>鶴見区</text:p>
          </table:table-cell>
          <table:table-cell table:style-name="ce3" table:formula="of:=[.M13]/([.E13]-[.M13])*10000" office:value-type="float" office:value="-0.251529401433621">
            <text:p>-0.25‱</text:p>
          </table:table-cell>
          <table:table-cell table:style-name="ce3" table:formula="of:=[.N13]/([.N13]+[.F13])*10000" office:value-type="float" office:value="-3.65768163945419">
            <text:p>-3.66‱</text:p>
          </table:table-cell>
          <table:table-cell table:style-name="ce4" office:value-type="float" office:value="-108">
            <text:p>-108</text:p>
          </table:table-cell>
          <table:table-cell table:formula="of:=IF([.N13]&gt;=0;1;0)" office:value-type="float" office:value="0">
            <text:p>0</text:p>
          </table:table-cell>
          <table:table-cell/>
          <table:table-cell office:value-type="float" office:value="2.03128309516278">
            <text:p>2.0312830952</text:p>
          </table:table-cell>
          <table:table-cell office:value-type="float" office:value="8888.86548299729">
            <text:p>8888.865482997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3"/>神奈川区</text:p>
          </table:table-cell>
          <table:table-cell/>
          <table:table-cell office:value-type="float" office:value="130221">
            <text:p>130221</text:p>
          </table:table-cell>
          <table:table-cell office:value-type="float" office:value="247268">
            <text:p>247268</text:p>
          </table:table-cell>
          <table:table-cell office:value-type="float" office:value="126051">
            <text:p>126051</text:p>
          </table:table-cell>
          <table:table-cell office:value-type="float" office:value="121217">
            <text:p>121217</text:p>
          </table:table-cell>
          <table:table-cell office:value-type="float" office:value="-176">
            <text:p>-176</text:p>
          </table:table-cell>
          <table:table-cell office:value-type="float" office:value="-59">
            <text:p>-59</text:p>
          </table:table-cell>
          <table:table-cell table:style-name="ce1" table:formula="of:=[.C14]" office:value-type="string" office:string-value="   神奈川区">
            <text:p><text:s text:c="3"/>神奈川区</text:p>
          </table:table-cell>
          <table:table-cell table:style-name="ce3" table:formula="of:=[.M14]/([.E14]-[.M14])*10000" office:value-type="float" office:value="-0.36351863250921">
            <text:p>-0.36‱</text:p>
          </table:table-cell>
          <table:table-cell table:style-name="ce3" table:formula="of:=[.N14]/([.N14]+[.F14])*10000" office:value-type="float" office:value="-4.73394807223115">
            <text:p>-4.73‱</text:p>
          </table:table-cell>
          <table:table-cell table:style-name="ce4" office:value-type="float" office:value="-117">
            <text:p>-117</text:p>
          </table:table-cell>
          <table:table-cell table:formula="of:=IF([.N14]&gt;=0;1;0)" office:value-type="float" office:value="0">
            <text:p>0</text:p>
          </table:table-cell>
          <table:table-cell/>
          <table:table-cell office:value-type="float" office:value="1.89883352147503">
            <text:p>1.8988335215</text:p>
          </table:table-cell>
          <table:table-cell office:value-type="float" office:value="10424.4519392917">
            <text:p>10424.451939291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西 <text:s/>区</text:p>
          </table:table-cell>
          <table:table-cell/>
          <table:table-cell office:value-type="float" office:value="57176">
            <text:p>57176</text:p>
          </table:table-cell>
          <table:table-cell office:value-type="float" office:value="104384">
            <text:p>104384</text:p>
          </table:table-cell>
          <table:table-cell office:value-type="float" office:value="52719">
            <text:p>52719</text:p>
          </table:table-cell>
          <table:table-cell office:value-type="float" office:value="51665">
            <text:p>51665</text:p>
          </table:table-cell>
          <table:table-cell office:value-type="float" office:value="-99">
            <text:p>-99</text:p>
          </table:table-cell>
          <table:table-cell office:value-type="float" office:value="-28">
            <text:p>-28</text:p>
          </table:table-cell>
          <table:table-cell table:style-name="ce1" table:formula="of:=[.C15]" office:value-type="string" office:string-value=" 西  区">
            <text:p><text:s/>西 <text:s/>区</text:p>
          </table:table-cell>
          <table:table-cell table:style-name="ce3" table:formula="of:=[.M15]/([.E15]-[.M15])*10000" office:value-type="float" office:value="-1.19029455519934">
            <text:p>-1.19‱</text:p>
          </table:table-cell>
          <table:table-cell table:style-name="ce3" table:formula="of:=[.N15]/([.N15]+[.F15])*10000" office:value-type="float" office:value="-6.80643831545445">
            <text:p>-6.81‱</text:p>
          </table:table-cell>
          <table:table-cell table:style-name="ce4" office:value-type="float" office:value="-71">
            <text:p>-71</text:p>
          </table:table-cell>
          <table:table-cell table:formula="of:=IF([.N15]&gt;=0;1;0)" office:value-type="float" office:value="0">
            <text:p>0</text:p>
          </table:table-cell>
          <table:table-cell/>
          <table:table-cell office:value-type="float" office:value="1.8256611165524">
            <text:p>1.8256611166</text:p>
          </table:table-cell>
          <table:table-cell office:value-type="float" office:value="14848.3641536273">
            <text:p>14848.364153627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 <text:s text:c="2"/>区</text:p>
          </table:table-cell>
          <table:table-cell/>
          <table:table-cell office:value-type="float" office:value="84854">
            <text:p>84854</text:p>
          </table:table-cell>
          <table:table-cell office:value-type="float" office:value="150175">
            <text:p>150175</text:p>
          </table:table-cell>
          <table:table-cell office:value-type="float" office:value="76386">
            <text:p>76386</text:p>
          </table:table-cell>
          <table:table-cell office:value-type="float" office:value="73789">
            <text:p>73789</text:p>
          </table:table-cell>
          <table:table-cell office:value-type="float" office:value="-96">
            <text:p>-96</text:p>
          </table:table-cell>
          <table:table-cell office:value-type="float" office:value="-91">
            <text:p>-91</text:p>
          </table:table-cell>
          <table:table-cell table:style-name="ce1" table:formula="of:=[.C16]" office:value-type="string" office:string-value="  中   区">
            <text:p><text:s text:c="2"/>中 <text:s text:c="2"/>区</text:p>
          </table:table-cell>
          <table:table-cell table:style-name="ce3" table:formula="of:=[.M16]/([.E16]-[.M16])*10000" office:value-type="float" office:value="-0.0392385363976326">
            <text:p>-0.04‱</text:p>
          </table:table-cell>
          <table:table-cell table:style-name="ce3" table:formula="of:=[.N16]/([.N16]+[.F16])*10000" office:value-type="float" office:value="-0.332955983219018">
            <text:p>-0.33‱</text:p>
          </table:table-cell>
          <table:table-cell table:style-name="ce4" office:value-type="float" office:value="-5">
            <text:p>-5</text:p>
          </table:table-cell>
          <table:table-cell table:formula="of:=IF([.N16]&gt;=0;1;0)" office:value-type="float" office:value="0">
            <text:p>0</text:p>
          </table:table-cell>
          <table:table-cell/>
          <table:table-cell office:value-type="float" office:value="1.76980460555778">
            <text:p>1.7698046056</text:p>
          </table:table-cell>
          <table:table-cell office:value-type="float" office:value="6984.88372093023">
            <text:p>6984.883720930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南 <text:s/>区</text:p>
          </table:table-cell>
          <table:table-cell/>
          <table:table-cell office:value-type="float" office:value="104405">
            <text:p>104405</text:p>
          </table:table-cell>
          <table:table-cell office:value-type="float" office:value="197273">
            <text:p>197273</text:p>
          </table:table-cell>
          <table:table-cell office:value-type="float" office:value="98405">
            <text:p>98405</text:p>
          </table:table-cell>
          <table:table-cell office:value-type="float" office:value="98868">
            <text:p>98868</text:p>
          </table:table-cell>
          <table:table-cell office:value-type="float" office:value="-244">
            <text:p>-244</text:p>
          </table:table-cell>
          <table:table-cell office:value-type="float" office:value="-148">
            <text:p>-148</text:p>
          </table:table-cell>
          <table:table-cell table:style-name="ce1" table:formula="of:=[.C17]" office:value-type="string" office:string-value=" 南  区">
            <text:p><text:s/>南 <text:s/>区</text:p>
          </table:table-cell>
          <table:table-cell table:style-name="ce3" table:formula="of:=[.M17]/([.E17]-[.M17])*10000" office:value-type="float" office:value="-0.466308603849582">
            <text:p>-0.47‱</text:p>
          </table:table-cell>
          <table:table-cell table:style-name="ce3" table:formula="of:=[.N17]/([.N17]+[.F17])*10000" office:value-type="float" office:value="-4.86872201118792">
            <text:p>-4.87‱</text:p>
          </table:table-cell>
          <table:table-cell table:style-name="ce4" office:value-type="float" office:value="-96">
            <text:p>-96</text:p>
          </table:table-cell>
          <table:table-cell table:formula="of:=IF([.N17]&gt;=0;1;0)" office:value-type="float" office:value="0">
            <text:p>0</text:p>
          </table:table-cell>
          <table:table-cell/>
          <table:table-cell office:value-type="float" office:value="1.88949762942388">
            <text:p>1.8894976294</text:p>
          </table:table-cell>
          <table:table-cell office:value-type="float" office:value="15594.7035573123">
            <text:p>15594.703557312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港南区</text:p>
          </table:table-cell>
          <table:table-cell/>
          <table:table-cell office:value-type="float" office:value="96536">
            <text:p>96536</text:p>
          </table:table-cell>
          <table:table-cell office:value-type="float" office:value="215088">
            <text:p>215088</text:p>
          </table:table-cell>
          <table:table-cell office:value-type="float" office:value="104826">
            <text:p>104826</text:p>
          </table:table-cell>
          <table:table-cell office:value-type="float" office:value="110262">
            <text:p>110262</text:p>
          </table:table-cell>
          <table:table-cell office:value-type="float" office:value="-134">
            <text:p>-134</text:p>
          </table:table-cell>
          <table:table-cell office:value-type="float" office:value="-115">
            <text:p>-115</text:p>
          </table:table-cell>
          <table:table-cell table:style-name="ce1" table:formula="of:=[.C18]" office:value-type="string" office:string-value="  港南区">
            <text:p><text:s text:c="2"/>港南区</text:p>
          </table:table-cell>
          <table:table-cell table:style-name="ce3" table:formula="of:=[.M18]/([.E18]-[.M18])*10000" office:value-type="float" office:value="-0.0915129406505447">
            <text:p>-0.09‱</text:p>
          </table:table-cell>
          <table:table-cell table:style-name="ce3" table:formula="of:=[.N18]/([.N18]+[.F18])*10000" office:value-type="float" office:value="-0.883437408459611">
            <text:p>-0.88‱</text:p>
          </table:table-cell>
          <table:table-cell table:style-name="ce4" office:value-type="float" office:value="-19">
            <text:p>-19</text:p>
          </table:table-cell>
          <table:table-cell table:formula="of:=IF([.N18]&gt;=0;1;0)" office:value-type="float" office:value="0">
            <text:p>0</text:p>
          </table:table-cell>
          <table:table-cell/>
          <table:table-cell office:value-type="float" office:value="2.22805999834259">
            <text:p>2.2280599983</text:p>
          </table:table-cell>
          <table:table-cell office:value-type="float" office:value="10808.4422110553">
            <text:p>10808.442211055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　保土ケ谷区</text:p>
          </table:table-cell>
          <table:table-cell/>
          <table:table-cell office:value-type="float" office:value="99412">
            <text:p>99412</text:p>
          </table:table-cell>
          <table:table-cell office:value-type="float" office:value="206278">
            <text:p>206278</text:p>
          </table:table-cell>
          <table:table-cell office:value-type="float" office:value="100999">
            <text:p>100999</text:p>
          </table:table-cell>
          <table:table-cell office:value-type="float" office:value="105279">
            <text:p>105279</text:p>
          </table:table-cell>
          <table:table-cell office:value-type="float" office:value="-353">
            <text:p>-353</text:p>
          </table:table-cell>
          <table:table-cell office:value-type="float" office:value="-180">
            <text:p>-180</text:p>
          </table:table-cell>
          <table:table-cell table:style-name="ce1" table:formula="of:=[.C19]" office:value-type="string" office:string-value="　保土ケ谷区">
            <text:p>　保土ケ谷区</text:p>
          </table:table-cell>
          <table:table-cell table:style-name="ce3" table:formula="of:=[.M19]/([.E19]-[.M19])*10000" office:value-type="float" office:value="-0.844271436710359">
            <text:p>-0.84‱</text:p>
          </table:table-cell>
          <table:table-cell table:style-name="ce3" table:formula="of:=[.N19]/([.N19]+[.F19])*10000" office:value-type="float" office:value="-8.393779869484">
            <text:p>-8.39‱</text:p>
          </table:table-cell>
          <table:table-cell table:style-name="ce4" office:value-type="float" office:value="-173">
            <text:p>-173</text:p>
          </table:table-cell>
          <table:table-cell table:formula="of:=IF([.N19]&gt;=0;1;0)" office:value-type="float" office:value="0">
            <text:p>0</text:p>
          </table:table-cell>
          <table:table-cell/>
          <table:table-cell office:value-type="float" office:value="2.0749808876192">
            <text:p>2.0749808876</text:p>
          </table:table-cell>
          <table:table-cell office:value-type="float" office:value="9406.2015503876">
            <text:p>9406.201550387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旭 <text:s/>区</text:p>
          </table:table-cell>
          <table:table-cell/>
          <table:table-cell office:value-type="float" office:value="107200">
            <text:p>107200</text:p>
          </table:table-cell>
          <table:table-cell office:value-type="float" office:value="243179">
            <text:p>243179</text:p>
          </table:table-cell>
          <table:table-cell office:value-type="float" office:value="117267">
            <text:p>117267</text:p>
          </table:table-cell>
          <table:table-cell office:value-type="float" office:value="125912">
            <text:p>125912</text:p>
          </table:table-cell>
          <table:table-cell office:value-type="float" office:value="-180">
            <text:p>-180</text:p>
          </table:table-cell>
          <table:table-cell office:value-type="float" office:value="-195">
            <text:p>-195</text:p>
          </table:table-cell>
          <table:table-cell table:style-name="ce1" table:formula="of:=[.C20]" office:value-type="string" office:string-value=" 旭  区">
            <text:p><text:s/>旭 <text:s/>区</text:p>
          </table:table-cell>
          <table:table-cell table:style-name="ce3" table:formula="of:=[.M20]/([.E20]-[.M20])*10000" office:value-type="float" office:value="0.0575368546184994">
            <text:p>0.06‱</text:p>
          </table:table-cell>
          <table:table-cell table:style-name="ce3" table:formula="of:=[.N20]/([.N20]+[.F20])*10000" office:value-type="float" office:value="0.616791532685839">
            <text:p>0.62‱</text:p>
          </table:table-cell>
          <table:table-cell table:style-name="ce4" office:value-type="float" office:value="15">
            <text:p>15</text:p>
          </table:table-cell>
          <table:table-cell table:formula="of:=IF([.N20]&gt;=0;1;0)" office:value-type="float" office:value="1">
            <text:p>1</text:p>
          </table:table-cell>
          <table:table-cell/>
          <table:table-cell office:value-type="float" office:value="2.26846082089552">
            <text:p>2.2684608209</text:p>
          </table:table-cell>
          <table:table-cell office:value-type="float" office:value="7429.85029025359">
            <text:p>7429.850290253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磯子区</text:p>
          </table:table-cell>
          <table:table-cell/>
          <table:table-cell office:value-type="float" office:value="79106">
            <text:p>79106</text:p>
          </table:table-cell>
          <table:table-cell office:value-type="float" office:value="166174">
            <text:p>166174</text:p>
          </table:table-cell>
          <table:table-cell office:value-type="float" office:value="81703">
            <text:p>81703</text:p>
          </table:table-cell>
          <table:table-cell office:value-type="float" office:value="84471">
            <text:p>84471</text:p>
          </table:table-cell>
          <table:table-cell office:value-type="float" office:value="-86">
            <text:p>-86</text:p>
          </table:table-cell>
          <table:table-cell office:value-type="float" office:value="-68">
            <text:p>-68</text:p>
          </table:table-cell>
          <table:table-cell table:style-name="ce1" table:formula="of:=[.C21]" office:value-type="string" office:string-value="  磯子区">
            <text:p><text:s text:c="2"/>磯子区</text:p>
          </table:table-cell>
          <table:table-cell table:style-name="ce3" table:formula="of:=[.M21]/([.E21]-[.M21])*10000" office:value-type="float" office:value="-0.136943399358187">
            <text:p>-0.14‱</text:p>
          </table:table-cell>
          <table:table-cell table:style-name="ce3" table:formula="of:=[.N21]/([.N21]+[.F21])*10000" office:value-type="float" office:value="-1.0833192903055">
            <text:p>-1.08‱</text:p>
          </table:table-cell>
          <table:table-cell table:style-name="ce4" office:value-type="float" office:value="-18">
            <text:p>-18</text:p>
          </table:table-cell>
          <table:table-cell table:formula="of:=IF([.N21]&gt;=0;1;0)" office:value-type="float" office:value="0">
            <text:p>0</text:p>
          </table:table-cell>
          <table:table-cell/>
          <table:table-cell office:value-type="float" office:value="2.10064976108007">
            <text:p>2.1006497611</text:p>
          </table:table-cell>
          <table:table-cell office:value-type="float" office:value="8723.04461942257">
            <text:p>8723.044619422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金沢区</text:p>
          </table:table-cell>
          <table:table-cell/>
          <table:table-cell office:value-type="float" office:value="90039">
            <text:p>90039</text:p>
          </table:table-cell>
          <table:table-cell office:value-type="float" office:value="197169">
            <text:p>197169</text:p>
          </table:table-cell>
          <table:table-cell office:value-type="float" office:value="95931">
            <text:p>95931</text:p>
          </table:table-cell>
          <table:table-cell office:value-type="float" office:value="101238">
            <text:p>101238</text:p>
          </table:table-cell>
          <table:table-cell office:value-type="float" office:value="-477">
            <text:p>-477</text:p>
          </table:table-cell>
          <table:table-cell office:value-type="float" office:value="-161">
            <text:p>-161</text:p>
          </table:table-cell>
          <table:table-cell table:style-name="ce1" table:formula="of:=[.C22]" office:value-type="string" office:string-value="  金沢区">
            <text:p><text:s text:c="2"/>金沢区</text:p>
          </table:table-cell>
          <table:table-cell table:style-name="ce3" table:formula="of:=[.M22]/([.E22]-[.M22])*10000" office:value-type="float" office:value="-1.78253046359074">
            <text:p>-1.78‱</text:p>
          </table:table-cell>
          <table:table-cell table:style-name="ce3" table:formula="of:=[.N22]/([.N22]+[.F22])*10000" office:value-type="float" office:value="-16.052587463742">
            <text:p>-16.05‱</text:p>
          </table:table-cell>
          <table:table-cell table:style-name="ce4" office:value-type="float" office:value="-316">
            <text:p>-316</text:p>
          </table:table-cell>
          <table:table-cell table:formula="of:=IF([.N22]&gt;=0;1;0)" office:value-type="float" office:value="0">
            <text:p>0</text:p>
          </table:table-cell>
          <table:table-cell/>
          <table:table-cell office:value-type="float" office:value="2.18981774564355">
            <text:p>2.1898177456</text:p>
          </table:table-cell>
          <table:table-cell office:value-type="float" office:value="6368.50775193799">
            <text:p>6368.50775193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港北区</text:p>
          </table:table-cell>
          <table:table-cell/>
          <table:table-cell office:value-type="float" office:value="176763">
            <text:p>176763</text:p>
          </table:table-cell>
          <table:table-cell office:value-type="float" office:value="359247">
            <text:p>359247</text:p>
          </table:table-cell>
          <table:table-cell office:value-type="float" office:value="179198">
            <text:p>179198</text:p>
          </table:table-cell>
          <table:table-cell office:value-type="float" office:value="180049">
            <text:p>180049</text:p>
          </table:table-cell>
          <table:table-cell office:value-type="float" office:value="-274">
            <text:p>-274</text:p>
          </table:table-cell>
          <table:table-cell office:value-type="float" office:value="-82">
            <text:p>-82</text:p>
          </table:table-cell>
          <table:table-cell table:style-name="ce1" table:formula="of:=[.C23]" office:value-type="string" office:string-value="  港北区">
            <text:p><text:s text:c="2"/>港北区</text:p>
          </table:table-cell>
          <table:table-cell table:style-name="ce3" table:formula="of:=[.M23]/([.E23]-[.M23])*10000" office:value-type="float" office:value="-0.30250722256614">
            <text:p>-0.30‱</text:p>
          </table:table-cell>
          <table:table-cell table:style-name="ce3" table:formula="of:=[.N23]/([.N23]+[.F23])*10000" office:value-type="float" office:value="-5.34737018005598">
            <text:p>-5.35‱</text:p>
          </table:table-cell>
          <table:table-cell table:style-name="ce4" office:value-type="float" office:value="-192">
            <text:p>-192</text:p>
          </table:table-cell>
          <table:table-cell table:formula="of:=IF([.N23]&gt;=0;1;0)" office:value-type="float" office:value="0">
            <text:p>0</text:p>
          </table:table-cell>
          <table:table-cell/>
          <table:table-cell office:value-type="float" office:value="2.03236537058095">
            <text:p>2.0323653706</text:p>
          </table:table-cell>
          <table:table-cell office:value-type="float" office:value="11440.9872611465">
            <text:p>11440.9872611465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緑 <text:s/>区</text:p>
          </table:table-cell>
          <table:table-cell/>
          <table:table-cell office:value-type="float" office:value="80193">
            <text:p>80193</text:p>
          </table:table-cell>
          <table:table-cell office:value-type="float" office:value="183035">
            <text:p>183035</text:p>
          </table:table-cell>
          <table:table-cell office:value-type="float" office:value="89925">
            <text:p>89925</text:p>
          </table:table-cell>
          <table:table-cell office:value-type="float" office:value="93110">
            <text:p>93110</text:p>
          </table:table-cell>
          <table:table-cell office:value-type="float" office:value="-187">
            <text:p>-187</text:p>
          </table:table-cell>
          <table:table-cell office:value-type="float" office:value="-74">
            <text:p>-74</text:p>
          </table:table-cell>
          <table:table-cell table:style-name="ce1" table:formula="of:=[.C24]" office:value-type="string" office:string-value=" 緑  区">
            <text:p><text:s/>緑 <text:s/>区</text:p>
          </table:table-cell>
          <table:table-cell table:style-name="ce3" table:formula="of:=[.M24]/([.E24]-[.M24])*10000" office:value-type="float" office:value="-0.770269298524242">
            <text:p>-0.77‱</text:p>
          </table:table-cell>
          <table:table-cell table:style-name="ce3" table:formula="of:=[.N24]/([.N24]+[.F24])*10000" office:value-type="float" office:value="-6.1774964192388">
            <text:p>-6.18‱</text:p>
          </table:table-cell>
          <table:table-cell table:style-name="ce4" office:value-type="float" office:value="-113">
            <text:p>-113</text:p>
          </table:table-cell>
          <table:table-cell table:formula="of:=IF([.N24]&gt;=0;1;0)" office:value-type="float" office:value="0">
            <text:p>0</text:p>
          </table:table-cell>
          <table:table-cell/>
          <table:table-cell office:value-type="float" office:value="2.28243113488708">
            <text:p>2.2824311349</text:p>
          </table:table-cell>
          <table:table-cell office:value-type="float" office:value="7175.0294002352">
            <text:p>7175.029400235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青葉区</text:p>
          </table:table-cell>
          <table:table-cell/>
          <table:table-cell office:value-type="float" office:value="134224">
            <text:p>134224</text:p>
          </table:table-cell>
          <table:table-cell office:value-type="float" office:value="311036">
            <text:p>311036</text:p>
          </table:table-cell>
          <table:table-cell office:value-type="float" office:value="150068">
            <text:p>150068</text:p>
          </table:table-cell>
          <table:table-cell office:value-type="float" office:value="160968">
            <text:p>160968</text:p>
          </table:table-cell>
          <table:table-cell office:value-type="float" office:value="-110">
            <text:p>-110</text:p>
          </table:table-cell>
          <table:table-cell office:value-type="float" office:value="-53">
            <text:p>-53</text:p>
          </table:table-cell>
          <table:table-cell table:style-name="ce1" table:formula="of:=[.C25]" office:value-type="string" office:string-value="  青葉区">
            <text:p><text:s text:c="2"/>青葉区</text:p>
          </table:table-cell>
          <table:table-cell table:style-name="ce3" table:formula="of:=[.M25]/([.E25]-[.M25])*10000" office:value-type="float" office:value="-0.136555024777663">
            <text:p>-0.14‱</text:p>
          </table:table-cell>
          <table:table-cell table:style-name="ce3" table:formula="of:=[.N25]/([.N25]+[.F25])*10000" office:value-type="float" office:value="-1.83292119403561">
            <text:p>-1.83‱</text:p>
          </table:table-cell>
          <table:table-cell table:style-name="ce4" office:value-type="float" office:value="-57">
            <text:p>-57</text:p>
          </table:table-cell>
          <table:table-cell table:formula="of:=IF([.N25]&gt;=0;1;0)" office:value-type="float" office:value="0">
            <text:p>0</text:p>
          </table:table-cell>
          <table:table-cell/>
          <table:table-cell office:value-type="float" office:value="2.31729049946358">
            <text:p>2.3172904995</text:p>
          </table:table-cell>
          <table:table-cell office:value-type="float" office:value="8831.23225440091">
            <text:p>8831.232254400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都筑区</text:p>
          </table:table-cell>
          <table:table-cell/>
          <table:table-cell office:value-type="float" office:value="86337">
            <text:p>86337</text:p>
          </table:table-cell>
          <table:table-cell office:value-type="float" office:value="214862">
            <text:p>214862</text:p>
          </table:table-cell>
          <table:table-cell office:value-type="float" office:value="105255">
            <text:p>105255</text:p>
          </table:table-cell>
          <table:table-cell office:value-type="float" office:value="109607">
            <text:p>109607</text:p>
          </table:table-cell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table:style-name="ce1" table:formula="of:=[.C26]" office:value-type="string" office:string-value="  都筑区">
            <text:p><text:s text:c="2"/>都筑区</text:p>
          </table:table-cell>
          <table:table-cell table:style-name="ce3" table:formula="of:=[.M26]/([.E26]-[.M26])*10000" office:value-type="float" office:value="0.0269528379869983">
            <text:p>0.03‱</text:p>
          </table:table-cell>
          <table:table-cell table:style-name="ce3" table:formula="of:=[.N26]/([.N26]+[.F26])*10000" office:value-type="float" office:value="0.232702090130174">
            <text:p>0.23‱</text:p>
          </table:table-cell>
          <table:table-cell table:style-name="ce4" office:value-type="float" office:value="5">
            <text:p>5</text:p>
          </table:table-cell>
          <table:table-cell table:formula="of:=IF([.N26]&gt;=0;1;0)" office:value-type="float" office:value="1">
            <text:p>1</text:p>
          </table:table-cell>
          <table:table-cell/>
          <table:table-cell office:value-type="float" office:value="2.48864333947207">
            <text:p>2.4886433395</text:p>
          </table:table-cell>
          <table:table-cell office:value-type="float" office:value="7709.43667025475">
            <text:p>7709.436670254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戸塚区</text:p>
          </table:table-cell>
          <table:table-cell/>
          <table:table-cell office:value-type="float" office:value="123281">
            <text:p>123281</text:p>
          </table:table-cell>
          <table:table-cell office:value-type="float" office:value="283862">
            <text:p>283862</text:p>
          </table:table-cell>
          <table:table-cell office:value-type="float" office:value="138300">
            <text:p>138300</text:p>
          </table:table-cell>
          <table:table-cell office:value-type="float" office:value="145562">
            <text:p>145562</text:p>
          </table:table-cell>
          <table:table-cell office:value-type="float" office:value="-222">
            <text:p>-222</text:p>
          </table:table-cell>
          <table:table-cell office:value-type="float" office:value="-152">
            <text:p>-152</text:p>
          </table:table-cell>
          <table:table-cell table:style-name="ce1" table:formula="of:=[.C27]" office:value-type="string" office:string-value="  戸塚区">
            <text:p><text:s text:c="2"/>戸塚区</text:p>
          </table:table-cell>
          <table:table-cell table:style-name="ce3" table:formula="of:=[.M27]/([.E27]-[.M27])*10000" office:value-type="float" office:value="-0.200075105038961">
            <text:p>-0.20‱</text:p>
          </table:table-cell>
          <table:table-cell table:style-name="ce3" table:formula="of:=[.N27]/([.N27]+[.F27])*10000" office:value-type="float" office:value="-2.46659525286125">
            <text:p>-2.47‱</text:p>
          </table:table-cell>
          <table:table-cell table:style-name="ce4" office:value-type="float" office:value="-70">
            <text:p>-70</text:p>
          </table:table-cell>
          <table:table-cell table:formula="of:=IF([.N27]&gt;=0;1;0)" office:value-type="float" office:value="0">
            <text:p>0</text:p>
          </table:table-cell>
          <table:table-cell/>
          <table:table-cell office:value-type="float" office:value="2.3025608163464">
            <text:p>2.3025608163</text:p>
          </table:table-cell>
          <table:table-cell office:value-type="float" office:value="7931.32159821179">
            <text:p>7931.32159821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栄 <text:s/>区</text:p>
          </table:table-cell>
          <table:table-cell/>
          <table:table-cell office:value-type="float" office:value="53257">
            <text:p>53257</text:p>
          </table:table-cell>
          <table:table-cell office:value-type="float" office:value="120487">
            <text:p>120487</text:p>
          </table:table-cell>
          <table:table-cell office:value-type="float" office:value="58691">
            <text:p>58691</text:p>
          </table:table-cell>
          <table:table-cell office:value-type="float" office:value="61796">
            <text:p>61796</text:p>
          </table:table-cell>
          <table:table-cell office:value-type="float" office:value="-126">
            <text:p>-126</text:p>
          </table:table-cell>
          <table:table-cell office:value-type="float" office:value="-68">
            <text:p>-68</text:p>
          </table:table-cell>
          <table:table-cell table:style-name="ce1" table:formula="of:=[.C28]" office:value-type="string" office:string-value=" 栄  区">
            <text:p><text:s/>栄 <text:s/>区</text:p>
          </table:table-cell>
          <table:table-cell table:style-name="ce3" table:formula="of:=[.M28]/([.E28]-[.M28])*10000" office:value-type="float" office:value="-0.904234228358243">
            <text:p>-0.90‱</text:p>
          </table:table-cell>
          <table:table-cell table:style-name="ce3" table:formula="of:=[.N28]/([.N28]+[.F28])*10000" office:value-type="float" office:value="-4.81611571963564">
            <text:p>-4.82‱</text:p>
          </table:table-cell>
          <table:table-cell table:style-name="ce4" office:value-type="float" office:value="-58">
            <text:p>-58</text:p>
          </table:table-cell>
          <table:table-cell table:formula="of:=IF([.N28]&gt;=0;1;0)" office:value-type="float" office:value="0">
            <text:p>0</text:p>
          </table:table-cell>
          <table:table-cell/>
          <table:table-cell office:value-type="float" office:value="2.26236926601198">
            <text:p>2.262369266</text:p>
          </table:table-cell>
          <table:table-cell office:value-type="float" office:value="6505.77753779698">
            <text:p>6505.77753779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泉 <text:s/>区</text:p>
          </table:table-cell>
          <table:table-cell/>
          <table:table-cell office:value-type="float" office:value="63509">
            <text:p>63509</text:p>
          </table:table-cell>
          <table:table-cell office:value-type="float" office:value="152024">
            <text:p>152024</text:p>
          </table:table-cell>
          <table:table-cell office:value-type="float" office:value="73647">
            <text:p>73647</text:p>
          </table:table-cell>
          <table:table-cell office:value-type="float" office:value="78377">
            <text:p>78377</text:p>
          </table:table-cell>
          <table:table-cell office:value-type="float" office:value="-63">
            <text:p>-63</text:p>
          </table:table-cell>
          <table:table-cell office:value-type="float" office:value="-78">
            <text:p>-78</text:p>
          </table:table-cell>
          <table:table-cell table:style-name="ce1" table:formula="of:=[.C29]" office:value-type="string" office:string-value=" 泉  区">
            <text:p><text:s/>泉 <text:s/>区</text:p>
          </table:table-cell>
          <table:table-cell table:style-name="ce3" table:formula="of:=[.M29]/([.E29]-[.M29])*10000" office:value-type="float" office:value="0.155348737004116">
            <text:p>0.16‱</text:p>
          </table:table-cell>
          <table:table-cell table:style-name="ce3" table:formula="of:=[.N29]/([.N29]+[.F29])*10000" office:value-type="float" office:value="0.986588967304442">
            <text:p>0.99‱</text:p>
          </table:table-cell>
          <table:table-cell table:style-name="ce4" office:value-type="float" office:value="15">
            <text:p>15</text:p>
          </table:table-cell>
          <table:table-cell table:formula="of:=IF([.N29]&gt;=0;1;0)" office:value-type="float" office:value="1">
            <text:p>1</text:p>
          </table:table-cell>
          <table:table-cell/>
          <table:table-cell office:value-type="float" office:value="2.39373946999638">
            <text:p>2.39373947</text:p>
          </table:table-cell>
          <table:table-cell office:value-type="float" office:value="6447.15860899067">
            <text:p>6447.1586089907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瀬谷区</text:p>
          </table:table-cell>
          <table:table-cell/>
          <table:table-cell office:value-type="float" office:value="52997">
            <text:p>52997</text:p>
          </table:table-cell>
          <table:table-cell office:value-type="float" office:value="121984">
            <text:p>121984</text:p>
          </table:table-cell>
          <table:table-cell office:value-type="float" office:value="58955">
            <text:p>58955</text:p>
          </table:table-cell>
          <table:table-cell office:value-type="float" office:value="63029">
            <text:p>63029</text:p>
          </table:table-cell>
          <table:table-cell office:value-type="float" office:value="-68">
            <text:p>-68</text:p>
          </table:table-cell>
          <table:table-cell office:value-type="float" office:value="-103">
            <text:p>-103</text:p>
          </table:table-cell>
          <table:table-cell table:style-name="ce1" table:formula="of:=[.C30]" office:value-type="string" office:string-value="  瀬谷区">
            <text:p><text:s text:c="2"/>瀬谷区</text:p>
          </table:table-cell>
          <table:table-cell table:style-name="ce3" table:formula="of:=[.M30]/([.E30]-[.M30])*10000" office:value-type="float" office:value="0.541268561970426">
            <text:p>0.54‱</text:p>
          </table:table-cell>
          <table:table-cell table:style-name="ce3" table:formula="of:=[.N30]/([.N30]+[.F30])*10000" office:value-type="float" office:value="2.86840574008966">
            <text:p>2.87‱</text:p>
          </table:table-cell>
          <table:table-cell table:style-name="ce4" office:value-type="float" office:value="35">
            <text:p>35</text:p>
          </table:table-cell>
          <table:table-cell table:formula="of:=IF([.N30]&gt;=0;1;0)" office:value-type="float" office:value="1">
            <text:p>1</text:p>
          </table:table-cell>
          <table:table-cell/>
          <table:table-cell office:value-type="float" office:value="2.30171519142593">
            <text:p>2.3017151914</text:p>
          </table:table-cell>
          <table:table-cell office:value-type="float" office:value="7104.48456610367">
            <text:p>7104.48456610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川崎市</text:p>
          </table:table-cell>
          <table:table-cell/>
          <table:table-cell office:value-type="float" office:value="753967">
            <text:p>753967</text:p>
          </table:table-cell>
          <table:table-cell office:value-type="float" office:value="1537929">
            <text:p>1537929</text:p>
          </table:table-cell>
          <table:table-cell office:value-type="float" office:value="774389">
            <text:p>774389</text:p>
          </table:table-cell>
          <table:table-cell office:value-type="float" office:value="763540">
            <text:p>763540</text:p>
          </table:table-cell>
          <table:table-cell office:value-type="float" office:value="-896">
            <text:p>-896</text:p>
          </table:table-cell>
          <table:table-cell office:value-type="float" office:value="-295">
            <text:p>-295</text:p>
          </table:table-cell>
          <table:table-cell table:style-name="ce1" table:formula="of:=[.C31]" office:value-type="string" office:string-value="川崎市">
            <text:p>川崎市</text:p>
          </table:table-cell>
          <table:table-cell table:style-name="ce3" table:formula="of:=[.J31]/([.F31]-[.J31])*10000" office:value-type="float" office:value="-1.91779610771903">
            <text:p>-1.92‱</text:p>
          </table:table-cell>
          <table:table-cell table:style-name="ce3" table:formula="of:=[.N31]/([.F31]-[.N31])*10000" office:value-type="float" office:value="-3.9063261684855">
            <text:p>-3.91‱</text:p>
          </table:table-cell>
          <table:table-cell table:style-name="ce4" office:value-type="float" office:value="-601">
            <text:p>-601</text:p>
          </table:table-cell>
          <table:table-cell table:formula="of:=IF([.N31]&gt;=0;1;0)" office:value-type="float" office:value="0">
            <text:p>0</text:p>
          </table:table-cell>
          <table:table-cell/>
          <table:table-cell office:value-type="float" office:value="2.03978290827052">
            <text:p>2.0397829083</text:p>
          </table:table-cell>
          <table:table-cell office:value-type="float" office:value="10757.7574146614">
            <text:p>10757.757414661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川崎区</text:p>
          </table:table-cell>
          <table:table-cell/>
          <table:table-cell office:value-type="float" office:value="123102">
            <text:p>123102</text:p>
          </table:table-cell>
          <table:table-cell office:value-type="float" office:value="230265">
            <text:p>230265</text:p>
          </table:table-cell>
          <table:table-cell office:value-type="float" office:value="123674">
            <text:p>123674</text:p>
          </table:table-cell>
          <table:table-cell office:value-type="float" office:value="106591">
            <text:p>106591</text:p>
          </table:table-cell>
          <table:table-cell office:value-type="float" office:value="-288">
            <text:p>-288</text:p>
          </table:table-cell>
          <table:table-cell office:value-type="float" office:value="-152">
            <text:p>-152</text:p>
          </table:table-cell>
          <table:table-cell table:style-name="ce1" table:formula="of:=[.C32]" office:value-type="string" office:string-value="  川崎区">
            <text:p><text:s text:c="2"/>川崎区</text:p>
          </table:table-cell>
          <table:table-cell table:style-name="ce3" table:formula="of:=[.J32]/([.F32]-[.J32])*10000" office:value-type="float" office:value="-6.59673548392697">
            <text:p>-6.60‱</text:p>
          </table:table-cell>
          <table:table-cell table:style-name="ce3" table:formula="of:=[.N32]/([.F32]-[.N32])*10000" office:value-type="float" office:value="-5.90275215819376">
            <text:p>-5.90‱</text:p>
          </table:table-cell>
          <table:table-cell table:style-name="ce4" office:value-type="float" office:value="-136">
            <text:p>-136</text:p>
          </table:table-cell>
          <table:table-cell table:formula="of:=IF([.N32]&gt;=0;1;0)" office:value-type="float" office:value="0">
            <text:p>0</text:p>
          </table:table-cell>
          <table:table-cell/>
          <table:table-cell office:value-type="float" office:value="1.87052200614125">
            <text:p>1.8705220061</text:p>
          </table:table-cell>
          <table:table-cell office:value-type="float" office:value="5830.96986578881">
            <text:p>5830.969865788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幸 <text:s/>区</text:p>
          </table:table-cell>
          <table:table-cell/>
          <table:table-cell office:value-type="float" office:value="80454">
            <text:p>80454</text:p>
          </table:table-cell>
          <table:table-cell office:value-type="float" office:value="171162">
            <text:p>171162</text:p>
          </table:table-cell>
          <table:table-cell office:value-type="float" office:value="86472">
            <text:p>86472</text:p>
          </table:table-cell>
          <table:table-cell office:value-type="float" office:value="84690">
            <text:p>84690</text:p>
          </table:table-cell>
          <table:table-cell office:value-type="float" office:value="-110">
            <text:p>-110</text:p>
          </table:table-cell>
          <table:table-cell office:value-type="float" office:value="-41">
            <text:p>-41</text:p>
          </table:table-cell>
          <table:table-cell table:style-name="ce1" table:formula="of:=[.C33]" office:value-type="string" office:string-value=" 幸  区">
            <text:p><text:s/>幸 <text:s/>区</text:p>
          </table:table-cell>
          <table:table-cell table:style-name="ce3" table:formula="of:=[.J33]/([.F33]-[.J33])*10000" office:value-type="float" office:value="-2.39481784781809">
            <text:p>-2.39‱</text:p>
          </table:table-cell>
          <table:table-cell table:style-name="ce3" table:formula="of:=[.N33]/([.F33]-[.N33])*10000" office:value-type="float" office:value="-4.02964416490005">
            <text:p>-4.03‱</text:p>
          </table:table-cell>
          <table:table-cell table:style-name="ce4" office:value-type="float" office:value="-69">
            <text:p>-69</text:p>
          </table:table-cell>
          <table:table-cell table:formula="of:=IF([.N33]&gt;=0;1;0)" office:value-type="float" office:value="0">
            <text:p>0</text:p>
          </table:table-cell>
          <table:table-cell/>
          <table:table-cell office:value-type="float" office:value="2.12745171153703">
            <text:p>2.1274517115</text:p>
          </table:table-cell>
          <table:table-cell office:value-type="float" office:value="17099.1008991009">
            <text:p>17099.100899100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原区</text:p>
          </table:table-cell>
          <table:table-cell/>
          <table:table-cell office:value-type="float" office:value="135863">
            <text:p>135863</text:p>
          </table:table-cell>
          <table:table-cell office:value-type="float" office:value="264133">
            <text:p>264133</text:p>
          </table:table-cell>
          <table:table-cell office:value-type="float" office:value="133701">
            <text:p>133701</text:p>
          </table:table-cell>
          <table:table-cell office:value-type="float" office:value="130432">
            <text:p>130432</text:p>
          </table:table-cell>
          <table:table-cell office:value-type="float" office:value="-81">
            <text:p>-81</text:p>
          </table:table-cell>
          <table:table-cell office:value-type="float" office:value="37">
            <text:p>37</text:p>
          </table:table-cell>
          <table:table-cell table:style-name="ce1" table:formula="of:=[.C34]" office:value-type="string" office:string-value="  中原区">
            <text:p><text:s text:c="2"/>中原区</text:p>
          </table:table-cell>
          <table:table-cell table:style-name="ce3" table:formula="of:=[.J34]/([.F34]-[.J34])*10000" office:value-type="float" office:value="1.40100569489882">
            <text:p>1.40‱</text:p>
          </table:table-cell>
          <table:table-cell table:style-name="ce3" table:formula="of:=[.N34]/([.F34]-[.N34])*10000" office:value-type="float" office:value="-4.46545140794169">
            <text:p>-4.47‱</text:p>
          </table:table-cell>
          <table:table-cell table:style-name="ce4" office:value-type="float" office:value="-118">
            <text:p>-118</text:p>
          </table:table-cell>
          <table:table-cell table:formula="of:=IF([.N34]&gt;=0;1;0)" office:value-type="float" office:value="0">
            <text:p>0</text:p>
          </table:table-cell>
          <table:table-cell/>
          <table:table-cell office:value-type="float" office:value="1.94411281953144">
            <text:p>1.9441128195</text:p>
          </table:table-cell>
          <table:table-cell office:value-type="float" office:value="17919.4708276798">
            <text:p>17919.470827679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高津区</text:p>
          </table:table-cell>
          <table:table-cell/>
          <table:table-cell office:value-type="float" office:value="114848">
            <text:p>114848</text:p>
          </table:table-cell>
          <table:table-cell office:value-type="float" office:value="234320">
            <text:p>234320</text:p>
          </table:table-cell>
          <table:table-cell office:value-type="float" office:value="116149">
            <text:p>116149</text:p>
          </table:table-cell>
          <table:table-cell office:value-type="float" office:value="118171">
            <text:p>118171</text:p>
          </table:table-cell>
          <table:table-cell office:value-type="float" office:value="-158">
            <text:p>-158</text:p>
          </table:table-cell>
          <table:table-cell office:value-type="float" office:value="-19">
            <text:p>-19</text:p>
          </table:table-cell>
          <table:table-cell table:style-name="ce1" table:formula="of:=[.C35]" office:value-type="string" office:string-value="  高津区">
            <text:p><text:s text:c="2"/>高津区</text:p>
          </table:table-cell>
          <table:table-cell table:style-name="ce3" table:formula="of:=[.J35]/([.F35]-[.J35])*10000" office:value-type="float" office:value="-0.810791204195631">
            <text:p>-0.81‱</text:p>
          </table:table-cell>
          <table:table-cell table:style-name="ce3" table:formula="of:=[.N35]/([.F35]-[.N35])*10000" office:value-type="float" office:value="-5.92854187725786">
            <text:p>-5.93‱</text:p>
          </table:table-cell>
          <table:table-cell table:style-name="ce4" office:value-type="float" office:value="-139">
            <text:p>-139</text:p>
          </table:table-cell>
          <table:table-cell table:formula="of:=IF([.N35]&gt;=0;1;0)" office:value-type="float" office:value="0">
            <text:p>0</text:p>
          </table:table-cell>
          <table:table-cell/>
          <table:table-cell office:value-type="float" office:value="2.04026191139593">
            <text:p>2.0402619114</text:p>
          </table:table-cell>
          <table:table-cell office:value-type="float" office:value="14322.7383863081">
            <text:p>14322.738386308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宮前区</text:p>
          </table:table-cell>
          <table:table-cell/>
          <table:table-cell office:value-type="float" office:value="103727">
            <text:p>103727</text:p>
          </table:table-cell>
          <table:table-cell office:value-type="float" office:value="234414">
            <text:p>234414</text:p>
          </table:table-cell>
          <table:table-cell office:value-type="float" office:value="113639">
            <text:p>113639</text:p>
          </table:table-cell>
          <table:table-cell office:value-type="float" office:value="120775">
            <text:p>120775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table:style-name="ce1" table:formula="of:=[.C36]" office:value-type="string" office:string-value="  宮前区">
            <text:p><text:s text:c="2"/>宮前区</text:p>
          </table:table-cell>
          <table:table-cell table:style-name="ce3" table:formula="of:=[.J36]/([.F36]-[.J36])*10000" office:value-type="float" office:value="-1.45021497304306">
            <text:p>-1.45‱</text:p>
          </table:table-cell>
          <table:table-cell table:style-name="ce3" table:formula="of:=[.N36]/([.F36]-[.N36])*10000" office:value-type="float" office:value="2.30414746543779">
            <text:p>2.30‱</text:p>
          </table:table-cell>
          <table:table-cell table:style-name="ce4" office:value-type="float" office:value="54">
            <text:p>54</text:p>
          </table:table-cell>
          <table:table-cell table:formula="of:=IF([.N36]&gt;=0;1;0)" office:value-type="float" office:value="1">
            <text:p>1</text:p>
          </table:table-cell>
          <table:table-cell/>
          <table:table-cell office:value-type="float" office:value="2.2599130409633">
            <text:p>2.259913041</text:p>
          </table:table-cell>
          <table:table-cell office:value-type="float" office:value="12596.1311123052">
            <text:p>12596.1311123052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多摩区</text:p>
          </table:table-cell>
          <table:table-cell/>
          <table:table-cell office:value-type="float" office:value="115699">
            <text:p>115699</text:p>
          </table:table-cell>
          <table:table-cell office:value-type="float" office:value="222969">
            <text:p>222969</text:p>
          </table:table-cell>
          <table:table-cell office:value-type="float" office:value="113561">
            <text:p>113561</text:p>
          </table:table-cell>
          <table:table-cell office:value-type="float" office:value="109408">
            <text:p>109408</text:p>
          </table:table-cell>
          <table:table-cell office:value-type="float" office:value="-119">
            <text:p>-119</text:p>
          </table:table-cell>
          <table:table-cell office:value-type="float" office:value="-20">
            <text:p>-20</text:p>
          </table:table-cell>
          <table:table-cell table:style-name="ce1" table:formula="of:=[.C37]" office:value-type="string" office:string-value="  多摩区">
            <text:p><text:s text:c="2"/>多摩区</text:p>
          </table:table-cell>
          <table:table-cell table:style-name="ce3" table:formula="of:=[.J37]/([.F37]-[.J37])*10000" office:value-type="float" office:value="-0.896905228509029">
            <text:p>-0.90‱</text:p>
          </table:table-cell>
          <table:table-cell table:style-name="ce3" table:formula="of:=[.N37]/([.F37]-[.N37])*10000" office:value-type="float" office:value="-4.43810855882511">
            <text:p>-4.44‱</text:p>
          </table:table-cell>
          <table:table-cell table:style-name="ce4" office:value-type="float" office:value="-99">
            <text:p>-99</text:p>
          </table:table-cell>
          <table:table-cell table:formula="of:=IF([.N37]&gt;=0;1;0)" office:value-type="float" office:value="0">
            <text:p>0</text:p>
          </table:table-cell>
          <table:table-cell/>
          <table:table-cell office:value-type="float" office:value="1.92714716635407">
            <text:p>1.9271471664</text:p>
          </table:table-cell>
          <table:table-cell office:value-type="float" office:value="10876.5365853659">
            <text:p>10876.536585365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麻生区</text:p>
          </table:table-cell>
          <table:table-cell/>
          <table:table-cell office:value-type="float" office:value="80274">
            <text:p>80274</text:p>
          </table:table-cell>
          <table:table-cell office:value-type="float" office:value="180666">
            <text:p>180666</text:p>
          </table:table-cell>
          <table:table-cell office:value-type="float" office:value="87193">
            <text:p>87193</text:p>
          </table:table-cell>
          <table:table-cell office:value-type="float" office:value="93473">
            <text:p>93473</text:p>
          </table:table-cell>
          <table:table-cell office:value-type="float" office:value="-160">
            <text:p>-160</text:p>
          </table:table-cell>
          <table:table-cell office:value-type="float" office:value="-66">
            <text:p>-66</text:p>
          </table:table-cell>
          <table:table-cell table:style-name="ce1" table:formula="of:=[.C38]" office:value-type="string" office:string-value="  麻生区">
            <text:p><text:s text:c="2"/>麻生区</text:p>
          </table:table-cell>
          <table:table-cell table:style-name="ce3" table:formula="of:=[.J38]/([.F38]-[.J38])*10000" office:value-type="float" office:value="-3.6518159484762">
            <text:p>-3.65‱</text:p>
          </table:table-cell>
          <table:table-cell table:style-name="ce3" table:formula="of:=[.N38]/([.F38]-[.N38])*10000" office:value-type="float" office:value="-5.20026554547466">
            <text:p>-5.20‱</text:p>
          </table:table-cell>
          <table:table-cell table:style-name="ce4" office:value-type="float" office:value="-94">
            <text:p>-94</text:p>
          </table:table-cell>
          <table:table-cell table:formula="of:=IF([.N38]&gt;=0;1;0)" office:value-type="float" office:value="0">
            <text:p>0</text:p>
          </table:table-cell>
          <table:table-cell/>
          <table:table-cell office:value-type="float" office:value="2.2506166380148">
            <text:p>2.250616638</text:p>
          </table:table-cell>
          <table:table-cell office:value-type="float" office:value="7770.58064516129">
            <text:p>7770.58064516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相模原市</text:p>
          </table:table-cell>
          <table:table-cell/>
          <table:table-cell office:value-type="float" office:value="337623">
            <text:p>337623</text:p>
          </table:table-cell>
          <table:table-cell office:value-type="float" office:value="725712">
            <text:p>725712</text:p>
          </table:table-cell>
          <table:table-cell office:value-type="float" office:value="361693">
            <text:p>361693</text:p>
          </table:table-cell>
          <table:table-cell office:value-type="float" office:value="364019">
            <text:p>364019</text:p>
          </table:table-cell>
          <table:table-cell office:value-type="float" office:value="-313">
            <text:p>-313</text:p>
          </table:table-cell>
          <table:table-cell office:value-type="float" office:value="-435">
            <text:p>-435</text:p>
          </table:table-cell>
          <table:table-cell table:style-name="ce1" table:formula="of:=[.C39]" office:value-type="string" office:string-value="相模原市">
            <text:p>相模原市</text:p>
          </table:table-cell>
          <table:table-cell table:style-name="ce3" table:formula="of:=[.J39]/([.F39]-[.J39])*10000" office:value-type="float" office:value="-5.99052258013873">
            <text:p>-5.99‱</text:p>
          </table:table-cell>
          <table:table-cell table:style-name="ce3" table:formula="of:=[.N39]/([.F39]-[.N39])*10000" office:value-type="float" office:value="1.6813903168456">
            <text:p>1.68‱</text:p>
          </table:table-cell>
          <table:table-cell table:style-name="ce4" office:value-type="float" office:value="122">
            <text:p>122</text:p>
          </table:table-cell>
          <table:table-cell table:formula="of:=IF([.N39]&gt;=0;1;0)" office:value-type="float" office:value="1">
            <text:p>1</text:p>
          </table:table-cell>
          <table:table-cell/>
          <table:table-cell office:value-type="float" office:value="2.1494744137692">
            <text:p>2.1494744138</text:p>
          </table:table-cell>
          <table:table-cell office:value-type="float" office:value="2206.41512875863">
            <text:p>2206.4151287586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緑　区</text:p>
          </table:table-cell>
          <table:table-cell/>
          <table:table-cell office:value-type="float" office:value="75775">
            <text:p>75775</text:p>
          </table:table-cell>
          <table:table-cell office:value-type="float" office:value="169348">
            <text:p>169348</text:p>
          </table:table-cell>
          <table:table-cell office:value-type="float" office:value="85076">
            <text:p>85076</text:p>
          </table:table-cell>
          <table:table-cell office:value-type="float" office:value="84272">
            <text:p>84272</text:p>
          </table:table-cell>
          <table:table-cell office:value-type="float" office:value="-113">
            <text:p>-113</text:p>
          </table:table-cell>
          <table:table-cell office:value-type="float" office:value="-109">
            <text:p>-109</text:p>
          </table:table-cell>
          <table:table-cell table:style-name="ce1" table:formula="of:=[.C40]" office:value-type="string" office:string-value=" 緑　区">
            <text:p><text:s/>緑　区</text:p>
          </table:table-cell>
          <table:table-cell table:style-name="ce3" table:formula="of:=[.J40]/([.F40]-[.J40])*10000" office:value-type="float" office:value="-6.43231026160029">
            <text:p>-6.43‱</text:p>
          </table:table-cell>
          <table:table-cell table:style-name="ce3" table:formula="of:=[.N40]/([.F40]-[.N40])*10000" office:value-type="float" office:value="-0.236194435259105">
            <text:p>-0.24‱</text:p>
          </table:table-cell>
          <table:table-cell table:style-name="ce4" office:value-type="float" office:value="-4">
            <text:p>-4</text:p>
          </table:table-cell>
          <table:table-cell table:formula="of:=IF([.N40]&gt;=0;1;0)" office:value-type="float" office:value="0">
            <text:p>0</text:p>
          </table:table-cell>
          <table:table-cell/>
          <table:table-cell office:value-type="float" office:value="2.23487957769713">
            <text:p>2.2348795777</text:p>
          </table:table-cell>
          <table:table-cell office:value-type="float" office:value="666.908203048084">
            <text:p>666.908203048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央区</text:p>
          </table:table-cell>
          <table:table-cell/>
          <table:table-cell office:value-type="float" office:value="126711">
            <text:p>126711</text:p>
          </table:table-cell>
          <table:table-cell office:value-type="float" office:value="273918">
            <text:p>273918</text:p>
          </table:table-cell>
          <table:table-cell office:value-type="float" office:value="136887">
            <text:p>136887</text:p>
          </table:table-cell>
          <table:table-cell office:value-type="float" office:value="137031">
            <text:p>137031</text:p>
          </table:table-cell>
          <table:table-cell office:value-type="float" office:value="-152">
            <text:p>-152</text:p>
          </table:table-cell>
          <table:table-cell office:value-type="float" office:value="-189">
            <text:p>-189</text:p>
          </table:table-cell>
          <table:table-cell table:style-name="ce1" table:formula="of:=[.C41]" office:value-type="string" office:string-value="  中央区">
            <text:p><text:s text:c="2"/>中央区</text:p>
          </table:table-cell>
          <table:table-cell table:style-name="ce3" table:formula="of:=[.J41]/([.F41]-[.J41])*10000" office:value-type="float" office:value="-6.89511760006129">
            <text:p>-6.90‱</text:p>
          </table:table-cell>
          <table:table-cell table:style-name="ce3" table:formula="of:=[.N41]/([.F41]-[.N41])*10000" office:value-type="float" office:value="1.35095169069778">
            <text:p>1.35‱</text:p>
          </table:table-cell>
          <table:table-cell table:style-name="ce4" office:value-type="float" office:value="37">
            <text:p>37</text:p>
          </table:table-cell>
          <table:table-cell table:formula="of:=IF([.N41]&gt;=0;1;0)" office:value-type="float" office:value="1">
            <text:p>1</text:p>
          </table:table-cell>
          <table:table-cell/>
          <table:table-cell office:value-type="float" office:value="2.16175391244643">
            <text:p>2.1617539124</text:p>
          </table:table-cell>
          <table:table-cell office:value-type="float" office:value="7429.29210740439">
            <text:p>7429.292107404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/>南　区</text:p>
          </table:table-cell>
          <table:table-cell/>
          <table:table-cell office:value-type="float" office:value="135137">
            <text:p>135137</text:p>
          </table:table-cell>
          <table:table-cell office:value-type="float" office:value="282446">
            <text:p>282446</text:p>
          </table:table-cell>
          <table:table-cell office:value-type="float" office:value="139730">
            <text:p>139730</text:p>
          </table:table-cell>
          <table:table-cell office:value-type="float" office:value="142716">
            <text:p>142716</text:p>
          </table:table-cell>
          <table:table-cell office:value-type="float" office:value="-48">
            <text:p>-48</text:p>
          </table:table-cell>
          <table:table-cell office:value-type="float" office:value="-137">
            <text:p>-137</text:p>
          </table:table-cell>
          <table:table-cell table:style-name="ce1" table:formula="of:=[.C42]" office:value-type="string" office:string-value=" 南　区">
            <text:p><text:s/>南　区</text:p>
          </table:table-cell>
          <table:table-cell table:style-name="ce3" table:formula="of:=[.J42]/([.F42]-[.J42])*10000" office:value-type="float" office:value="-4.84813311487245">
            <text:p>-4.85‱</text:p>
          </table:table-cell>
          <table:table-cell table:style-name="ce3" table:formula="of:=[.N42]/([.F42]-[.N42])*10000" office:value-type="float" office:value="3.15203802278676">
            <text:p>3.15‱</text:p>
          </table:table-cell>
          <table:table-cell table:style-name="ce4" office:value-type="float" office:value="89">
            <text:p>89</text:p>
          </table:table-cell>
          <table:table-cell table:formula="of:=IF([.N42]&gt;=0;1;0)" office:value-type="float" office:value="1">
            <text:p>1</text:p>
          </table:table-cell>
          <table:table-cell/>
          <table:table-cell office:value-type="float" office:value="2.09007155701251">
            <text:p>2.090071557</text:p>
          </table:table-cell>
          <table:table-cell office:value-type="float" office:value="7411.33560745211">
            <text:p>7411.335607452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横須賀市</text:p>
          </table:table-cell>
          <table:table-cell/>
          <table:table-cell office:value-type="float" office:value="165517">
            <text:p>165517</text:p>
          </table:table-cell>
          <table:table-cell office:value-type="float" office:value="382694">
            <text:p>382694</text:p>
          </table:table-cell>
          <table:table-cell office:value-type="float" office:value="190706">
            <text:p>190706</text:p>
          </table:table-cell>
          <table:table-cell office:value-type="float" office:value="191988">
            <text:p>191988</text:p>
          </table:table-cell>
          <table:table-cell office:value-type="float" office:value="-566">
            <text:p>-566</text:p>
          </table:table-cell>
          <table:table-cell office:value-type="float" office:value="-436">
            <text:p>-436</text:p>
          </table:table-cell>
          <table:table-cell table:style-name="ce1" table:formula="of:=[.C43]" office:value-type="string" office:string-value="横須賀市">
            <text:p>横須賀市</text:p>
          </table:table-cell>
          <table:table-cell table:style-name="ce3" table:formula="of:=[.J43]/([.F43]-[.J43])*10000" office:value-type="float" office:value="-11.3799493644455">
            <text:p>-11.38‱</text:p>
          </table:table-cell>
          <table:table-cell table:style-name="ce3" table:formula="of:=[.N43]/([.F43]-[.N43])*10000" office:value-type="float" office:value="-3.39581635425156">
            <text:p>-3.40‱</text:p>
          </table:table-cell>
          <table:table-cell table:style-name="ce4" office:value-type="float" office:value="-130">
            <text:p>-130</text:p>
          </table:table-cell>
          <table:table-cell table:formula="of:=IF([.N43]&gt;=0;1;0)" office:value-type="float" office:value="0">
            <text:p>0</text:p>
          </table:table-cell>
          <table:table-cell/>
          <table:table-cell office:value-type="float" office:value="2.31211295516473">
            <text:p>2.3121129552</text:p>
          </table:table-cell>
          <table:table-cell office:value-type="float" office:value="3795.81432255505">
            <text:p>3795.814322555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平塚市</text:p>
          </table:table-cell>
          <table:table-cell/>
          <table:table-cell office:value-type="float" office:value="113384">
            <text:p>113384</text:p>
          </table:table-cell>
          <table:table-cell office:value-type="float" office:value="257504">
            <text:p>257504</text:p>
          </table:table-cell>
          <table:table-cell office:value-type="float" office:value="128497">
            <text:p>128497</text:p>
          </table:table-cell>
          <table:table-cell office:value-type="float" office:value="129007">
            <text:p>129007</text:p>
          </table:table-cell>
          <table:table-cell office:value-type="float" office:value="-127">
            <text:p>-127</text:p>
          </table:table-cell>
          <table:table-cell office:value-type="float" office:value="-132">
            <text:p>-132</text:p>
          </table:table-cell>
          <table:table-cell table:style-name="ce1" table:formula="of:=[.C44]" office:value-type="string" office:string-value="平塚市">
            <text:p>平塚市</text:p>
          </table:table-cell>
          <table:table-cell table:style-name="ce3" table:formula="of:=[.J44]/([.F44]-[.J44])*10000" office:value-type="float" office:value="-5.1235075843438">
            <text:p>-5.12‱</text:p>
          </table:table-cell>
          <table:table-cell table:style-name="ce3" table:formula="of:=[.N44]/([.F44]-[.N44])*10000" office:value-type="float" office:value="0.194175511361209">
            <text:p>0.19‱</text:p>
          </table:table-cell>
          <table:table-cell table:style-name="ce4" office:value-type="float" office:value="5">
            <text:p>5</text:p>
          </table:table-cell>
          <table:table-cell table:formula="of:=IF([.N44]&gt;=0;1;0)" office:value-type="float" office:value="1">
            <text:p>1</text:p>
          </table:table-cell>
          <table:table-cell/>
          <table:table-cell office:value-type="float" office:value="2.2710788118253">
            <text:p>2.2710788118</text:p>
          </table:table-cell>
          <table:table-cell office:value-type="float" office:value="3796.87407844294">
            <text:p>3796.874078442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鎌倉市</text:p>
          </table:table-cell>
          <table:table-cell/>
          <table:table-cell office:value-type="float" office:value="76423">
            <text:p>76423</text:p>
          </table:table-cell>
          <table:table-cell office:value-type="float" office:value="172616">
            <text:p>172616</text:p>
          </table:table-cell>
          <table:table-cell office:value-type="float" office:value="81049">
            <text:p>81049</text:p>
          </table:table-cell>
          <table:table-cell office:value-type="float" office:value="91567">
            <text:p>91567</text:p>
          </table:table-cell>
          <table:table-cell office:value-type="float" office:value="-82">
            <text:p>-82</text:p>
          </table:table-cell>
          <table:table-cell office:value-type="float" office:value="-151">
            <text:p>-151</text:p>
          </table:table-cell>
          <table:table-cell table:style-name="ce1" table:formula="of:=[.C45]" office:value-type="string" office:string-value="鎌倉市">
            <text:p>鎌倉市</text:p>
          </table:table-cell>
          <table:table-cell table:style-name="ce3" table:formula="of:=[.J45]/([.F45]-[.J45])*10000" office:value-type="float" office:value="-8.7400950412984">
            <text:p>-8.74‱</text:p>
          </table:table-cell>
          <table:table-cell table:style-name="ce3" table:formula="of:=[.N45]/([.F45]-[.N45])*10000" office:value-type="float" office:value="3.99891044179267">
            <text:p>4.00‱</text:p>
          </table:table-cell>
          <table:table-cell table:style-name="ce4" office:value-type="float" office:value="69">
            <text:p>69</text:p>
          </table:table-cell>
          <table:table-cell table:formula="of:=IF([.N45]&gt;=0;1;0)" office:value-type="float" office:value="1">
            <text:p>1</text:p>
          </table:table-cell>
          <table:table-cell/>
          <table:table-cell office:value-type="float" office:value="2.2586917550999">
            <text:p>2.2586917551</text:p>
          </table:table-cell>
          <table:table-cell office:value-type="float" office:value="4352.3953605648">
            <text:p>4352.3953605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藤沢市</text:p>
          </table:table-cell>
          <table:table-cell/>
          <table:table-cell office:value-type="float" office:value="197857">
            <text:p>197857</text:p>
          </table:table-cell>
          <table:table-cell office:value-type="float" office:value="441643">
            <text:p>441643</text:p>
          </table:table-cell>
          <table:table-cell office:value-type="float" office:value="218027">
            <text:p>218027</text:p>
          </table:table-cell>
          <table:table-cell office:value-type="float" office:value="223616">
            <text:p>223616</text:p>
          </table:table-cell>
          <table:table-cell office:value-type="float" office:value="-65">
            <text:p>-65</text:p>
          </table:table-cell>
          <table:table-cell office:value-type="float" office:value="-131">
            <text:p>-131</text:p>
          </table:table-cell>
          <table:table-cell table:style-name="ce1" table:formula="of:=[.C46]" office:value-type="string" office:string-value="藤沢市">
            <text:p>藤沢市</text:p>
          </table:table-cell>
          <table:table-cell table:style-name="ce3" table:formula="of:=[.J46]/([.F46]-[.J46])*10000" office:value-type="float" office:value="-2.96531710784247">
            <text:p>-2.97‱</text:p>
          </table:table-cell>
          <table:table-cell table:style-name="ce3" table:formula="of:=[.N46]/([.F46]-[.N46])*10000" office:value-type="float" office:value="1.49464306338419">
            <text:p>1.49‱</text:p>
          </table:table-cell>
          <table:table-cell table:style-name="ce4" office:value-type="float" office:value="66">
            <text:p>66</text:p>
          </table:table-cell>
          <table:table-cell table:formula="of:=IF([.N46]&gt;=0;1;0)" office:value-type="float" office:value="1">
            <text:p>1</text:p>
          </table:table-cell>
          <table:table-cell/>
          <table:table-cell office:value-type="float" office:value="2.23213229756845">
            <text:p>2.2321322976</text:p>
          </table:table-cell>
          <table:table-cell office:value-type="float" office:value="6349.09430707303">
            <text:p>6349.0943070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小田原市</text:p>
          </table:table-cell>
          <table:table-cell/>
          <table:table-cell office:value-type="float" office:value="82913">
            <text:p>82913</text:p>
          </table:table-cell>
          <table:table-cell office:value-type="float" office:value="187864">
            <text:p>187864</text:p>
          </table:table-cell>
          <table:table-cell office:value-type="float" office:value="90744">
            <text:p>90744</text:p>
          </table:table-cell>
          <table:table-cell office:value-type="float" office:value="97120">
            <text:p>97120</text:p>
          </table:table-cell>
          <table:table-cell office:value-type="float" office:value="-161">
            <text:p>-161</text:p>
          </table:table-cell>
          <table:table-cell office:value-type="float" office:value="-168">
            <text:p>-168</text:p>
          </table:table-cell>
          <table:table-cell table:style-name="ce1" table:formula="of:=[.C47]" office:value-type="string" office:string-value="小田原市">
            <text:p>小田原市</text:p>
          </table:table-cell>
          <table:table-cell table:style-name="ce3" table:formula="of:=[.J47]/([.F47]-[.J47])*10000" office:value-type="float" office:value="-8.93464942137508">
            <text:p>-8.93‱</text:p>
          </table:table-cell>
          <table:table-cell table:style-name="ce3" table:formula="of:=[.N47]/([.F47]-[.N47])*10000" office:value-type="float" office:value="0.372623857508637">
            <text:p>0.37‱</text:p>
          </table:table-cell>
          <table:table-cell table:style-name="ce4" office:value-type="float" office:value="7">
            <text:p>7</text:p>
          </table:table-cell>
          <table:table-cell table:formula="of:=IF([.N47]&gt;=0;1;0)" office:value-type="float" office:value="1">
            <text:p>1</text:p>
          </table:table-cell>
          <table:table-cell/>
          <table:table-cell office:value-type="float" office:value="2.26579667844608">
            <text:p>2.2657966784</text:p>
          </table:table-cell>
          <table:table-cell office:value-type="float" office:value="1653.7323943662">
            <text:p>1653.732394366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茅ヶ崎市</text:p>
          </table:table-cell>
          <table:table-cell/>
          <table:table-cell office:value-type="float" office:value="104576">
            <text:p>104576</text:p>
          </table:table-cell>
          <table:table-cell office:value-type="float" office:value="243799">
            <text:p>243799</text:p>
          </table:table-cell>
          <table:table-cell office:value-type="float" office:value="118162">
            <text:p>118162</text:p>
          </table:table-cell>
          <table:table-cell office:value-type="float" office:value="125637">
            <text:p>125637</text:p>
          </table:table-cell>
          <table:table-cell office:value-type="float" office:value="-36">
            <text:p>-36</text:p>
          </table:table-cell>
          <table:table-cell office:value-type="float" office:value="-124">
            <text:p>-124</text:p>
          </table:table-cell>
          <table:table-cell table:style-name="ce1" table:formula="of:=[.C48]" office:value-type="string" office:string-value="茅ヶ崎市">
            <text:p>茅ヶ崎市</text:p>
          </table:table-cell>
          <table:table-cell table:style-name="ce3" table:formula="of:=[.J48]/([.F48]-[.J48])*10000" office:value-type="float" office:value="-5.08357145492635">
            <text:p>-5.08‱</text:p>
          </table:table-cell>
          <table:table-cell table:style-name="ce3" table:formula="of:=[.N48]/([.F48]-[.N48])*10000" office:value-type="float" office:value="3.6108341437194">
            <text:p>3.61‱</text:p>
          </table:table-cell>
          <table:table-cell table:style-name="ce4" office:value-type="float" office:value="88">
            <text:p>88</text:p>
          </table:table-cell>
          <table:table-cell table:formula="of:=IF([.N48]&gt;=0;1;0)" office:value-type="float" office:value="1">
            <text:p>1</text:p>
          </table:table-cell>
          <table:table-cell/>
          <table:table-cell office:value-type="float" office:value="2.3313092870257">
            <text:p>2.331309287</text:p>
          </table:table-cell>
          <table:table-cell office:value-type="float" office:value="6829.10364145658">
            <text:p>6829.103641456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逗子市</text:p>
          </table:table-cell>
          <table:table-cell/>
          <table:table-cell office:value-type="float" office:value="25098">
            <text:p>25098</text:p>
          </table:table-cell>
          <table:table-cell office:value-type="float" office:value="56853">
            <text:p>56853</text:p>
          </table:table-cell>
          <table:table-cell office:value-type="float" office:value="26639">
            <text:p>26639</text:p>
          </table:table-cell>
          <table:table-cell office:value-type="float" office:value="30214">
            <text:p>30214</text:p>
          </table:table-cell>
          <table:table-cell office:value-type="float" office:value="-16">
            <text:p>-16</text:p>
          </table:table-cell>
          <table:table-cell office:value-type="float" office:value="-54">
            <text:p>-54</text:p>
          </table:table-cell>
          <table:table-cell table:style-name="ce1" table:formula="of:=[.C49]" office:value-type="string" office:string-value="逗子市">
            <text:p>逗子市</text:p>
          </table:table-cell>
          <table:table-cell table:style-name="ce3" table:formula="of:=[.J49]/([.F49]-[.J49])*10000" office:value-type="float" office:value="-9.48916653487269">
            <text:p>-9.49‱</text:p>
          </table:table-cell>
          <table:table-cell table:style-name="ce3" table:formula="of:=[.N49]/([.F49]-[.N49])*10000" office:value-type="float" office:value="6.68837454897474">
            <text:p>6.69‱</text:p>
          </table:table-cell>
          <table:table-cell table:style-name="ce4" office:value-type="float" office:value="38">
            <text:p>38</text:p>
          </table:table-cell>
          <table:table-cell table:formula="of:=IF([.N49]&gt;=0;1;0)" office:value-type="float" office:value="1">
            <text:p>1</text:p>
          </table:table-cell>
          <table:table-cell/>
          <table:table-cell office:value-type="float" office:value="2.2652402581879">
            <text:p>2.2652402582</text:p>
          </table:table-cell>
          <table:table-cell office:value-type="float" office:value="3290.10416666667">
            <text:p>3290.104166666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三浦市</text:p>
          </table:table-cell>
          <table:table-cell/>
          <table:table-cell office:value-type="float" office:value="17142">
            <text:p>17142</text:p>
          </table:table-cell>
          <table:table-cell office:value-type="float" office:value="41279">
            <text:p>41279</text:p>
          </table:table-cell>
          <table:table-cell office:value-type="float" office:value="19749">
            <text:p>19749</text:p>
          </table:table-cell>
          <table:table-cell office:value-type="float" office:value="21530">
            <text:p>21530</text:p>
          </table:table-cell>
          <table:table-cell office:value-type="float" office:value="-82">
            <text:p>-82</text:p>
          </table:table-cell>
          <table:table-cell office:value-type="float" office:value="-61">
            <text:p>-61</text:p>
          </table:table-cell>
          <table:table-cell table:style-name="ce1" table:formula="of:=[.C50]" office:value-type="string" office:string-value="三浦市">
            <text:p>三浦市</text:p>
          </table:table-cell>
          <table:table-cell table:style-name="ce3" table:formula="of:=[.J50]/([.F50]-[.J50])*10000" office:value-type="float" office:value="-14.7556845670053">
            <text:p>-14.76‱</text:p>
          </table:table-cell>
          <table:table-cell table:style-name="ce3" table:formula="of:=[.N50]/([.F50]-[.N50])*10000" office:value-type="float" office:value="-5.08474576271186">
            <text:p>-5.08‱</text:p>
          </table:table-cell>
          <table:table-cell table:style-name="ce4" office:value-type="float" office:value="-21">
            <text:p>-21</text:p>
          </table:table-cell>
          <table:table-cell table:formula="of:=IF([.N50]&gt;=0;1;0)" office:value-type="float" office:value="0">
            <text:p>0</text:p>
          </table:table-cell>
          <table:table-cell/>
          <table:table-cell office:value-type="float" office:value="2.40806206977016">
            <text:p>2.4080620698</text:p>
          </table:table-cell>
          <table:table-cell office:value-type="float" office:value="1287.95631825273">
            <text:p>1287.956318252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秦野市</text:p>
          </table:table-cell>
          <table:table-cell/>
          <table:table-cell office:value-type="float" office:value="71177">
            <text:p>71177</text:p>
          </table:table-cell>
          <table:table-cell office:value-type="float" office:value="161826">
            <text:p>161826</text:p>
          </table:table-cell>
          <table:table-cell office:value-type="float" office:value="81716">
            <text:p>81716</text:p>
          </table:table-cell>
          <table:table-cell office:value-type="float" office:value="80110">
            <text:p>80110</text:p>
          </table:table-cell>
          <table:table-cell office:value-type="float" office:value="-123">
            <text:p>-123</text:p>
          </table:table-cell>
          <table:table-cell office:value-type="float" office:value="-99">
            <text:p>-99</text:p>
          </table:table-cell>
          <table:table-cell table:style-name="ce1" table:formula="of:=[.C51]" office:value-type="string" office:string-value="秦野市">
            <text:p>秦野市</text:p>
          </table:table-cell>
          <table:table-cell table:style-name="ce3" table:formula="of:=[.J51]/([.F51]-[.J51])*10000" office:value-type="float" office:value="-6.11394163964799">
            <text:p>-6.11‱</text:p>
          </table:table-cell>
          <table:table-cell table:style-name="ce3" table:formula="of:=[.N51]/([.F51]-[.N51])*10000" office:value-type="float" office:value="-1.48285449490269">
            <text:p>-1.48‱</text:p>
          </table:table-cell>
          <table:table-cell table:style-name="ce4" office:value-type="float" office:value="-24">
            <text:p>-24</text:p>
          </table:table-cell>
          <table:table-cell table:formula="of:=IF([.N51]&gt;=0;1;0)" office:value-type="float" office:value="0">
            <text:p>0</text:p>
          </table:table-cell>
          <table:table-cell/>
          <table:table-cell office:value-type="float" office:value="2.27357151888953">
            <text:p>2.2735715189</text:p>
          </table:table-cell>
          <table:table-cell office:value-type="float" office:value="1559.61835003855">
            <text:p>1559.61835003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厚木市</text:p>
          </table:table-cell>
          <table:table-cell/>
          <table:table-cell office:value-type="float" office:value="101764">
            <text:p>101764</text:p>
          </table:table-cell>
          <table:table-cell office:value-type="float" office:value="223498">
            <text:p>223498</text:p>
          </table:table-cell>
          <table:table-cell office:value-type="float" office:value="115144">
            <text:p>115144</text:p>
          </table:table-cell>
          <table:table-cell office:value-type="float" office:value="108354">
            <text:p>108354</text:p>
          </table:table-cell>
          <table:table-cell office:value-type="float" office:value="-73">
            <text:p>-73</text:p>
          </table:table-cell>
          <table:table-cell office:value-type="float" office:value="-133">
            <text:p>-133</text:p>
          </table:table-cell>
          <table:table-cell table:style-name="ce1" table:formula="of:=[.C52]" office:value-type="string" office:string-value="厚木市">
            <text:p>厚木市</text:p>
          </table:table-cell>
          <table:table-cell table:style-name="ce3" table:formula="of:=[.J52]/([.F52]-[.J52])*10000" office:value-type="float" office:value="-5.94729710997134">
            <text:p>-5.95‱</text:p>
          </table:table-cell>
          <table:table-cell table:style-name="ce3" table:formula="of:=[.N52]/([.F52]-[.N52])*10000" office:value-type="float" office:value="2.68530867623233">
            <text:p>2.69‱</text:p>
          </table:table-cell>
          <table:table-cell table:style-name="ce4" office:value-type="float" office:value="60">
            <text:p>60</text:p>
          </table:table-cell>
          <table:table-cell table:formula="of:=IF([.N52]&gt;=0;1;0)" office:value-type="float" office:value="1">
            <text:p>1</text:p>
          </table:table-cell>
          <table:table-cell/>
          <table:table-cell office:value-type="float" office:value="2.19623835541056">
            <text:p>2.1962383554</text:p>
          </table:table-cell>
          <table:table-cell office:value-type="float" office:value="2381.69224211424">
            <text:p>2381.69224211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大和市</text:p>
          </table:table-cell>
          <table:table-cell/>
          <table:table-cell office:value-type="float" office:value="112853">
            <text:p>112853</text:p>
          </table:table-cell>
          <table:table-cell office:value-type="float" office:value="241492">
            <text:p>241492</text:p>
          </table:table-cell>
          <table:table-cell office:value-type="float" office:value="120353">
            <text:p>120353</text:p>
          </table:table-cell>
          <table:table-cell office:value-type="float" office:value="121139">
            <text:p>121139</text:p>
          </table:table-cell>
          <table:table-cell office:value-type="float" office:value="-91">
            <text:p>-91</text:p>
          </table:table-cell>
          <table:table-cell office:value-type="float" office:value="-96">
            <text:p>-96</text:p>
          </table:table-cell>
          <table:table-cell table:style-name="ce1" table:formula="of:=[.C53]" office:value-type="string" office:string-value="大和市">
            <text:p>大和市</text:p>
          </table:table-cell>
          <table:table-cell table:style-name="ce3" table:formula="of:=[.J53]/([.F53]-[.J53])*10000" office:value-type="float" office:value="-3.97370730334288">
            <text:p>-3.97‱</text:p>
          </table:table-cell>
          <table:table-cell table:style-name="ce3" table:formula="of:=[.N53]/([.F53]-[.N53])*10000" office:value-type="float" office:value="0.207050483048777">
            <text:p>0.21‱</text:p>
          </table:table-cell>
          <table:table-cell table:style-name="ce4" office:value-type="float" office:value="5">
            <text:p>5</text:p>
          </table:table-cell>
          <table:table-cell table:formula="of:=IF([.N53]&gt;=0;1;0)" office:value-type="float" office:value="1">
            <text:p>1</text:p>
          </table:table-cell>
          <table:table-cell/>
          <table:table-cell office:value-type="float" office:value="2.13988108424233">
            <text:p>2.1398810842</text:p>
          </table:table-cell>
          <table:table-cell office:value-type="float" office:value="8914.43337024732">
            <text:p>8914.43337024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伊勢原市</text:p>
          </table:table-cell>
          <table:table-cell/>
          <table:table-cell office:value-type="float" office:value="45502">
            <text:p>45502</text:p>
          </table:table-cell>
          <table:table-cell office:value-type="float" office:value="101021">
            <text:p>101021</text:p>
          </table:table-cell>
          <table:table-cell office:value-type="float" office:value="51060">
            <text:p>51060</text:p>
          </table:table-cell>
          <table:table-cell office:value-type="float" office:value="49961">
            <text:p>49961</text:p>
          </table:table-cell>
          <table:table-cell office:value-type="float" office:value="-92">
            <text:p>-92</text:p>
          </table:table-cell>
          <table:table-cell office:value-type="float" office:value="-47">
            <text:p>-47</text:p>
          </table:table-cell>
          <table:table-cell table:style-name="ce1" table:formula="of:=[.C54]" office:value-type="string" office:string-value="伊勢原市">
            <text:p>伊勢原市</text:p>
          </table:table-cell>
          <table:table-cell table:style-name="ce3" table:formula="of:=[.J54]/([.F54]-[.J54])*10000" office:value-type="float" office:value="-4.6503344283057">
            <text:p>-4.65‱</text:p>
          </table:table-cell>
          <table:table-cell table:style-name="ce3" table:formula="of:=[.N54]/([.F54]-[.N54])*10000" office:value-type="float" office:value="-4.45253596659609">
            <text:p>-4.45‱</text:p>
          </table:table-cell>
          <table:table-cell table:style-name="ce4" office:value-type="float" office:value="-45">
            <text:p>-45</text:p>
          </table:table-cell>
          <table:table-cell table:formula="of:=IF([.N54]&gt;=0;1;0)" office:value-type="float" office:value="0">
            <text:p>0</text:p>
          </table:table-cell>
          <table:table-cell/>
          <table:table-cell office:value-type="float" office:value="2.22014416948706">
            <text:p>2.2201441695</text:p>
          </table:table-cell>
          <table:table-cell office:value-type="float" office:value="1818.23254139669">
            <text:p>1818.232541396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海老名市</text:p>
          </table:table-cell>
          <table:table-cell/>
          <table:table-cell office:value-type="float" office:value="59531">
            <text:p>59531</text:p>
          </table:table-cell>
          <table:table-cell office:value-type="float" office:value="137517">
            <text:p>137517</text:p>
          </table:table-cell>
          <table:table-cell office:value-type="float" office:value="69114">
            <text:p>69114</text:p>
          </table:table-cell>
          <table:table-cell office:value-type="float" office:value="68403">
            <text:p>68403</text:p>
          </table:table-cell>
          <table:table-cell office:value-type="float" office:value="-6">
            <text:p>-6</text:p>
          </table:table-cell>
          <table:table-cell office:value-type="float" office:value="-28">
            <text:p>-28</text:p>
          </table:table-cell>
          <table:table-cell table:style-name="ce1" table:formula="of:=[.C55]" office:value-type="string" office:string-value="海老名市">
            <text:p>海老名市</text:p>
          </table:table-cell>
          <table:table-cell table:style-name="ce3" table:formula="of:=[.J55]/([.F55]-[.J55])*10000" office:value-type="float" office:value="-2.03569740812098">
            <text:p>-2.04‱</text:p>
          </table:table-cell>
          <table:table-cell table:style-name="ce3" table:formula="of:=[.N55]/([.F55]-[.N55])*10000" office:value-type="float" office:value="1.60005818393396">
            <text:p>1.60‱</text:p>
          </table:table-cell>
          <table:table-cell table:style-name="ce4" office:value-type="float" office:value="22">
            <text:p>22</text:p>
          </table:table-cell>
          <table:table-cell table:formula="of:=IF([.N55]&gt;=0;1;0)" office:value-type="float" office:value="1">
            <text:p>1</text:p>
          </table:table-cell>
          <table:table-cell/>
          <table:table-cell office:value-type="float" office:value="2.31000655120861">
            <text:p>2.3100065512</text:p>
          </table:table-cell>
          <table:table-cell office:value-type="float" office:value="5171.75629936066">
            <text:p>5171.75629936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座間市</text:p>
          </table:table-cell>
          <table:table-cell/>
          <table:table-cell office:value-type="float" office:value="60813">
            <text:p>60813</text:p>
          </table:table-cell>
          <table:table-cell office:value-type="float" office:value="132253">
            <text:p>132253</text:p>
          </table:table-cell>
          <table:table-cell office:value-type="float" office:value="65824">
            <text:p>65824</text:p>
          </table:table-cell>
          <table:table-cell office:value-type="float" office:value="66429">
            <text:p>66429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table:style-name="ce1" table:formula="of:=[.C56]" office:value-type="string" office:string-value="座間市">
            <text:p>座間市</text:p>
          </table:table-cell>
          <table:table-cell table:style-name="ce3" table:formula="of:=[.J56]/([.F56]-[.J56])*10000" office:value-type="float" office:value="-3.62809049062365">
            <text:p>-3.63‱</text:p>
          </table:table-cell>
          <table:table-cell table:style-name="ce3" table:formula="of:=[.N56]/([.F56]-[.N56])*10000" office:value-type="float" office:value="3.10108008350225">
            <text:p>3.10‱</text:p>
          </table:table-cell>
          <table:table-cell table:style-name="ce4" office:value-type="float" office:value="41">
            <text:p>41</text:p>
          </table:table-cell>
          <table:table-cell table:formula="of:=IF([.N56]&gt;=0;1;0)" office:value-type="float" office:value="1">
            <text:p>1</text:p>
          </table:table-cell>
          <table:table-cell/>
          <table:table-cell office:value-type="float" office:value="2.17474882015359">
            <text:p>2.1747488202</text:p>
          </table:table-cell>
          <table:table-cell office:value-type="float" office:value="7527.20546385885">
            <text:p>7527.205463858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南足柄市</text:p>
          </table:table-cell>
          <table:table-cell/>
          <table:table-cell office:value-type="float" office:value="16330">
            <text:p>16330</text:p>
          </table:table-cell>
          <table:table-cell office:value-type="float" office:value="40267">
            <text:p>40267</text:p>
          </table:table-cell>
          <table:table-cell office:value-type="float" office:value="19703">
            <text:p>19703</text:p>
          </table:table-cell>
          <table:table-cell office:value-type="float" office:value="20564">
            <text:p>20564</text:p>
          </table:table-cell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table:style-name="ce1" table:formula="of:=[.C57]" office:value-type="string" office:string-value="南足柄市">
            <text:p>南足柄市</text:p>
          </table:table-cell>
          <table:table-cell table:style-name="ce3" table:formula="of:=[.J57]/([.F57]-[.J57])*10000" office:value-type="float" office:value="-10.1716780787933">
            <text:p>-10.17‱</text:p>
          </table:table-cell>
          <table:table-cell table:style-name="ce3" table:formula="of:=[.N57]/([.F57]-[.N57])*10000" office:value-type="float" office:value="-5.95666526023181">
            <text:p>-5.96‱</text:p>
          </table:table-cell>
          <table:table-cell table:style-name="ce4" office:value-type="float" office:value="-24">
            <text:p>-24</text:p>
          </table:table-cell>
          <table:table-cell table:formula="of:=IF([.N57]&gt;=0;1;0)" office:value-type="float" office:value="0">
            <text:p>0</text:p>
          </table:table-cell>
          <table:table-cell/>
          <table:table-cell office:value-type="float" office:value="2.46582976117575">
            <text:p>2.4658297612</text:p>
          </table:table-cell>
          <table:table-cell office:value-type="float" office:value="522.134336099585">
            <text:p>522.13433609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綾瀬市</text:p>
          </table:table-cell>
          <table:table-cell/>
          <table:table-cell office:value-type="float" office:value="34949">
            <text:p>34949</text:p>
          </table:table-cell>
          <table:table-cell office:value-type="float" office:value="83280">
            <text:p>83280</text:p>
          </table:table-cell>
          <table:table-cell office:value-type="float" office:value="42135">
            <text:p>42135</text:p>
          </table:table-cell>
          <table:table-cell office:value-type="float" office:value="41145">
            <text:p>41145</text:p>
          </table:table-cell>
          <table:table-cell office:value-type="float" office:value="-24">
            <text:p>-24</text:p>
          </table:table-cell>
          <table:table-cell office:value-type="float" office:value="-38">
            <text:p>-38</text:p>
          </table:table-cell>
          <table:table-cell table:style-name="ce1" table:formula="of:=[.C58]" office:value-type="string" office:string-value="綾瀬市">
            <text:p>綾瀬市</text:p>
          </table:table-cell>
          <table:table-cell table:style-name="ce3" table:formula="of:=[.J58]/([.F58]-[.J58])*10000" office:value-type="float" office:value="-4.56083919441177">
            <text:p>-4.56‱</text:p>
          </table:table-cell>
          <table:table-cell table:style-name="ce3" table:formula="of:=[.N58]/([.F58]-[.N58])*10000" office:value-type="float" office:value="1.68135853769846">
            <text:p>1.68‱</text:p>
          </table:table-cell>
          <table:table-cell table:style-name="ce4" office:value-type="float" office:value="14">
            <text:p>14</text:p>
          </table:table-cell>
          <table:table-cell table:formula="of:=IF([.N58]&gt;=0;1;0)" office:value-type="float" office:value="1">
            <text:p>1</text:p>
          </table:table-cell>
          <table:table-cell/>
          <table:table-cell office:value-type="float" office:value="2.3829007983061">
            <text:p>2.3829007983</text:p>
          </table:table-cell>
          <table:table-cell office:value-type="float" office:value="3761.51761517615">
            <text:p>3761.517615176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三浦郡葉山町</text:p>
          </table:table-cell>
          <table:table-cell/>
          <table:table-cell office:value-type="float" office:value="13103">
            <text:p>13103</text:p>
          </table:table-cell>
          <table:table-cell office:value-type="float" office:value="31648">
            <text:p>31648</text:p>
          </table:table-cell>
          <table:table-cell office:value-type="float" office:value="14869">
            <text:p>14869</text:p>
          </table:table-cell>
          <table:table-cell office:value-type="float" office:value="16779">
            <text:p>16779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table:style-name="ce1" table:formula="of:=[.C59]" office:value-type="string" office:string-value="三浦郡葉山町">
            <text:p>三浦郡葉山町</text:p>
          </table:table-cell>
          <table:table-cell table:style-name="ce3" table:formula="of:=[.J59]/([.F59]-[.J59])*10000" office:value-type="float" office:value="-4.10599791541644">
            <text:p>-4.11‱</text:p>
          </table:table-cell>
          <table:table-cell table:style-name="ce3" table:formula="of:=[.N59]/([.F59]-[.N59])*10000" office:value-type="float" office:value="3.16075605284784">
            <text:p>3.16‱</text:p>
          </table:table-cell>
          <table:table-cell table:style-name="ce4" office:value-type="float" office:value="10">
            <text:p>10</text:p>
          </table:table-cell>
          <table:table-cell table:formula="of:=IF([.N59]&gt;=0;1;0)" office:value-type="float" office:value="1">
            <text:p>1</text:p>
          </table:table-cell>
          <table:table-cell/>
          <table:table-cell office:value-type="float" office:value="2.41532473479356">
            <text:p>2.4153247348</text:p>
          </table:table-cell>
          <table:table-cell office:value-type="float" office:value="1857.27699530516">
            <text:p>1857.276995305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高座郡寒川町</text:p>
          </table:table-cell>
          <table:table-cell/>
          <table:table-cell office:value-type="float" office:value="20204">
            <text:p>20204</text:p>
          </table:table-cell>
          <table:table-cell office:value-type="float" office:value="48575">
            <text:p>48575</text:p>
          </table:table-cell>
          <table:table-cell office:value-type="float" office:value="24599">
            <text:p>24599</text:p>
          </table:table-cell>
          <table:table-cell office:value-type="float" office:value="23976">
            <text:p>23976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table:style-name="ce1" table:formula="of:=[.C60]" office:value-type="string" office:string-value="高座郡寒川町">
            <text:p>高座郡寒川町</text:p>
          </table:table-cell>
          <table:table-cell table:style-name="ce3" table:formula="of:=[.J60]/([.F60]-[.J60])*10000" office:value-type="float" office:value="-2.67555775088499">
            <text:p>-2.68‱</text:p>
          </table:table-cell>
          <table:table-cell table:style-name="ce3" table:formula="of:=[.N60]/([.F60]-[.N60])*10000" office:value-type="float" office:value="3.70698354511193">
            <text:p>3.71‱</text:p>
          </table:table-cell>
          <table:table-cell table:style-name="ce4" office:value-type="float" office:value="18">
            <text:p>18</text:p>
          </table:table-cell>
          <table:table-cell table:formula="of:=IF([.N60]&gt;=0;1;0)" office:value-type="float" office:value="1">
            <text:p>1</text:p>
          </table:table-cell>
          <table:table-cell/>
          <table:table-cell office:value-type="float" office:value="2.40422688576519">
            <text:p>2.4042268858</text:p>
          </table:table-cell>
          <table:table-cell office:value-type="float" office:value="3641.30434782609">
            <text:p>3641.304347826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中郡</text:p>
          </table:table-cell>
          <table:table-cell/>
          <table:table-cell office:value-type="float" office:value="24420">
            <text:p>24420</text:p>
          </table:table-cell>
          <table:table-cell office:value-type="float" office:value="58788">
            <text:p>58788</text:p>
          </table:table-cell>
          <table:table-cell office:value-type="float" office:value="28479">
            <text:p>28479</text:p>
          </table:table-cell>
          <table:table-cell office:value-type="float" office:value="30309">
            <text:p>30309</text:p>
          </table:table-cell>
          <table:table-cell office:value-type="float" office:value="-42">
            <text:p>-42</text:p>
          </table:table-cell>
          <table:table-cell office:value-type="float" office:value="-61">
            <text:p>-61</text:p>
          </table:table-cell>
          <table:table-cell table:style-name="ce1" table:formula="of:=[.C61]" office:value-type="string" office:string-value="中郡">
            <text:p>中郡</text:p>
          </table:table-cell>
          <table:table-cell table:style-name="ce3" table:formula="of:=[.J61]/([.F61]-[.J61])*10000" office:value-type="float" office:value="-10.3655117334194">
            <text:p>-10.37‱</text:p>
          </table:table-cell>
          <table:table-cell table:style-name="ce3" table:formula="of:=[.N61]/([.F61]-[.N61])*10000" office:value-type="float" office:value="3.23299698820807">
            <text:p>3.23‱</text:p>
          </table:table-cell>
          <table:table-cell table:style-name="ce4" office:value-type="float" office:value="19">
            <text:p>19</text:p>
          </table:table-cell>
          <table:table-cell table:formula="of:=IF([.N61]&gt;=0;1;0)" office:value-type="float" office:value="1">
            <text:p>1</text:p>
          </table:table-cell>
          <table:table-cell/>
          <table:table-cell office:value-type="float" office:value="2.40737100737101">
            <text:p>2.4073710074</text:p>
          </table:table-cell>
          <table:table-cell office:value-type="float" office:value="2239.54285714286">
            <text:p>2239.542857142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大磯町</text:p>
          </table:table-cell>
          <table:table-cell/>
          <table:table-cell office:value-type="float" office:value="12808">
            <text:p>12808</text:p>
          </table:table-cell>
          <table:table-cell office:value-type="float" office:value="31462">
            <text:p>31462</text:p>
          </table:table-cell>
          <table:table-cell office:value-type="float" office:value="15340">
            <text:p>15340</text:p>
          </table:table-cell>
          <table:table-cell office:value-type="float" office:value="16122">
            <text:p>16122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table:style-name="ce1" table:formula="of:=[.C62]" office:value-type="string" office:string-value="  大磯町">
            <text:p><text:s text:c="2"/>大磯町</text:p>
          </table:table-cell>
          <table:table-cell table:style-name="ce3" table:formula="of:=[.J62]/([.F62]-[.J62])*10000" office:value-type="float" office:value="-7.93978467303967">
            <text:p>-7.94‱</text:p>
          </table:table-cell>
          <table:table-cell table:style-name="ce3" table:formula="of:=[.N62]/([.F62]-[.N62])*10000" office:value-type="float" office:value="8.27077236289604">
            <text:p>8.27‱</text:p>
          </table:table-cell>
          <table:table-cell table:style-name="ce4" office:value-type="float" office:value="26">
            <text:p>26</text:p>
          </table:table-cell>
          <table:table-cell table:formula="of:=IF([.N62]&gt;=0;1;0)" office:value-type="float" office:value="1">
            <text:p>1</text:p>
          </table:table-cell>
          <table:table-cell/>
          <table:table-cell office:value-type="float" office:value="2.45643347907558">
            <text:p>2.4564334791</text:p>
          </table:table-cell>
          <table:table-cell office:value-type="float" office:value="1831.31548311991">
            <text:p>1831.315483119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二宮町</text:p>
          </table:table-cell>
          <table:table-cell/>
          <table:table-cell office:value-type="float" office:value="11612">
            <text:p>11612</text:p>
          </table:table-cell>
          <table:table-cell office:value-type="float" office:value="27326">
            <text:p>27326</text:p>
          </table:table-cell>
          <table:table-cell office:value-type="float" office:value="13139">
            <text:p>13139</text:p>
          </table:table-cell>
          <table:table-cell office:value-type="float" office:value="14187">
            <text:p>14187</text:p>
          </table:table-cell>
          <table:table-cell office:value-type="float" office:value="-43">
            <text:p>-43</text:p>
          </table:table-cell>
          <table:table-cell office:value-type="float" office:value="-36">
            <text:p>-36</text:p>
          </table:table-cell>
          <table:table-cell table:style-name="ce1" table:formula="of:=[.C63]" office:value-type="string" office:string-value="  二宮町">
            <text:p><text:s text:c="2"/>二宮町</text:p>
          </table:table-cell>
          <table:table-cell table:style-name="ce3" table:formula="of:=[.J63]/([.F63]-[.J63])*10000" office:value-type="float" office:value="-13.1569329727359">
            <text:p>-13.16‱</text:p>
          </table:table-cell>
          <table:table-cell table:style-name="ce3" table:formula="of:=[.N63]/([.F63]-[.N63])*10000" office:value-type="float" office:value="-2.56100684154685">
            <text:p>-2.56‱</text:p>
          </table:table-cell>
          <table:table-cell table:style-name="ce4" office:value-type="float" office:value="-7">
            <text:p>-7</text:p>
          </table:table-cell>
          <table:table-cell table:formula="of:=IF([.N63]&gt;=0;1;0)" office:value-type="float" office:value="0">
            <text:p>0</text:p>
          </table:table-cell>
          <table:table-cell/>
          <table:table-cell office:value-type="float" office:value="2.35325525318636">
            <text:p>2.3532552532</text:p>
          </table:table-cell>
          <table:table-cell office:value-type="float" office:value="3009.47136563877">
            <text:p>3009.471365638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足柄上郡</text:p>
          </table:table-cell>
          <table:table-cell/>
          <table:table-cell office:value-type="float" office:value="25840">
            <text:p>25840</text:p>
          </table:table-cell>
          <table:table-cell office:value-type="float" office:value="64970">
            <text:p>64970</text:p>
          </table:table-cell>
          <table:table-cell office:value-type="float" office:value="31973">
            <text:p>31973</text:p>
          </table:table-cell>
          <table:table-cell office:value-type="float" office:value="32997">
            <text:p>32997</text:p>
          </table:table-cell>
          <table:table-cell office:value-type="float" office:value="-55">
            <text:p>-55</text:p>
          </table:table-cell>
          <table:table-cell office:value-type="float" office:value="-59">
            <text:p>-59</text:p>
          </table:table-cell>
          <table:table-cell table:style-name="ce1" table:formula="of:=[.C64]" office:value-type="string" office:string-value="足柄上郡">
            <text:p>足柄上郡</text:p>
          </table:table-cell>
          <table:table-cell table:style-name="ce3" table:formula="of:=[.J64]/([.F64]-[.J64])*10000" office:value-type="float" office:value="-9.0728751787664">
            <text:p>-9.07‱</text:p>
          </table:table-cell>
          <table:table-cell table:style-name="ce3" table:formula="of:=[.N64]/([.F64]-[.N64])*10000" office:value-type="float" office:value="0.615706677338916">
            <text:p>0.62‱</text:p>
          </table:table-cell>
          <table:table-cell table:style-name="ce4" office:value-type="float" office:value="4">
            <text:p>4</text:p>
          </table:table-cell>
          <table:table-cell table:formula="of:=IF([.N64]&gt;=0;1;0)" office:value-type="float" office:value="1">
            <text:p>1</text:p>
          </table:table-cell>
          <table:table-cell/>
          <table:table-cell office:value-type="float" office:value="2.51431888544892">
            <text:p>2.5143188854</text:p>
          </table:table-cell>
          <table:table-cell office:value-type="float" office:value="214.22447902928">
            <text:p>214.224479029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中井町</text:p>
          </table:table-cell>
          <table:table-cell/>
          <table:table-cell office:value-type="float" office:value="3410">
            <text:p>3410</text:p>
          </table:table-cell>
          <table:table-cell office:value-type="float" office:value="9090">
            <text:p>9090</text:p>
          </table:table-cell>
          <table:table-cell office:value-type="float" office:value="4539">
            <text:p>4539</text:p>
          </table:table-cell>
          <table:table-cell office:value-type="float" office:value="4551">
            <text:p>4551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table:style-name="ce1" table:formula="of:=[.C65]" office:value-type="string" office:string-value="  中井町">
            <text:p><text:s text:c="2"/>中井町</text:p>
          </table:table-cell>
          <table:table-cell table:style-name="ce3" table:formula="of:=[.J65]/([.F65]-[.J65])*10000" office:value-type="float" office:value="-6.59630606860158">
            <text:p>-6.60‱</text:p>
          </table:table-cell>
          <table:table-cell table:style-name="ce3" table:formula="of:=[.N65]/([.F65]-[.N65])*10000" office:value-type="float" office:value="-4.39850450846712">
            <text:p>-4.40‱</text:p>
          </table:table-cell>
          <table:table-cell table:style-name="ce4" office:value-type="float" office:value="-4">
            <text:p>-4</text:p>
          </table:table-cell>
          <table:table-cell table:formula="of:=IF([.N65]&gt;=0;1;0)" office:value-type="float" office:value="0">
            <text:p>0</text:p>
          </table:table-cell>
          <table:table-cell/>
          <table:table-cell office:value-type="float" office:value="2.66568914956012">
            <text:p>2.6656891496</text:p>
          </table:table-cell>
          <table:table-cell office:value-type="float" office:value="454.727363681841">
            <text:p>454.72736368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大井町</text:p>
          </table:table-cell>
          <table:table-cell/>
          <table:table-cell office:value-type="float" office:value="6853">
            <text:p>6853</text:p>
          </table:table-cell>
          <table:table-cell office:value-type="float" office:value="17176">
            <text:p>17176</text:p>
          </table:table-cell>
          <table:table-cell office:value-type="float" office:value="8416">
            <text:p>8416</text:p>
          </table:table-cell>
          <table:table-cell office:value-type="float" office:value="8760">
            <text:p>8760</text:p>
          </table:table-cell>
          <table:table-cell office:value-type="float" office:value="-19">
            <text:p>-19</text:p>
          </table:table-cell>
          <table:table-cell office:value-type="float" office:value="-14">
            <text:p>-14</text:p>
          </table:table-cell>
          <table:table-cell table:style-name="ce1" table:formula="of:=[.C66]" office:value-type="string" office:string-value="  大井町">
            <text:p><text:s text:c="2"/>大井町</text:p>
          </table:table-cell>
          <table:table-cell table:style-name="ce3" table:formula="of:=[.J66]/([.F66]-[.J66])*10000" office:value-type="float" office:value="-8.14426992437464">
            <text:p>-8.14‱</text:p>
          </table:table-cell>
          <table:table-cell table:style-name="ce3" table:formula="of:=[.N66]/([.F66]-[.N66])*10000" office:value-type="float" office:value="-2.91019149060008">
            <text:p>-2.91‱</text:p>
          </table:table-cell>
          <table:table-cell table:style-name="ce4" office:value-type="float" office:value="-5">
            <text:p>-5</text:p>
          </table:table-cell>
          <table:table-cell table:formula="of:=IF([.N66]&gt;=0;1;0)" office:value-type="float" office:value="0">
            <text:p>0</text:p>
          </table:table-cell>
          <table:table-cell/>
          <table:table-cell office:value-type="float" office:value="2.50634758499927">
            <text:p>2.506347585</text:p>
          </table:table-cell>
          <table:table-cell office:value-type="float" office:value="1194.43671766342">
            <text:p>1194.4367176634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松田町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74">
            <text:p>10574</text:p>
          </table:table-cell>
          <table:table-cell office:value-type="float" office:value="5257">
            <text:p>5257</text:p>
          </table:table-cell>
          <table:table-cell office:value-type="float" office:value="5317">
            <text:p>5317</text:p>
          </table:table-cell>
          <table:table-cell office:value-type="float" office:value="-39">
            <text:p>-39</text:p>
          </table:table-cell>
          <table:table-cell office:value-type="float" office:value="-15">
            <text:p>-15</text:p>
          </table:table-cell>
          <table:table-cell table:style-name="ce1" table:formula="of:=[.C67]" office:value-type="string" office:string-value="  松田町">
            <text:p><text:s text:c="2"/>松田町</text:p>
          </table:table-cell>
          <table:table-cell table:style-name="ce3" table:formula="of:=[.J67]/([.F67]-[.J67])*10000" office:value-type="float" office:value="-14.1656435924072">
            <text:p>-14.17‱</text:p>
          </table:table-cell>
          <table:table-cell table:style-name="ce3" table:formula="of:=[.N67]/([.F67]-[.N67])*10000" office:value-type="float" office:value="-22.645782223061">
            <text:p>-22.65‱</text:p>
          </table:table-cell>
          <table:table-cell table:style-name="ce4" office:value-type="float" office:value="-24">
            <text:p>-24</text:p>
          </table:table-cell>
          <table:table-cell table:formula="of:=IF([.N67]&gt;=0;1;0)" office:value-type="float" office:value="0">
            <text:p>0</text:p>
          </table:table-cell>
          <table:table-cell/>
          <table:table-cell office:value-type="float" office:value="2.3367955801105">
            <text:p>2.3367955801</text:p>
          </table:table-cell>
          <table:table-cell office:value-type="float" office:value="280.105960264901">
            <text:p>280.1059602649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山北町</text:p>
          </table:table-cell>
          <table:table-cell/>
          <table:table-cell office:value-type="float" office:value="3931">
            <text:p>3931</text:p>
          </table:table-cell>
          <table:table-cell office:value-type="float" office:value="9546">
            <text:p>9546</text:p>
          </table:table-cell>
          <table:table-cell office:value-type="float" office:value="4731">
            <text:p>4731</text:p>
          </table:table-cell>
          <table:table-cell office:value-type="float" office:value="4815">
            <text:p>4815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table:style-name="ce1" table:formula="of:=[.C68]" office:value-type="string" office:string-value="  山北町">
            <text:p><text:s text:c="2"/>山北町</text:p>
          </table:table-cell>
          <table:table-cell table:style-name="ce3" table:formula="of:=[.J68]/([.F68]-[.J68])*10000" office:value-type="float" office:value="-8.37345614402345">
            <text:p>-8.37‱</text:p>
          </table:table-cell>
          <table:table-cell table:style-name="ce3" table:formula="of:=[.N68]/([.F68]-[.N68])*10000" office:value-type="float" office:value="-2.09467951403435">
            <text:p>-2.09‱</text:p>
          </table:table-cell>
          <table:table-cell table:style-name="ce4" office:value-type="float" office:value="-2">
            <text:p>-2</text:p>
          </table:table-cell>
          <table:table-cell table:formula="of:=IF([.N68]&gt;=0;1;0)" office:value-type="float" office:value="0">
            <text:p>0</text:p>
          </table:table-cell>
          <table:table-cell/>
          <table:table-cell office:value-type="float" office:value="2.42838972271687">
            <text:p>2.4283897227</text:p>
          </table:table-cell>
          <table:table-cell office:value-type="float" office:value="42.5003339121143">
            <text:p>42.500333912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開成町</text:p>
          </table:table-cell>
          <table:table-cell/>
          <table:table-cell office:value-type="float" office:value="7121">
            <text:p>7121</text:p>
          </table:table-cell>
          <table:table-cell office:value-type="float" office:value="18584">
            <text:p>18584</text:p>
          </table:table-cell>
          <table:table-cell office:value-type="float" office:value="9030">
            <text:p>9030</text:p>
          </table:table-cell>
          <table:table-cell office:value-type="float" office:value="9554">
            <text:p>9554</text:p>
          </table:table-cell>
          <table:table-cell office:value-type="float" office:value="23">
            <text:p>23</text:p>
          </table:table-cell>
          <table:table-cell office:value-type="float" office:value="-16">
            <text:p>-16</text:p>
          </table:table-cell>
          <table:table-cell table:style-name="ce1" table:formula="of:=[.C69]" office:value-type="string" office:string-value="  開成町">
            <text:p><text:s text:c="2"/>開成町</text:p>
          </table:table-cell>
          <table:table-cell table:style-name="ce3" table:formula="of:=[.J69]/([.F69]-[.J69])*10000" office:value-type="float" office:value="-8.60215053763441">
            <text:p>-8.60‱</text:p>
          </table:table-cell>
          <table:table-cell table:style-name="ce3" table:formula="of:=[.N69]/([.F69]-[.N69])*10000" office:value-type="float" office:value="21.0299272040981">
            <text:p>21.03‱</text:p>
          </table:table-cell>
          <table:table-cell table:style-name="ce4" office:value-type="float" office:value="39">
            <text:p>39</text:p>
          </table:table-cell>
          <table:table-cell table:formula="of:=IF([.N69]&gt;=0;1;0)" office:value-type="float" office:value="1">
            <text:p>1</text:p>
          </table:table-cell>
          <table:table-cell/>
          <table:table-cell office:value-type="float" office:value="2.60974582221598">
            <text:p>2.6097458222</text:p>
          </table:table-cell>
          <table:table-cell office:value-type="float" office:value="2837.25190839695">
            <text:p>2837.2519083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足柄下郡</text:p>
          </table:table-cell>
          <table:table-cell/>
          <table:table-cell office:value-type="float" office:value="19882">
            <text:p>19882</text:p>
          </table:table-cell>
          <table:table-cell office:value-type="float" office:value="40577">
            <text:p>40577</text:p>
          </table:table-cell>
          <table:table-cell office:value-type="float" office:value="19060">
            <text:p>19060</text:p>
          </table:table-cell>
          <table:table-cell office:value-type="float" office:value="21517">
            <text:p>21517</text:p>
          </table:table-cell>
          <table:table-cell office:value-type="float" office:value="-121">
            <text:p>-121</text:p>
          </table:table-cell>
          <table:table-cell office:value-type="float" office:value="-75">
            <text:p>-75</text:p>
          </table:table-cell>
          <table:table-cell table:style-name="ce1" table:formula="of:=[.C70]" office:value-type="string" office:string-value="足柄下郡">
            <text:p>足柄下郡</text:p>
          </table:table-cell>
          <table:table-cell table:style-name="ce3" table:formula="of:=[.J70]/([.F70]-[.J70])*10000" office:value-type="float" office:value="-18.4492767883499">
            <text:p>-18.45‱</text:p>
          </table:table-cell>
          <table:table-cell table:style-name="ce3" table:formula="of:=[.N70]/([.F70]-[.N70])*10000" office:value-type="float" office:value="-11.3236343943086">
            <text:p>-11.32‱</text:p>
          </table:table-cell>
          <table:table-cell table:style-name="ce4" office:value-type="float" office:value="-46">
            <text:p>-46</text:p>
          </table:table-cell>
          <table:table-cell table:formula="of:=IF([.N70]&gt;=0;1;0)" office:value-type="float" office:value="0">
            <text:p>0</text:p>
          </table:table-cell>
          <table:table-cell/>
          <table:table-cell office:value-type="float" office:value="2.04089125842471">
            <text:p>2.0408912584</text:p>
          </table:table-cell>
          <table:table-cell office:value-type="float" office:value="288.045715908284">
            <text:p>288.0457159083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箱根町</text:p>
          </table:table-cell>
          <table:table-cell/>
          <table:table-cell office:value-type="float" office:value="6267">
            <text:p>6267</text:p>
          </table:table-cell>
          <table:table-cell office:value-type="float" office:value="11037">
            <text:p>11037</text:p>
          </table:table-cell>
          <table:table-cell office:value-type="float" office:value="5334">
            <text:p>5334</text:p>
          </table:table-cell>
          <table:table-cell office:value-type="float" office:value="5703">
            <text:p>5703</text:p>
          </table:table-cell>
          <table:table-cell office:value-type="float" office:value="-45">
            <text:p>-45</text:p>
          </table:table-cell>
          <table:table-cell office:value-type="float" office:value="-18">
            <text:p>-18</text:p>
          </table:table-cell>
          <table:table-cell table:style-name="ce1" table:formula="of:=[.C71]" office:value-type="string" office:string-value="  箱根町">
            <text:p><text:s text:c="2"/>箱根町</text:p>
          </table:table-cell>
          <table:table-cell table:style-name="ce3" table:formula="of:=[.J71]/([.F71]-[.J71])*10000" office:value-type="float" office:value="-16.2822252374491">
            <text:p>-16.28‱</text:p>
          </table:table-cell>
          <table:table-cell table:style-name="ce3" table:formula="of:=[.N71]/([.F71]-[.N71])*10000" office:value-type="float" office:value="-24.4034707158351">
            <text:p>-24.40‱</text:p>
          </table:table-cell>
          <table:table-cell table:style-name="ce4" office:value-type="float" office:value="-27">
            <text:p>-27</text:p>
          </table:table-cell>
          <table:table-cell table:formula="of:=IF([.N71]&gt;=0;1;0)" office:value-type="float" office:value="0">
            <text:p>0</text:p>
          </table:table-cell>
          <table:table-cell/>
          <table:table-cell office:value-type="float" office:value="1.76112972714217">
            <text:p>1.7611297271</text:p>
          </table:table-cell>
          <table:table-cell office:value-type="float" office:value="118.856342881757">
            <text:p>118.856342881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真鶴町</text:p>
          </table:table-cell>
          <table:table-cell/>
          <table:table-cell office:value-type="float" office:value="2941">
            <text:p>2941</text:p>
          </table:table-cell>
          <table:table-cell office:value-type="float" office:value="6549">
            <text:p>6549</text:p>
          </table:table-cell>
          <table:table-cell office:value-type="float" office:value="3031">
            <text:p>3031</text:p>
          </table:table-cell>
          <table:table-cell office:value-type="float" office:value="3518">
            <text:p>3518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table:style-name="ce1" table:formula="of:=[.C72]" office:value-type="string" office:string-value="  真鶴町">
            <text:p><text:s text:c="2"/>真鶴町</text:p>
          </table:table-cell>
          <table:table-cell table:style-name="ce3" table:formula="of:=[.J72]/([.F72]-[.J72])*10000" office:value-type="float" office:value="-15.2462265589267">
            <text:p>-15.25‱</text:p>
          </table:table-cell>
          <table:table-cell table:style-name="ce3" table:formula="of:=[.N72]/([.F72]-[.N72])*10000" office:value-type="float" office:value="-24.3716679360244">
            <text:p>-24.37‱</text:p>
          </table:table-cell>
          <table:table-cell table:style-name="ce4" office:value-type="float" office:value="-16">
            <text:p>-16</text:p>
          </table:table-cell>
          <table:table-cell table:formula="of:=IF([.N72]&gt;=0;1;0)" office:value-type="float" office:value="0">
            <text:p>0</text:p>
          </table:table-cell>
          <table:table-cell/>
          <table:table-cell office:value-type="float" office:value="2.22679360761646">
            <text:p>2.2267936076</text:p>
          </table:table-cell>
          <table:table-cell office:value-type="float" office:value="928.936170212766">
            <text:p>928.9361702128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3"/>湯河原町</text:p>
          </table:table-cell>
          <table:table-cell/>
          <table:table-cell office:value-type="float" office:value="10674">
            <text:p>10674</text:p>
          </table:table-cell>
          <table:table-cell office:value-type="float" office:value="22991">
            <text:p>22991</text:p>
          </table:table-cell>
          <table:table-cell office:value-type="float" office:value="10695">
            <text:p>10695</text:p>
          </table:table-cell>
          <table:table-cell office:value-type="float" office:value="12296">
            <text:p>12296</text:p>
          </table:table-cell>
          <table:table-cell office:value-type="float" office:value="-50">
            <text:p>-50</text:p>
          </table:table-cell>
          <table:table-cell office:value-type="float" office:value="-47">
            <text:p>-47</text:p>
          </table:table-cell>
          <table:table-cell table:style-name="ce1" table:formula="of:=[.C73]" office:value-type="string" office:string-value="   湯河原町">
            <text:p><text:s text:c="3"/>湯河原町</text:p>
          </table:table-cell>
          <table:table-cell table:style-name="ce3" table:formula="of:=[.J73]/([.F73]-[.J73])*10000" office:value-type="float" office:value="-20.4010764823335">
            <text:p>-20.40‱</text:p>
          </table:table-cell>
          <table:table-cell table:style-name="ce3" table:formula="of:=[.N73]/([.F73]-[.N73])*10000" office:value-type="float" office:value="-1.30468817952509">
            <text:p>-1.30‱</text:p>
          </table:table-cell>
          <table:table-cell table:style-name="ce4" office:value-type="float" office:value="-3">
            <text:p>-3</text:p>
          </table:table-cell>
          <table:table-cell table:formula="of:=IF([.N73]&gt;=0;1;0)" office:value-type="float" office:value="0">
            <text:p>0</text:p>
          </table:table-cell>
          <table:table-cell/>
          <table:table-cell office:value-type="float" office:value="2.15392542626944">
            <text:p>2.1539254263</text:p>
          </table:table-cell>
          <table:table-cell office:value-type="float" office:value="561.166707346839">
            <text:p>561.16670734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愛甲郡</text:p>
          </table:table-cell>
          <table:table-cell/>
          <table:table-cell office:value-type="float" office:value="18330">
            <text:p>18330</text:p>
          </table:table-cell>
          <table:table-cell office:value-type="float" office:value="42455">
            <text:p>42455</text:p>
          </table:table-cell>
          <table:table-cell office:value-type="float" office:value="22195">
            <text:p>22195</text:p>
          </table:table-cell>
          <table:table-cell office:value-type="float" office:value="20260">
            <text:p>20260</text:p>
          </table:table-cell>
          <table:table-cell office:value-type="float" office:value="-47">
            <text:p>-47</text:p>
          </table:table-cell>
          <table:table-cell office:value-type="float" office:value="-29">
            <text:p>-29</text:p>
          </table:table-cell>
          <table:table-cell table:style-name="ce1" table:formula="of:=[.C74]" office:value-type="string" office:string-value="愛甲郡">
            <text:p>愛甲郡</text:p>
          </table:table-cell>
          <table:table-cell table:style-name="ce3" table:formula="of:=[.J74]/([.F74]-[.J74])*10000" office:value-type="float" office:value="-6.82609923735995">
            <text:p>-6.83‱</text:p>
          </table:table-cell>
          <table:table-cell table:style-name="ce3" table:formula="of:=[.N74]/([.F74]-[.N74])*10000" office:value-type="float" office:value="-4.23798648553199">
            <text:p>-4.24‱</text:p>
          </table:table-cell>
          <table:table-cell table:style-name="ce4" office:value-type="float" office:value="-18">
            <text:p>-18</text:p>
          </table:table-cell>
          <table:table-cell table:formula="of:=IF([.N74]&gt;=0;1;0)" office:value-type="float" office:value="0">
            <text:p>0</text:p>
          </table:table-cell>
          <table:table-cell/>
          <table:table-cell office:value-type="float" office:value="2.31614839061648">
            <text:p>2.3161483906</text:p>
          </table:table-cell>
          <table:table-cell office:value-type="float" office:value="402.340788476118">
            <text:p>402.340788476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愛川町</text:p>
          </table:table-cell>
          <table:table-cell/>
          <table:table-cell office:value-type="float" office:value="17196">
            <text:p>17196</text:p>
          </table:table-cell>
          <table:table-cell office:value-type="float" office:value="39446">
            <text:p>39446</text:p>
          </table:table-cell>
          <table:table-cell office:value-type="float" office:value="20660">
            <text:p>20660</text:p>
          </table:table-cell>
          <table:table-cell office:value-type="float" office:value="18786">
            <text:p>18786</text:p>
          </table:table-cell>
          <table:table-cell office:value-type="float" office:value="-46">
            <text:p>-46</text:p>
          </table:table-cell>
          <table:table-cell office:value-type="float" office:value="-29">
            <text:p>-29</text:p>
          </table:table-cell>
          <table:table-cell table:number-columns-repeated="3"/>
          <table:table-cell office:value-type="float" office:value="-17">
            <text:p>-17</text:p>
          </table:table-cell>
          <table:table-cell table:number-columns-repeated="2"/>
          <table:table-cell office:value-type="float" office:value="2.29390555943243">
            <text:p>2.2939055594</text:p>
          </table:table-cell>
          <table:table-cell office:value-type="float" office:value="1150.70011668611">
            <text:p>1150.7001166861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office:value-type="string">
            <text:p><text:s text:c="2"/>清川村</text:p>
          </table:table-cell>
          <table:table-cell/>
          <table:table-cell office:value-type="float" office:value="1134">
            <text:p>1134</text:p>
          </table:table-cell>
          <table:table-cell office:value-type="float" office:value="3009">
            <text:p>3009</text:p>
          </table:table-cell>
          <table:table-cell office:value-type="float" office:value="1535">
            <text:p>1535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/>
          <table:table-cell office:value-type="float" office:value="2.65343915343915">
            <text:p>2.6534391534</text:p>
          </table:table-cell>
          <table:table-cell office:value-type="float" office:value="42.2375070185289">
            <text:p>42.237507018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神奈川県人口統計調査結果「神奈川県の人口と世帯」</text:p>
          </table:table-cell>
          <table:table-cell table:number-columns-repeated="100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number-columns-repeated="10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0" table:default-cell-style-name="Default"/>
        <table:table-row table:style-name="ro2">
          <table:table-cell table:number-columns-repeated="2"/>
          <table:table-cell office:value-type="string">
            <text:p>人　　 <text:s/>口 　　 と　 　 世 　　 帯</text:p>
          </table:table-cell>
          <table:table-cell table:number-columns-repeated="3"/>
          <table:table-cell office:value-type="string">
            <text:p>https://www.pref.kanagawa.jp/docs/x6z/tc30/jinko/jimkotosetai.htm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令和４年２月１日現在</text:p>
          </table:table-cell>
          <table:table-cell table:number-columns-repeated="13"/>
          <table:table-cell office:value-type="string">
            <text:p>（令和２年国勢調査確定値を基準とした推計）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市 区 町 村</text:p>
          </table:table-cell>
          <table:table-cell/>
          <table:table-cell office:value-type="string">
            <text:p>世 帯 数</text:p>
          </table:table-cell>
          <table:table-cell office:value-type="string">
            <text:p>人</text:p>
          </table:table-cell>
          <table:table-cell/>
          <table:table-cell office:value-type="string">
            <text:p>口</text:p>
          </table:table-cell>
          <table:table-cell office:value-type="string">
            <text:p>前１か月の人口増減の内訳</text:p>
          </table:table-cell>
          <table:table-cell table:number-columns-repeated="6"/>
          <table:table-cell office:value-type="string">
            <text:p>１世帯当</text:p>
          </table:table-cell>
          <table:table-cell office:value-type="string">
            <text:p>人口密度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総 <text:s/>数</text:p>
          </table:table-cell>
          <table:table-cell office:value-type="string">
            <text:p>男</text:p>
          </table:table-cell>
          <table:table-cell office:value-type="string">
            <text:p>女</text:p>
          </table:table-cell>
          <table:table-cell office:value-type="string">
            <text:p>計</text:p>
          </table:table-cell>
          <table:table-cell office:value-type="string">
            <text:p>自然増減</text:p>
          </table:table-cell>
          <table:table-cell table:number-columns-repeated="2"/>
          <table:table-cell office:value-type="string">
            <text:p>社会増減</text:p>
          </table:table-cell>
          <table:table-cell table:number-columns-repeated="2"/>
          <table:table-cell office:value-type="string">
            <text:p>たり人員</text:p>
          </table:table-cell>
          <table:table-cell office:value-type="string">
            <text:p>（１ｋ㎡）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世帯</text:p>
          </table:table-cell>
          <table:table-cell table:number-columns-repeated="5" office:value-type="string">
            <text:p>人</text:p>
          </table:table-cell>
          <table:table-cell table:number-columns-repeated="2"/>
          <table:table-cell office:value-type="string">
            <text:p>人</text:p>
          </table:table-cell>
          <table:table-cell table:number-columns-repeated="2"/>
          <table:table-cell table:number-columns-repeated="2" office:value-type="string">
            <text:p>人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県計</text:p>
          </table:table-cell>
          <table:table-cell/>
          <table:table-cell office:value-type="float" office:value="4264122">
            <text:p>4264122</text:p>
          </table:table-cell>
          <table:table-cell office:value-type="float" office:value="9224962">
            <text:p>9224962</text:p>
          </table:table-cell>
          <table:table-cell office:value-type="float" office:value="4576442">
            <text:p>4576442</text:p>
          </table:table-cell>
          <table:table-cell office:value-type="float" office:value="4648520">
            <text:p>4648520</text:p>
          </table:table-cell>
          <table:table-cell office:value-type="float" office:value="-6215">
            <text:p>-6215</text:p>
          </table:table-cell>
          <table:table-cell office:value-type="float" office:value="-4551">
            <text:p>-4551</text:p>
          </table:table-cell>
          <table:table-cell table:number-columns-repeated="2"/>
          <table:table-cell office:value-type="float" office:value="-1664">
            <text:p>-1664</text:p>
          </table:table-cell>
          <table:table-cell table:number-columns-repeated="2"/>
          <table:table-cell office:value-type="float" office:value="2.16339072850167">
            <text:p>2.1633907285</text:p>
          </table:table-cell>
          <table:table-cell office:value-type="float" office:value="3818.10513594166">
            <text:p>3818.105135941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市部計</text:p>
          </table:table-cell>
          <table:table-cell/>
          <table:table-cell office:value-type="float" office:value="4142343">
            <text:p>4142343</text:p>
          </table:table-cell>
          <table:table-cell office:value-type="float" office:value="8937949">
            <text:p>8937949</text:p>
          </table:table-cell>
          <table:table-cell office:value-type="float" office:value="4435267">
            <text:p>4435267</text:p>
          </table:table-cell>
          <table:table-cell office:value-type="float" office:value="4502682">
            <text:p>4502682</text:p>
          </table:table-cell>
          <table:table-cell office:value-type="float" office:value="-5952">
            <text:p>-5952</text:p>
          </table:table-cell>
          <table:table-cell office:value-type="float" office:value="-4301">
            <text:p>-4301</text:p>
          </table:table-cell>
          <table:table-cell table:number-columns-repeated="2"/>
          <table:table-cell office:value-type="float" office:value="-1651">
            <text:p>-1651</text:p>
          </table:table-cell>
          <table:table-cell table:number-columns-repeated="2"/>
          <table:table-cell office:value-type="float" office:value="2.15770374399223">
            <text:p>2.157703744</text:p>
          </table:table-cell>
          <table:table-cell office:value-type="float" office:value="4938.63907614101">
            <text:p>4938.63907614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郡部計</text:p>
          </table:table-cell>
          <table:table-cell/>
          <table:table-cell office:value-type="float" office:value="121779">
            <text:p>121779</text:p>
          </table:table-cell>
          <table:table-cell office:value-type="float" office:value="287013">
            <text:p>287013</text:p>
          </table:table-cell>
          <table:table-cell office:value-type="float" office:value="141175">
            <text:p>141175</text:p>
          </table:table-cell>
          <table:table-cell office:value-type="float" office:value="145838">
            <text:p>145838</text:p>
          </table:table-cell>
          <table:table-cell office:value-type="float" office:value="-263">
            <text:p>-263</text:p>
          </table:table-cell>
          <table:table-cell office:value-type="float" office:value="-250">
            <text:p>-250</text:p>
          </table:table-cell>
          <table:table-cell table:number-columns-repeated="2"/>
          <table:table-cell office:value-type="float" office:value="-13">
            <text:p>-13</text:p>
          </table:table-cell>
          <table:table-cell table:number-columns-repeated="2"/>
          <table:table-cell office:value-type="float" office:value="2.35683492227724">
            <text:p>2.3568349223</text:p>
          </table:table-cell>
          <table:table-cell office:value-type="float" office:value="473.376655506259">
            <text:p>473.376655506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>
            <draw:frame table:end-cell-address="'3'.N70" table:end-x="1.812cm" table:end-y="0.079cm" draw:z-index="0" draw:style-name="gr1" draw:text-style-name="P1" svg:width="29.885cm" svg:height="10.818cm" svg:x="1.282cm" svg:y="0.1cm">
              <draw:object draw:notify-on-update-of-ranges="'3'.K11:'3'.K11 '3'.K12:'3'.K74 '3'.L11:'3'.L11 '3'.L12:'3'.L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/>
          <table:table-cell table:style-name="ce1" office:value-type="string">
            <text:p>市町村</text:p>
          </table:table-cell>
          <table:table-cell table:style-name="ce1" table:number-columns-repeated="2"/>
          <table:table-cell table:style-name="ce1" table:formula="of:=[.F5]" office:value-type="string" office:string-value="総  数">
            <text:p>総 <text:s/>数</text:p>
          </table:table-cell>
          <table:table-cell table:style-name="ce1" table:formula="of:=[.G5]" office:value-type="string" office:string-value="男">
            <text:p>男</text:p>
          </table:table-cell>
          <table:table-cell table:style-name="ce1" table:formula="of:=[.H5]" office:value-type="string" office:string-value="女">
            <text:p>女</text:p>
          </table:table-cell>
          <table:table-cell table:style-name="ce1" table:formula="of:=[.I5]" office:value-type="string" office:string-value="計">
            <text:p>計</text:p>
          </table:table-cell>
          <table:table-cell table:style-name="ce1" table:formula="of:=[.J5]" office:value-type="string" office:string-value="自然増減">
            <text:p>自然増減</text:p>
          </table:table-cell>
          <table:table-cell table:formula="of:=[.C11]" office:value-type="string" office:string-value="市町村">
            <text:p>市町村</text:p>
          </table:table-cell>
          <table:table-cell table:style-name="ce1" office:value-type="string">
            <text:p>社会増減</text:p>
          </table:table-cell>
          <table:table-cell table:style-name="ce1" table:formula="of:=[.M5]" office:value-type="string" office:string-value="社会増減">
            <text:p>社会増減</text:p>
          </table:table-cell>
          <table:table-cell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>
            <text:p>横浜市</text:p>
          </table:table-cell>
          <table:table-cell/>
          <table:table-cell office:value-type="float" office:value="1764924">
            <text:p>1764924</text:p>
          </table:table-cell>
          <table:table-cell office:value-type="float" office:value="3768902">
            <text:p>3768902</text:p>
          </table:table-cell>
          <table:table-cell office:value-type="float" office:value="1860563">
            <text:p>1860563</text:p>
          </table:table-cell>
          <table:table-cell office:value-type="float" office:value="1908339">
            <text:p>1908339</text:p>
          </table:table-cell>
          <table:table-cell office:value-type="float" office:value="-3127">
            <text:p>-3127</text:p>
          </table:table-cell>
          <table:table-cell office:value-type="float" office:value="-1784">
            <text:p>-1784</text:p>
          </table:table-cell>
          <table:table-cell table:formula="of:=[.C12]" office:value-type="string" office:string-value="横浜市">
            <text:p>横浜市</text:p>
          </table:table-cell>
          <table:table-cell table:style-name="ce3" table:formula="of:=[.M12]/([.F12]-[.M12])*10000" office:value-type="float" office:value="-3.56210272807205">
            <text:p>-3.56‱</text:p>
          </table:table-cell>
          <table:table-cell table:style-name="ce4" office:value-type="float" office:value="-1343">
            <text:p>-1,343</text:p>
          </table:table-cell>
          <table:table-cell table:number-columns-repeated="2"/>
          <table:table-cell office:value-type="float" office:value="2.13544719206039">
            <text:p>2.1354471921</text:p>
          </table:table-cell>
          <table:table-cell office:value-type="float" office:value="8609.12330394262">
            <text:p>8609.1233039426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鶴見区</text:p>
          </table:table-cell>
          <table:table-cell/>
          <table:table-cell office:value-type="float" office:value="145414">
            <text:p>145414</text:p>
          </table:table-cell>
          <table:table-cell office:value-type="float" office:value="295377">
            <text:p>295377</text:p>
          </table:table-cell>
          <table:table-cell office:value-type="float" office:value="152237">
            <text:p>152237</text:p>
          </table:table-cell>
          <table:table-cell office:value-type="float" office:value="143140">
            <text:p>143140</text:p>
          </table:table-cell>
          <table:table-cell office:value-type="float" office:value="-203">
            <text:p>-203</text:p>
          </table:table-cell>
          <table:table-cell office:value-type="float" office:value="-95">
            <text:p>-95</text:p>
          </table:table-cell>
          <table:table-cell table:formula="of:=[.C13]" office:value-type="string" office:string-value="  鶴見区">
            <text:p><text:s text:c="2"/>鶴見区</text:p>
          </table:table-cell>
          <table:table-cell table:style-name="ce3" table:formula="of:=[.M13]/([.F13]-[.M13])*10000" office:value-type="float" office:value="-3.65500786841972">
            <text:p>-3.66‱</text:p>
          </table:table-cell>
          <table:table-cell table:style-name="ce4" office:value-type="float" office:value="-108">
            <text:p>-108</text:p>
          </table:table-cell>
          <table:table-cell table:number-columns-repeated="2"/>
          <table:table-cell office:value-type="float" office:value="2.03128309516278">
            <text:p>2.0312830952</text:p>
          </table:table-cell>
          <table:table-cell office:value-type="float" office:value="8888.86548299729">
            <text:p>8888.865482997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3"/>神奈川区</text:p>
          </table:table-cell>
          <table:table-cell/>
          <table:table-cell office:value-type="float" office:value="130221">
            <text:p>130221</text:p>
          </table:table-cell>
          <table:table-cell office:value-type="float" office:value="247268">
            <text:p>247268</text:p>
          </table:table-cell>
          <table:table-cell office:value-type="float" office:value="126051">
            <text:p>126051</text:p>
          </table:table-cell>
          <table:table-cell office:value-type="float" office:value="121217">
            <text:p>121217</text:p>
          </table:table-cell>
          <table:table-cell office:value-type="float" office:value="-176">
            <text:p>-176</text:p>
          </table:table-cell>
          <table:table-cell office:value-type="float" office:value="-59">
            <text:p>-59</text:p>
          </table:table-cell>
          <table:table-cell table:formula="of:=[.C14]" office:value-type="string" office:string-value="   神奈川区">
            <text:p><text:s text:c="3"/>神奈川区</text:p>
          </table:table-cell>
          <table:table-cell table:style-name="ce3" table:formula="of:=[.M14]/([.F14]-[.M14])*10000" office:value-type="float" office:value="-4.72947025890818">
            <text:p>-4.73‱</text:p>
          </table:table-cell>
          <table:table-cell table:style-name="ce4" office:value-type="float" office:value="-117">
            <text:p>-117</text:p>
          </table:table-cell>
          <table:table-cell table:number-columns-repeated="2"/>
          <table:table-cell office:value-type="float" office:value="1.89883352147503">
            <text:p>1.8988335215</text:p>
          </table:table-cell>
          <table:table-cell office:value-type="float" office:value="10424.4519392917">
            <text:p>10424.4519392917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西 <text:s/>区</text:p>
          </table:table-cell>
          <table:table-cell/>
          <table:table-cell office:value-type="float" office:value="57176">
            <text:p>57176</text:p>
          </table:table-cell>
          <table:table-cell office:value-type="float" office:value="104384">
            <text:p>104384</text:p>
          </table:table-cell>
          <table:table-cell office:value-type="float" office:value="52719">
            <text:p>52719</text:p>
          </table:table-cell>
          <table:table-cell office:value-type="float" office:value="51665">
            <text:p>51665</text:p>
          </table:table-cell>
          <table:table-cell office:value-type="float" office:value="-99">
            <text:p>-99</text:p>
          </table:table-cell>
          <table:table-cell office:value-type="float" office:value="-28">
            <text:p>-28</text:p>
          </table:table-cell>
          <table:table-cell table:formula="of:=[.C15]" office:value-type="string" office:string-value=" 西  区">
            <text:p><text:s/>西 <text:s/>区</text:p>
          </table:table-cell>
          <table:table-cell table:style-name="ce3" table:formula="of:=[.M15]/([.F15]-[.M15])*10000" office:value-type="float" office:value="-6.79718539083816">
            <text:p>-6.80‱</text:p>
          </table:table-cell>
          <table:table-cell table:style-name="ce4" office:value-type="float" office:value="-71">
            <text:p>-71</text:p>
          </table:table-cell>
          <table:table-cell table:number-columns-repeated="2"/>
          <table:table-cell office:value-type="float" office:value="1.8256611165524">
            <text:p>1.8256611166</text:p>
          </table:table-cell>
          <table:table-cell office:value-type="float" office:value="14848.3641536273">
            <text:p>14848.364153627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中 <text:s text:c="2"/>区</text:p>
          </table:table-cell>
          <table:table-cell/>
          <table:table-cell office:value-type="float" office:value="84854">
            <text:p>84854</text:p>
          </table:table-cell>
          <table:table-cell office:value-type="float" office:value="150175">
            <text:p>150175</text:p>
          </table:table-cell>
          <table:table-cell office:value-type="float" office:value="76386">
            <text:p>76386</text:p>
          </table:table-cell>
          <table:table-cell office:value-type="float" office:value="73789">
            <text:p>73789</text:p>
          </table:table-cell>
          <table:table-cell office:value-type="float" office:value="-96">
            <text:p>-96</text:p>
          </table:table-cell>
          <table:table-cell office:value-type="float" office:value="-91">
            <text:p>-91</text:p>
          </table:table-cell>
          <table:table-cell table:formula="of:=[.C16]" office:value-type="string" office:string-value="  中   区">
            <text:p><text:s text:c="2"/>中 <text:s text:c="2"/>区</text:p>
          </table:table-cell>
          <table:table-cell table:style-name="ce3" table:formula="of:=[.M16]/([.F16]-[.M16])*10000" office:value-type="float" office:value="-0.332933812758024">
            <text:p>-0.33‱</text:p>
          </table:table-cell>
          <table:table-cell table:style-name="ce4" office:value-type="float" office:value="-5">
            <text:p>-5</text:p>
          </table:table-cell>
          <table:table-cell table:number-columns-repeated="2"/>
          <table:table-cell office:value-type="float" office:value="1.76980460555778">
            <text:p>1.7698046056</text:p>
          </table:table-cell>
          <table:table-cell office:value-type="float" office:value="6984.88372093023">
            <text:p>6984.8837209302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南 <text:s/>区</text:p>
          </table:table-cell>
          <table:table-cell/>
          <table:table-cell office:value-type="float" office:value="104405">
            <text:p>104405</text:p>
          </table:table-cell>
          <table:table-cell office:value-type="float" office:value="197273">
            <text:p>197273</text:p>
          </table:table-cell>
          <table:table-cell office:value-type="float" office:value="98405">
            <text:p>98405</text:p>
          </table:table-cell>
          <table:table-cell office:value-type="float" office:value="98868">
            <text:p>98868</text:p>
          </table:table-cell>
          <table:table-cell office:value-type="float" office:value="-244">
            <text:p>-244</text:p>
          </table:table-cell>
          <table:table-cell office:value-type="float" office:value="-148">
            <text:p>-148</text:p>
          </table:table-cell>
          <table:table-cell table:formula="of:=[.C17]" office:value-type="string" office:string-value=" 南  区">
            <text:p><text:s/>南 <text:s/>区</text:p>
          </table:table-cell>
          <table:table-cell table:style-name="ce3" table:formula="of:=[.M17]/([.F17]-[.M17])*10000" office:value-type="float" office:value="-4.86398573230852">
            <text:p>-4.86‱</text:p>
          </table:table-cell>
          <table:table-cell table:style-name="ce4" office:value-type="float" office:value="-96">
            <text:p>-96</text:p>
          </table:table-cell>
          <table:table-cell table:number-columns-repeated="2"/>
          <table:table-cell office:value-type="float" office:value="1.88949762942388">
            <text:p>1.8894976294</text:p>
          </table:table-cell>
          <table:table-cell office:value-type="float" office:value="15594.7035573123">
            <text:p>15594.703557312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港南区</text:p>
          </table:table-cell>
          <table:table-cell/>
          <table:table-cell office:value-type="float" office:value="96536">
            <text:p>96536</text:p>
          </table:table-cell>
          <table:table-cell office:value-type="float" office:value="215088">
            <text:p>215088</text:p>
          </table:table-cell>
          <table:table-cell office:value-type="float" office:value="104826">
            <text:p>104826</text:p>
          </table:table-cell>
          <table:table-cell office:value-type="float" office:value="110262">
            <text:p>110262</text:p>
          </table:table-cell>
          <table:table-cell office:value-type="float" office:value="-134">
            <text:p>-134</text:p>
          </table:table-cell>
          <table:table-cell office:value-type="float" office:value="-115">
            <text:p>-115</text:p>
          </table:table-cell>
          <table:table-cell table:formula="of:=[.C18]" office:value-type="string" office:string-value="  港南区">
            <text:p><text:s text:c="2"/>港南区</text:p>
          </table:table-cell>
          <table:table-cell table:style-name="ce3" table:formula="of:=[.M18]/([.F18]-[.M18])*10000" office:value-type="float" office:value="-0.883281343703366">
            <text:p>-0.88‱</text:p>
          </table:table-cell>
          <table:table-cell table:style-name="ce4" office:value-type="float" office:value="-19">
            <text:p>-19</text:p>
          </table:table-cell>
          <table:table-cell table:number-columns-repeated="2"/>
          <table:table-cell office:value-type="float" office:value="2.22805999834259">
            <text:p>2.2280599983</text:p>
          </table:table-cell>
          <table:table-cell office:value-type="float" office:value="10808.4422110553">
            <text:p>10808.442211055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　保土ケ谷区</text:p>
          </table:table-cell>
          <table:table-cell/>
          <table:table-cell office:value-type="float" office:value="99412">
            <text:p>99412</text:p>
          </table:table-cell>
          <table:table-cell office:value-type="float" office:value="206278">
            <text:p>206278</text:p>
          </table:table-cell>
          <table:table-cell office:value-type="float" office:value="100999">
            <text:p>100999</text:p>
          </table:table-cell>
          <table:table-cell office:value-type="float" office:value="105279">
            <text:p>105279</text:p>
          </table:table-cell>
          <table:table-cell office:value-type="float" office:value="-353">
            <text:p>-353</text:p>
          </table:table-cell>
          <table:table-cell office:value-type="float" office:value="-180">
            <text:p>-180</text:p>
          </table:table-cell>
          <table:table-cell table:formula="of:=[.C19]" office:value-type="string" office:string-value="　保土ケ谷区">
            <text:p>　保土ケ谷区</text:p>
          </table:table-cell>
          <table:table-cell table:style-name="ce3" table:formula="of:=[.M19]/([.F19]-[.M19])*10000" office:value-type="float" office:value="-8.37971237727112">
            <text:p>-8.38‱</text:p>
          </table:table-cell>
          <table:table-cell table:style-name="ce4" office:value-type="float" office:value="-173">
            <text:p>-173</text:p>
          </table:table-cell>
          <table:table-cell table:number-columns-repeated="2"/>
          <table:table-cell office:value-type="float" office:value="2.0749808876192">
            <text:p>2.0749808876</text:p>
          </table:table-cell>
          <table:table-cell office:value-type="float" office:value="9406.2015503876">
            <text:p>9406.2015503876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旭 <text:s/>区</text:p>
          </table:table-cell>
          <table:table-cell/>
          <table:table-cell office:value-type="float" office:value="107200">
            <text:p>107200</text:p>
          </table:table-cell>
          <table:table-cell office:value-type="float" office:value="243179">
            <text:p>243179</text:p>
          </table:table-cell>
          <table:table-cell office:value-type="float" office:value="117267">
            <text:p>117267</text:p>
          </table:table-cell>
          <table:table-cell office:value-type="float" office:value="125912">
            <text:p>125912</text:p>
          </table:table-cell>
          <table:table-cell office:value-type="float" office:value="-180">
            <text:p>-180</text:p>
          </table:table-cell>
          <table:table-cell office:value-type="float" office:value="-195">
            <text:p>-195</text:p>
          </table:table-cell>
          <table:table-cell table:formula="of:=[.C20]" office:value-type="string" office:string-value=" 旭  区">
            <text:p><text:s/>旭 <text:s/>区</text:p>
          </table:table-cell>
          <table:table-cell table:style-name="ce3" table:formula="of:=[.M20]/([.F20]-[.M20])*10000" office:value-type="float" office:value="0.61686762843184">
            <text:p>0.62‱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office:value-type="float" office:value="2.26846082089552">
            <text:p>2.2684608209</text:p>
          </table:table-cell>
          <table:table-cell office:value-type="float" office:value="7429.85029025359">
            <text:p>7429.8502902536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磯子区</text:p>
          </table:table-cell>
          <table:table-cell/>
          <table:table-cell office:value-type="float" office:value="79106">
            <text:p>79106</text:p>
          </table:table-cell>
          <table:table-cell office:value-type="float" office:value="166174">
            <text:p>166174</text:p>
          </table:table-cell>
          <table:table-cell office:value-type="float" office:value="81703">
            <text:p>81703</text:p>
          </table:table-cell>
          <table:table-cell office:value-type="float" office:value="84471">
            <text:p>84471</text:p>
          </table:table-cell>
          <table:table-cell office:value-type="float" office:value="-86">
            <text:p>-86</text:p>
          </table:table-cell>
          <table:table-cell office:value-type="float" office:value="-68">
            <text:p>-68</text:p>
          </table:table-cell>
          <table:table-cell table:formula="of:=[.C21]" office:value-type="string" office:string-value="  磯子区">
            <text:p><text:s text:c="2"/>磯子区</text:p>
          </table:table-cell>
          <table:table-cell table:style-name="ce3" table:formula="of:=[.M21]/([.F21]-[.M21])*10000" office:value-type="float" office:value="-1.08308462501203">
            <text:p>-1.08‱</text:p>
          </table:table-cell>
          <table:table-cell table:style-name="ce4" office:value-type="float" office:value="-18">
            <text:p>-18</text:p>
          </table:table-cell>
          <table:table-cell table:number-columns-repeated="2"/>
          <table:table-cell office:value-type="float" office:value="2.10064976108007">
            <text:p>2.1006497611</text:p>
          </table:table-cell>
          <table:table-cell office:value-type="float" office:value="8723.04461942257">
            <text:p>8723.0446194226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金沢区</text:p>
          </table:table-cell>
          <table:table-cell/>
          <table:table-cell office:value-type="float" office:value="90039">
            <text:p>90039</text:p>
          </table:table-cell>
          <table:table-cell office:value-type="float" office:value="197169">
            <text:p>197169</text:p>
          </table:table-cell>
          <table:table-cell office:value-type="float" office:value="95931">
            <text:p>95931</text:p>
          </table:table-cell>
          <table:table-cell office:value-type="float" office:value="101238">
            <text:p>101238</text:p>
          </table:table-cell>
          <table:table-cell office:value-type="float" office:value="-477">
            <text:p>-477</text:p>
          </table:table-cell>
          <table:table-cell office:value-type="float" office:value="-161">
            <text:p>-161</text:p>
          </table:table-cell>
          <table:table-cell table:formula="of:=[.C22]" office:value-type="string" office:string-value="  金沢区">
            <text:p><text:s text:c="2"/>金沢区</text:p>
          </table:table-cell>
          <table:table-cell table:style-name="ce3" table:formula="of:=[.M22]/([.F22]-[.M22])*10000" office:value-type="float" office:value="-16.0012152821733">
            <text:p>-16.00‱</text:p>
          </table:table-cell>
          <table:table-cell table:style-name="ce4" office:value-type="float" office:value="-316">
            <text:p>-316</text:p>
          </table:table-cell>
          <table:table-cell table:number-columns-repeated="2"/>
          <table:table-cell office:value-type="float" office:value="2.18981774564355">
            <text:p>2.1898177456</text:p>
          </table:table-cell>
          <table:table-cell office:value-type="float" office:value="6368.50775193799">
            <text:p>6368.50775193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港北区</text:p>
          </table:table-cell>
          <table:table-cell/>
          <table:table-cell office:value-type="float" office:value="176763">
            <text:p>176763</text:p>
          </table:table-cell>
          <table:table-cell office:value-type="float" office:value="359247">
            <text:p>359247</text:p>
          </table:table-cell>
          <table:table-cell office:value-type="float" office:value="179198">
            <text:p>179198</text:p>
          </table:table-cell>
          <table:table-cell office:value-type="float" office:value="180049">
            <text:p>180049</text:p>
          </table:table-cell>
          <table:table-cell office:value-type="float" office:value="-274">
            <text:p>-274</text:p>
          </table:table-cell>
          <table:table-cell office:value-type="float" office:value="-82">
            <text:p>-82</text:p>
          </table:table-cell>
          <table:table-cell table:formula="of:=[.C23]" office:value-type="string" office:string-value="  港北区">
            <text:p><text:s text:c="2"/>港北区</text:p>
          </table:table-cell>
          <table:table-cell table:style-name="ce3" table:formula="of:=[.M23]/([.F23]-[.M23])*10000" office:value-type="float" office:value="-5.34165741614015">
            <text:p>-5.34‱</text:p>
          </table:table-cell>
          <table:table-cell table:style-name="ce4" office:value-type="float" office:value="-192">
            <text:p>-192</text:p>
          </table:table-cell>
          <table:table-cell table:number-columns-repeated="2"/>
          <table:table-cell office:value-type="float" office:value="2.03236537058095">
            <text:p>2.0323653706</text:p>
          </table:table-cell>
          <table:table-cell office:value-type="float" office:value="11440.9872611465">
            <text:p>11440.9872611465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緑 <text:s/>区</text:p>
          </table:table-cell>
          <table:table-cell/>
          <table:table-cell office:value-type="float" office:value="80193">
            <text:p>80193</text:p>
          </table:table-cell>
          <table:table-cell office:value-type="float" office:value="183035">
            <text:p>183035</text:p>
          </table:table-cell>
          <table:table-cell office:value-type="float" office:value="89925">
            <text:p>89925</text:p>
          </table:table-cell>
          <table:table-cell office:value-type="float" office:value="93110">
            <text:p>93110</text:p>
          </table:table-cell>
          <table:table-cell office:value-type="float" office:value="-187">
            <text:p>-187</text:p>
          </table:table-cell>
          <table:table-cell office:value-type="float" office:value="-74">
            <text:p>-74</text:p>
          </table:table-cell>
          <table:table-cell table:formula="of:=[.C24]" office:value-type="string" office:string-value=" 緑  区">
            <text:p><text:s/>緑 <text:s/>区</text:p>
          </table:table-cell>
          <table:table-cell table:style-name="ce3" table:formula="of:=[.M24]/([.F24]-[.M24])*10000" office:value-type="float" office:value="-6.16987354489265">
            <text:p>-6.17‱</text:p>
          </table:table-cell>
          <table:table-cell table:style-name="ce4" office:value-type="float" office:value="-113">
            <text:p>-113</text:p>
          </table:table-cell>
          <table:table-cell table:number-columns-repeated="2"/>
          <table:table-cell office:value-type="float" office:value="2.28243113488708">
            <text:p>2.2824311349</text:p>
          </table:table-cell>
          <table:table-cell office:value-type="float" office:value="7175.0294002352">
            <text:p>7175.0294002352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青葉区</text:p>
          </table:table-cell>
          <table:table-cell/>
          <table:table-cell office:value-type="float" office:value="134224">
            <text:p>134224</text:p>
          </table:table-cell>
          <table:table-cell office:value-type="float" office:value="311036">
            <text:p>311036</text:p>
          </table:table-cell>
          <table:table-cell office:value-type="float" office:value="150068">
            <text:p>150068</text:p>
          </table:table-cell>
          <table:table-cell office:value-type="float" office:value="160968">
            <text:p>160968</text:p>
          </table:table-cell>
          <table:table-cell office:value-type="float" office:value="-110">
            <text:p>-110</text:p>
          </table:table-cell>
          <table:table-cell office:value-type="float" office:value="-53">
            <text:p>-53</text:p>
          </table:table-cell>
          <table:table-cell table:formula="of:=[.C25]" office:value-type="string" office:string-value="  青葉区">
            <text:p><text:s text:c="2"/>青葉区</text:p>
          </table:table-cell>
          <table:table-cell table:style-name="ce3" table:formula="of:=[.M25]/([.F25]-[.M25])*10000" office:value-type="float" office:value="-1.83224952023993">
            <text:p>-1.83‱</text:p>
          </table:table-cell>
          <table:table-cell table:style-name="ce4" office:value-type="float" office:value="-57">
            <text:p>-57</text:p>
          </table:table-cell>
          <table:table-cell table:number-columns-repeated="2"/>
          <table:table-cell office:value-type="float" office:value="2.31729049946358">
            <text:p>2.3172904995</text:p>
          </table:table-cell>
          <table:table-cell office:value-type="float" office:value="8831.23225440091">
            <text:p>8831.232254400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都筑区</text:p>
          </table:table-cell>
          <table:table-cell/>
          <table:table-cell office:value-type="float" office:value="86337">
            <text:p>86337</text:p>
          </table:table-cell>
          <table:table-cell office:value-type="float" office:value="214862">
            <text:p>214862</text:p>
          </table:table-cell>
          <table:table-cell office:value-type="float" office:value="105255">
            <text:p>105255</text:p>
          </table:table-cell>
          <table:table-cell office:value-type="float" office:value="109607">
            <text:p>109607</text:p>
          </table:table-cell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table:formula="of:=[.C26]" office:value-type="string" office:string-value="  都筑区">
            <text:p><text:s text:c="2"/>都筑区</text:p>
          </table:table-cell>
          <table:table-cell table:style-name="ce3" table:formula="of:=[.M26]/([.F26]-[.M26])*10000" office:value-type="float" office:value="0.232712920686782">
            <text:p>0.23‱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48864333947207">
            <text:p>2.4886433395</text:p>
          </table:table-cell>
          <table:table-cell office:value-type="float" office:value="7709.43667025475">
            <text:p>7709.436670254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戸塚区</text:p>
          </table:table-cell>
          <table:table-cell/>
          <table:table-cell office:value-type="float" office:value="123281">
            <text:p>123281</text:p>
          </table:table-cell>
          <table:table-cell office:value-type="float" office:value="283862">
            <text:p>283862</text:p>
          </table:table-cell>
          <table:table-cell office:value-type="float" office:value="138300">
            <text:p>138300</text:p>
          </table:table-cell>
          <table:table-cell office:value-type="float" office:value="145562">
            <text:p>145562</text:p>
          </table:table-cell>
          <table:table-cell office:value-type="float" office:value="-222">
            <text:p>-222</text:p>
          </table:table-cell>
          <table:table-cell office:value-type="float" office:value="-152">
            <text:p>-152</text:p>
          </table:table-cell>
          <table:table-cell table:formula="of:=[.C27]" office:value-type="string" office:string-value="  戸塚区">
            <text:p><text:s text:c="2"/>戸塚区</text:p>
          </table:table-cell>
          <table:table-cell table:style-name="ce3" table:formula="of:=[.M27]/([.F27]-[.M27])*10000" office:value-type="float" office:value="-2.46537903441669">
            <text:p>-2.47‱</text:p>
          </table:table-cell>
          <table:table-cell table:style-name="ce4" office:value-type="float" office:value="-70">
            <text:p>-70</text:p>
          </table:table-cell>
          <table:table-cell table:number-columns-repeated="2"/>
          <table:table-cell office:value-type="float" office:value="2.3025608163464">
            <text:p>2.3025608163</text:p>
          </table:table-cell>
          <table:table-cell office:value-type="float" office:value="7931.32159821179">
            <text:p>7931.321598211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栄 <text:s/>区</text:p>
          </table:table-cell>
          <table:table-cell/>
          <table:table-cell office:value-type="float" office:value="53257">
            <text:p>53257</text:p>
          </table:table-cell>
          <table:table-cell office:value-type="float" office:value="120487">
            <text:p>120487</text:p>
          </table:table-cell>
          <table:table-cell office:value-type="float" office:value="58691">
            <text:p>58691</text:p>
          </table:table-cell>
          <table:table-cell office:value-type="float" office:value="61796">
            <text:p>61796</text:p>
          </table:table-cell>
          <table:table-cell office:value-type="float" office:value="-126">
            <text:p>-126</text:p>
          </table:table-cell>
          <table:table-cell office:value-type="float" office:value="-68">
            <text:p>-68</text:p>
          </table:table-cell>
          <table:table-cell table:formula="of:=[.C28]" office:value-type="string" office:string-value=" 栄  区">
            <text:p><text:s/>栄 <text:s/>区</text:p>
          </table:table-cell>
          <table:table-cell table:style-name="ce3" table:formula="of:=[.M28]/([.F28]-[.M28])*10000" office:value-type="float" office:value="-4.81148118959725">
            <text:p>-4.81‱</text:p>
          </table:table-cell>
          <table:table-cell table:style-name="ce4" office:value-type="float" office:value="-58">
            <text:p>-58</text:p>
          </table:table-cell>
          <table:table-cell table:number-columns-repeated="2"/>
          <table:table-cell office:value-type="float" office:value="2.26236926601198">
            <text:p>2.262369266</text:p>
          </table:table-cell>
          <table:table-cell office:value-type="float" office:value="6505.77753779698">
            <text:p>6505.777537797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泉 <text:s/>区</text:p>
          </table:table-cell>
          <table:table-cell/>
          <table:table-cell office:value-type="float" office:value="63509">
            <text:p>63509</text:p>
          </table:table-cell>
          <table:table-cell office:value-type="float" office:value="152024">
            <text:p>152024</text:p>
          </table:table-cell>
          <table:table-cell office:value-type="float" office:value="73647">
            <text:p>73647</text:p>
          </table:table-cell>
          <table:table-cell office:value-type="float" office:value="78377">
            <text:p>78377</text:p>
          </table:table-cell>
          <table:table-cell office:value-type="float" office:value="-63">
            <text:p>-63</text:p>
          </table:table-cell>
          <table:table-cell office:value-type="float" office:value="-78">
            <text:p>-78</text:p>
          </table:table-cell>
          <table:table-cell table:formula="of:=[.C29]" office:value-type="string" office:string-value=" 泉  区">
            <text:p><text:s/>泉 <text:s/>区</text:p>
          </table:table-cell>
          <table:table-cell table:style-name="ce3" table:formula="of:=[.M29]/([.F29]-[.M29])*10000" office:value-type="float" office:value="0.986783677282266">
            <text:p>0.99‱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office:value-type="float" office:value="2.39373946999638">
            <text:p>2.39373947</text:p>
          </table:table-cell>
          <table:table-cell office:value-type="float" office:value="6447.15860899067">
            <text:p>6447.1586089907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瀬谷区</text:p>
          </table:table-cell>
          <table:table-cell/>
          <table:table-cell office:value-type="float" office:value="52997">
            <text:p>52997</text:p>
          </table:table-cell>
          <table:table-cell office:value-type="float" office:value="121984">
            <text:p>121984</text:p>
          </table:table-cell>
          <table:table-cell office:value-type="float" office:value="58955">
            <text:p>58955</text:p>
          </table:table-cell>
          <table:table-cell office:value-type="float" office:value="63029">
            <text:p>63029</text:p>
          </table:table-cell>
          <table:table-cell office:value-type="float" office:value="-68">
            <text:p>-68</text:p>
          </table:table-cell>
          <table:table-cell office:value-type="float" office:value="-103">
            <text:p>-103</text:p>
          </table:table-cell>
          <table:table-cell table:formula="of:=[.C30]" office:value-type="string" office:string-value="  瀬谷区">
            <text:p><text:s text:c="2"/>瀬谷区</text:p>
          </table:table-cell>
          <table:table-cell table:style-name="ce3" table:formula="of:=[.M30]/([.F30]-[.M30])*10000" office:value-type="float" office:value="2.87005223495068">
            <text:p>2.87‱</text:p>
          </table:table-cell>
          <table:table-cell table:style-name="ce4" office:value-type="float" office:value="35">
            <text:p>35</text:p>
          </table:table-cell>
          <table:table-cell table:number-columns-repeated="2"/>
          <table:table-cell office:value-type="float" office:value="2.30171519142593">
            <text:p>2.3017151914</text:p>
          </table:table-cell>
          <table:table-cell office:value-type="float" office:value="7104.48456610367">
            <text:p>7104.484566103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川崎市</text:p>
          </table:table-cell>
          <table:table-cell/>
          <table:table-cell office:value-type="float" office:value="753967">
            <text:p>753967</text:p>
          </table:table-cell>
          <table:table-cell office:value-type="float" office:value="1537929">
            <text:p>1537929</text:p>
          </table:table-cell>
          <table:table-cell office:value-type="float" office:value="774389">
            <text:p>774389</text:p>
          </table:table-cell>
          <table:table-cell office:value-type="float" office:value="763540">
            <text:p>763540</text:p>
          </table:table-cell>
          <table:table-cell office:value-type="float" office:value="-896">
            <text:p>-896</text:p>
          </table:table-cell>
          <table:table-cell office:value-type="float" office:value="-295">
            <text:p>-295</text:p>
          </table:table-cell>
          <table:table-cell table:formula="of:=[.C31]" office:value-type="string" office:string-value="川崎市">
            <text:p>川崎市</text:p>
          </table:table-cell>
          <table:table-cell table:style-name="ce3" table:formula="of:=[.M31]/([.F31]-[.M31])*10000" office:value-type="float" office:value="-3.9063261684855">
            <text:p>-3.91‱</text:p>
          </table:table-cell>
          <table:table-cell table:style-name="ce4" office:value-type="float" office:value="-601">
            <text:p>-601</text:p>
          </table:table-cell>
          <table:table-cell table:number-columns-repeated="2"/>
          <table:table-cell office:value-type="float" office:value="2.03978290827052">
            <text:p>2.0397829083</text:p>
          </table:table-cell>
          <table:table-cell office:value-type="float" office:value="10757.7574146614">
            <text:p>10757.7574146614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川崎区</text:p>
          </table:table-cell>
          <table:table-cell/>
          <table:table-cell office:value-type="float" office:value="123102">
            <text:p>123102</text:p>
          </table:table-cell>
          <table:table-cell office:value-type="float" office:value="230265">
            <text:p>230265</text:p>
          </table:table-cell>
          <table:table-cell office:value-type="float" office:value="123674">
            <text:p>123674</text:p>
          </table:table-cell>
          <table:table-cell office:value-type="float" office:value="106591">
            <text:p>106591</text:p>
          </table:table-cell>
          <table:table-cell office:value-type="float" office:value="-288">
            <text:p>-288</text:p>
          </table:table-cell>
          <table:table-cell office:value-type="float" office:value="-152">
            <text:p>-152</text:p>
          </table:table-cell>
          <table:table-cell table:formula="of:=[.C32]" office:value-type="string" office:string-value="  川崎区">
            <text:p><text:s text:c="2"/>川崎区</text:p>
          </table:table-cell>
          <table:table-cell table:style-name="ce3" table:formula="of:=[.M32]/([.F32]-[.M32])*10000" office:value-type="float" office:value="-5.90275215819376">
            <text:p>-5.90‱</text:p>
          </table:table-cell>
          <table:table-cell table:style-name="ce4" office:value-type="float" office:value="-136">
            <text:p>-136</text:p>
          </table:table-cell>
          <table:table-cell table:number-columns-repeated="2"/>
          <table:table-cell office:value-type="float" office:value="1.87052200614125">
            <text:p>1.8705220061</text:p>
          </table:table-cell>
          <table:table-cell office:value-type="float" office:value="5830.96986578881">
            <text:p>5830.969865788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幸 <text:s/>区</text:p>
          </table:table-cell>
          <table:table-cell/>
          <table:table-cell office:value-type="float" office:value="80454">
            <text:p>80454</text:p>
          </table:table-cell>
          <table:table-cell office:value-type="float" office:value="171162">
            <text:p>171162</text:p>
          </table:table-cell>
          <table:table-cell office:value-type="float" office:value="86472">
            <text:p>86472</text:p>
          </table:table-cell>
          <table:table-cell office:value-type="float" office:value="84690">
            <text:p>84690</text:p>
          </table:table-cell>
          <table:table-cell office:value-type="float" office:value="-110">
            <text:p>-110</text:p>
          </table:table-cell>
          <table:table-cell office:value-type="float" office:value="-41">
            <text:p>-41</text:p>
          </table:table-cell>
          <table:table-cell table:formula="of:=[.C33]" office:value-type="string" office:string-value=" 幸  区">
            <text:p><text:s/>幸 <text:s/>区</text:p>
          </table:table-cell>
          <table:table-cell table:style-name="ce3" table:formula="of:=[.M33]/([.F33]-[.M33])*10000" office:value-type="float" office:value="-4.02964416490005">
            <text:p>-4.03‱</text:p>
          </table:table-cell>
          <table:table-cell table:style-name="ce4" office:value-type="float" office:value="-69">
            <text:p>-69</text:p>
          </table:table-cell>
          <table:table-cell table:number-columns-repeated="2"/>
          <table:table-cell office:value-type="float" office:value="2.12745171153703">
            <text:p>2.1274517115</text:p>
          </table:table-cell>
          <table:table-cell office:value-type="float" office:value="17099.1008991009">
            <text:p>17099.100899100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中原区</text:p>
          </table:table-cell>
          <table:table-cell/>
          <table:table-cell office:value-type="float" office:value="135863">
            <text:p>135863</text:p>
          </table:table-cell>
          <table:table-cell office:value-type="float" office:value="264133">
            <text:p>264133</text:p>
          </table:table-cell>
          <table:table-cell office:value-type="float" office:value="133701">
            <text:p>133701</text:p>
          </table:table-cell>
          <table:table-cell office:value-type="float" office:value="130432">
            <text:p>130432</text:p>
          </table:table-cell>
          <table:table-cell office:value-type="float" office:value="-81">
            <text:p>-81</text:p>
          </table:table-cell>
          <table:table-cell office:value-type="float" office:value="37">
            <text:p>37</text:p>
          </table:table-cell>
          <table:table-cell table:formula="of:=[.C34]" office:value-type="string" office:string-value="  中原区">
            <text:p><text:s text:c="2"/>中原区</text:p>
          </table:table-cell>
          <table:table-cell table:style-name="ce3" table:formula="of:=[.M34]/([.F34]-[.M34])*10000" office:value-type="float" office:value="-4.46545140794169">
            <text:p>-4.47‱</text:p>
          </table:table-cell>
          <table:table-cell table:style-name="ce4" office:value-type="float" office:value="-118">
            <text:p>-118</text:p>
          </table:table-cell>
          <table:table-cell table:number-columns-repeated="2"/>
          <table:table-cell office:value-type="float" office:value="1.94411281953144">
            <text:p>1.9441128195</text:p>
          </table:table-cell>
          <table:table-cell office:value-type="float" office:value="17919.4708276798">
            <text:p>17919.470827679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高津区</text:p>
          </table:table-cell>
          <table:table-cell/>
          <table:table-cell office:value-type="float" office:value="114848">
            <text:p>114848</text:p>
          </table:table-cell>
          <table:table-cell office:value-type="float" office:value="234320">
            <text:p>234320</text:p>
          </table:table-cell>
          <table:table-cell office:value-type="float" office:value="116149">
            <text:p>116149</text:p>
          </table:table-cell>
          <table:table-cell office:value-type="float" office:value="118171">
            <text:p>118171</text:p>
          </table:table-cell>
          <table:table-cell office:value-type="float" office:value="-158">
            <text:p>-158</text:p>
          </table:table-cell>
          <table:table-cell office:value-type="float" office:value="-19">
            <text:p>-19</text:p>
          </table:table-cell>
          <table:table-cell table:formula="of:=[.C35]" office:value-type="string" office:string-value="  高津区">
            <text:p><text:s text:c="2"/>高津区</text:p>
          </table:table-cell>
          <table:table-cell table:style-name="ce3" table:formula="of:=[.M35]/([.F35]-[.M35])*10000" office:value-type="float" office:value="-5.92854187725786">
            <text:p>-5.93‱</text:p>
          </table:table-cell>
          <table:table-cell table:style-name="ce4" office:value-type="float" office:value="-139">
            <text:p>-139</text:p>
          </table:table-cell>
          <table:table-cell table:number-columns-repeated="2"/>
          <table:table-cell office:value-type="float" office:value="2.04026191139593">
            <text:p>2.0402619114</text:p>
          </table:table-cell>
          <table:table-cell office:value-type="float" office:value="14322.7383863081">
            <text:p>14322.7383863081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宮前区</text:p>
          </table:table-cell>
          <table:table-cell/>
          <table:table-cell office:value-type="float" office:value="103727">
            <text:p>103727</text:p>
          </table:table-cell>
          <table:table-cell office:value-type="float" office:value="234414">
            <text:p>234414</text:p>
          </table:table-cell>
          <table:table-cell office:value-type="float" office:value="113639">
            <text:p>113639</text:p>
          </table:table-cell>
          <table:table-cell office:value-type="float" office:value="120775">
            <text:p>120775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table:formula="of:=[.C36]" office:value-type="string" office:string-value="  宮前区">
            <text:p><text:s text:c="2"/>宮前区</text:p>
          </table:table-cell>
          <table:table-cell table:style-name="ce3" table:formula="of:=[.M36]/([.F36]-[.M36])*10000" office:value-type="float" office:value="2.30414746543779">
            <text:p>2.30‱</text:p>
          </table:table-cell>
          <table:table-cell table:style-name="ce4" office:value-type="float" office:value="54">
            <text:p>54</text:p>
          </table:table-cell>
          <table:table-cell table:number-columns-repeated="2"/>
          <table:table-cell office:value-type="float" office:value="2.2599130409633">
            <text:p>2.259913041</text:p>
          </table:table-cell>
          <table:table-cell office:value-type="float" office:value="12596.1311123052">
            <text:p>12596.1311123052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多摩区</text:p>
          </table:table-cell>
          <table:table-cell/>
          <table:table-cell office:value-type="float" office:value="115699">
            <text:p>115699</text:p>
          </table:table-cell>
          <table:table-cell office:value-type="float" office:value="222969">
            <text:p>222969</text:p>
          </table:table-cell>
          <table:table-cell office:value-type="float" office:value="113561">
            <text:p>113561</text:p>
          </table:table-cell>
          <table:table-cell office:value-type="float" office:value="109408">
            <text:p>109408</text:p>
          </table:table-cell>
          <table:table-cell office:value-type="float" office:value="-119">
            <text:p>-119</text:p>
          </table:table-cell>
          <table:table-cell office:value-type="float" office:value="-20">
            <text:p>-20</text:p>
          </table:table-cell>
          <table:table-cell table:formula="of:=[.C37]" office:value-type="string" office:string-value="  多摩区">
            <text:p><text:s text:c="2"/>多摩区</text:p>
          </table:table-cell>
          <table:table-cell table:style-name="ce3" table:formula="of:=[.M37]/([.F37]-[.M37])*10000" office:value-type="float" office:value="-4.43810855882511">
            <text:p>-4.44‱</text:p>
          </table:table-cell>
          <table:table-cell table:style-name="ce4" office:value-type="float" office:value="-99">
            <text:p>-99</text:p>
          </table:table-cell>
          <table:table-cell table:number-columns-repeated="2"/>
          <table:table-cell office:value-type="float" office:value="1.92714716635407">
            <text:p>1.9271471664</text:p>
          </table:table-cell>
          <table:table-cell office:value-type="float" office:value="10876.5365853659">
            <text:p>10876.536585365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麻生区</text:p>
          </table:table-cell>
          <table:table-cell/>
          <table:table-cell office:value-type="float" office:value="80274">
            <text:p>80274</text:p>
          </table:table-cell>
          <table:table-cell office:value-type="float" office:value="180666">
            <text:p>180666</text:p>
          </table:table-cell>
          <table:table-cell office:value-type="float" office:value="87193">
            <text:p>87193</text:p>
          </table:table-cell>
          <table:table-cell office:value-type="float" office:value="93473">
            <text:p>93473</text:p>
          </table:table-cell>
          <table:table-cell office:value-type="float" office:value="-160">
            <text:p>-160</text:p>
          </table:table-cell>
          <table:table-cell office:value-type="float" office:value="-66">
            <text:p>-66</text:p>
          </table:table-cell>
          <table:table-cell table:formula="of:=[.C38]" office:value-type="string" office:string-value="  麻生区">
            <text:p><text:s text:c="2"/>麻生区</text:p>
          </table:table-cell>
          <table:table-cell table:style-name="ce3" table:formula="of:=[.M38]/([.F38]-[.M38])*10000" office:value-type="float" office:value="-5.20026554547466">
            <text:p>-5.20‱</text:p>
          </table:table-cell>
          <table:table-cell table:style-name="ce4" office:value-type="float" office:value="-94">
            <text:p>-94</text:p>
          </table:table-cell>
          <table:table-cell table:number-columns-repeated="2"/>
          <table:table-cell office:value-type="float" office:value="2.2506166380148">
            <text:p>2.250616638</text:p>
          </table:table-cell>
          <table:table-cell office:value-type="float" office:value="7770.58064516129">
            <text:p>7770.580645161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相模原市</text:p>
          </table:table-cell>
          <table:table-cell/>
          <table:table-cell office:value-type="float" office:value="337623">
            <text:p>337623</text:p>
          </table:table-cell>
          <table:table-cell office:value-type="float" office:value="725712">
            <text:p>725712</text:p>
          </table:table-cell>
          <table:table-cell office:value-type="float" office:value="361693">
            <text:p>361693</text:p>
          </table:table-cell>
          <table:table-cell office:value-type="float" office:value="364019">
            <text:p>364019</text:p>
          </table:table-cell>
          <table:table-cell office:value-type="float" office:value="-313">
            <text:p>-313</text:p>
          </table:table-cell>
          <table:table-cell office:value-type="float" office:value="-435">
            <text:p>-435</text:p>
          </table:table-cell>
          <table:table-cell table:formula="of:=[.C39]" office:value-type="string" office:string-value="相模原市">
            <text:p>相模原市</text:p>
          </table:table-cell>
          <table:table-cell table:style-name="ce3" table:formula="of:=[.M39]/([.F39]-[.M39])*10000" office:value-type="float" office:value="1.6813903168456">
            <text:p>1.68‱</text:p>
          </table:table-cell>
          <table:table-cell table:style-name="ce4" office:value-type="float" office:value="122">
            <text:p>122</text:p>
          </table:table-cell>
          <table:table-cell table:number-columns-repeated="2"/>
          <table:table-cell office:value-type="float" office:value="2.1494744137692">
            <text:p>2.1494744138</text:p>
          </table:table-cell>
          <table:table-cell office:value-type="float" office:value="2206.41512875863">
            <text:p>2206.4151287586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緑　区</text:p>
          </table:table-cell>
          <table:table-cell/>
          <table:table-cell office:value-type="float" office:value="75775">
            <text:p>75775</text:p>
          </table:table-cell>
          <table:table-cell office:value-type="float" office:value="169348">
            <text:p>169348</text:p>
          </table:table-cell>
          <table:table-cell office:value-type="float" office:value="85076">
            <text:p>85076</text:p>
          </table:table-cell>
          <table:table-cell office:value-type="float" office:value="84272">
            <text:p>84272</text:p>
          </table:table-cell>
          <table:table-cell office:value-type="float" office:value="-113">
            <text:p>-113</text:p>
          </table:table-cell>
          <table:table-cell office:value-type="float" office:value="-109">
            <text:p>-109</text:p>
          </table:table-cell>
          <table:table-cell table:formula="of:=[.C40]" office:value-type="string" office:string-value=" 緑　区">
            <text:p><text:s/>緑　区</text:p>
          </table:table-cell>
          <table:table-cell table:style-name="ce3" table:formula="of:=[.M40]/([.F40]-[.M40])*10000" office:value-type="float" office:value="-0.236194435259105">
            <text:p>-0.24‱</text:p>
          </table:table-cell>
          <table:table-cell table:style-name="ce4" office:value-type="float" office:value="-4">
            <text:p>-4</text:p>
          </table:table-cell>
          <table:table-cell table:number-columns-repeated="2"/>
          <table:table-cell office:value-type="float" office:value="2.23487957769713">
            <text:p>2.2348795777</text:p>
          </table:table-cell>
          <table:table-cell office:value-type="float" office:value="666.908203048084">
            <text:p>666.9082030481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中央区</text:p>
          </table:table-cell>
          <table:table-cell/>
          <table:table-cell office:value-type="float" office:value="126711">
            <text:p>126711</text:p>
          </table:table-cell>
          <table:table-cell office:value-type="float" office:value="273918">
            <text:p>273918</text:p>
          </table:table-cell>
          <table:table-cell office:value-type="float" office:value="136887">
            <text:p>136887</text:p>
          </table:table-cell>
          <table:table-cell office:value-type="float" office:value="137031">
            <text:p>137031</text:p>
          </table:table-cell>
          <table:table-cell office:value-type="float" office:value="-152">
            <text:p>-152</text:p>
          </table:table-cell>
          <table:table-cell office:value-type="float" office:value="-189">
            <text:p>-189</text:p>
          </table:table-cell>
          <table:table-cell table:formula="of:=[.C41]" office:value-type="string" office:string-value="  中央区">
            <text:p><text:s text:c="2"/>中央区</text:p>
          </table:table-cell>
          <table:table-cell table:style-name="ce3" table:formula="of:=[.M41]/([.F41]-[.M41])*10000" office:value-type="float" office:value="1.35095169069778">
            <text:p>1.35‱</text:p>
          </table:table-cell>
          <table:table-cell table:style-name="ce4" office:value-type="float" office:value="37">
            <text:p>37</text:p>
          </table:table-cell>
          <table:table-cell table:number-columns-repeated="2"/>
          <table:table-cell office:value-type="float" office:value="2.16175391244643">
            <text:p>2.1617539124</text:p>
          </table:table-cell>
          <table:table-cell office:value-type="float" office:value="7429.29210740439">
            <text:p>7429.2921074044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/>南　区</text:p>
          </table:table-cell>
          <table:table-cell/>
          <table:table-cell office:value-type="float" office:value="135137">
            <text:p>135137</text:p>
          </table:table-cell>
          <table:table-cell office:value-type="float" office:value="282446">
            <text:p>282446</text:p>
          </table:table-cell>
          <table:table-cell office:value-type="float" office:value="139730">
            <text:p>139730</text:p>
          </table:table-cell>
          <table:table-cell office:value-type="float" office:value="142716">
            <text:p>142716</text:p>
          </table:table-cell>
          <table:table-cell office:value-type="float" office:value="-48">
            <text:p>-48</text:p>
          </table:table-cell>
          <table:table-cell office:value-type="float" office:value="-137">
            <text:p>-137</text:p>
          </table:table-cell>
          <table:table-cell table:formula="of:=[.C42]" office:value-type="string" office:string-value=" 南　区">
            <text:p><text:s/>南　区</text:p>
          </table:table-cell>
          <table:table-cell table:style-name="ce3" table:formula="of:=[.M42]/([.F42]-[.M42])*10000" office:value-type="float" office:value="3.15203802278676">
            <text:p>3.15‱</text:p>
          </table:table-cell>
          <table:table-cell table:style-name="ce4" office:value-type="float" office:value="89">
            <text:p>89</text:p>
          </table:table-cell>
          <table:table-cell table:number-columns-repeated="2"/>
          <table:table-cell office:value-type="float" office:value="2.09007155701251">
            <text:p>2.090071557</text:p>
          </table:table-cell>
          <table:table-cell office:value-type="float" office:value="7411.33560745211">
            <text:p>7411.335607452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横須賀市</text:p>
          </table:table-cell>
          <table:table-cell/>
          <table:table-cell office:value-type="float" office:value="165517">
            <text:p>165517</text:p>
          </table:table-cell>
          <table:table-cell office:value-type="float" office:value="382694">
            <text:p>382694</text:p>
          </table:table-cell>
          <table:table-cell office:value-type="float" office:value="190706">
            <text:p>190706</text:p>
          </table:table-cell>
          <table:table-cell office:value-type="float" office:value="191988">
            <text:p>191988</text:p>
          </table:table-cell>
          <table:table-cell office:value-type="float" office:value="-566">
            <text:p>-566</text:p>
          </table:table-cell>
          <table:table-cell office:value-type="float" office:value="-436">
            <text:p>-436</text:p>
          </table:table-cell>
          <table:table-cell table:formula="of:=[.C43]" office:value-type="string" office:string-value="横須賀市">
            <text:p>横須賀市</text:p>
          </table:table-cell>
          <table:table-cell table:style-name="ce3" table:formula="of:=[.M43]/([.F43]-[.M43])*10000" office:value-type="float" office:value="-3.39581635425156">
            <text:p>-3.40‱</text:p>
          </table:table-cell>
          <table:table-cell table:style-name="ce4" office:value-type="float" office:value="-130">
            <text:p>-130</text:p>
          </table:table-cell>
          <table:table-cell table:number-columns-repeated="2"/>
          <table:table-cell office:value-type="float" office:value="2.31211295516473">
            <text:p>2.3121129552</text:p>
          </table:table-cell>
          <table:table-cell office:value-type="float" office:value="3795.81432255505">
            <text:p>3795.814322555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平塚市</text:p>
          </table:table-cell>
          <table:table-cell/>
          <table:table-cell office:value-type="float" office:value="113384">
            <text:p>113384</text:p>
          </table:table-cell>
          <table:table-cell office:value-type="float" office:value="257504">
            <text:p>257504</text:p>
          </table:table-cell>
          <table:table-cell office:value-type="float" office:value="128497">
            <text:p>128497</text:p>
          </table:table-cell>
          <table:table-cell office:value-type="float" office:value="129007">
            <text:p>129007</text:p>
          </table:table-cell>
          <table:table-cell office:value-type="float" office:value="-127">
            <text:p>-127</text:p>
          </table:table-cell>
          <table:table-cell office:value-type="float" office:value="-132">
            <text:p>-132</text:p>
          </table:table-cell>
          <table:table-cell table:formula="of:=[.C44]" office:value-type="string" office:string-value="平塚市">
            <text:p>平塚市</text:p>
          </table:table-cell>
          <table:table-cell table:style-name="ce3" table:formula="of:=[.M44]/([.F44]-[.M44])*10000" office:value-type="float" office:value="0.194175511361209">
            <text:p>0.19‱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2710788118253">
            <text:p>2.2710788118</text:p>
          </table:table-cell>
          <table:table-cell office:value-type="float" office:value="3796.87407844294">
            <text:p>3796.874078442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鎌倉市</text:p>
          </table:table-cell>
          <table:table-cell/>
          <table:table-cell office:value-type="float" office:value="76423">
            <text:p>76423</text:p>
          </table:table-cell>
          <table:table-cell office:value-type="float" office:value="172616">
            <text:p>172616</text:p>
          </table:table-cell>
          <table:table-cell office:value-type="float" office:value="81049">
            <text:p>81049</text:p>
          </table:table-cell>
          <table:table-cell office:value-type="float" office:value="91567">
            <text:p>91567</text:p>
          </table:table-cell>
          <table:table-cell office:value-type="float" office:value="-82">
            <text:p>-82</text:p>
          </table:table-cell>
          <table:table-cell office:value-type="float" office:value="-151">
            <text:p>-151</text:p>
          </table:table-cell>
          <table:table-cell table:formula="of:=[.C45]" office:value-type="string" office:string-value="鎌倉市">
            <text:p>鎌倉市</text:p>
          </table:table-cell>
          <table:table-cell table:style-name="ce3" table:formula="of:=[.M45]/([.F45]-[.M45])*10000" office:value-type="float" office:value="3.99891044179267">
            <text:p>4.00‱</text:p>
          </table:table-cell>
          <table:table-cell table:style-name="ce4" office:value-type="float" office:value="69">
            <text:p>69</text:p>
          </table:table-cell>
          <table:table-cell table:number-columns-repeated="2"/>
          <table:table-cell office:value-type="float" office:value="2.2586917550999">
            <text:p>2.2586917551</text:p>
          </table:table-cell>
          <table:table-cell office:value-type="float" office:value="4352.3953605648">
            <text:p>4352.395360564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藤沢市</text:p>
          </table:table-cell>
          <table:table-cell/>
          <table:table-cell office:value-type="float" office:value="197857">
            <text:p>197857</text:p>
          </table:table-cell>
          <table:table-cell office:value-type="float" office:value="441643">
            <text:p>441643</text:p>
          </table:table-cell>
          <table:table-cell office:value-type="float" office:value="218027">
            <text:p>218027</text:p>
          </table:table-cell>
          <table:table-cell office:value-type="float" office:value="223616">
            <text:p>223616</text:p>
          </table:table-cell>
          <table:table-cell office:value-type="float" office:value="-65">
            <text:p>-65</text:p>
          </table:table-cell>
          <table:table-cell office:value-type="float" office:value="-131">
            <text:p>-131</text:p>
          </table:table-cell>
          <table:table-cell table:formula="of:=[.C46]" office:value-type="string" office:string-value="藤沢市">
            <text:p>藤沢市</text:p>
          </table:table-cell>
          <table:table-cell table:style-name="ce3" table:formula="of:=[.M46]/([.F46]-[.M46])*10000" office:value-type="float" office:value="1.49464306338419">
            <text:p>1.49‱</text:p>
          </table:table-cell>
          <table:table-cell table:style-name="ce4" office:value-type="float" office:value="66">
            <text:p>66</text:p>
          </table:table-cell>
          <table:table-cell table:number-columns-repeated="2"/>
          <table:table-cell office:value-type="float" office:value="2.23213229756845">
            <text:p>2.2321322976</text:p>
          </table:table-cell>
          <table:table-cell office:value-type="float" office:value="6349.09430707303">
            <text:p>6349.09430707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小田原市</text:p>
          </table:table-cell>
          <table:table-cell/>
          <table:table-cell office:value-type="float" office:value="82913">
            <text:p>82913</text:p>
          </table:table-cell>
          <table:table-cell office:value-type="float" office:value="187864">
            <text:p>187864</text:p>
          </table:table-cell>
          <table:table-cell office:value-type="float" office:value="90744">
            <text:p>90744</text:p>
          </table:table-cell>
          <table:table-cell office:value-type="float" office:value="97120">
            <text:p>97120</text:p>
          </table:table-cell>
          <table:table-cell office:value-type="float" office:value="-161">
            <text:p>-161</text:p>
          </table:table-cell>
          <table:table-cell office:value-type="float" office:value="-168">
            <text:p>-168</text:p>
          </table:table-cell>
          <table:table-cell table:formula="of:=[.C47]" office:value-type="string" office:string-value="小田原市">
            <text:p>小田原市</text:p>
          </table:table-cell>
          <table:table-cell table:style-name="ce3" table:formula="of:=[.M47]/([.F47]-[.M47])*10000" office:value-type="float" office:value="0.372623857508637">
            <text:p>0.37‱</text:p>
          </table:table-cell>
          <table:table-cell table:style-name="ce4" office:value-type="float" office:value="7">
            <text:p>7</text:p>
          </table:table-cell>
          <table:table-cell table:number-columns-repeated="2"/>
          <table:table-cell office:value-type="float" office:value="2.26579667844608">
            <text:p>2.2657966784</text:p>
          </table:table-cell>
          <table:table-cell office:value-type="float" office:value="1653.7323943662">
            <text:p>1653.732394366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茅ヶ崎市</text:p>
          </table:table-cell>
          <table:table-cell/>
          <table:table-cell office:value-type="float" office:value="104576">
            <text:p>104576</text:p>
          </table:table-cell>
          <table:table-cell office:value-type="float" office:value="243799">
            <text:p>243799</text:p>
          </table:table-cell>
          <table:table-cell office:value-type="float" office:value="118162">
            <text:p>118162</text:p>
          </table:table-cell>
          <table:table-cell office:value-type="float" office:value="125637">
            <text:p>125637</text:p>
          </table:table-cell>
          <table:table-cell office:value-type="float" office:value="-36">
            <text:p>-36</text:p>
          </table:table-cell>
          <table:table-cell office:value-type="float" office:value="-124">
            <text:p>-124</text:p>
          </table:table-cell>
          <table:table-cell table:formula="of:=[.C48]" office:value-type="string" office:string-value="茅ヶ崎市">
            <text:p>茅ヶ崎市</text:p>
          </table:table-cell>
          <table:table-cell table:style-name="ce3" table:formula="of:=[.M48]/([.F48]-[.M48])*10000" office:value-type="float" office:value="3.6108341437194">
            <text:p>3.61‱</text:p>
          </table:table-cell>
          <table:table-cell table:style-name="ce4" office:value-type="float" office:value="88">
            <text:p>88</text:p>
          </table:table-cell>
          <table:table-cell table:number-columns-repeated="2"/>
          <table:table-cell office:value-type="float" office:value="2.3313092870257">
            <text:p>2.331309287</text:p>
          </table:table-cell>
          <table:table-cell office:value-type="float" office:value="6829.10364145658">
            <text:p>6829.103641456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逗子市</text:p>
          </table:table-cell>
          <table:table-cell/>
          <table:table-cell office:value-type="float" office:value="25098">
            <text:p>25098</text:p>
          </table:table-cell>
          <table:table-cell office:value-type="float" office:value="56853">
            <text:p>56853</text:p>
          </table:table-cell>
          <table:table-cell office:value-type="float" office:value="26639">
            <text:p>26639</text:p>
          </table:table-cell>
          <table:table-cell office:value-type="float" office:value="30214">
            <text:p>30214</text:p>
          </table:table-cell>
          <table:table-cell office:value-type="float" office:value="-16">
            <text:p>-16</text:p>
          </table:table-cell>
          <table:table-cell office:value-type="float" office:value="-54">
            <text:p>-54</text:p>
          </table:table-cell>
          <table:table-cell table:formula="of:=[.C49]" office:value-type="string" office:string-value="逗子市">
            <text:p>逗子市</text:p>
          </table:table-cell>
          <table:table-cell table:style-name="ce3" table:formula="of:=[.M49]/([.F49]-[.M49])*10000" office:value-type="float" office:value="6.68837454897474">
            <text:p>6.69‱</text:p>
          </table:table-cell>
          <table:table-cell table:style-name="ce4" office:value-type="float" office:value="38">
            <text:p>38</text:p>
          </table:table-cell>
          <table:table-cell table:number-columns-repeated="2"/>
          <table:table-cell office:value-type="float" office:value="2.2652402581879">
            <text:p>2.2652402582</text:p>
          </table:table-cell>
          <table:table-cell office:value-type="float" office:value="3290.10416666667">
            <text:p>3290.104166666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三浦市</text:p>
          </table:table-cell>
          <table:table-cell/>
          <table:table-cell office:value-type="float" office:value="17142">
            <text:p>17142</text:p>
          </table:table-cell>
          <table:table-cell office:value-type="float" office:value="41279">
            <text:p>41279</text:p>
          </table:table-cell>
          <table:table-cell office:value-type="float" office:value="19749">
            <text:p>19749</text:p>
          </table:table-cell>
          <table:table-cell office:value-type="float" office:value="21530">
            <text:p>21530</text:p>
          </table:table-cell>
          <table:table-cell office:value-type="float" office:value="-82">
            <text:p>-82</text:p>
          </table:table-cell>
          <table:table-cell office:value-type="float" office:value="-61">
            <text:p>-61</text:p>
          </table:table-cell>
          <table:table-cell table:formula="of:=[.C50]" office:value-type="string" office:string-value="三浦市">
            <text:p>三浦市</text:p>
          </table:table-cell>
          <table:table-cell table:style-name="ce3" table:formula="of:=[.M50]/([.F50]-[.M50])*10000" office:value-type="float" office:value="-5.08474576271186">
            <text:p>-5.08‱</text:p>
          </table:table-cell>
          <table:table-cell table:style-name="ce4" office:value-type="float" office:value="-21">
            <text:p>-21</text:p>
          </table:table-cell>
          <table:table-cell table:number-columns-repeated="2"/>
          <table:table-cell office:value-type="float" office:value="2.40806206977016">
            <text:p>2.4080620698</text:p>
          </table:table-cell>
          <table:table-cell office:value-type="float" office:value="1287.95631825273">
            <text:p>1287.95631825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秦野市</text:p>
          </table:table-cell>
          <table:table-cell/>
          <table:table-cell office:value-type="float" office:value="71177">
            <text:p>71177</text:p>
          </table:table-cell>
          <table:table-cell office:value-type="float" office:value="161826">
            <text:p>161826</text:p>
          </table:table-cell>
          <table:table-cell office:value-type="float" office:value="81716">
            <text:p>81716</text:p>
          </table:table-cell>
          <table:table-cell office:value-type="float" office:value="80110">
            <text:p>80110</text:p>
          </table:table-cell>
          <table:table-cell office:value-type="float" office:value="-123">
            <text:p>-123</text:p>
          </table:table-cell>
          <table:table-cell office:value-type="float" office:value="-99">
            <text:p>-99</text:p>
          </table:table-cell>
          <table:table-cell table:formula="of:=[.C51]" office:value-type="string" office:string-value="秦野市">
            <text:p>秦野市</text:p>
          </table:table-cell>
          <table:table-cell table:style-name="ce3" table:formula="of:=[.M51]/([.F51]-[.M51])*10000" office:value-type="float" office:value="-1.48285449490269">
            <text:p>-1.48‱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27357151888953">
            <text:p>2.2735715189</text:p>
          </table:table-cell>
          <table:table-cell office:value-type="float" office:value="1559.61835003855">
            <text:p>1559.618350038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厚木市</text:p>
          </table:table-cell>
          <table:table-cell/>
          <table:table-cell office:value-type="float" office:value="101764">
            <text:p>101764</text:p>
          </table:table-cell>
          <table:table-cell office:value-type="float" office:value="223498">
            <text:p>223498</text:p>
          </table:table-cell>
          <table:table-cell office:value-type="float" office:value="115144">
            <text:p>115144</text:p>
          </table:table-cell>
          <table:table-cell office:value-type="float" office:value="108354">
            <text:p>108354</text:p>
          </table:table-cell>
          <table:table-cell office:value-type="float" office:value="-73">
            <text:p>-73</text:p>
          </table:table-cell>
          <table:table-cell office:value-type="float" office:value="-133">
            <text:p>-133</text:p>
          </table:table-cell>
          <table:table-cell table:formula="of:=[.C52]" office:value-type="string" office:string-value="厚木市">
            <text:p>厚木市</text:p>
          </table:table-cell>
          <table:table-cell table:style-name="ce3" table:formula="of:=[.M52]/([.F52]-[.M52])*10000" office:value-type="float" office:value="2.68530867623233">
            <text:p>2.69‱</text:p>
          </table:table-cell>
          <table:table-cell table:style-name="ce4" office:value-type="float" office:value="60">
            <text:p>60</text:p>
          </table:table-cell>
          <table:table-cell table:number-columns-repeated="2"/>
          <table:table-cell office:value-type="float" office:value="2.19623835541056">
            <text:p>2.1962383554</text:p>
          </table:table-cell>
          <table:table-cell office:value-type="float" office:value="2381.69224211424">
            <text:p>2381.692242114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大和市</text:p>
          </table:table-cell>
          <table:table-cell/>
          <table:table-cell office:value-type="float" office:value="112853">
            <text:p>112853</text:p>
          </table:table-cell>
          <table:table-cell office:value-type="float" office:value="241492">
            <text:p>241492</text:p>
          </table:table-cell>
          <table:table-cell office:value-type="float" office:value="120353">
            <text:p>120353</text:p>
          </table:table-cell>
          <table:table-cell office:value-type="float" office:value="121139">
            <text:p>121139</text:p>
          </table:table-cell>
          <table:table-cell office:value-type="float" office:value="-91">
            <text:p>-91</text:p>
          </table:table-cell>
          <table:table-cell office:value-type="float" office:value="-96">
            <text:p>-96</text:p>
          </table:table-cell>
          <table:table-cell table:formula="of:=[.C53]" office:value-type="string" office:string-value="大和市">
            <text:p>大和市</text:p>
          </table:table-cell>
          <table:table-cell table:style-name="ce3" table:formula="of:=[.M53]/([.F53]-[.M53])*10000" office:value-type="float" office:value="0.207050483048777">
            <text:p>0.21‱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13988108424233">
            <text:p>2.1398810842</text:p>
          </table:table-cell>
          <table:table-cell office:value-type="float" office:value="8914.43337024732">
            <text:p>8914.433370247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伊勢原市</text:p>
          </table:table-cell>
          <table:table-cell/>
          <table:table-cell office:value-type="float" office:value="45502">
            <text:p>45502</text:p>
          </table:table-cell>
          <table:table-cell office:value-type="float" office:value="101021">
            <text:p>101021</text:p>
          </table:table-cell>
          <table:table-cell office:value-type="float" office:value="51060">
            <text:p>51060</text:p>
          </table:table-cell>
          <table:table-cell office:value-type="float" office:value="49961">
            <text:p>49961</text:p>
          </table:table-cell>
          <table:table-cell office:value-type="float" office:value="-92">
            <text:p>-92</text:p>
          </table:table-cell>
          <table:table-cell office:value-type="float" office:value="-47">
            <text:p>-47</text:p>
          </table:table-cell>
          <table:table-cell table:formula="of:=[.C54]" office:value-type="string" office:string-value="伊勢原市">
            <text:p>伊勢原市</text:p>
          </table:table-cell>
          <table:table-cell table:style-name="ce3" table:formula="of:=[.M54]/([.F54]-[.M54])*10000" office:value-type="float" office:value="-4.45253596659609">
            <text:p>-4.45‱</text:p>
          </table:table-cell>
          <table:table-cell table:style-name="ce4" office:value-type="float" office:value="-45">
            <text:p>-45</text:p>
          </table:table-cell>
          <table:table-cell table:number-columns-repeated="2"/>
          <table:table-cell office:value-type="float" office:value="2.22014416948706">
            <text:p>2.2201441695</text:p>
          </table:table-cell>
          <table:table-cell office:value-type="float" office:value="1818.23254139669">
            <text:p>1818.232541396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海老名市</text:p>
          </table:table-cell>
          <table:table-cell/>
          <table:table-cell office:value-type="float" office:value="59531">
            <text:p>59531</text:p>
          </table:table-cell>
          <table:table-cell office:value-type="float" office:value="137517">
            <text:p>137517</text:p>
          </table:table-cell>
          <table:table-cell office:value-type="float" office:value="69114">
            <text:p>69114</text:p>
          </table:table-cell>
          <table:table-cell office:value-type="float" office:value="68403">
            <text:p>68403</text:p>
          </table:table-cell>
          <table:table-cell office:value-type="float" office:value="-6">
            <text:p>-6</text:p>
          </table:table-cell>
          <table:table-cell office:value-type="float" office:value="-28">
            <text:p>-28</text:p>
          </table:table-cell>
          <table:table-cell table:formula="of:=[.C55]" office:value-type="string" office:string-value="海老名市">
            <text:p>海老名市</text:p>
          </table:table-cell>
          <table:table-cell table:style-name="ce3" table:formula="of:=[.M55]/([.F55]-[.M55])*10000" office:value-type="float" office:value="1.60005818393396">
            <text:p>1.60‱</text:p>
          </table:table-cell>
          <table:table-cell table:style-name="ce4" office:value-type="float" office:value="22">
            <text:p>22</text:p>
          </table:table-cell>
          <table:table-cell table:number-columns-repeated="2"/>
          <table:table-cell office:value-type="float" office:value="2.31000655120861">
            <text:p>2.3100065512</text:p>
          </table:table-cell>
          <table:table-cell office:value-type="float" office:value="5171.75629936066">
            <text:p>5171.756299360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座間市</text:p>
          </table:table-cell>
          <table:table-cell/>
          <table:table-cell office:value-type="float" office:value="60813">
            <text:p>60813</text:p>
          </table:table-cell>
          <table:table-cell office:value-type="float" office:value="132253">
            <text:p>132253</text:p>
          </table:table-cell>
          <table:table-cell office:value-type="float" office:value="65824">
            <text:p>65824</text:p>
          </table:table-cell>
          <table:table-cell office:value-type="float" office:value="66429">
            <text:p>66429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table:formula="of:=[.C56]" office:value-type="string" office:string-value="座間市">
            <text:p>座間市</text:p>
          </table:table-cell>
          <table:table-cell table:style-name="ce3" table:formula="of:=[.M56]/([.F56]-[.M56])*10000" office:value-type="float" office:value="3.10108008350225">
            <text:p>3.10‱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office:value-type="float" office:value="2.17474882015359">
            <text:p>2.1747488202</text:p>
          </table:table-cell>
          <table:table-cell office:value-type="float" office:value="7527.20546385885">
            <text:p>7527.20546385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南足柄市</text:p>
          </table:table-cell>
          <table:table-cell/>
          <table:table-cell office:value-type="float" office:value="16330">
            <text:p>16330</text:p>
          </table:table-cell>
          <table:table-cell office:value-type="float" office:value="40267">
            <text:p>40267</text:p>
          </table:table-cell>
          <table:table-cell office:value-type="float" office:value="19703">
            <text:p>19703</text:p>
          </table:table-cell>
          <table:table-cell office:value-type="float" office:value="20564">
            <text:p>20564</text:p>
          </table:table-cell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table:formula="of:=[.C57]" office:value-type="string" office:string-value="南足柄市">
            <text:p>南足柄市</text:p>
          </table:table-cell>
          <table:table-cell table:style-name="ce3" table:formula="of:=[.M57]/([.F57]-[.M57])*10000" office:value-type="float" office:value="-5.95666526023181">
            <text:p>-5.96‱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46582976117575">
            <text:p>2.4658297612</text:p>
          </table:table-cell>
          <table:table-cell office:value-type="float" office:value="522.134336099585">
            <text:p>522.134336099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綾瀬市</text:p>
          </table:table-cell>
          <table:table-cell/>
          <table:table-cell office:value-type="float" office:value="34949">
            <text:p>34949</text:p>
          </table:table-cell>
          <table:table-cell office:value-type="float" office:value="83280">
            <text:p>83280</text:p>
          </table:table-cell>
          <table:table-cell office:value-type="float" office:value="42135">
            <text:p>42135</text:p>
          </table:table-cell>
          <table:table-cell office:value-type="float" office:value="41145">
            <text:p>41145</text:p>
          </table:table-cell>
          <table:table-cell office:value-type="float" office:value="-24">
            <text:p>-24</text:p>
          </table:table-cell>
          <table:table-cell office:value-type="float" office:value="-38">
            <text:p>-38</text:p>
          </table:table-cell>
          <table:table-cell table:formula="of:=[.C58]" office:value-type="string" office:string-value="綾瀬市">
            <text:p>綾瀬市</text:p>
          </table:table-cell>
          <table:table-cell table:style-name="ce3" table:formula="of:=[.M58]/([.F58]-[.M58])*10000" office:value-type="float" office:value="1.68135853769846">
            <text:p>1.68‱</text:p>
          </table:table-cell>
          <table:table-cell table:style-name="ce4" office:value-type="float" office:value="14">
            <text:p>14</text:p>
          </table:table-cell>
          <table:table-cell table:number-columns-repeated="2"/>
          <table:table-cell office:value-type="float" office:value="2.3829007983061">
            <text:p>2.3829007983</text:p>
          </table:table-cell>
          <table:table-cell office:value-type="float" office:value="3761.51761517615">
            <text:p>3761.517615176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三浦郡葉山町</text:p>
          </table:table-cell>
          <table:table-cell/>
          <table:table-cell office:value-type="float" office:value="13103">
            <text:p>13103</text:p>
          </table:table-cell>
          <table:table-cell office:value-type="float" office:value="31648">
            <text:p>31648</text:p>
          </table:table-cell>
          <table:table-cell office:value-type="float" office:value="14869">
            <text:p>14869</text:p>
          </table:table-cell>
          <table:table-cell office:value-type="float" office:value="16779">
            <text:p>16779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table:formula="of:=[.C59]" office:value-type="string" office:string-value="三浦郡葉山町">
            <text:p>三浦郡葉山町</text:p>
          </table:table-cell>
          <table:table-cell table:style-name="ce3" table:formula="of:=[.M59]/([.F59]-[.M59])*10000" office:value-type="float" office:value="3.16075605284784">
            <text:p>3.16‱</text:p>
          </table:table-cell>
          <table:table-cell table:style-name="ce4" office:value-type="float" office:value="10">
            <text:p>10</text:p>
          </table:table-cell>
          <table:table-cell table:number-columns-repeated="2"/>
          <table:table-cell office:value-type="float" office:value="2.41532473479356">
            <text:p>2.4153247348</text:p>
          </table:table-cell>
          <table:table-cell office:value-type="float" office:value="1857.27699530516">
            <text:p>1857.276995305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高座郡寒川町</text:p>
          </table:table-cell>
          <table:table-cell/>
          <table:table-cell office:value-type="float" office:value="20204">
            <text:p>20204</text:p>
          </table:table-cell>
          <table:table-cell office:value-type="float" office:value="48575">
            <text:p>48575</text:p>
          </table:table-cell>
          <table:table-cell office:value-type="float" office:value="24599">
            <text:p>24599</text:p>
          </table:table-cell>
          <table:table-cell office:value-type="float" office:value="23976">
            <text:p>23976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table:formula="of:=[.C60]" office:value-type="string" office:string-value="高座郡寒川町">
            <text:p>高座郡寒川町</text:p>
          </table:table-cell>
          <table:table-cell table:style-name="ce3" table:formula="of:=[.M60]/([.F60]-[.M60])*10000" office:value-type="float" office:value="3.70698354511193">
            <text:p>3.71‱</text:p>
          </table:table-cell>
          <table:table-cell table:style-name="ce4" office:value-type="float" office:value="18">
            <text:p>18</text:p>
          </table:table-cell>
          <table:table-cell table:number-columns-repeated="2"/>
          <table:table-cell office:value-type="float" office:value="2.40422688576519">
            <text:p>2.4042268858</text:p>
          </table:table-cell>
          <table:table-cell office:value-type="float" office:value="3641.30434782609">
            <text:p>3641.304347826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中郡</text:p>
          </table:table-cell>
          <table:table-cell/>
          <table:table-cell office:value-type="float" office:value="24420">
            <text:p>24420</text:p>
          </table:table-cell>
          <table:table-cell office:value-type="float" office:value="58788">
            <text:p>58788</text:p>
          </table:table-cell>
          <table:table-cell office:value-type="float" office:value="28479">
            <text:p>28479</text:p>
          </table:table-cell>
          <table:table-cell office:value-type="float" office:value="30309">
            <text:p>30309</text:p>
          </table:table-cell>
          <table:table-cell office:value-type="float" office:value="-42">
            <text:p>-42</text:p>
          </table:table-cell>
          <table:table-cell office:value-type="float" office:value="-61">
            <text:p>-61</text:p>
          </table:table-cell>
          <table:table-cell table:formula="of:=[.C61]" office:value-type="string" office:string-value="中郡">
            <text:p>中郡</text:p>
          </table:table-cell>
          <table:table-cell table:style-name="ce3" table:formula="of:=[.M61]/([.F61]-[.M61])*10000" office:value-type="float" office:value="3.23299698820807">
            <text:p>3.23‱</text:p>
          </table:table-cell>
          <table:table-cell table:style-name="ce4" office:value-type="float" office:value="19">
            <text:p>19</text:p>
          </table:table-cell>
          <table:table-cell table:number-columns-repeated="2"/>
          <table:table-cell office:value-type="float" office:value="2.40737100737101">
            <text:p>2.4073710074</text:p>
          </table:table-cell>
          <table:table-cell office:value-type="float" office:value="2239.54285714286">
            <text:p>2239.542857142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大磯町</text:p>
          </table:table-cell>
          <table:table-cell/>
          <table:table-cell office:value-type="float" office:value="12808">
            <text:p>12808</text:p>
          </table:table-cell>
          <table:table-cell office:value-type="float" office:value="31462">
            <text:p>31462</text:p>
          </table:table-cell>
          <table:table-cell office:value-type="float" office:value="15340">
            <text:p>15340</text:p>
          </table:table-cell>
          <table:table-cell office:value-type="float" office:value="16122">
            <text:p>16122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table:formula="of:=[.C62]" office:value-type="string" office:string-value="  大磯町">
            <text:p><text:s text:c="2"/>大磯町</text:p>
          </table:table-cell>
          <table:table-cell table:style-name="ce3" table:formula="of:=[.M62]/([.F62]-[.M62])*10000" office:value-type="float" office:value="8.27077236289604">
            <text:p>8.27‱</text:p>
          </table:table-cell>
          <table:table-cell table:style-name="ce4" office:value-type="float" office:value="26">
            <text:p>26</text:p>
          </table:table-cell>
          <table:table-cell table:number-columns-repeated="2"/>
          <table:table-cell office:value-type="float" office:value="2.45643347907558">
            <text:p>2.4564334791</text:p>
          </table:table-cell>
          <table:table-cell office:value-type="float" office:value="1831.31548311991">
            <text:p>1831.315483119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二宮町</text:p>
          </table:table-cell>
          <table:table-cell/>
          <table:table-cell office:value-type="float" office:value="11612">
            <text:p>11612</text:p>
          </table:table-cell>
          <table:table-cell office:value-type="float" office:value="27326">
            <text:p>27326</text:p>
          </table:table-cell>
          <table:table-cell office:value-type="float" office:value="13139">
            <text:p>13139</text:p>
          </table:table-cell>
          <table:table-cell office:value-type="float" office:value="14187">
            <text:p>14187</text:p>
          </table:table-cell>
          <table:table-cell office:value-type="float" office:value="-43">
            <text:p>-43</text:p>
          </table:table-cell>
          <table:table-cell office:value-type="float" office:value="-36">
            <text:p>-36</text:p>
          </table:table-cell>
          <table:table-cell table:formula="of:=[.C63]" office:value-type="string" office:string-value="  二宮町">
            <text:p><text:s text:c="2"/>二宮町</text:p>
          </table:table-cell>
          <table:table-cell table:style-name="ce3" table:formula="of:=[.M63]/([.F63]-[.M63])*10000" office:value-type="float" office:value="-2.56100684154685">
            <text:p>-2.56‱</text:p>
          </table:table-cell>
          <table:table-cell table:style-name="ce4" office:value-type="float" office:value="-7">
            <text:p>-7</text:p>
          </table:table-cell>
          <table:table-cell table:number-columns-repeated="2"/>
          <table:table-cell office:value-type="float" office:value="2.35325525318636">
            <text:p>2.3532552532</text:p>
          </table:table-cell>
          <table:table-cell office:value-type="float" office:value="3009.47136563877">
            <text:p>3009.471365638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足柄上郡</text:p>
          </table:table-cell>
          <table:table-cell/>
          <table:table-cell office:value-type="float" office:value="25840">
            <text:p>25840</text:p>
          </table:table-cell>
          <table:table-cell office:value-type="float" office:value="64970">
            <text:p>64970</text:p>
          </table:table-cell>
          <table:table-cell office:value-type="float" office:value="31973">
            <text:p>31973</text:p>
          </table:table-cell>
          <table:table-cell office:value-type="float" office:value="32997">
            <text:p>32997</text:p>
          </table:table-cell>
          <table:table-cell office:value-type="float" office:value="-55">
            <text:p>-55</text:p>
          </table:table-cell>
          <table:table-cell office:value-type="float" office:value="-59">
            <text:p>-59</text:p>
          </table:table-cell>
          <table:table-cell table:formula="of:=[.C64]" office:value-type="string" office:string-value="足柄上郡">
            <text:p>足柄上郡</text:p>
          </table:table-cell>
          <table:table-cell table:style-name="ce3" table:formula="of:=[.M64]/([.F64]-[.M64])*10000" office:value-type="float" office:value="0.615706677338916">
            <text:p>0.62‱</text:p>
          </table:table-cell>
          <table:table-cell table:style-name="ce4" office:value-type="float" office:value="4">
            <text:p>4</text:p>
          </table:table-cell>
          <table:table-cell table:number-columns-repeated="2"/>
          <table:table-cell office:value-type="float" office:value="2.51431888544892">
            <text:p>2.5143188854</text:p>
          </table:table-cell>
          <table:table-cell office:value-type="float" office:value="214.22447902928">
            <text:p>214.224479029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中井町</text:p>
          </table:table-cell>
          <table:table-cell/>
          <table:table-cell office:value-type="float" office:value="3410">
            <text:p>3410</text:p>
          </table:table-cell>
          <table:table-cell office:value-type="float" office:value="9090">
            <text:p>9090</text:p>
          </table:table-cell>
          <table:table-cell office:value-type="float" office:value="4539">
            <text:p>4539</text:p>
          </table:table-cell>
          <table:table-cell office:value-type="float" office:value="4551">
            <text:p>4551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table:formula="of:=[.C65]" office:value-type="string" office:string-value="  中井町">
            <text:p><text:s text:c="2"/>中井町</text:p>
          </table:table-cell>
          <table:table-cell table:style-name="ce3" table:formula="of:=[.M65]/([.F65]-[.M65])*10000" office:value-type="float" office:value="-4.39850450846712">
            <text:p>-4.40‱</text:p>
          </table:table-cell>
          <table:table-cell table:style-name="ce4" office:value-type="float" office:value="-4">
            <text:p>-4</text:p>
          </table:table-cell>
          <table:table-cell table:number-columns-repeated="2"/>
          <table:table-cell office:value-type="float" office:value="2.66568914956012">
            <text:p>2.6656891496</text:p>
          </table:table-cell>
          <table:table-cell office:value-type="float" office:value="454.727363681841">
            <text:p>454.727363681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大井町</text:p>
          </table:table-cell>
          <table:table-cell/>
          <table:table-cell office:value-type="float" office:value="6853">
            <text:p>6853</text:p>
          </table:table-cell>
          <table:table-cell office:value-type="float" office:value="17176">
            <text:p>17176</text:p>
          </table:table-cell>
          <table:table-cell office:value-type="float" office:value="8416">
            <text:p>8416</text:p>
          </table:table-cell>
          <table:table-cell office:value-type="float" office:value="8760">
            <text:p>8760</text:p>
          </table:table-cell>
          <table:table-cell office:value-type="float" office:value="-19">
            <text:p>-19</text:p>
          </table:table-cell>
          <table:table-cell office:value-type="float" office:value="-14">
            <text:p>-14</text:p>
          </table:table-cell>
          <table:table-cell table:formula="of:=[.C66]" office:value-type="string" office:string-value="  大井町">
            <text:p><text:s text:c="2"/>大井町</text:p>
          </table:table-cell>
          <table:table-cell table:style-name="ce3" table:formula="of:=[.M66]/([.F66]-[.M66])*10000" office:value-type="float" office:value="-2.91019149060008">
            <text:p>-2.91‱</text:p>
          </table:table-cell>
          <table:table-cell table:style-name="ce4" office:value-type="float" office:value="-5">
            <text:p>-5</text:p>
          </table:table-cell>
          <table:table-cell table:number-columns-repeated="2"/>
          <table:table-cell office:value-type="float" office:value="2.50634758499927">
            <text:p>2.506347585</text:p>
          </table:table-cell>
          <table:table-cell office:value-type="float" office:value="1194.43671766342">
            <text:p>1194.4367176634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松田町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74">
            <text:p>10574</text:p>
          </table:table-cell>
          <table:table-cell office:value-type="float" office:value="5257">
            <text:p>5257</text:p>
          </table:table-cell>
          <table:table-cell office:value-type="float" office:value="5317">
            <text:p>5317</text:p>
          </table:table-cell>
          <table:table-cell office:value-type="float" office:value="-39">
            <text:p>-39</text:p>
          </table:table-cell>
          <table:table-cell office:value-type="float" office:value="-15">
            <text:p>-15</text:p>
          </table:table-cell>
          <table:table-cell table:formula="of:=[.C67]" office:value-type="string" office:string-value="  松田町">
            <text:p><text:s text:c="2"/>松田町</text:p>
          </table:table-cell>
          <table:table-cell table:style-name="ce3" table:formula="of:=[.M67]/([.F67]-[.M67])*10000" office:value-type="float" office:value="-22.645782223061">
            <text:p>-22.65‱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3367955801105">
            <text:p>2.3367955801</text:p>
          </table:table-cell>
          <table:table-cell office:value-type="float" office:value="280.105960264901">
            <text:p>280.1059602649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山北町</text:p>
          </table:table-cell>
          <table:table-cell/>
          <table:table-cell office:value-type="float" office:value="3931">
            <text:p>3931</text:p>
          </table:table-cell>
          <table:table-cell office:value-type="float" office:value="9546">
            <text:p>9546</text:p>
          </table:table-cell>
          <table:table-cell office:value-type="float" office:value="4731">
            <text:p>4731</text:p>
          </table:table-cell>
          <table:table-cell office:value-type="float" office:value="4815">
            <text:p>4815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table:formula="of:=[.C68]" office:value-type="string" office:string-value="  山北町">
            <text:p><text:s text:c="2"/>山北町</text:p>
          </table:table-cell>
          <table:table-cell table:style-name="ce3" table:formula="of:=[.M68]/([.F68]-[.M68])*10000" office:value-type="float" office:value="-2.09467951403435">
            <text:p>-2.09‱</text:p>
          </table:table-cell>
          <table:table-cell table:style-name="ce4" office:value-type="float" office:value="-2">
            <text:p>-2</text:p>
          </table:table-cell>
          <table:table-cell table:number-columns-repeated="2"/>
          <table:table-cell office:value-type="float" office:value="2.42838972271687">
            <text:p>2.4283897227</text:p>
          </table:table-cell>
          <table:table-cell office:value-type="float" office:value="42.5003339121143">
            <text:p>42.5003339121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開成町</text:p>
          </table:table-cell>
          <table:table-cell/>
          <table:table-cell office:value-type="float" office:value="7121">
            <text:p>7121</text:p>
          </table:table-cell>
          <table:table-cell office:value-type="float" office:value="18584">
            <text:p>18584</text:p>
          </table:table-cell>
          <table:table-cell office:value-type="float" office:value="9030">
            <text:p>9030</text:p>
          </table:table-cell>
          <table:table-cell office:value-type="float" office:value="9554">
            <text:p>9554</text:p>
          </table:table-cell>
          <table:table-cell office:value-type="float" office:value="23">
            <text:p>23</text:p>
          </table:table-cell>
          <table:table-cell office:value-type="float" office:value="-16">
            <text:p>-16</text:p>
          </table:table-cell>
          <table:table-cell table:formula="of:=[.C69]" office:value-type="string" office:string-value="  開成町">
            <text:p><text:s text:c="2"/>開成町</text:p>
          </table:table-cell>
          <table:table-cell table:style-name="ce3" table:formula="of:=[.M69]/([.F69]-[.M69])*10000" office:value-type="float" office:value="21.0299272040981">
            <text:p>21.03‱</text:p>
          </table:table-cell>
          <table:table-cell table:style-name="ce4" office:value-type="float" office:value="39">
            <text:p>39</text:p>
          </table:table-cell>
          <table:table-cell table:number-columns-repeated="2"/>
          <table:table-cell office:value-type="float" office:value="2.60974582221598">
            <text:p>2.6097458222</text:p>
          </table:table-cell>
          <table:table-cell office:value-type="float" office:value="2837.25190839695">
            <text:p>2837.25190839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足柄下郡</text:p>
          </table:table-cell>
          <table:table-cell/>
          <table:table-cell office:value-type="float" office:value="19882">
            <text:p>19882</text:p>
          </table:table-cell>
          <table:table-cell office:value-type="float" office:value="40577">
            <text:p>40577</text:p>
          </table:table-cell>
          <table:table-cell office:value-type="float" office:value="19060">
            <text:p>19060</text:p>
          </table:table-cell>
          <table:table-cell office:value-type="float" office:value="21517">
            <text:p>21517</text:p>
          </table:table-cell>
          <table:table-cell office:value-type="float" office:value="-121">
            <text:p>-121</text:p>
          </table:table-cell>
          <table:table-cell office:value-type="float" office:value="-75">
            <text:p>-75</text:p>
          </table:table-cell>
          <table:table-cell table:formula="of:=[.C70]" office:value-type="string" office:string-value="足柄下郡">
            <text:p>足柄下郡</text:p>
          </table:table-cell>
          <table:table-cell table:style-name="ce3" table:formula="of:=[.M70]/([.F70]-[.M70])*10000" office:value-type="float" office:value="-11.3236343943086">
            <text:p>-11.32‱</text:p>
          </table:table-cell>
          <table:table-cell table:style-name="ce4" office:value-type="float" office:value="-46">
            <text:p>-46</text:p>
          </table:table-cell>
          <table:table-cell table:number-columns-repeated="2"/>
          <table:table-cell office:value-type="float" office:value="2.04089125842471">
            <text:p>2.0408912584</text:p>
          </table:table-cell>
          <table:table-cell office:value-type="float" office:value="288.045715908284">
            <text:p>288.0457159083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箱根町</text:p>
          </table:table-cell>
          <table:table-cell/>
          <table:table-cell office:value-type="float" office:value="6267">
            <text:p>6267</text:p>
          </table:table-cell>
          <table:table-cell office:value-type="float" office:value="11037">
            <text:p>11037</text:p>
          </table:table-cell>
          <table:table-cell office:value-type="float" office:value="5334">
            <text:p>5334</text:p>
          </table:table-cell>
          <table:table-cell office:value-type="float" office:value="5703">
            <text:p>5703</text:p>
          </table:table-cell>
          <table:table-cell office:value-type="float" office:value="-45">
            <text:p>-45</text:p>
          </table:table-cell>
          <table:table-cell office:value-type="float" office:value="-18">
            <text:p>-18</text:p>
          </table:table-cell>
          <table:table-cell table:formula="of:=[.C71]" office:value-type="string" office:string-value="  箱根町">
            <text:p><text:s text:c="2"/>箱根町</text:p>
          </table:table-cell>
          <table:table-cell table:style-name="ce3" table:formula="of:=[.M71]/([.F71]-[.M71])*10000" office:value-type="float" office:value="-24.4034707158351">
            <text:p>-24.40‱</text:p>
          </table:table-cell>
          <table:table-cell table:style-name="ce4" office:value-type="float" office:value="-27">
            <text:p>-27</text:p>
          </table:table-cell>
          <table:table-cell table:number-columns-repeated="2"/>
          <table:table-cell office:value-type="float" office:value="1.76112972714217">
            <text:p>1.7611297271</text:p>
          </table:table-cell>
          <table:table-cell office:value-type="float" office:value="118.856342881757">
            <text:p>118.856342881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真鶴町</text:p>
          </table:table-cell>
          <table:table-cell/>
          <table:table-cell office:value-type="float" office:value="2941">
            <text:p>2941</text:p>
          </table:table-cell>
          <table:table-cell office:value-type="float" office:value="6549">
            <text:p>6549</text:p>
          </table:table-cell>
          <table:table-cell office:value-type="float" office:value="3031">
            <text:p>3031</text:p>
          </table:table-cell>
          <table:table-cell office:value-type="float" office:value="3518">
            <text:p>3518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table:formula="of:=[.C72]" office:value-type="string" office:string-value="  真鶴町">
            <text:p><text:s text:c="2"/>真鶴町</text:p>
          </table:table-cell>
          <table:table-cell table:style-name="ce3" table:formula="of:=[.M72]/([.F72]-[.M72])*10000" office:value-type="float" office:value="-24.3716679360244">
            <text:p>-24.37‱</text:p>
          </table:table-cell>
          <table:table-cell table:style-name="ce4" office:value-type="float" office:value="-16">
            <text:p>-16</text:p>
          </table:table-cell>
          <table:table-cell table:number-columns-repeated="2"/>
          <table:table-cell office:value-type="float" office:value="2.22679360761646">
            <text:p>2.2267936076</text:p>
          </table:table-cell>
          <table:table-cell office:value-type="float" office:value="928.936170212766">
            <text:p>928.9361702128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3"/>湯河原町</text:p>
          </table:table-cell>
          <table:table-cell/>
          <table:table-cell office:value-type="float" office:value="10674">
            <text:p>10674</text:p>
          </table:table-cell>
          <table:table-cell office:value-type="float" office:value="22991">
            <text:p>22991</text:p>
          </table:table-cell>
          <table:table-cell office:value-type="float" office:value="10695">
            <text:p>10695</text:p>
          </table:table-cell>
          <table:table-cell office:value-type="float" office:value="12296">
            <text:p>12296</text:p>
          </table:table-cell>
          <table:table-cell office:value-type="float" office:value="-50">
            <text:p>-50</text:p>
          </table:table-cell>
          <table:table-cell office:value-type="float" office:value="-47">
            <text:p>-47</text:p>
          </table:table-cell>
          <table:table-cell table:formula="of:=[.C73]" office:value-type="string" office:string-value="   湯河原町">
            <text:p><text:s text:c="3"/>湯河原町</text:p>
          </table:table-cell>
          <table:table-cell table:style-name="ce3" table:formula="of:=[.M73]/([.F73]-[.M73])*10000" office:value-type="float" office:value="-1.30468817952509">
            <text:p>-1.30‱</text:p>
          </table:table-cell>
          <table:table-cell table:style-name="ce4" office:value-type="float" office:value="-3">
            <text:p>-3</text:p>
          </table:table-cell>
          <table:table-cell table:number-columns-repeated="2"/>
          <table:table-cell office:value-type="float" office:value="2.15392542626944">
            <text:p>2.1539254263</text:p>
          </table:table-cell>
          <table:table-cell office:value-type="float" office:value="561.166707346839">
            <text:p>561.166707346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愛甲郡</text:p>
          </table:table-cell>
          <table:table-cell/>
          <table:table-cell office:value-type="float" office:value="18330">
            <text:p>18330</text:p>
          </table:table-cell>
          <table:table-cell office:value-type="float" office:value="42455">
            <text:p>42455</text:p>
          </table:table-cell>
          <table:table-cell office:value-type="float" office:value="22195">
            <text:p>22195</text:p>
          </table:table-cell>
          <table:table-cell office:value-type="float" office:value="20260">
            <text:p>20260</text:p>
          </table:table-cell>
          <table:table-cell office:value-type="float" office:value="-47">
            <text:p>-47</text:p>
          </table:table-cell>
          <table:table-cell office:value-type="float" office:value="-29">
            <text:p>-29</text:p>
          </table:table-cell>
          <table:table-cell table:formula="of:=[.C74]" office:value-type="string" office:string-value="愛甲郡">
            <text:p>愛甲郡</text:p>
          </table:table-cell>
          <table:table-cell table:style-name="ce3" table:formula="of:=[.M74]/([.F74]-[.M74])*10000" office:value-type="float" office:value="-4.23798648553199">
            <text:p>-4.24‱</text:p>
          </table:table-cell>
          <table:table-cell table:style-name="ce4" office:value-type="float" office:value="-18">
            <text:p>-18</text:p>
          </table:table-cell>
          <table:table-cell table:number-columns-repeated="2"/>
          <table:table-cell office:value-type="float" office:value="2.31614839061648">
            <text:p>2.3161483906</text:p>
          </table:table-cell>
          <table:table-cell office:value-type="float" office:value="402.340788476118">
            <text:p>402.3407884761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愛川町</text:p>
          </table:table-cell>
          <table:table-cell/>
          <table:table-cell office:value-type="float" office:value="17196">
            <text:p>17196</text:p>
          </table:table-cell>
          <table:table-cell office:value-type="float" office:value="39446">
            <text:p>39446</text:p>
          </table:table-cell>
          <table:table-cell office:value-type="float" office:value="20660">
            <text:p>20660</text:p>
          </table:table-cell>
          <table:table-cell office:value-type="float" office:value="18786">
            <text:p>18786</text:p>
          </table:table-cell>
          <table:table-cell office:value-type="float" office:value="-46">
            <text:p>-46</text:p>
          </table:table-cell>
          <table:table-cell office:value-type="float" office:value="-29">
            <text:p>-29</text:p>
          </table:table-cell>
          <table:table-cell table:number-columns-repeated="2"/>
          <table:table-cell office:value-type="float" office:value="-17">
            <text:p>-17</text:p>
          </table:table-cell>
          <table:table-cell table:number-columns-repeated="2"/>
          <table:table-cell office:value-type="float" office:value="2.29390555943243">
            <text:p>2.2939055594</text:p>
          </table:table-cell>
          <table:table-cell office:value-type="float" office:value="1150.70011668611">
            <text:p>1150.7001166861</text:p>
          </table:table-cell>
          <table:table-cell table:number-columns-repeated="1007"/>
        </table:table-row>
        <table:table-row table:style-name="ro1" table:visibility="collapse">
          <table:table-cell table:number-columns-repeated="2"/>
          <table:table-cell office:value-type="string">
            <text:p><text:s text:c="2"/>清川村</text:p>
          </table:table-cell>
          <table:table-cell/>
          <table:table-cell office:value-type="float" office:value="1134">
            <text:p>1134</text:p>
          </table:table-cell>
          <table:table-cell office:value-type="float" office:value="3009">
            <text:p>3009</text:p>
          </table:table-cell>
          <table:table-cell office:value-type="float" office:value="1535">
            <text:p>1535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float" office:value="2.65343915343915">
            <text:p>2.6534391534</text:p>
          </table:table-cell>
          <table:table-cell office:value-type="float" office:value="42.2375070185289">
            <text:p>42.237507018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神奈川県人口統計調査結果「神奈川県の人口と世帯」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2">
          <table:table-cell>
            <draw:frame table:end-cell-address="'2'.N55" table:end-x="0.865cm" table:end-y="0.034cm" draw:z-index="0" draw:style-name="gr1" draw:text-style-name="P1" svg:width="28.938cm" svg:height="11.35cm" svg:x="1.282cm" svg:y="0.445cm">
              <draw:object draw:notify-on-update-of-ranges="'2'.K12:'2'.K74 '2'.L11:'2'.L11 '2'.L12:'2'.L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人　　 <text:s/>口 　　 と　 　 世 　　 帯</text:p>
          </table:table-cell>
          <table:table-cell table:number-columns-repeated="3"/>
          <table:table-cell office:value-type="string">
            <text:p>https://www.pref.kanagawa.jp/docs/x6z/tc30/jinko/jimkotosetai.htm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令和４年２月１日現在</text:p>
          </table:table-cell>
          <table:table-cell table:number-columns-repeated="12"/>
          <table:table-cell office:value-type="string">
            <text:p>（令和２年国勢調査確定値を基準とした推計）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市 区 町 村</text:p>
          </table:table-cell>
          <table:table-cell/>
          <table:table-cell office:value-type="string">
            <text:p>世 帯 数</text:p>
          </table:table-cell>
          <table:table-cell office:value-type="string">
            <text:p>人</text:p>
          </table:table-cell>
          <table:table-cell/>
          <table:table-cell office:value-type="string">
            <text:p>口</text:p>
          </table:table-cell>
          <table:table-cell office:value-type="string">
            <text:p>前１か月の人口増減の内訳</text:p>
          </table:table-cell>
          <table:table-cell table:number-columns-repeated="5"/>
          <table:table-cell office:value-type="string">
            <text:p>１世帯当</text:p>
          </table:table-cell>
          <table:table-cell office:value-type="string">
            <text:p>人口密度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>
            <text:p>総 <text:s/>数</text:p>
          </table:table-cell>
          <table:table-cell office:value-type="string">
            <text:p>男</text:p>
          </table:table-cell>
          <table:table-cell office:value-type="string">
            <text:p>女</text:p>
          </table:table-cell>
          <table:table-cell office:value-type="string">
            <text:p>計</text:p>
          </table:table-cell>
          <table:table-cell office:value-type="string">
            <text:p>自然増減</text:p>
          </table:table-cell>
          <table:table-cell/>
          <table:table-cell office:value-type="string">
            <text:p>社会増減</text:p>
          </table:table-cell>
          <table:table-cell table:number-columns-repeated="2"/>
          <table:table-cell office:value-type="string">
            <text:p>たり人員</text:p>
          </table:table-cell>
          <table:table-cell office:value-type="string">
            <text:p>（１ｋ㎡）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世帯</text:p>
          </table:table-cell>
          <table:table-cell table:number-columns-repeated="5" office:value-type="string">
            <text:p>人</text:p>
          </table:table-cell>
          <table:table-cell/>
          <table:table-cell office:value-type="string">
            <text:p>人</text:p>
          </table:table-cell>
          <table:table-cell table:number-columns-repeated="2"/>
          <table:table-cell table:number-columns-repeated="2" office:value-type="string">
            <text:p>人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県計</text:p>
          </table:table-cell>
          <table:table-cell/>
          <table:table-cell office:value-type="float" office:value="4264122">
            <text:p>4264122</text:p>
          </table:table-cell>
          <table:table-cell office:value-type="float" office:value="9224962">
            <text:p>9224962</text:p>
          </table:table-cell>
          <table:table-cell office:value-type="float" office:value="4576442">
            <text:p>4576442</text:p>
          </table:table-cell>
          <table:table-cell office:value-type="float" office:value="4648520">
            <text:p>4648520</text:p>
          </table:table-cell>
          <table:table-cell office:value-type="float" office:value="-6215">
            <text:p>-6215</text:p>
          </table:table-cell>
          <table:table-cell office:value-type="float" office:value="-4551">
            <text:p>-4551</text:p>
          </table:table-cell>
          <table:table-cell/>
          <table:table-cell office:value-type="float" office:value="-1664">
            <text:p>-1664</text:p>
          </table:table-cell>
          <table:table-cell table:number-columns-repeated="2"/>
          <table:table-cell office:value-type="float" office:value="2.16339072850167">
            <text:p>2.1633907285</text:p>
          </table:table-cell>
          <table:table-cell office:value-type="float" office:value="3818.10513594166">
            <text:p>3818.105135941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市部計</text:p>
          </table:table-cell>
          <table:table-cell/>
          <table:table-cell office:value-type="float" office:value="4142343">
            <text:p>4142343</text:p>
          </table:table-cell>
          <table:table-cell office:value-type="float" office:value="8937949">
            <text:p>8937949</text:p>
          </table:table-cell>
          <table:table-cell office:value-type="float" office:value="4435267">
            <text:p>4435267</text:p>
          </table:table-cell>
          <table:table-cell office:value-type="float" office:value="4502682">
            <text:p>4502682</text:p>
          </table:table-cell>
          <table:table-cell office:value-type="float" office:value="-5952">
            <text:p>-5952</text:p>
          </table:table-cell>
          <table:table-cell office:value-type="float" office:value="-4301">
            <text:p>-4301</text:p>
          </table:table-cell>
          <table:table-cell/>
          <table:table-cell office:value-type="float" office:value="-1651">
            <text:p>-1651</text:p>
          </table:table-cell>
          <table:table-cell table:number-columns-repeated="2"/>
          <table:table-cell office:value-type="float" office:value="2.15770374399223">
            <text:p>2.157703744</text:p>
          </table:table-cell>
          <table:table-cell office:value-type="float" office:value="4938.63907614101">
            <text:p>4938.63907614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郡部計</text:p>
          </table:table-cell>
          <table:table-cell/>
          <table:table-cell office:value-type="float" office:value="121779">
            <text:p>121779</text:p>
          </table:table-cell>
          <table:table-cell office:value-type="float" office:value="287013">
            <text:p>287013</text:p>
          </table:table-cell>
          <table:table-cell office:value-type="float" office:value="141175">
            <text:p>141175</text:p>
          </table:table-cell>
          <table:table-cell office:value-type="float" office:value="145838">
            <text:p>145838</text:p>
          </table:table-cell>
          <table:table-cell office:value-type="float" office:value="-263">
            <text:p>-263</text:p>
          </table:table-cell>
          <table:table-cell office:value-type="float" office:value="-250">
            <text:p>-250</text:p>
          </table:table-cell>
          <table:table-cell/>
          <table:table-cell office:value-type="float" office:value="-13">
            <text:p>-13</text:p>
          </table:table-cell>
          <table:table-cell table:number-columns-repeated="2"/>
          <table:table-cell office:value-type="float" office:value="2.35683492227724">
            <text:p>2.3568349223</text:p>
          </table:table-cell>
          <table:table-cell office:value-type="float" office:value="473.376655506259">
            <text:p>473.376655506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市町村</text:p>
          </table:table-cell>
          <table:table-cell table:style-name="ce1" table:number-columns-repeated="2"/>
          <table:table-cell table:style-name="ce1" table:formula="of:=[.F5]" office:value-type="string" office:string-value="総  数">
            <text:p>総 <text:s/>数</text:p>
          </table:table-cell>
          <table:table-cell table:style-name="ce1" table:formula="of:=[.G5]" office:value-type="string" office:string-value="男">
            <text:p>男</text:p>
          </table:table-cell>
          <table:table-cell table:style-name="ce1" table:formula="of:=[.H5]" office:value-type="string" office:string-value="女">
            <text:p>女</text:p>
          </table:table-cell>
          <table:table-cell table:style-name="ce1" table:formula="of:=[.I5]" office:value-type="string" office:string-value="計">
            <text:p>計</text:p>
          </table:table-cell>
          <table:table-cell table:style-name="ce1" table:formula="of:=[.J5]" office:value-type="string" office:string-value="自然増減">
            <text:p>自然増減</text:p>
          </table:table-cell>
          <table:table-cell table:formula="of:=[.C11]" office:value-type="string" office:string-value="市町村">
            <text:p>市町村</text:p>
          </table:table-cell>
          <table:table-cell table:style-name="ce1" table:formula="of:=[.L5]" office:value-type="string" office:string-value="社会増減">
            <text:p>社会増減</text:p>
          </table:table-cell>
          <table:table-cell/>
          <table:table-cell table:style-name="ce1" table:number-columns-repeated="1011"/>
        </table:table-row>
        <table:table-row table:style-name="ro1">
          <table:table-cell table:number-columns-repeated="2"/>
          <table:table-cell office:value-type="string">
            <text:p>横浜市</text:p>
          </table:table-cell>
          <table:table-cell/>
          <table:table-cell office:value-type="float" office:value="1764924">
            <text:p>1764924</text:p>
          </table:table-cell>
          <table:table-cell office:value-type="float" office:value="3768902">
            <text:p>3768902</text:p>
          </table:table-cell>
          <table:table-cell office:value-type="float" office:value="1860563">
            <text:p>1860563</text:p>
          </table:table-cell>
          <table:table-cell office:value-type="float" office:value="1908339">
            <text:p>1908339</text:p>
          </table:table-cell>
          <table:table-cell office:value-type="float" office:value="-3127">
            <text:p>-3127</text:p>
          </table:table-cell>
          <table:table-cell office:value-type="float" office:value="-1784">
            <text:p>-1784</text:p>
          </table:table-cell>
          <table:table-cell table:formula="of:=[.C12]" office:value-type="string" office:string-value="横浜市">
            <text:p>横浜市</text:p>
          </table:table-cell>
          <table:table-cell table:style-name="ce4" office:value-type="float" office:value="-1343">
            <text:p>-1,343</text:p>
          </table:table-cell>
          <table:table-cell table:number-columns-repeated="2"/>
          <table:table-cell office:value-type="float" office:value="2.13544719206039">
            <text:p>2.1354471921</text:p>
          </table:table-cell>
          <table:table-cell office:value-type="float" office:value="8609.12330394262">
            <text:p>8609.1233039426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鶴見区</text:p>
          </table:table-cell>
          <table:table-cell/>
          <table:table-cell office:value-type="float" office:value="145414">
            <text:p>145414</text:p>
          </table:table-cell>
          <table:table-cell office:value-type="float" office:value="295377">
            <text:p>295377</text:p>
          </table:table-cell>
          <table:table-cell office:value-type="float" office:value="152237">
            <text:p>152237</text:p>
          </table:table-cell>
          <table:table-cell office:value-type="float" office:value="143140">
            <text:p>143140</text:p>
          </table:table-cell>
          <table:table-cell office:value-type="float" office:value="-203">
            <text:p>-203</text:p>
          </table:table-cell>
          <table:table-cell office:value-type="float" office:value="-95">
            <text:p>-95</text:p>
          </table:table-cell>
          <table:table-cell table:formula="of:=[.C13]" office:value-type="string" office:string-value="  鶴見区">
            <text:p><text:s text:c="2"/>鶴見区</text:p>
          </table:table-cell>
          <table:table-cell table:style-name="ce4" office:value-type="float" office:value="-108">
            <text:p>-108</text:p>
          </table:table-cell>
          <table:table-cell table:number-columns-repeated="2"/>
          <table:table-cell office:value-type="float" office:value="2.03128309516278">
            <text:p>2.0312830952</text:p>
          </table:table-cell>
          <table:table-cell office:value-type="float" office:value="8888.86548299729">
            <text:p>8888.865482997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3"/>神奈川区</text:p>
          </table:table-cell>
          <table:table-cell/>
          <table:table-cell office:value-type="float" office:value="130221">
            <text:p>130221</text:p>
          </table:table-cell>
          <table:table-cell office:value-type="float" office:value="247268">
            <text:p>247268</text:p>
          </table:table-cell>
          <table:table-cell office:value-type="float" office:value="126051">
            <text:p>126051</text:p>
          </table:table-cell>
          <table:table-cell office:value-type="float" office:value="121217">
            <text:p>121217</text:p>
          </table:table-cell>
          <table:table-cell office:value-type="float" office:value="-176">
            <text:p>-176</text:p>
          </table:table-cell>
          <table:table-cell office:value-type="float" office:value="-59">
            <text:p>-59</text:p>
          </table:table-cell>
          <table:table-cell table:formula="of:=[.C14]" office:value-type="string" office:string-value="   神奈川区">
            <text:p><text:s text:c="3"/>神奈川区</text:p>
          </table:table-cell>
          <table:table-cell table:style-name="ce4" office:value-type="float" office:value="-117">
            <text:p>-117</text:p>
          </table:table-cell>
          <table:table-cell table:number-columns-repeated="2"/>
          <table:table-cell office:value-type="float" office:value="1.89883352147503">
            <text:p>1.8988335215</text:p>
          </table:table-cell>
          <table:table-cell office:value-type="float" office:value="10424.4519392917">
            <text:p>10424.4519392917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西 <text:s/>区</text:p>
          </table:table-cell>
          <table:table-cell/>
          <table:table-cell office:value-type="float" office:value="57176">
            <text:p>57176</text:p>
          </table:table-cell>
          <table:table-cell office:value-type="float" office:value="104384">
            <text:p>104384</text:p>
          </table:table-cell>
          <table:table-cell office:value-type="float" office:value="52719">
            <text:p>52719</text:p>
          </table:table-cell>
          <table:table-cell office:value-type="float" office:value="51665">
            <text:p>51665</text:p>
          </table:table-cell>
          <table:table-cell office:value-type="float" office:value="-99">
            <text:p>-99</text:p>
          </table:table-cell>
          <table:table-cell office:value-type="float" office:value="-28">
            <text:p>-28</text:p>
          </table:table-cell>
          <table:table-cell table:formula="of:=[.C15]" office:value-type="string" office:string-value=" 西  区">
            <text:p><text:s/>西 <text:s/>区</text:p>
          </table:table-cell>
          <table:table-cell table:style-name="ce4" office:value-type="float" office:value="-71">
            <text:p>-71</text:p>
          </table:table-cell>
          <table:table-cell table:number-columns-repeated="2"/>
          <table:table-cell office:value-type="float" office:value="1.8256611165524">
            <text:p>1.8256611166</text:p>
          </table:table-cell>
          <table:table-cell office:value-type="float" office:value="14848.3641536273">
            <text:p>14848.364153627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中 <text:s text:c="2"/>区</text:p>
          </table:table-cell>
          <table:table-cell/>
          <table:table-cell office:value-type="float" office:value="84854">
            <text:p>84854</text:p>
          </table:table-cell>
          <table:table-cell office:value-type="float" office:value="150175">
            <text:p>150175</text:p>
          </table:table-cell>
          <table:table-cell office:value-type="float" office:value="76386">
            <text:p>76386</text:p>
          </table:table-cell>
          <table:table-cell office:value-type="float" office:value="73789">
            <text:p>73789</text:p>
          </table:table-cell>
          <table:table-cell office:value-type="float" office:value="-96">
            <text:p>-96</text:p>
          </table:table-cell>
          <table:table-cell office:value-type="float" office:value="-91">
            <text:p>-91</text:p>
          </table:table-cell>
          <table:table-cell table:formula="of:=[.C16]" office:value-type="string" office:string-value="  中   区">
            <text:p><text:s text:c="2"/>中 <text:s text:c="2"/>区</text:p>
          </table:table-cell>
          <table:table-cell table:style-name="ce4" office:value-type="float" office:value="-5">
            <text:p>-5</text:p>
          </table:table-cell>
          <table:table-cell table:number-columns-repeated="2"/>
          <table:table-cell office:value-type="float" office:value="1.76980460555778">
            <text:p>1.7698046056</text:p>
          </table:table-cell>
          <table:table-cell office:value-type="float" office:value="6984.88372093023">
            <text:p>6984.8837209302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南 <text:s/>区</text:p>
          </table:table-cell>
          <table:table-cell/>
          <table:table-cell office:value-type="float" office:value="104405">
            <text:p>104405</text:p>
          </table:table-cell>
          <table:table-cell office:value-type="float" office:value="197273">
            <text:p>197273</text:p>
          </table:table-cell>
          <table:table-cell office:value-type="float" office:value="98405">
            <text:p>98405</text:p>
          </table:table-cell>
          <table:table-cell office:value-type="float" office:value="98868">
            <text:p>98868</text:p>
          </table:table-cell>
          <table:table-cell office:value-type="float" office:value="-244">
            <text:p>-244</text:p>
          </table:table-cell>
          <table:table-cell office:value-type="float" office:value="-148">
            <text:p>-148</text:p>
          </table:table-cell>
          <table:table-cell table:formula="of:=[.C17]" office:value-type="string" office:string-value=" 南  区">
            <text:p><text:s/>南 <text:s/>区</text:p>
          </table:table-cell>
          <table:table-cell table:style-name="ce4" office:value-type="float" office:value="-96">
            <text:p>-96</text:p>
          </table:table-cell>
          <table:table-cell table:number-columns-repeated="2"/>
          <table:table-cell office:value-type="float" office:value="1.88949762942388">
            <text:p>1.8894976294</text:p>
          </table:table-cell>
          <table:table-cell office:value-type="float" office:value="15594.7035573123">
            <text:p>15594.703557312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港南区</text:p>
          </table:table-cell>
          <table:table-cell/>
          <table:table-cell office:value-type="float" office:value="96536">
            <text:p>96536</text:p>
          </table:table-cell>
          <table:table-cell office:value-type="float" office:value="215088">
            <text:p>215088</text:p>
          </table:table-cell>
          <table:table-cell office:value-type="float" office:value="104826">
            <text:p>104826</text:p>
          </table:table-cell>
          <table:table-cell office:value-type="float" office:value="110262">
            <text:p>110262</text:p>
          </table:table-cell>
          <table:table-cell office:value-type="float" office:value="-134">
            <text:p>-134</text:p>
          </table:table-cell>
          <table:table-cell office:value-type="float" office:value="-115">
            <text:p>-115</text:p>
          </table:table-cell>
          <table:table-cell table:formula="of:=[.C18]" office:value-type="string" office:string-value="  港南区">
            <text:p><text:s text:c="2"/>港南区</text:p>
          </table:table-cell>
          <table:table-cell table:style-name="ce4" office:value-type="float" office:value="-19">
            <text:p>-19</text:p>
          </table:table-cell>
          <table:table-cell table:number-columns-repeated="2"/>
          <table:table-cell office:value-type="float" office:value="2.22805999834259">
            <text:p>2.2280599983</text:p>
          </table:table-cell>
          <table:table-cell office:value-type="float" office:value="10808.4422110553">
            <text:p>10808.442211055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　保土ケ谷区</text:p>
          </table:table-cell>
          <table:table-cell/>
          <table:table-cell office:value-type="float" office:value="99412">
            <text:p>99412</text:p>
          </table:table-cell>
          <table:table-cell office:value-type="float" office:value="206278">
            <text:p>206278</text:p>
          </table:table-cell>
          <table:table-cell office:value-type="float" office:value="100999">
            <text:p>100999</text:p>
          </table:table-cell>
          <table:table-cell office:value-type="float" office:value="105279">
            <text:p>105279</text:p>
          </table:table-cell>
          <table:table-cell office:value-type="float" office:value="-353">
            <text:p>-353</text:p>
          </table:table-cell>
          <table:table-cell office:value-type="float" office:value="-180">
            <text:p>-180</text:p>
          </table:table-cell>
          <table:table-cell table:formula="of:=[.C19]" office:value-type="string" office:string-value="　保土ケ谷区">
            <text:p>　保土ケ谷区</text:p>
          </table:table-cell>
          <table:table-cell table:style-name="ce4" office:value-type="float" office:value="-173">
            <text:p>-173</text:p>
          </table:table-cell>
          <table:table-cell table:number-columns-repeated="2"/>
          <table:table-cell office:value-type="float" office:value="2.0749808876192">
            <text:p>2.0749808876</text:p>
          </table:table-cell>
          <table:table-cell office:value-type="float" office:value="9406.2015503876">
            <text:p>9406.2015503876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旭 <text:s/>区</text:p>
          </table:table-cell>
          <table:table-cell/>
          <table:table-cell office:value-type="float" office:value="107200">
            <text:p>107200</text:p>
          </table:table-cell>
          <table:table-cell office:value-type="float" office:value="243179">
            <text:p>243179</text:p>
          </table:table-cell>
          <table:table-cell office:value-type="float" office:value="117267">
            <text:p>117267</text:p>
          </table:table-cell>
          <table:table-cell office:value-type="float" office:value="125912">
            <text:p>125912</text:p>
          </table:table-cell>
          <table:table-cell office:value-type="float" office:value="-180">
            <text:p>-180</text:p>
          </table:table-cell>
          <table:table-cell office:value-type="float" office:value="-195">
            <text:p>-195</text:p>
          </table:table-cell>
          <table:table-cell table:formula="of:=[.C20]" office:value-type="string" office:string-value=" 旭  区">
            <text:p><text:s/>旭 <text:s/>区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office:value-type="float" office:value="2.26846082089552">
            <text:p>2.2684608209</text:p>
          </table:table-cell>
          <table:table-cell office:value-type="float" office:value="7429.85029025359">
            <text:p>7429.8502902536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磯子区</text:p>
          </table:table-cell>
          <table:table-cell/>
          <table:table-cell office:value-type="float" office:value="79106">
            <text:p>79106</text:p>
          </table:table-cell>
          <table:table-cell office:value-type="float" office:value="166174">
            <text:p>166174</text:p>
          </table:table-cell>
          <table:table-cell office:value-type="float" office:value="81703">
            <text:p>81703</text:p>
          </table:table-cell>
          <table:table-cell office:value-type="float" office:value="84471">
            <text:p>84471</text:p>
          </table:table-cell>
          <table:table-cell office:value-type="float" office:value="-86">
            <text:p>-86</text:p>
          </table:table-cell>
          <table:table-cell office:value-type="float" office:value="-68">
            <text:p>-68</text:p>
          </table:table-cell>
          <table:table-cell table:formula="of:=[.C21]" office:value-type="string" office:string-value="  磯子区">
            <text:p><text:s text:c="2"/>磯子区</text:p>
          </table:table-cell>
          <table:table-cell table:style-name="ce4" office:value-type="float" office:value="-18">
            <text:p>-18</text:p>
          </table:table-cell>
          <table:table-cell table:number-columns-repeated="2"/>
          <table:table-cell office:value-type="float" office:value="2.10064976108007">
            <text:p>2.1006497611</text:p>
          </table:table-cell>
          <table:table-cell office:value-type="float" office:value="8723.04461942257">
            <text:p>8723.0446194226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金沢区</text:p>
          </table:table-cell>
          <table:table-cell/>
          <table:table-cell office:value-type="float" office:value="90039">
            <text:p>90039</text:p>
          </table:table-cell>
          <table:table-cell office:value-type="float" office:value="197169">
            <text:p>197169</text:p>
          </table:table-cell>
          <table:table-cell office:value-type="float" office:value="95931">
            <text:p>95931</text:p>
          </table:table-cell>
          <table:table-cell office:value-type="float" office:value="101238">
            <text:p>101238</text:p>
          </table:table-cell>
          <table:table-cell office:value-type="float" office:value="-477">
            <text:p>-477</text:p>
          </table:table-cell>
          <table:table-cell office:value-type="float" office:value="-161">
            <text:p>-161</text:p>
          </table:table-cell>
          <table:table-cell table:formula="of:=[.C22]" office:value-type="string" office:string-value="  金沢区">
            <text:p><text:s text:c="2"/>金沢区</text:p>
          </table:table-cell>
          <table:table-cell table:style-name="ce4" office:value-type="float" office:value="-316">
            <text:p>-316</text:p>
          </table:table-cell>
          <table:table-cell table:number-columns-repeated="2"/>
          <table:table-cell office:value-type="float" office:value="2.18981774564355">
            <text:p>2.1898177456</text:p>
          </table:table-cell>
          <table:table-cell office:value-type="float" office:value="6368.50775193799">
            <text:p>6368.50775193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港北区</text:p>
          </table:table-cell>
          <table:table-cell/>
          <table:table-cell office:value-type="float" office:value="176763">
            <text:p>176763</text:p>
          </table:table-cell>
          <table:table-cell office:value-type="float" office:value="359247">
            <text:p>359247</text:p>
          </table:table-cell>
          <table:table-cell office:value-type="float" office:value="179198">
            <text:p>179198</text:p>
          </table:table-cell>
          <table:table-cell office:value-type="float" office:value="180049">
            <text:p>180049</text:p>
          </table:table-cell>
          <table:table-cell office:value-type="float" office:value="-274">
            <text:p>-274</text:p>
          </table:table-cell>
          <table:table-cell office:value-type="float" office:value="-82">
            <text:p>-82</text:p>
          </table:table-cell>
          <table:table-cell table:formula="of:=[.C23]" office:value-type="string" office:string-value="  港北区">
            <text:p><text:s text:c="2"/>港北区</text:p>
          </table:table-cell>
          <table:table-cell table:style-name="ce4" office:value-type="float" office:value="-192">
            <text:p>-192</text:p>
          </table:table-cell>
          <table:table-cell table:number-columns-repeated="2"/>
          <table:table-cell office:value-type="float" office:value="2.03236537058095">
            <text:p>2.0323653706</text:p>
          </table:table-cell>
          <table:table-cell office:value-type="float" office:value="11440.9872611465">
            <text:p>11440.9872611465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緑 <text:s/>区</text:p>
          </table:table-cell>
          <table:table-cell/>
          <table:table-cell office:value-type="float" office:value="80193">
            <text:p>80193</text:p>
          </table:table-cell>
          <table:table-cell office:value-type="float" office:value="183035">
            <text:p>183035</text:p>
          </table:table-cell>
          <table:table-cell office:value-type="float" office:value="89925">
            <text:p>89925</text:p>
          </table:table-cell>
          <table:table-cell office:value-type="float" office:value="93110">
            <text:p>93110</text:p>
          </table:table-cell>
          <table:table-cell office:value-type="float" office:value="-187">
            <text:p>-187</text:p>
          </table:table-cell>
          <table:table-cell office:value-type="float" office:value="-74">
            <text:p>-74</text:p>
          </table:table-cell>
          <table:table-cell table:formula="of:=[.C24]" office:value-type="string" office:string-value=" 緑  区">
            <text:p><text:s/>緑 <text:s/>区</text:p>
          </table:table-cell>
          <table:table-cell table:style-name="ce4" office:value-type="float" office:value="-113">
            <text:p>-113</text:p>
          </table:table-cell>
          <table:table-cell table:number-columns-repeated="2"/>
          <table:table-cell office:value-type="float" office:value="2.28243113488708">
            <text:p>2.2824311349</text:p>
          </table:table-cell>
          <table:table-cell office:value-type="float" office:value="7175.0294002352">
            <text:p>7175.0294002352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青葉区</text:p>
          </table:table-cell>
          <table:table-cell/>
          <table:table-cell office:value-type="float" office:value="134224">
            <text:p>134224</text:p>
          </table:table-cell>
          <table:table-cell office:value-type="float" office:value="311036">
            <text:p>311036</text:p>
          </table:table-cell>
          <table:table-cell office:value-type="float" office:value="150068">
            <text:p>150068</text:p>
          </table:table-cell>
          <table:table-cell office:value-type="float" office:value="160968">
            <text:p>160968</text:p>
          </table:table-cell>
          <table:table-cell office:value-type="float" office:value="-110">
            <text:p>-110</text:p>
          </table:table-cell>
          <table:table-cell office:value-type="float" office:value="-53">
            <text:p>-53</text:p>
          </table:table-cell>
          <table:table-cell table:formula="of:=[.C25]" office:value-type="string" office:string-value="  青葉区">
            <text:p><text:s text:c="2"/>青葉区</text:p>
          </table:table-cell>
          <table:table-cell table:style-name="ce4" office:value-type="float" office:value="-57">
            <text:p>-57</text:p>
          </table:table-cell>
          <table:table-cell table:number-columns-repeated="2"/>
          <table:table-cell office:value-type="float" office:value="2.31729049946358">
            <text:p>2.3172904995</text:p>
          </table:table-cell>
          <table:table-cell office:value-type="float" office:value="8831.23225440091">
            <text:p>8831.232254400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都筑区</text:p>
          </table:table-cell>
          <table:table-cell/>
          <table:table-cell office:value-type="float" office:value="86337">
            <text:p>86337</text:p>
          </table:table-cell>
          <table:table-cell office:value-type="float" office:value="214862">
            <text:p>214862</text:p>
          </table:table-cell>
          <table:table-cell office:value-type="float" office:value="105255">
            <text:p>105255</text:p>
          </table:table-cell>
          <table:table-cell office:value-type="float" office:value="109607">
            <text:p>109607</text:p>
          </table:table-cell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table:formula="of:=[.C26]" office:value-type="string" office:string-value="  都筑区">
            <text:p><text:s text:c="2"/>都筑区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48864333947207">
            <text:p>2.4886433395</text:p>
          </table:table-cell>
          <table:table-cell office:value-type="float" office:value="7709.43667025475">
            <text:p>7709.436670254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戸塚区</text:p>
          </table:table-cell>
          <table:table-cell/>
          <table:table-cell office:value-type="float" office:value="123281">
            <text:p>123281</text:p>
          </table:table-cell>
          <table:table-cell office:value-type="float" office:value="283862">
            <text:p>283862</text:p>
          </table:table-cell>
          <table:table-cell office:value-type="float" office:value="138300">
            <text:p>138300</text:p>
          </table:table-cell>
          <table:table-cell office:value-type="float" office:value="145562">
            <text:p>145562</text:p>
          </table:table-cell>
          <table:table-cell office:value-type="float" office:value="-222">
            <text:p>-222</text:p>
          </table:table-cell>
          <table:table-cell office:value-type="float" office:value="-152">
            <text:p>-152</text:p>
          </table:table-cell>
          <table:table-cell table:formula="of:=[.C27]" office:value-type="string" office:string-value="  戸塚区">
            <text:p><text:s text:c="2"/>戸塚区</text:p>
          </table:table-cell>
          <table:table-cell table:style-name="ce4" office:value-type="float" office:value="-70">
            <text:p>-70</text:p>
          </table:table-cell>
          <table:table-cell table:number-columns-repeated="2"/>
          <table:table-cell office:value-type="float" office:value="2.3025608163464">
            <text:p>2.3025608163</text:p>
          </table:table-cell>
          <table:table-cell office:value-type="float" office:value="7931.32159821179">
            <text:p>7931.321598211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栄 <text:s/>区</text:p>
          </table:table-cell>
          <table:table-cell/>
          <table:table-cell office:value-type="float" office:value="53257">
            <text:p>53257</text:p>
          </table:table-cell>
          <table:table-cell office:value-type="float" office:value="120487">
            <text:p>120487</text:p>
          </table:table-cell>
          <table:table-cell office:value-type="float" office:value="58691">
            <text:p>58691</text:p>
          </table:table-cell>
          <table:table-cell office:value-type="float" office:value="61796">
            <text:p>61796</text:p>
          </table:table-cell>
          <table:table-cell office:value-type="float" office:value="-126">
            <text:p>-126</text:p>
          </table:table-cell>
          <table:table-cell office:value-type="float" office:value="-68">
            <text:p>-68</text:p>
          </table:table-cell>
          <table:table-cell table:formula="of:=[.C28]" office:value-type="string" office:string-value=" 栄  区">
            <text:p><text:s/>栄 <text:s/>区</text:p>
          </table:table-cell>
          <table:table-cell table:style-name="ce4" office:value-type="float" office:value="-58">
            <text:p>-58</text:p>
          </table:table-cell>
          <table:table-cell table:number-columns-repeated="2"/>
          <table:table-cell office:value-type="float" office:value="2.26236926601198">
            <text:p>2.262369266</text:p>
          </table:table-cell>
          <table:table-cell office:value-type="float" office:value="6505.77753779698">
            <text:p>6505.777537797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泉 <text:s/>区</text:p>
          </table:table-cell>
          <table:table-cell/>
          <table:table-cell office:value-type="float" office:value="63509">
            <text:p>63509</text:p>
          </table:table-cell>
          <table:table-cell office:value-type="float" office:value="152024">
            <text:p>152024</text:p>
          </table:table-cell>
          <table:table-cell office:value-type="float" office:value="73647">
            <text:p>73647</text:p>
          </table:table-cell>
          <table:table-cell office:value-type="float" office:value="78377">
            <text:p>78377</text:p>
          </table:table-cell>
          <table:table-cell office:value-type="float" office:value="-63">
            <text:p>-63</text:p>
          </table:table-cell>
          <table:table-cell office:value-type="float" office:value="-78">
            <text:p>-78</text:p>
          </table:table-cell>
          <table:table-cell table:formula="of:=[.C29]" office:value-type="string" office:string-value=" 泉  区">
            <text:p><text:s/>泉 <text:s/>区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office:value-type="float" office:value="2.39373946999638">
            <text:p>2.39373947</text:p>
          </table:table-cell>
          <table:table-cell office:value-type="float" office:value="6447.15860899067">
            <text:p>6447.1586089907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瀬谷区</text:p>
          </table:table-cell>
          <table:table-cell/>
          <table:table-cell office:value-type="float" office:value="52997">
            <text:p>52997</text:p>
          </table:table-cell>
          <table:table-cell office:value-type="float" office:value="121984">
            <text:p>121984</text:p>
          </table:table-cell>
          <table:table-cell office:value-type="float" office:value="58955">
            <text:p>58955</text:p>
          </table:table-cell>
          <table:table-cell office:value-type="float" office:value="63029">
            <text:p>63029</text:p>
          </table:table-cell>
          <table:table-cell office:value-type="float" office:value="-68">
            <text:p>-68</text:p>
          </table:table-cell>
          <table:table-cell office:value-type="float" office:value="-103">
            <text:p>-103</text:p>
          </table:table-cell>
          <table:table-cell table:formula="of:=[.C30]" office:value-type="string" office:string-value="  瀬谷区">
            <text:p><text:s text:c="2"/>瀬谷区</text:p>
          </table:table-cell>
          <table:table-cell table:style-name="ce4" office:value-type="float" office:value="35">
            <text:p>35</text:p>
          </table:table-cell>
          <table:table-cell table:number-columns-repeated="2"/>
          <table:table-cell office:value-type="float" office:value="2.30171519142593">
            <text:p>2.3017151914</text:p>
          </table:table-cell>
          <table:table-cell office:value-type="float" office:value="7104.48456610367">
            <text:p>7104.484566103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川崎市</text:p>
          </table:table-cell>
          <table:table-cell/>
          <table:table-cell office:value-type="float" office:value="753967">
            <text:p>753967</text:p>
          </table:table-cell>
          <table:table-cell office:value-type="float" office:value="1537929">
            <text:p>1537929</text:p>
          </table:table-cell>
          <table:table-cell office:value-type="float" office:value="774389">
            <text:p>774389</text:p>
          </table:table-cell>
          <table:table-cell office:value-type="float" office:value="763540">
            <text:p>763540</text:p>
          </table:table-cell>
          <table:table-cell office:value-type="float" office:value="-896">
            <text:p>-896</text:p>
          </table:table-cell>
          <table:table-cell office:value-type="float" office:value="-295">
            <text:p>-295</text:p>
          </table:table-cell>
          <table:table-cell table:formula="of:=[.C31]" office:value-type="string" office:string-value="川崎市">
            <text:p>川崎市</text:p>
          </table:table-cell>
          <table:table-cell table:style-name="ce4" office:value-type="float" office:value="-601">
            <text:p>-601</text:p>
          </table:table-cell>
          <table:table-cell table:number-columns-repeated="2"/>
          <table:table-cell office:value-type="float" office:value="2.03978290827052">
            <text:p>2.0397829083</text:p>
          </table:table-cell>
          <table:table-cell office:value-type="float" office:value="10757.7574146614">
            <text:p>10757.7574146614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川崎区</text:p>
          </table:table-cell>
          <table:table-cell/>
          <table:table-cell office:value-type="float" office:value="123102">
            <text:p>123102</text:p>
          </table:table-cell>
          <table:table-cell office:value-type="float" office:value="230265">
            <text:p>230265</text:p>
          </table:table-cell>
          <table:table-cell office:value-type="float" office:value="123674">
            <text:p>123674</text:p>
          </table:table-cell>
          <table:table-cell office:value-type="float" office:value="106591">
            <text:p>106591</text:p>
          </table:table-cell>
          <table:table-cell office:value-type="float" office:value="-288">
            <text:p>-288</text:p>
          </table:table-cell>
          <table:table-cell office:value-type="float" office:value="-152">
            <text:p>-152</text:p>
          </table:table-cell>
          <table:table-cell table:formula="of:=[.C32]" office:value-type="string" office:string-value="  川崎区">
            <text:p><text:s text:c="2"/>川崎区</text:p>
          </table:table-cell>
          <table:table-cell table:style-name="ce4" office:value-type="float" office:value="-136">
            <text:p>-136</text:p>
          </table:table-cell>
          <table:table-cell table:number-columns-repeated="2"/>
          <table:table-cell office:value-type="float" office:value="1.87052200614125">
            <text:p>1.8705220061</text:p>
          </table:table-cell>
          <table:table-cell office:value-type="float" office:value="5830.96986578881">
            <text:p>5830.969865788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幸 <text:s/>区</text:p>
          </table:table-cell>
          <table:table-cell/>
          <table:table-cell office:value-type="float" office:value="80454">
            <text:p>80454</text:p>
          </table:table-cell>
          <table:table-cell office:value-type="float" office:value="171162">
            <text:p>171162</text:p>
          </table:table-cell>
          <table:table-cell office:value-type="float" office:value="86472">
            <text:p>86472</text:p>
          </table:table-cell>
          <table:table-cell office:value-type="float" office:value="84690">
            <text:p>84690</text:p>
          </table:table-cell>
          <table:table-cell office:value-type="float" office:value="-110">
            <text:p>-110</text:p>
          </table:table-cell>
          <table:table-cell office:value-type="float" office:value="-41">
            <text:p>-41</text:p>
          </table:table-cell>
          <table:table-cell table:formula="of:=[.C33]" office:value-type="string" office:string-value=" 幸  区">
            <text:p><text:s/>幸 <text:s/>区</text:p>
          </table:table-cell>
          <table:table-cell table:style-name="ce4" office:value-type="float" office:value="-69">
            <text:p>-69</text:p>
          </table:table-cell>
          <table:table-cell table:number-columns-repeated="2"/>
          <table:table-cell office:value-type="float" office:value="2.12745171153703">
            <text:p>2.1274517115</text:p>
          </table:table-cell>
          <table:table-cell office:value-type="float" office:value="17099.1008991009">
            <text:p>17099.100899100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中原区</text:p>
          </table:table-cell>
          <table:table-cell/>
          <table:table-cell office:value-type="float" office:value="135863">
            <text:p>135863</text:p>
          </table:table-cell>
          <table:table-cell office:value-type="float" office:value="264133">
            <text:p>264133</text:p>
          </table:table-cell>
          <table:table-cell office:value-type="float" office:value="133701">
            <text:p>133701</text:p>
          </table:table-cell>
          <table:table-cell office:value-type="float" office:value="130432">
            <text:p>130432</text:p>
          </table:table-cell>
          <table:table-cell office:value-type="float" office:value="-81">
            <text:p>-81</text:p>
          </table:table-cell>
          <table:table-cell office:value-type="float" office:value="37">
            <text:p>37</text:p>
          </table:table-cell>
          <table:table-cell table:formula="of:=[.C34]" office:value-type="string" office:string-value="  中原区">
            <text:p><text:s text:c="2"/>中原区</text:p>
          </table:table-cell>
          <table:table-cell table:style-name="ce4" office:value-type="float" office:value="-118">
            <text:p>-118</text:p>
          </table:table-cell>
          <table:table-cell table:number-columns-repeated="2"/>
          <table:table-cell office:value-type="float" office:value="1.94411281953144">
            <text:p>1.9441128195</text:p>
          </table:table-cell>
          <table:table-cell office:value-type="float" office:value="17919.4708276798">
            <text:p>17919.470827679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高津区</text:p>
          </table:table-cell>
          <table:table-cell/>
          <table:table-cell office:value-type="float" office:value="114848">
            <text:p>114848</text:p>
          </table:table-cell>
          <table:table-cell office:value-type="float" office:value="234320">
            <text:p>234320</text:p>
          </table:table-cell>
          <table:table-cell office:value-type="float" office:value="116149">
            <text:p>116149</text:p>
          </table:table-cell>
          <table:table-cell office:value-type="float" office:value="118171">
            <text:p>118171</text:p>
          </table:table-cell>
          <table:table-cell office:value-type="float" office:value="-158">
            <text:p>-158</text:p>
          </table:table-cell>
          <table:table-cell office:value-type="float" office:value="-19">
            <text:p>-19</text:p>
          </table:table-cell>
          <table:table-cell table:formula="of:=[.C35]" office:value-type="string" office:string-value="  高津区">
            <text:p><text:s text:c="2"/>高津区</text:p>
          </table:table-cell>
          <table:table-cell table:style-name="ce4" office:value-type="float" office:value="-139">
            <text:p>-139</text:p>
          </table:table-cell>
          <table:table-cell table:number-columns-repeated="2"/>
          <table:table-cell office:value-type="float" office:value="2.04026191139593">
            <text:p>2.0402619114</text:p>
          </table:table-cell>
          <table:table-cell office:value-type="float" office:value="14322.7383863081">
            <text:p>14322.7383863081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宮前区</text:p>
          </table:table-cell>
          <table:table-cell/>
          <table:table-cell office:value-type="float" office:value="103727">
            <text:p>103727</text:p>
          </table:table-cell>
          <table:table-cell office:value-type="float" office:value="234414">
            <text:p>234414</text:p>
          </table:table-cell>
          <table:table-cell office:value-type="float" office:value="113639">
            <text:p>113639</text:p>
          </table:table-cell>
          <table:table-cell office:value-type="float" office:value="120775">
            <text:p>120775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table:formula="of:=[.C36]" office:value-type="string" office:string-value="  宮前区">
            <text:p><text:s text:c="2"/>宮前区</text:p>
          </table:table-cell>
          <table:table-cell table:style-name="ce4" office:value-type="float" office:value="54">
            <text:p>54</text:p>
          </table:table-cell>
          <table:table-cell table:number-columns-repeated="2"/>
          <table:table-cell office:value-type="float" office:value="2.2599130409633">
            <text:p>2.259913041</text:p>
          </table:table-cell>
          <table:table-cell office:value-type="float" office:value="12596.1311123052">
            <text:p>12596.1311123052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多摩区</text:p>
          </table:table-cell>
          <table:table-cell/>
          <table:table-cell office:value-type="float" office:value="115699">
            <text:p>115699</text:p>
          </table:table-cell>
          <table:table-cell office:value-type="float" office:value="222969">
            <text:p>222969</text:p>
          </table:table-cell>
          <table:table-cell office:value-type="float" office:value="113561">
            <text:p>113561</text:p>
          </table:table-cell>
          <table:table-cell office:value-type="float" office:value="109408">
            <text:p>109408</text:p>
          </table:table-cell>
          <table:table-cell office:value-type="float" office:value="-119">
            <text:p>-119</text:p>
          </table:table-cell>
          <table:table-cell office:value-type="float" office:value="-20">
            <text:p>-20</text:p>
          </table:table-cell>
          <table:table-cell table:formula="of:=[.C37]" office:value-type="string" office:string-value="  多摩区">
            <text:p><text:s text:c="2"/>多摩区</text:p>
          </table:table-cell>
          <table:table-cell table:style-name="ce4" office:value-type="float" office:value="-99">
            <text:p>-99</text:p>
          </table:table-cell>
          <table:table-cell table:number-columns-repeated="2"/>
          <table:table-cell office:value-type="float" office:value="1.92714716635407">
            <text:p>1.9271471664</text:p>
          </table:table-cell>
          <table:table-cell office:value-type="float" office:value="10876.5365853659">
            <text:p>10876.536585365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麻生区</text:p>
          </table:table-cell>
          <table:table-cell/>
          <table:table-cell office:value-type="float" office:value="80274">
            <text:p>80274</text:p>
          </table:table-cell>
          <table:table-cell office:value-type="float" office:value="180666">
            <text:p>180666</text:p>
          </table:table-cell>
          <table:table-cell office:value-type="float" office:value="87193">
            <text:p>87193</text:p>
          </table:table-cell>
          <table:table-cell office:value-type="float" office:value="93473">
            <text:p>93473</text:p>
          </table:table-cell>
          <table:table-cell office:value-type="float" office:value="-160">
            <text:p>-160</text:p>
          </table:table-cell>
          <table:table-cell office:value-type="float" office:value="-66">
            <text:p>-66</text:p>
          </table:table-cell>
          <table:table-cell table:formula="of:=[.C38]" office:value-type="string" office:string-value="  麻生区">
            <text:p><text:s text:c="2"/>麻生区</text:p>
          </table:table-cell>
          <table:table-cell table:style-name="ce4" office:value-type="float" office:value="-94">
            <text:p>-94</text:p>
          </table:table-cell>
          <table:table-cell table:number-columns-repeated="2"/>
          <table:table-cell office:value-type="float" office:value="2.2506166380148">
            <text:p>2.250616638</text:p>
          </table:table-cell>
          <table:table-cell office:value-type="float" office:value="7770.58064516129">
            <text:p>7770.580645161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相模原市</text:p>
          </table:table-cell>
          <table:table-cell/>
          <table:table-cell office:value-type="float" office:value="337623">
            <text:p>337623</text:p>
          </table:table-cell>
          <table:table-cell office:value-type="float" office:value="725712">
            <text:p>725712</text:p>
          </table:table-cell>
          <table:table-cell office:value-type="float" office:value="361693">
            <text:p>361693</text:p>
          </table:table-cell>
          <table:table-cell office:value-type="float" office:value="364019">
            <text:p>364019</text:p>
          </table:table-cell>
          <table:table-cell office:value-type="float" office:value="-313">
            <text:p>-313</text:p>
          </table:table-cell>
          <table:table-cell office:value-type="float" office:value="-435">
            <text:p>-435</text:p>
          </table:table-cell>
          <table:table-cell table:formula="of:=[.C39]" office:value-type="string" office:string-value="相模原市">
            <text:p>相模原市</text:p>
          </table:table-cell>
          <table:table-cell table:style-name="ce4" office:value-type="float" office:value="122">
            <text:p>122</text:p>
          </table:table-cell>
          <table:table-cell table:number-columns-repeated="2"/>
          <table:table-cell office:value-type="float" office:value="2.1494744137692">
            <text:p>2.1494744138</text:p>
          </table:table-cell>
          <table:table-cell office:value-type="float" office:value="2206.41512875863">
            <text:p>2206.4151287586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緑　区</text:p>
          </table:table-cell>
          <table:table-cell/>
          <table:table-cell office:value-type="float" office:value="75775">
            <text:p>75775</text:p>
          </table:table-cell>
          <table:table-cell office:value-type="float" office:value="169348">
            <text:p>169348</text:p>
          </table:table-cell>
          <table:table-cell office:value-type="float" office:value="85076">
            <text:p>85076</text:p>
          </table:table-cell>
          <table:table-cell office:value-type="float" office:value="84272">
            <text:p>84272</text:p>
          </table:table-cell>
          <table:table-cell office:value-type="float" office:value="-113">
            <text:p>-113</text:p>
          </table:table-cell>
          <table:table-cell office:value-type="float" office:value="-109">
            <text:p>-109</text:p>
          </table:table-cell>
          <table:table-cell table:formula="of:=[.C40]" office:value-type="string" office:string-value=" 緑　区">
            <text:p><text:s/>緑　区</text:p>
          </table:table-cell>
          <table:table-cell table:style-name="ce4" office:value-type="float" office:value="-4">
            <text:p>-4</text:p>
          </table:table-cell>
          <table:table-cell table:number-columns-repeated="2"/>
          <table:table-cell office:value-type="float" office:value="2.23487957769713">
            <text:p>2.2348795777</text:p>
          </table:table-cell>
          <table:table-cell office:value-type="float" office:value="666.908203048084">
            <text:p>666.9082030481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中央区</text:p>
          </table:table-cell>
          <table:table-cell/>
          <table:table-cell office:value-type="float" office:value="126711">
            <text:p>126711</text:p>
          </table:table-cell>
          <table:table-cell office:value-type="float" office:value="273918">
            <text:p>273918</text:p>
          </table:table-cell>
          <table:table-cell office:value-type="float" office:value="136887">
            <text:p>136887</text:p>
          </table:table-cell>
          <table:table-cell office:value-type="float" office:value="137031">
            <text:p>137031</text:p>
          </table:table-cell>
          <table:table-cell office:value-type="float" office:value="-152">
            <text:p>-152</text:p>
          </table:table-cell>
          <table:table-cell office:value-type="float" office:value="-189">
            <text:p>-189</text:p>
          </table:table-cell>
          <table:table-cell table:formula="of:=[.C41]" office:value-type="string" office:string-value="  中央区">
            <text:p><text:s text:c="2"/>中央区</text:p>
          </table:table-cell>
          <table:table-cell table:style-name="ce4" office:value-type="float" office:value="37">
            <text:p>37</text:p>
          </table:table-cell>
          <table:table-cell table:number-columns-repeated="2"/>
          <table:table-cell office:value-type="float" office:value="2.16175391244643">
            <text:p>2.1617539124</text:p>
          </table:table-cell>
          <table:table-cell office:value-type="float" office:value="7429.29210740439">
            <text:p>7429.2921074044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/>南　区</text:p>
          </table:table-cell>
          <table:table-cell/>
          <table:table-cell office:value-type="float" office:value="135137">
            <text:p>135137</text:p>
          </table:table-cell>
          <table:table-cell office:value-type="float" office:value="282446">
            <text:p>282446</text:p>
          </table:table-cell>
          <table:table-cell office:value-type="float" office:value="139730">
            <text:p>139730</text:p>
          </table:table-cell>
          <table:table-cell office:value-type="float" office:value="142716">
            <text:p>142716</text:p>
          </table:table-cell>
          <table:table-cell office:value-type="float" office:value="-48">
            <text:p>-48</text:p>
          </table:table-cell>
          <table:table-cell office:value-type="float" office:value="-137">
            <text:p>-137</text:p>
          </table:table-cell>
          <table:table-cell table:formula="of:=[.C42]" office:value-type="string" office:string-value=" 南　区">
            <text:p><text:s/>南　区</text:p>
          </table:table-cell>
          <table:table-cell table:style-name="ce4" office:value-type="float" office:value="89">
            <text:p>89</text:p>
          </table:table-cell>
          <table:table-cell table:number-columns-repeated="2"/>
          <table:table-cell office:value-type="float" office:value="2.09007155701251">
            <text:p>2.090071557</text:p>
          </table:table-cell>
          <table:table-cell office:value-type="float" office:value="7411.33560745211">
            <text:p>7411.335607452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横須賀市</text:p>
          </table:table-cell>
          <table:table-cell/>
          <table:table-cell office:value-type="float" office:value="165517">
            <text:p>165517</text:p>
          </table:table-cell>
          <table:table-cell office:value-type="float" office:value="382694">
            <text:p>382694</text:p>
          </table:table-cell>
          <table:table-cell office:value-type="float" office:value="190706">
            <text:p>190706</text:p>
          </table:table-cell>
          <table:table-cell office:value-type="float" office:value="191988">
            <text:p>191988</text:p>
          </table:table-cell>
          <table:table-cell office:value-type="float" office:value="-566">
            <text:p>-566</text:p>
          </table:table-cell>
          <table:table-cell office:value-type="float" office:value="-436">
            <text:p>-436</text:p>
          </table:table-cell>
          <table:table-cell table:formula="of:=[.C43]" office:value-type="string" office:string-value="横須賀市">
            <text:p>横須賀市</text:p>
          </table:table-cell>
          <table:table-cell table:style-name="ce4" office:value-type="float" office:value="-130">
            <text:p>-130</text:p>
          </table:table-cell>
          <table:table-cell table:number-columns-repeated="2"/>
          <table:table-cell office:value-type="float" office:value="2.31211295516473">
            <text:p>2.3121129552</text:p>
          </table:table-cell>
          <table:table-cell office:value-type="float" office:value="3795.81432255505">
            <text:p>3795.814322555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平塚市</text:p>
          </table:table-cell>
          <table:table-cell/>
          <table:table-cell office:value-type="float" office:value="113384">
            <text:p>113384</text:p>
          </table:table-cell>
          <table:table-cell office:value-type="float" office:value="257504">
            <text:p>257504</text:p>
          </table:table-cell>
          <table:table-cell office:value-type="float" office:value="128497">
            <text:p>128497</text:p>
          </table:table-cell>
          <table:table-cell office:value-type="float" office:value="129007">
            <text:p>129007</text:p>
          </table:table-cell>
          <table:table-cell office:value-type="float" office:value="-127">
            <text:p>-127</text:p>
          </table:table-cell>
          <table:table-cell office:value-type="float" office:value="-132">
            <text:p>-132</text:p>
          </table:table-cell>
          <table:table-cell table:formula="of:=[.C44]" office:value-type="string" office:string-value="平塚市">
            <text:p>平塚市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2710788118253">
            <text:p>2.2710788118</text:p>
          </table:table-cell>
          <table:table-cell office:value-type="float" office:value="3796.87407844294">
            <text:p>3796.8740784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鎌倉市</text:p>
          </table:table-cell>
          <table:table-cell/>
          <table:table-cell office:value-type="float" office:value="76423">
            <text:p>76423</text:p>
          </table:table-cell>
          <table:table-cell office:value-type="float" office:value="172616">
            <text:p>172616</text:p>
          </table:table-cell>
          <table:table-cell office:value-type="float" office:value="81049">
            <text:p>81049</text:p>
          </table:table-cell>
          <table:table-cell office:value-type="float" office:value="91567">
            <text:p>91567</text:p>
          </table:table-cell>
          <table:table-cell office:value-type="float" office:value="-82">
            <text:p>-82</text:p>
          </table:table-cell>
          <table:table-cell office:value-type="float" office:value="-151">
            <text:p>-151</text:p>
          </table:table-cell>
          <table:table-cell table:formula="of:=[.C45]" office:value-type="string" office:string-value="鎌倉市">
            <text:p>鎌倉市</text:p>
          </table:table-cell>
          <table:table-cell table:style-name="ce4" office:value-type="float" office:value="69">
            <text:p>69</text:p>
          </table:table-cell>
          <table:table-cell table:number-columns-repeated="2"/>
          <table:table-cell office:value-type="float" office:value="2.2586917550999">
            <text:p>2.2586917551</text:p>
          </table:table-cell>
          <table:table-cell office:value-type="float" office:value="4352.3953605648">
            <text:p>4352.395360564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藤沢市</text:p>
          </table:table-cell>
          <table:table-cell/>
          <table:table-cell office:value-type="float" office:value="197857">
            <text:p>197857</text:p>
          </table:table-cell>
          <table:table-cell office:value-type="float" office:value="441643">
            <text:p>441643</text:p>
          </table:table-cell>
          <table:table-cell office:value-type="float" office:value="218027">
            <text:p>218027</text:p>
          </table:table-cell>
          <table:table-cell office:value-type="float" office:value="223616">
            <text:p>223616</text:p>
          </table:table-cell>
          <table:table-cell office:value-type="float" office:value="-65">
            <text:p>-65</text:p>
          </table:table-cell>
          <table:table-cell office:value-type="float" office:value="-131">
            <text:p>-131</text:p>
          </table:table-cell>
          <table:table-cell table:formula="of:=[.C46]" office:value-type="string" office:string-value="藤沢市">
            <text:p>藤沢市</text:p>
          </table:table-cell>
          <table:table-cell table:style-name="ce4" office:value-type="float" office:value="66">
            <text:p>66</text:p>
          </table:table-cell>
          <table:table-cell table:number-columns-repeated="2"/>
          <table:table-cell office:value-type="float" office:value="2.23213229756845">
            <text:p>2.2321322976</text:p>
          </table:table-cell>
          <table:table-cell office:value-type="float" office:value="6349.09430707303">
            <text:p>6349.09430707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小田原市</text:p>
          </table:table-cell>
          <table:table-cell/>
          <table:table-cell office:value-type="float" office:value="82913">
            <text:p>82913</text:p>
          </table:table-cell>
          <table:table-cell office:value-type="float" office:value="187864">
            <text:p>187864</text:p>
          </table:table-cell>
          <table:table-cell office:value-type="float" office:value="90744">
            <text:p>90744</text:p>
          </table:table-cell>
          <table:table-cell office:value-type="float" office:value="97120">
            <text:p>97120</text:p>
          </table:table-cell>
          <table:table-cell office:value-type="float" office:value="-161">
            <text:p>-161</text:p>
          </table:table-cell>
          <table:table-cell office:value-type="float" office:value="-168">
            <text:p>-168</text:p>
          </table:table-cell>
          <table:table-cell table:formula="of:=[.C47]" office:value-type="string" office:string-value="小田原市">
            <text:p>小田原市</text:p>
          </table:table-cell>
          <table:table-cell table:style-name="ce4" office:value-type="float" office:value="7">
            <text:p>7</text:p>
          </table:table-cell>
          <table:table-cell table:number-columns-repeated="2"/>
          <table:table-cell office:value-type="float" office:value="2.26579667844608">
            <text:p>2.2657966784</text:p>
          </table:table-cell>
          <table:table-cell office:value-type="float" office:value="1653.7323943662">
            <text:p>1653.732394366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茅ヶ崎市</text:p>
          </table:table-cell>
          <table:table-cell/>
          <table:table-cell office:value-type="float" office:value="104576">
            <text:p>104576</text:p>
          </table:table-cell>
          <table:table-cell office:value-type="float" office:value="243799">
            <text:p>243799</text:p>
          </table:table-cell>
          <table:table-cell office:value-type="float" office:value="118162">
            <text:p>118162</text:p>
          </table:table-cell>
          <table:table-cell office:value-type="float" office:value="125637">
            <text:p>125637</text:p>
          </table:table-cell>
          <table:table-cell office:value-type="float" office:value="-36">
            <text:p>-36</text:p>
          </table:table-cell>
          <table:table-cell office:value-type="float" office:value="-124">
            <text:p>-124</text:p>
          </table:table-cell>
          <table:table-cell table:formula="of:=[.C48]" office:value-type="string" office:string-value="茅ヶ崎市">
            <text:p>茅ヶ崎市</text:p>
          </table:table-cell>
          <table:table-cell table:style-name="ce4" office:value-type="float" office:value="88">
            <text:p>88</text:p>
          </table:table-cell>
          <table:table-cell table:number-columns-repeated="2"/>
          <table:table-cell office:value-type="float" office:value="2.3313092870257">
            <text:p>2.331309287</text:p>
          </table:table-cell>
          <table:table-cell office:value-type="float" office:value="6829.10364145658">
            <text:p>6829.103641456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逗子市</text:p>
          </table:table-cell>
          <table:table-cell/>
          <table:table-cell office:value-type="float" office:value="25098">
            <text:p>25098</text:p>
          </table:table-cell>
          <table:table-cell office:value-type="float" office:value="56853">
            <text:p>56853</text:p>
          </table:table-cell>
          <table:table-cell office:value-type="float" office:value="26639">
            <text:p>26639</text:p>
          </table:table-cell>
          <table:table-cell office:value-type="float" office:value="30214">
            <text:p>30214</text:p>
          </table:table-cell>
          <table:table-cell office:value-type="float" office:value="-16">
            <text:p>-16</text:p>
          </table:table-cell>
          <table:table-cell office:value-type="float" office:value="-54">
            <text:p>-54</text:p>
          </table:table-cell>
          <table:table-cell table:formula="of:=[.C49]" office:value-type="string" office:string-value="逗子市">
            <text:p>逗子市</text:p>
          </table:table-cell>
          <table:table-cell table:style-name="ce4" office:value-type="float" office:value="38">
            <text:p>38</text:p>
          </table:table-cell>
          <table:table-cell table:number-columns-repeated="2"/>
          <table:table-cell office:value-type="float" office:value="2.2652402581879">
            <text:p>2.2652402582</text:p>
          </table:table-cell>
          <table:table-cell office:value-type="float" office:value="3290.10416666667">
            <text:p>3290.104166666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三浦市</text:p>
          </table:table-cell>
          <table:table-cell/>
          <table:table-cell office:value-type="float" office:value="17142">
            <text:p>17142</text:p>
          </table:table-cell>
          <table:table-cell office:value-type="float" office:value="41279">
            <text:p>41279</text:p>
          </table:table-cell>
          <table:table-cell office:value-type="float" office:value="19749">
            <text:p>19749</text:p>
          </table:table-cell>
          <table:table-cell office:value-type="float" office:value="21530">
            <text:p>21530</text:p>
          </table:table-cell>
          <table:table-cell office:value-type="float" office:value="-82">
            <text:p>-82</text:p>
          </table:table-cell>
          <table:table-cell office:value-type="float" office:value="-61">
            <text:p>-61</text:p>
          </table:table-cell>
          <table:table-cell table:formula="of:=[.C50]" office:value-type="string" office:string-value="三浦市">
            <text:p>三浦市</text:p>
          </table:table-cell>
          <table:table-cell table:style-name="ce4" office:value-type="float" office:value="-21">
            <text:p>-21</text:p>
          </table:table-cell>
          <table:table-cell table:number-columns-repeated="2"/>
          <table:table-cell office:value-type="float" office:value="2.40806206977016">
            <text:p>2.4080620698</text:p>
          </table:table-cell>
          <table:table-cell office:value-type="float" office:value="1287.95631825273">
            <text:p>1287.95631825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秦野市</text:p>
          </table:table-cell>
          <table:table-cell/>
          <table:table-cell office:value-type="float" office:value="71177">
            <text:p>71177</text:p>
          </table:table-cell>
          <table:table-cell office:value-type="float" office:value="161826">
            <text:p>161826</text:p>
          </table:table-cell>
          <table:table-cell office:value-type="float" office:value="81716">
            <text:p>81716</text:p>
          </table:table-cell>
          <table:table-cell office:value-type="float" office:value="80110">
            <text:p>80110</text:p>
          </table:table-cell>
          <table:table-cell office:value-type="float" office:value="-123">
            <text:p>-123</text:p>
          </table:table-cell>
          <table:table-cell office:value-type="float" office:value="-99">
            <text:p>-99</text:p>
          </table:table-cell>
          <table:table-cell table:formula="of:=[.C51]" office:value-type="string" office:string-value="秦野市">
            <text:p>秦野市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27357151888953">
            <text:p>2.2735715189</text:p>
          </table:table-cell>
          <table:table-cell office:value-type="float" office:value="1559.61835003855">
            <text:p>1559.618350038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厚木市</text:p>
          </table:table-cell>
          <table:table-cell/>
          <table:table-cell office:value-type="float" office:value="101764">
            <text:p>101764</text:p>
          </table:table-cell>
          <table:table-cell office:value-type="float" office:value="223498">
            <text:p>223498</text:p>
          </table:table-cell>
          <table:table-cell office:value-type="float" office:value="115144">
            <text:p>115144</text:p>
          </table:table-cell>
          <table:table-cell office:value-type="float" office:value="108354">
            <text:p>108354</text:p>
          </table:table-cell>
          <table:table-cell office:value-type="float" office:value="-73">
            <text:p>-73</text:p>
          </table:table-cell>
          <table:table-cell office:value-type="float" office:value="-133">
            <text:p>-133</text:p>
          </table:table-cell>
          <table:table-cell table:formula="of:=[.C52]" office:value-type="string" office:string-value="厚木市">
            <text:p>厚木市</text:p>
          </table:table-cell>
          <table:table-cell table:style-name="ce4" office:value-type="float" office:value="60">
            <text:p>60</text:p>
          </table:table-cell>
          <table:table-cell table:number-columns-repeated="2"/>
          <table:table-cell office:value-type="float" office:value="2.19623835541056">
            <text:p>2.1962383554</text:p>
          </table:table-cell>
          <table:table-cell office:value-type="float" office:value="2381.69224211424">
            <text:p>2381.69224211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大和市</text:p>
          </table:table-cell>
          <table:table-cell/>
          <table:table-cell office:value-type="float" office:value="112853">
            <text:p>112853</text:p>
          </table:table-cell>
          <table:table-cell office:value-type="float" office:value="241492">
            <text:p>241492</text:p>
          </table:table-cell>
          <table:table-cell office:value-type="float" office:value="120353">
            <text:p>120353</text:p>
          </table:table-cell>
          <table:table-cell office:value-type="float" office:value="121139">
            <text:p>121139</text:p>
          </table:table-cell>
          <table:table-cell office:value-type="float" office:value="-91">
            <text:p>-91</text:p>
          </table:table-cell>
          <table:table-cell office:value-type="float" office:value="-96">
            <text:p>-96</text:p>
          </table:table-cell>
          <table:table-cell table:formula="of:=[.C53]" office:value-type="string" office:string-value="大和市">
            <text:p>大和市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office:value-type="float" office:value="2.13988108424233">
            <text:p>2.1398810842</text:p>
          </table:table-cell>
          <table:table-cell office:value-type="float" office:value="8914.43337024732">
            <text:p>8914.433370247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伊勢原市</text:p>
          </table:table-cell>
          <table:table-cell/>
          <table:table-cell office:value-type="float" office:value="45502">
            <text:p>45502</text:p>
          </table:table-cell>
          <table:table-cell office:value-type="float" office:value="101021">
            <text:p>101021</text:p>
          </table:table-cell>
          <table:table-cell office:value-type="float" office:value="51060">
            <text:p>51060</text:p>
          </table:table-cell>
          <table:table-cell office:value-type="float" office:value="49961">
            <text:p>49961</text:p>
          </table:table-cell>
          <table:table-cell office:value-type="float" office:value="-92">
            <text:p>-92</text:p>
          </table:table-cell>
          <table:table-cell office:value-type="float" office:value="-47">
            <text:p>-47</text:p>
          </table:table-cell>
          <table:table-cell table:formula="of:=[.C54]" office:value-type="string" office:string-value="伊勢原市">
            <text:p>伊勢原市</text:p>
          </table:table-cell>
          <table:table-cell table:style-name="ce4" office:value-type="float" office:value="-45">
            <text:p>-45</text:p>
          </table:table-cell>
          <table:table-cell table:number-columns-repeated="2"/>
          <table:table-cell office:value-type="float" office:value="2.22014416948706">
            <text:p>2.2201441695</text:p>
          </table:table-cell>
          <table:table-cell office:value-type="float" office:value="1818.23254139669">
            <text:p>1818.232541396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海老名市</text:p>
          </table:table-cell>
          <table:table-cell/>
          <table:table-cell office:value-type="float" office:value="59531">
            <text:p>59531</text:p>
          </table:table-cell>
          <table:table-cell office:value-type="float" office:value="137517">
            <text:p>137517</text:p>
          </table:table-cell>
          <table:table-cell office:value-type="float" office:value="69114">
            <text:p>69114</text:p>
          </table:table-cell>
          <table:table-cell office:value-type="float" office:value="68403">
            <text:p>68403</text:p>
          </table:table-cell>
          <table:table-cell office:value-type="float" office:value="-6">
            <text:p>-6</text:p>
          </table:table-cell>
          <table:table-cell office:value-type="float" office:value="-28">
            <text:p>-28</text:p>
          </table:table-cell>
          <table:table-cell table:formula="of:=[.C55]" office:value-type="string" office:string-value="海老名市">
            <text:p>海老名市</text:p>
          </table:table-cell>
          <table:table-cell table:style-name="ce4" office:value-type="float" office:value="22">
            <text:p>22</text:p>
          </table:table-cell>
          <table:table-cell table:number-columns-repeated="2"/>
          <table:table-cell office:value-type="float" office:value="2.31000655120861">
            <text:p>2.3100065512</text:p>
          </table:table-cell>
          <table:table-cell office:value-type="float" office:value="5171.75629936066">
            <text:p>5171.756299360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座間市</text:p>
          </table:table-cell>
          <table:table-cell/>
          <table:table-cell office:value-type="float" office:value="60813">
            <text:p>60813</text:p>
          </table:table-cell>
          <table:table-cell office:value-type="float" office:value="132253">
            <text:p>132253</text:p>
          </table:table-cell>
          <table:table-cell office:value-type="float" office:value="65824">
            <text:p>65824</text:p>
          </table:table-cell>
          <table:table-cell office:value-type="float" office:value="66429">
            <text:p>66429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table:formula="of:=[.C56]" office:value-type="string" office:string-value="座間市">
            <text:p>座間市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office:value-type="float" office:value="2.17474882015359">
            <text:p>2.1747488202</text:p>
          </table:table-cell>
          <table:table-cell office:value-type="float" office:value="7527.20546385885">
            <text:p>7527.205463858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南足柄市</text:p>
          </table:table-cell>
          <table:table-cell/>
          <table:table-cell office:value-type="float" office:value="16330">
            <text:p>16330</text:p>
          </table:table-cell>
          <table:table-cell office:value-type="float" office:value="40267">
            <text:p>40267</text:p>
          </table:table-cell>
          <table:table-cell office:value-type="float" office:value="19703">
            <text:p>19703</text:p>
          </table:table-cell>
          <table:table-cell office:value-type="float" office:value="20564">
            <text:p>20564</text:p>
          </table:table-cell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table:formula="of:=[.C57]" office:value-type="string" office:string-value="南足柄市">
            <text:p>南足柄市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46582976117575">
            <text:p>2.4658297612</text:p>
          </table:table-cell>
          <table:table-cell office:value-type="float" office:value="522.134336099585">
            <text:p>522.134336099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綾瀬市</text:p>
          </table:table-cell>
          <table:table-cell/>
          <table:table-cell office:value-type="float" office:value="34949">
            <text:p>34949</text:p>
          </table:table-cell>
          <table:table-cell office:value-type="float" office:value="83280">
            <text:p>83280</text:p>
          </table:table-cell>
          <table:table-cell office:value-type="float" office:value="42135">
            <text:p>42135</text:p>
          </table:table-cell>
          <table:table-cell office:value-type="float" office:value="41145">
            <text:p>41145</text:p>
          </table:table-cell>
          <table:table-cell office:value-type="float" office:value="-24">
            <text:p>-24</text:p>
          </table:table-cell>
          <table:table-cell office:value-type="float" office:value="-38">
            <text:p>-38</text:p>
          </table:table-cell>
          <table:table-cell table:formula="of:=[.C58]" office:value-type="string" office:string-value="綾瀬市">
            <text:p>綾瀬市</text:p>
          </table:table-cell>
          <table:table-cell table:style-name="ce4" office:value-type="float" office:value="14">
            <text:p>14</text:p>
          </table:table-cell>
          <table:table-cell table:number-columns-repeated="2"/>
          <table:table-cell office:value-type="float" office:value="2.3829007983061">
            <text:p>2.3829007983</text:p>
          </table:table-cell>
          <table:table-cell office:value-type="float" office:value="3761.51761517615">
            <text:p>3761.517615176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三浦郡葉山町</text:p>
          </table:table-cell>
          <table:table-cell/>
          <table:table-cell office:value-type="float" office:value="13103">
            <text:p>13103</text:p>
          </table:table-cell>
          <table:table-cell office:value-type="float" office:value="31648">
            <text:p>31648</text:p>
          </table:table-cell>
          <table:table-cell office:value-type="float" office:value="14869">
            <text:p>14869</text:p>
          </table:table-cell>
          <table:table-cell office:value-type="float" office:value="16779">
            <text:p>16779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table:formula="of:=[.C59]" office:value-type="string" office:string-value="三浦郡葉山町">
            <text:p>三浦郡葉山町</text:p>
          </table:table-cell>
          <table:table-cell table:style-name="ce4" office:value-type="float" office:value="10">
            <text:p>10</text:p>
          </table:table-cell>
          <table:table-cell table:number-columns-repeated="2"/>
          <table:table-cell office:value-type="float" office:value="2.41532473479356">
            <text:p>2.4153247348</text:p>
          </table:table-cell>
          <table:table-cell office:value-type="float" office:value="1857.27699530516">
            <text:p>1857.276995305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高座郡寒川町</text:p>
          </table:table-cell>
          <table:table-cell/>
          <table:table-cell office:value-type="float" office:value="20204">
            <text:p>20204</text:p>
          </table:table-cell>
          <table:table-cell office:value-type="float" office:value="48575">
            <text:p>48575</text:p>
          </table:table-cell>
          <table:table-cell office:value-type="float" office:value="24599">
            <text:p>24599</text:p>
          </table:table-cell>
          <table:table-cell office:value-type="float" office:value="23976">
            <text:p>23976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table:formula="of:=[.C60]" office:value-type="string" office:string-value="高座郡寒川町">
            <text:p>高座郡寒川町</text:p>
          </table:table-cell>
          <table:table-cell table:style-name="ce4" office:value-type="float" office:value="18">
            <text:p>18</text:p>
          </table:table-cell>
          <table:table-cell table:number-columns-repeated="2"/>
          <table:table-cell office:value-type="float" office:value="2.40422688576519">
            <text:p>2.4042268858</text:p>
          </table:table-cell>
          <table:table-cell office:value-type="float" office:value="3641.30434782609">
            <text:p>3641.304347826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中郡</text:p>
          </table:table-cell>
          <table:table-cell/>
          <table:table-cell office:value-type="float" office:value="24420">
            <text:p>24420</text:p>
          </table:table-cell>
          <table:table-cell office:value-type="float" office:value="58788">
            <text:p>58788</text:p>
          </table:table-cell>
          <table:table-cell office:value-type="float" office:value="28479">
            <text:p>28479</text:p>
          </table:table-cell>
          <table:table-cell office:value-type="float" office:value="30309">
            <text:p>30309</text:p>
          </table:table-cell>
          <table:table-cell office:value-type="float" office:value="-42">
            <text:p>-42</text:p>
          </table:table-cell>
          <table:table-cell office:value-type="float" office:value="-61">
            <text:p>-61</text:p>
          </table:table-cell>
          <table:table-cell table:formula="of:=[.C61]" office:value-type="string" office:string-value="中郡">
            <text:p>中郡</text:p>
          </table:table-cell>
          <table:table-cell table:style-name="ce4" office:value-type="float" office:value="19">
            <text:p>19</text:p>
          </table:table-cell>
          <table:table-cell table:number-columns-repeated="2"/>
          <table:table-cell office:value-type="float" office:value="2.40737100737101">
            <text:p>2.4073710074</text:p>
          </table:table-cell>
          <table:table-cell office:value-type="float" office:value="2239.54285714286">
            <text:p>2239.542857142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大磯町</text:p>
          </table:table-cell>
          <table:table-cell/>
          <table:table-cell office:value-type="float" office:value="12808">
            <text:p>12808</text:p>
          </table:table-cell>
          <table:table-cell office:value-type="float" office:value="31462">
            <text:p>31462</text:p>
          </table:table-cell>
          <table:table-cell office:value-type="float" office:value="15340">
            <text:p>15340</text:p>
          </table:table-cell>
          <table:table-cell office:value-type="float" office:value="16122">
            <text:p>16122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table:formula="of:=[.C62]" office:value-type="string" office:string-value="  大磯町">
            <text:p><text:s text:c="2"/>大磯町</text:p>
          </table:table-cell>
          <table:table-cell table:style-name="ce4" office:value-type="float" office:value="26">
            <text:p>26</text:p>
          </table:table-cell>
          <table:table-cell table:number-columns-repeated="2"/>
          <table:table-cell office:value-type="float" office:value="2.45643347907558">
            <text:p>2.4564334791</text:p>
          </table:table-cell>
          <table:table-cell office:value-type="float" office:value="1831.31548311991">
            <text:p>1831.315483119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二宮町</text:p>
          </table:table-cell>
          <table:table-cell/>
          <table:table-cell office:value-type="float" office:value="11612">
            <text:p>11612</text:p>
          </table:table-cell>
          <table:table-cell office:value-type="float" office:value="27326">
            <text:p>27326</text:p>
          </table:table-cell>
          <table:table-cell office:value-type="float" office:value="13139">
            <text:p>13139</text:p>
          </table:table-cell>
          <table:table-cell office:value-type="float" office:value="14187">
            <text:p>14187</text:p>
          </table:table-cell>
          <table:table-cell office:value-type="float" office:value="-43">
            <text:p>-43</text:p>
          </table:table-cell>
          <table:table-cell office:value-type="float" office:value="-36">
            <text:p>-36</text:p>
          </table:table-cell>
          <table:table-cell table:formula="of:=[.C63]" office:value-type="string" office:string-value="  二宮町">
            <text:p><text:s text:c="2"/>二宮町</text:p>
          </table:table-cell>
          <table:table-cell table:style-name="ce4" office:value-type="float" office:value="-7">
            <text:p>-7</text:p>
          </table:table-cell>
          <table:table-cell table:number-columns-repeated="2"/>
          <table:table-cell office:value-type="float" office:value="2.35325525318636">
            <text:p>2.3532552532</text:p>
          </table:table-cell>
          <table:table-cell office:value-type="float" office:value="3009.47136563877">
            <text:p>3009.471365638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足柄上郡</text:p>
          </table:table-cell>
          <table:table-cell/>
          <table:table-cell office:value-type="float" office:value="25840">
            <text:p>25840</text:p>
          </table:table-cell>
          <table:table-cell office:value-type="float" office:value="64970">
            <text:p>64970</text:p>
          </table:table-cell>
          <table:table-cell office:value-type="float" office:value="31973">
            <text:p>31973</text:p>
          </table:table-cell>
          <table:table-cell office:value-type="float" office:value="32997">
            <text:p>32997</text:p>
          </table:table-cell>
          <table:table-cell office:value-type="float" office:value="-55">
            <text:p>-55</text:p>
          </table:table-cell>
          <table:table-cell office:value-type="float" office:value="-59">
            <text:p>-59</text:p>
          </table:table-cell>
          <table:table-cell table:formula="of:=[.C64]" office:value-type="string" office:string-value="足柄上郡">
            <text:p>足柄上郡</text:p>
          </table:table-cell>
          <table:table-cell table:style-name="ce4" office:value-type="float" office:value="4">
            <text:p>4</text:p>
          </table:table-cell>
          <table:table-cell table:number-columns-repeated="2"/>
          <table:table-cell office:value-type="float" office:value="2.51431888544892">
            <text:p>2.5143188854</text:p>
          </table:table-cell>
          <table:table-cell office:value-type="float" office:value="214.22447902928">
            <text:p>214.224479029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中井町</text:p>
          </table:table-cell>
          <table:table-cell/>
          <table:table-cell office:value-type="float" office:value="3410">
            <text:p>3410</text:p>
          </table:table-cell>
          <table:table-cell office:value-type="float" office:value="9090">
            <text:p>9090</text:p>
          </table:table-cell>
          <table:table-cell office:value-type="float" office:value="4539">
            <text:p>4539</text:p>
          </table:table-cell>
          <table:table-cell office:value-type="float" office:value="4551">
            <text:p>4551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table:formula="of:=[.C65]" office:value-type="string" office:string-value="  中井町">
            <text:p><text:s text:c="2"/>中井町</text:p>
          </table:table-cell>
          <table:table-cell table:style-name="ce4" office:value-type="float" office:value="-4">
            <text:p>-4</text:p>
          </table:table-cell>
          <table:table-cell table:number-columns-repeated="2"/>
          <table:table-cell office:value-type="float" office:value="2.66568914956012">
            <text:p>2.6656891496</text:p>
          </table:table-cell>
          <table:table-cell office:value-type="float" office:value="454.727363681841">
            <text:p>454.727363681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大井町</text:p>
          </table:table-cell>
          <table:table-cell/>
          <table:table-cell office:value-type="float" office:value="6853">
            <text:p>6853</text:p>
          </table:table-cell>
          <table:table-cell office:value-type="float" office:value="17176">
            <text:p>17176</text:p>
          </table:table-cell>
          <table:table-cell office:value-type="float" office:value="8416">
            <text:p>8416</text:p>
          </table:table-cell>
          <table:table-cell office:value-type="float" office:value="8760">
            <text:p>8760</text:p>
          </table:table-cell>
          <table:table-cell office:value-type="float" office:value="-19">
            <text:p>-19</text:p>
          </table:table-cell>
          <table:table-cell office:value-type="float" office:value="-14">
            <text:p>-14</text:p>
          </table:table-cell>
          <table:table-cell table:formula="of:=[.C66]" office:value-type="string" office:string-value="  大井町">
            <text:p><text:s text:c="2"/>大井町</text:p>
          </table:table-cell>
          <table:table-cell table:style-name="ce4" office:value-type="float" office:value="-5">
            <text:p>-5</text:p>
          </table:table-cell>
          <table:table-cell table:number-columns-repeated="2"/>
          <table:table-cell office:value-type="float" office:value="2.50634758499927">
            <text:p>2.506347585</text:p>
          </table:table-cell>
          <table:table-cell office:value-type="float" office:value="1194.43671766342">
            <text:p>1194.4367176634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松田町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74">
            <text:p>10574</text:p>
          </table:table-cell>
          <table:table-cell office:value-type="float" office:value="5257">
            <text:p>5257</text:p>
          </table:table-cell>
          <table:table-cell office:value-type="float" office:value="5317">
            <text:p>5317</text:p>
          </table:table-cell>
          <table:table-cell office:value-type="float" office:value="-39">
            <text:p>-39</text:p>
          </table:table-cell>
          <table:table-cell office:value-type="float" office:value="-15">
            <text:p>-15</text:p>
          </table:table-cell>
          <table:table-cell table:formula="of:=[.C67]" office:value-type="string" office:string-value="  松田町">
            <text:p><text:s text:c="2"/>松田町</text:p>
          </table:table-cell>
          <table:table-cell table:style-name="ce4" office:value-type="float" office:value="-24">
            <text:p>-24</text:p>
          </table:table-cell>
          <table:table-cell table:number-columns-repeated="2"/>
          <table:table-cell office:value-type="float" office:value="2.3367955801105">
            <text:p>2.3367955801</text:p>
          </table:table-cell>
          <table:table-cell office:value-type="float" office:value="280.105960264901">
            <text:p>280.1059602649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山北町</text:p>
          </table:table-cell>
          <table:table-cell/>
          <table:table-cell office:value-type="float" office:value="3931">
            <text:p>3931</text:p>
          </table:table-cell>
          <table:table-cell office:value-type="float" office:value="9546">
            <text:p>9546</text:p>
          </table:table-cell>
          <table:table-cell office:value-type="float" office:value="4731">
            <text:p>4731</text:p>
          </table:table-cell>
          <table:table-cell office:value-type="float" office:value="4815">
            <text:p>4815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table:formula="of:=[.C68]" office:value-type="string" office:string-value="  山北町">
            <text:p><text:s text:c="2"/>山北町</text:p>
          </table:table-cell>
          <table:table-cell table:style-name="ce4" office:value-type="float" office:value="-2">
            <text:p>-2</text:p>
          </table:table-cell>
          <table:table-cell table:number-columns-repeated="2"/>
          <table:table-cell office:value-type="float" office:value="2.42838972271687">
            <text:p>2.4283897227</text:p>
          </table:table-cell>
          <table:table-cell office:value-type="float" office:value="42.5003339121143">
            <text:p>42.5003339121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開成町</text:p>
          </table:table-cell>
          <table:table-cell/>
          <table:table-cell office:value-type="float" office:value="7121">
            <text:p>7121</text:p>
          </table:table-cell>
          <table:table-cell office:value-type="float" office:value="18584">
            <text:p>18584</text:p>
          </table:table-cell>
          <table:table-cell office:value-type="float" office:value="9030">
            <text:p>9030</text:p>
          </table:table-cell>
          <table:table-cell office:value-type="float" office:value="9554">
            <text:p>9554</text:p>
          </table:table-cell>
          <table:table-cell office:value-type="float" office:value="23">
            <text:p>23</text:p>
          </table:table-cell>
          <table:table-cell office:value-type="float" office:value="-16">
            <text:p>-16</text:p>
          </table:table-cell>
          <table:table-cell table:formula="of:=[.C69]" office:value-type="string" office:string-value="  開成町">
            <text:p><text:s text:c="2"/>開成町</text:p>
          </table:table-cell>
          <table:table-cell table:style-name="ce4" office:value-type="float" office:value="39">
            <text:p>39</text:p>
          </table:table-cell>
          <table:table-cell table:number-columns-repeated="2"/>
          <table:table-cell office:value-type="float" office:value="2.60974582221598">
            <text:p>2.6097458222</text:p>
          </table:table-cell>
          <table:table-cell office:value-type="float" office:value="2837.25190839695">
            <text:p>2837.25190839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足柄下郡</text:p>
          </table:table-cell>
          <table:table-cell/>
          <table:table-cell office:value-type="float" office:value="19882">
            <text:p>19882</text:p>
          </table:table-cell>
          <table:table-cell office:value-type="float" office:value="40577">
            <text:p>40577</text:p>
          </table:table-cell>
          <table:table-cell office:value-type="float" office:value="19060">
            <text:p>19060</text:p>
          </table:table-cell>
          <table:table-cell office:value-type="float" office:value="21517">
            <text:p>21517</text:p>
          </table:table-cell>
          <table:table-cell office:value-type="float" office:value="-121">
            <text:p>-121</text:p>
          </table:table-cell>
          <table:table-cell office:value-type="float" office:value="-75">
            <text:p>-75</text:p>
          </table:table-cell>
          <table:table-cell table:formula="of:=[.C70]" office:value-type="string" office:string-value="足柄下郡">
            <text:p>足柄下郡</text:p>
          </table:table-cell>
          <table:table-cell table:style-name="ce4" office:value-type="float" office:value="-46">
            <text:p>-46</text:p>
          </table:table-cell>
          <table:table-cell table:number-columns-repeated="2"/>
          <table:table-cell office:value-type="float" office:value="2.04089125842471">
            <text:p>2.0408912584</text:p>
          </table:table-cell>
          <table:table-cell office:value-type="float" office:value="288.045715908284">
            <text:p>288.0457159083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箱根町</text:p>
          </table:table-cell>
          <table:table-cell/>
          <table:table-cell office:value-type="float" office:value="6267">
            <text:p>6267</text:p>
          </table:table-cell>
          <table:table-cell office:value-type="float" office:value="11037">
            <text:p>11037</text:p>
          </table:table-cell>
          <table:table-cell office:value-type="float" office:value="5334">
            <text:p>5334</text:p>
          </table:table-cell>
          <table:table-cell office:value-type="float" office:value="5703">
            <text:p>5703</text:p>
          </table:table-cell>
          <table:table-cell office:value-type="float" office:value="-45">
            <text:p>-45</text:p>
          </table:table-cell>
          <table:table-cell office:value-type="float" office:value="-18">
            <text:p>-18</text:p>
          </table:table-cell>
          <table:table-cell table:formula="of:=[.C71]" office:value-type="string" office:string-value="  箱根町">
            <text:p><text:s text:c="2"/>箱根町</text:p>
          </table:table-cell>
          <table:table-cell table:style-name="ce4" office:value-type="float" office:value="-27">
            <text:p>-27</text:p>
          </table:table-cell>
          <table:table-cell table:number-columns-repeated="2"/>
          <table:table-cell office:value-type="float" office:value="1.76112972714217">
            <text:p>1.7611297271</text:p>
          </table:table-cell>
          <table:table-cell office:value-type="float" office:value="118.856342881757">
            <text:p>118.856342881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真鶴町</text:p>
          </table:table-cell>
          <table:table-cell/>
          <table:table-cell office:value-type="float" office:value="2941">
            <text:p>2941</text:p>
          </table:table-cell>
          <table:table-cell office:value-type="float" office:value="6549">
            <text:p>6549</text:p>
          </table:table-cell>
          <table:table-cell office:value-type="float" office:value="3031">
            <text:p>3031</text:p>
          </table:table-cell>
          <table:table-cell office:value-type="float" office:value="3518">
            <text:p>3518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table:formula="of:=[.C72]" office:value-type="string" office:string-value="  真鶴町">
            <text:p><text:s text:c="2"/>真鶴町</text:p>
          </table:table-cell>
          <table:table-cell table:style-name="ce4" office:value-type="float" office:value="-16">
            <text:p>-16</text:p>
          </table:table-cell>
          <table:table-cell table:number-columns-repeated="2"/>
          <table:table-cell office:value-type="float" office:value="2.22679360761646">
            <text:p>2.2267936076</text:p>
          </table:table-cell>
          <table:table-cell office:value-type="float" office:value="928.936170212766">
            <text:p>928.9361702128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3"/>湯河原町</text:p>
          </table:table-cell>
          <table:table-cell/>
          <table:table-cell office:value-type="float" office:value="10674">
            <text:p>10674</text:p>
          </table:table-cell>
          <table:table-cell office:value-type="float" office:value="22991">
            <text:p>22991</text:p>
          </table:table-cell>
          <table:table-cell office:value-type="float" office:value="10695">
            <text:p>10695</text:p>
          </table:table-cell>
          <table:table-cell office:value-type="float" office:value="12296">
            <text:p>12296</text:p>
          </table:table-cell>
          <table:table-cell office:value-type="float" office:value="-50">
            <text:p>-50</text:p>
          </table:table-cell>
          <table:table-cell office:value-type="float" office:value="-47">
            <text:p>-47</text:p>
          </table:table-cell>
          <table:table-cell table:formula="of:=[.C73]" office:value-type="string" office:string-value="   湯河原町">
            <text:p><text:s text:c="3"/>湯河原町</text:p>
          </table:table-cell>
          <table:table-cell table:style-name="ce4" office:value-type="float" office:value="-3">
            <text:p>-3</text:p>
          </table:table-cell>
          <table:table-cell table:number-columns-repeated="2"/>
          <table:table-cell office:value-type="float" office:value="2.15392542626944">
            <text:p>2.1539254263</text:p>
          </table:table-cell>
          <table:table-cell office:value-type="float" office:value="561.166707346839">
            <text:p>561.166707346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愛甲郡</text:p>
          </table:table-cell>
          <table:table-cell/>
          <table:table-cell office:value-type="float" office:value="18330">
            <text:p>18330</text:p>
          </table:table-cell>
          <table:table-cell office:value-type="float" office:value="42455">
            <text:p>42455</text:p>
          </table:table-cell>
          <table:table-cell office:value-type="float" office:value="22195">
            <text:p>22195</text:p>
          </table:table-cell>
          <table:table-cell office:value-type="float" office:value="20260">
            <text:p>20260</text:p>
          </table:table-cell>
          <table:table-cell office:value-type="float" office:value="-47">
            <text:p>-47</text:p>
          </table:table-cell>
          <table:table-cell office:value-type="float" office:value="-29">
            <text:p>-29</text:p>
          </table:table-cell>
          <table:table-cell table:formula="of:=[.C74]" office:value-type="string" office:string-value="愛甲郡">
            <text:p>愛甲郡</text:p>
          </table:table-cell>
          <table:table-cell table:style-name="ce4" office:value-type="float" office:value="-18">
            <text:p>-18</text:p>
          </table:table-cell>
          <table:table-cell table:number-columns-repeated="2"/>
          <table:table-cell office:value-type="float" office:value="2.31614839061648">
            <text:p>2.3161483906</text:p>
          </table:table-cell>
          <table:table-cell office:value-type="float" office:value="402.340788476118">
            <text:p>402.3407884761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愛川町</text:p>
          </table:table-cell>
          <table:table-cell/>
          <table:table-cell office:value-type="float" office:value="17196">
            <text:p>17196</text:p>
          </table:table-cell>
          <table:table-cell office:value-type="float" office:value="39446">
            <text:p>39446</text:p>
          </table:table-cell>
          <table:table-cell office:value-type="float" office:value="20660">
            <text:p>20660</text:p>
          </table:table-cell>
          <table:table-cell office:value-type="float" office:value="18786">
            <text:p>18786</text:p>
          </table:table-cell>
          <table:table-cell office:value-type="float" office:value="-46">
            <text:p>-46</text:p>
          </table:table-cell>
          <table:table-cell office:value-type="float" office:value="-29">
            <text:p>-29</text:p>
          </table:table-cell>
          <table:table-cell/>
          <table:table-cell office:value-type="float" office:value="-17">
            <text:p>-17</text:p>
          </table:table-cell>
          <table:table-cell table:number-columns-repeated="2"/>
          <table:table-cell office:value-type="float" office:value="2.29390555943243">
            <text:p>2.2939055594</text:p>
          </table:table-cell>
          <table:table-cell office:value-type="float" office:value="1150.70011668611">
            <text:p>1150.7001166861</text:p>
          </table:table-cell>
          <table:table-cell table:number-columns-repeated="1008"/>
        </table:table-row>
        <table:table-row table:style-name="ro1" table:visibility="collapse">
          <table:table-cell table:number-columns-repeated="2"/>
          <table:table-cell office:value-type="string">
            <text:p><text:s text:c="2"/>清川村</text:p>
          </table:table-cell>
          <table:table-cell/>
          <table:table-cell office:value-type="float" office:value="1134">
            <text:p>1134</text:p>
          </table:table-cell>
          <table:table-cell office:value-type="float" office:value="3009">
            <text:p>3009</text:p>
          </table:table-cell>
          <table:table-cell office:value-type="float" office:value="1535">
            <text:p>1535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2.65343915343915">
            <text:p>2.6534391534</text:p>
          </table:table-cell>
          <table:table-cell office:value-type="float" office:value="42.2375070185289">
            <text:p>42.237507018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神奈川県人口統計調査結果「神奈川県の人口と世帯」</text:p>
          </table:table-cell>
          <table:table-cell table:number-columns-repeated="100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6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string">
            <text:p>original</text:p>
          </table:table-cell>
          <table:table-cell table:style-name="ce7" table:number-columns-repeated="2"/>
          <table:table-cell table:style-name="ce8" office:value-type="date" office:date-value="2022-03-02T12:28:17.97">
            <text:p>22/03/02</text:p>
          </table:table-cell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string">
            <text:p>copy-1</text:p>
          </table:table-cell>
          <table:table-cell table:style-name="ce7" office:value-type="string">
            <text:p>社会増減</text:p>
          </table:table-cell>
          <table:table-cell table:style-name="ce7" office:value-type="string">
            <text:p>人数</text:p>
          </table:table-cell>
          <table:table-cell table:style-name="ce8" office:value-type="date" office:date-value="2022-03-02T12:28:17.97">
            <text:p>22/03/02</text:p>
          </table:table-cell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string">
            <text:p>copy-2 : copy of copy-1</text:p>
          </table:table-cell>
          <table:table-cell table:style-name="ce7" office:value-type="string">
            <text:p>社会増減</text:p>
          </table:table-cell>
          <table:table-cell table:style-name="ce7" office:value-type="string">
            <text:p>割合</text:p>
          </table:table-cell>
          <table:table-cell table:style-name="ce8" office:value-type="date" office:date-value="2022-03-02T12:28:17.97">
            <text:p>22/03/02</text:p>
          </table:table-cell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string">
            <text:p>copy-3 : copy of copy-2</text:p>
          </table:table-cell>
          <table:table-cell table:style-name="ce7" office:value-type="string">
            <text:p>自然増減</text:p>
          </table:table-cell>
          <table:table-cell table:style-name="ce7" office:value-type="string">
            <text:p>割合</text:p>
          </table:table-cell>
          <table:table-cell table:style-name="ce8" office:value-type="date" office:date-value="2022-03-02T12:51:08.06">
            <text:p>22/03/02</text:p>
          </table:table-cell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string">
            <text:p>copy-4 : copy of copy-3</text:p>
          </table:table-cell>
          <table:table-cell table:style-name="ce7" office:value-type="string">
            <text:p>unused</text:p>
          </table:table-cell>
          <table:table-cell table:style-name="ce7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3"/>
          <table:table-cell table:style-name="ce7" table:number-columns-repeated="2"/>
          <table:table-cell table:style-name="ce8"/>
          <table:table-cell table:style-name="ce6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2-03-02T12:56:40.18">
            <text:p>2022/3/2 12:56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percentage-style style:name="N111">
      <number:number number:decimal-places="1" number:min-integer-digits="1"/>
      <number:text>%</number:text>
    </number:percentage-style>
    <number:percentage-style style:name="N112">
      <number:number number:decimal-places="2" number:min-integer-digits="1"/>
      <number:text>..%</number:text>
    </number:percentage-style>
    <number:number-style style:name="N113">
      <number:number number:decimal-places="2" number:min-integer-digits="1"/>
      <number:text>..‱</number:text>
    </number:number-style>
    <number:number-style style:name="N114">
      <number:number number:decimal-places="2" number:min-integer-digits="1"/>
      <number:text>‱</number:text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/>
    </number:number-style>
    <number:number-style style:name="N116">
      <style:text-properties fo:color="#ff0000"/>
      <number:text>-</number:text>
      <number:number number:decimal-places="2" number:min-integer-digits="1"/>
      <number:text>‱</number:text>
      <style:map style:condition="value()&gt;=0" style:apply-style-name="N116P0"/>
    </number:number-style>
    <number:number-style style:name="N117P0" style:volatile="true">
      <number:number number:decimal-places="2" number:min-integer-digits="1"/>
      <number:text>‱</number:text>
    </number:number-style>
    <number:number-style style:name="N117">
      <style:text-properties fo:color="#ff0000"/>
      <number:text>-</number:text>
      <number:number number:decimal-places="2" number:min-integer-digits="1"/>
      <number:text>‱</number:text>
      <style:map style:condition="value()&gt;=0" style:apply-style-name="N117P0"/>
    </number:number-style>
    <number:number-style style:name="N119P0" style:volatile="true">
      <number:number number:decimal-places="2" number:min-integer-digits="1"/>
      <number:text>‱</number:text>
    </number:number-style>
    <number:number-style style:name="N119">
      <style:text-properties fo:color="#ff0000"/>
      <number:text>-</number:text>
      <number:number number:decimal-places="2" number:min-integer-digits="1"/>
      <number:text>‱</number:text>
      <style:map style:condition="value()&gt;=0" style:apply-style-name="N119P0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number:text>-¥</number:text>
      <number:number number:decimal-places="2" number:min-integer-digits="1" number:grouping="true"/>
      <style:map style:condition="value()&gt;=0" style:apply-style-name="N8111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2P0"/>
    </number:number-style>
    <number:date-style style:name="N8113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4" number:language="ja" number:country="JP">
      <number:day number:style="long"/>
      <number:text>-</number:text>
      <number:month number:textual="true"/>
    </number:date-style>
    <number:date-style style:name="N8115" number:language="ja" number:country="JP">
      <number:month number:textual="true"/>
      <number:text>-</number:text>
      <number:year/>
    </number:date-style>
    <number:time-style style:name="N8116" number:language="ja" number:country="JP">
      <number:hours/>
      <number:text>:</number:text>
      <number:minute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9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3P0"/>
    </number:number-style>
    <number:date-style style:name="N8124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5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6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7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8" number:language="ja" number:country="JP">
      <number:hours/>
      <number:text>時</number:text>
      <number:minutes number:style="long"/>
      <number:text>分</number:text>
    </number:time-style>
    <number:time-style style:name="N8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0" number:language="ja" number:country="JP">
      <number:year number:style="long"/>
      <number:text>年</number:text>
      <number:month number:style="long"/>
      <number:text>月</number:text>
    </number:date-style>
    <number:date-style style:name="N8131" number:language="ja" number:country="JP">
      <number:month number:style="long"/>
      <number:text>月</number:text>
      <number:day number:style="long"/>
      <number:text>日</number:text>
    </number:date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2022/03/02</text:date>, <text:time>12:5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3-02T12:18:23.70</meta:creation-date>
    <dc:date>2022-03-02T12:57:42.71</dc:date>
    <dc:creator>iwabuchi ken</dc:creator>
    <meta:editing-duration>PT39M14S</meta:editing-duration>
    <meta:editing-cycles>9</meta:editing-cycles>
    <meta:generator>OpenOffice/4.1.3$Win32 OpenOffice.org_project/413m1$Build-9783</meta:generator>
    <meta:document-statistic meta:table-count="6" meta:cell-count="43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39cm" svg:height="11.351cm" xlink:href=".." xlink:type="simple" chart:class="chart:bar" chart:style-name="ch1">
        <chart:title svg:x="13.486cm" svg:y="0.362cm" chart:style-name="ch2">
          <text:p>社会増減</text:p>
        </chart:title>
        <chart:subtitle svg:x="13.989cm" svg:y="1.317cm" chart:style-name="ch3">
          <text:p>（人）</text:p>
        </chart:subtitle>
        <chart:legend chart:legend-position="end" svg:x="26.808cm" svg:y="5.402cm" style:legend-expansion="high" chart:style-name="ch4"/>
        <chart:plot-area chart:style-name="ch5" table:cell-range-address="'2'.K11:'2'.L74" chart:data-source-has-labels="both" svg:x="1.028cm" svg:y="2.4cm" svg:width="24.624cm" svg:height="8.304cm">
          <chartooo:coordinate-region svg:x="2.232cm" svg:y="2.612cm" svg:width="23.364cm" svg:height="7.88cm"/>
          <chart:axis chart:dimension="x" chart:name="primary-x" chart:style-name="ch6" chartooo:axis-type="auto">
            <chartooo:date-scale/>
            <chart:categories table:cell-range-address="'2'.K12:'2'.K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'.L12:'2'.L74" chart:label-cell-address="'2'.L11:'2'.L1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社会増減</text:p>
                <draw:g>
                  <svg:desc>'2'.L11:'2'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横浜市</text:p>
                <draw:g>
                  <svg:desc>'2'.K12:'2'.K74</svg:desc>
                </draw:g>
              </table:table-cell>
              <table:table-cell office:value-type="float" office:value="-1343">
                <text:p>-1343</text:p>
                <draw:g>
                  <svg:desc>'2'.L12:'2'.L74</svg:desc>
                </draw:g>
              </table:table-cell>
            </table:table-row>
            <table:table-row>
              <table:table-cell office:value-type="string">
                <text:p>川崎市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相模原市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横須賀市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平塚市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鎌倉市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藤沢市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小田原市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茅ヶ崎市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逗子市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三浦市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秦野市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厚木市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大和市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伊勢原市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海老名市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座間市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南足柄市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綾瀬市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三浦郡葉山町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高座郡寒川町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中郡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足柄上郡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足柄下郡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愛甲郡</text:p>
              </table:table-cell>
              <table:table-cell office:value-type="float" office:value="-18">
                <text:p>-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P0" style:volatile="true">
      <number:number number:decimal-places="2" number:min-integer-digits="1"/>
      <number:text>‱</number:text>
    </number:number-style>
    <number:number-style style:name="N117">
      <style:text-properties fo:color="#ff0000"/>
      <number:text>-</number:text>
      <number:number number:decimal-places="2" number:min-integer-digits="1"/>
      <number:text>‱</number:text>
      <style:map style:condition="value()&gt;=0" style:apply-style-name="N11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6cm" svg:height="10.819cm" xlink:href=".." xlink:type="simple" chart:class="chart:bar" chart:style-name="ch1">
        <chart:title svg:x="13.96cm" svg:y="0.351cm" chart:style-name="ch2">
          <text:p>社会増減</text:p>
        </chart:title>
        <chart:subtitle svg:x="14.529cm" svg:y="1.295cm" chart:style-name="ch3">
          <text:p>（‱）</text:p>
        </chart:subtitle>
        <chart:legend chart:legend-position="end" svg:x="27.755cm" svg:y="5.136cm" style:legend-expansion="high" chart:style-name="ch4"/>
        <chart:plot-area chart:style-name="ch5" table:cell-range-address="'3'.K11:'3'.L74" chart:data-source-has-labels="both" svg:x="1.047cm" svg:y="2.356cm" svg:width="25.514cm" svg:height="7.827cm">
          <chartooo:coordinate-region svg:x="2.859cm" svg:y="2.568cm" svg:width="23.652cm" svg:height="7.403cm"/>
          <chart:axis chart:dimension="x" chart:name="primary-x" chart:style-name="ch6" chartooo:axis-type="auto">
            <chartooo:date-scale/>
            <chart:categories table:cell-range-address="'3'.K12:'3'.K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'.L12:'3'.L74" chart:label-cell-address="'3'.L11:'3'.L1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社会増減</text:p>
                <draw:g>
                  <svg:desc>'3'.L11:'3'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横浜市</text:p>
                <draw:g>
                  <svg:desc>'3'.K12:'3'.K74</svg:desc>
                </draw:g>
              </table:table-cell>
              <table:table-cell office:value-type="float" office:value="-3.56210272807205">
                <text:p>-3.56210272807205</text:p>
                <draw:g>
                  <svg:desc>'3'.L12:'3'.L74</svg:desc>
                </draw:g>
              </table:table-cell>
            </table:table-row>
            <table:table-row>
              <table:table-cell office:value-type="string">
                <text:p>川崎市</text:p>
              </table:table-cell>
              <table:table-cell office:value-type="float" office:value="-3.9063261684855">
                <text:p>-3.9063261684855</text:p>
              </table:table-cell>
            </table:table-row>
            <table:table-row>
              <table:table-cell office:value-type="string">
                <text:p>相模原市</text:p>
              </table:table-cell>
              <table:table-cell office:value-type="float" office:value="1.6813903168456">
                <text:p>1.6813903168456</text:p>
              </table:table-cell>
            </table:table-row>
            <table:table-row>
              <table:table-cell office:value-type="string">
                <text:p>横須賀市</text:p>
              </table:table-cell>
              <table:table-cell office:value-type="float" office:value="-3.39581635425156">
                <text:p>-3.39581635425156</text:p>
              </table:table-cell>
            </table:table-row>
            <table:table-row>
              <table:table-cell office:value-type="string">
                <text:p>平塚市</text:p>
              </table:table-cell>
              <table:table-cell office:value-type="float" office:value="0.194175511361209">
                <text:p>0.194175511361209</text:p>
              </table:table-cell>
            </table:table-row>
            <table:table-row>
              <table:table-cell office:value-type="string">
                <text:p>鎌倉市</text:p>
              </table:table-cell>
              <table:table-cell office:value-type="float" office:value="3.99891044179267">
                <text:p>3.99891044179267</text:p>
              </table:table-cell>
            </table:table-row>
            <table:table-row>
              <table:table-cell office:value-type="string">
                <text:p>藤沢市</text:p>
              </table:table-cell>
              <table:table-cell office:value-type="float" office:value="1.49464306338419">
                <text:p>1.49464306338419</text:p>
              </table:table-cell>
            </table:table-row>
            <table:table-row>
              <table:table-cell office:value-type="string">
                <text:p>小田原市</text:p>
              </table:table-cell>
              <table:table-cell office:value-type="float" office:value="0.372623857508637">
                <text:p>0.372623857508637</text:p>
              </table:table-cell>
            </table:table-row>
            <table:table-row>
              <table:table-cell office:value-type="string">
                <text:p>茅ヶ崎市</text:p>
              </table:table-cell>
              <table:table-cell office:value-type="float" office:value="3.6108341437194">
                <text:p>3.6108341437194</text:p>
              </table:table-cell>
            </table:table-row>
            <table:table-row>
              <table:table-cell office:value-type="string">
                <text:p>逗子市</text:p>
              </table:table-cell>
              <table:table-cell office:value-type="float" office:value="6.68837454897474">
                <text:p>6.68837454897474</text:p>
              </table:table-cell>
            </table:table-row>
            <table:table-row>
              <table:table-cell office:value-type="string">
                <text:p>三浦市</text:p>
              </table:table-cell>
              <table:table-cell office:value-type="float" office:value="-5.08474576271186">
                <text:p>-5.08474576271186</text:p>
              </table:table-cell>
            </table:table-row>
            <table:table-row>
              <table:table-cell office:value-type="string">
                <text:p>秦野市</text:p>
              </table:table-cell>
              <table:table-cell office:value-type="float" office:value="-1.48285449490269">
                <text:p>-1.48285449490269</text:p>
              </table:table-cell>
            </table:table-row>
            <table:table-row>
              <table:table-cell office:value-type="string">
                <text:p>厚木市</text:p>
              </table:table-cell>
              <table:table-cell office:value-type="float" office:value="2.68530867623233">
                <text:p>2.68530867623233</text:p>
              </table:table-cell>
            </table:table-row>
            <table:table-row>
              <table:table-cell office:value-type="string">
                <text:p>大和市</text:p>
              </table:table-cell>
              <table:table-cell office:value-type="float" office:value="0.207050483048777">
                <text:p>0.207050483048777</text:p>
              </table:table-cell>
            </table:table-row>
            <table:table-row>
              <table:table-cell office:value-type="string">
                <text:p>伊勢原市</text:p>
              </table:table-cell>
              <table:table-cell office:value-type="float" office:value="-4.45253596659609">
                <text:p>-4.45253596659609</text:p>
              </table:table-cell>
            </table:table-row>
            <table:table-row>
              <table:table-cell office:value-type="string">
                <text:p>海老名市</text:p>
              </table:table-cell>
              <table:table-cell office:value-type="float" office:value="1.60005818393396">
                <text:p>1.60005818393396</text:p>
              </table:table-cell>
            </table:table-row>
            <table:table-row>
              <table:table-cell office:value-type="string">
                <text:p>座間市</text:p>
              </table:table-cell>
              <table:table-cell office:value-type="float" office:value="3.10108008350225">
                <text:p>3.10108008350225</text:p>
              </table:table-cell>
            </table:table-row>
            <table:table-row>
              <table:table-cell office:value-type="string">
                <text:p>南足柄市</text:p>
              </table:table-cell>
              <table:table-cell office:value-type="float" office:value="-5.95666526023181">
                <text:p>-5.95666526023181</text:p>
              </table:table-cell>
            </table:table-row>
            <table:table-row>
              <table:table-cell office:value-type="string">
                <text:p>綾瀬市</text:p>
              </table:table-cell>
              <table:table-cell office:value-type="float" office:value="1.68135853769846">
                <text:p>1.68135853769846</text:p>
              </table:table-cell>
            </table:table-row>
            <table:table-row>
              <table:table-cell office:value-type="string">
                <text:p>三浦郡葉山町</text:p>
              </table:table-cell>
              <table:table-cell office:value-type="float" office:value="3.16075605284784">
                <text:p>3.16075605284784</text:p>
              </table:table-cell>
            </table:table-row>
            <table:table-row>
              <table:table-cell office:value-type="string">
                <text:p>高座郡寒川町</text:p>
              </table:table-cell>
              <table:table-cell office:value-type="float" office:value="3.70698354511193">
                <text:p>3.70698354511193</text:p>
              </table:table-cell>
            </table:table-row>
            <table:table-row>
              <table:table-cell office:value-type="string">
                <text:p>中郡</text:p>
              </table:table-cell>
              <table:table-cell office:value-type="float" office:value="3.23299698820807">
                <text:p>3.23299698820807</text:p>
              </table:table-cell>
            </table:table-row>
            <table:table-row>
              <table:table-cell office:value-type="string">
                <text:p>足柄上郡</text:p>
              </table:table-cell>
              <table:table-cell office:value-type="float" office:value="0.615706677338916">
                <text:p>0.615706677338916</text:p>
              </table:table-cell>
            </table:table-row>
            <table:table-row>
              <table:table-cell office:value-type="string">
                <text:p>足柄下郡</text:p>
              </table:table-cell>
              <table:table-cell office:value-type="float" office:value="-11.3236343943086">
                <text:p>-11.3236343943086</text:p>
              </table:table-cell>
            </table:table-row>
            <table:table-row>
              <table:table-cell office:value-type="string">
                <text:p>愛甲郡</text:p>
              </table:table-cell>
              <table:table-cell office:value-type="float" office:value="-4.23798648553199">
                <text:p>-4.23798648553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P0" style:volatile="true">
      <number:number number:decimal-places="2" number:min-integer-digits="1"/>
      <number:text>‱</number:text>
    </number:number-style>
    <number:number-style style:name="N117">
      <style:text-properties fo:color="#ff0000"/>
      <number:text>-</number:text>
      <number:number number:decimal-places="2" number:min-integer-digits="1"/>
      <number:text>‱</number:text>
      <style:map style:condition="value()&gt;=0" style:apply-style-name="N11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71cm" svg:height="11.045cm" xlink:href=".." xlink:type="simple" chart:class="chart:bar" chart:style-name="ch1">
        <chart:title svg:x="13.952cm" svg:y="0.355cm" chart:style-name="ch2">
          <text:p>自然増減</text:p>
        </chart:title>
        <chart:subtitle svg:x="13.145cm" svg:y="1.303cm" chart:style-name="ch3">
          <text:p>（割合　パーミリアド）</text:p>
        </chart:subtitle>
        <chart:legend chart:legend-position="end" svg:x="27.74cm" svg:y="5.249cm" style:legend-expansion="high" chart:style-name="ch4"/>
        <chart:plot-area chart:style-name="ch5" table:cell-range-address="'4'.K11:'4'.L74" chart:data-source-has-labels="both" svg:x="1.047cm" svg:y="2.372cm" svg:width="25.499cm" svg:height="8.033cm">
          <chartooo:coordinate-region svg:x="2.859cm" svg:y="2.584cm" svg:width="23.636cm" svg:height="7.609cm"/>
          <chart:axis chart:dimension="x" chart:name="primary-x" chart:style-name="ch6" chartooo:axis-type="auto">
            <chartooo:date-scale/>
            <chart:categories table:cell-range-address="'4'.K12:'4'.K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'.L12:'4'.L74" chart:label-cell-address="'4'.L11:'4'.L1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自然増減</text:p>
                <draw:g>
                  <svg:desc>'4'.L11:'4'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横浜市</text:p>
                <draw:g>
                  <svg:desc>'4'.K12:'4'.K74</svg:desc>
                </draw:g>
              </table:table-cell>
              <table:table-cell office:value-type="float" office:value="-4.73123458171802">
                <text:p>-4.73123458171802</text:p>
                <draw:g>
                  <svg:desc>'4'.L12:'4'.L74</svg:desc>
                </draw:g>
              </table:table-cell>
            </table:table-row>
            <table:table-row>
              <table:table-cell office:value-type="string">
                <text:p>川崎市</text:p>
              </table:table-cell>
              <table:table-cell office:value-type="float" office:value="-1.91779610771903">
                <text:p>-1.91779610771903</text:p>
              </table:table-cell>
            </table:table-row>
            <table:table-row>
              <table:table-cell office:value-type="string">
                <text:p>相模原市</text:p>
              </table:table-cell>
              <table:table-cell office:value-type="float" office:value="-5.99052258013873">
                <text:p>-5.99052258013873</text:p>
              </table:table-cell>
            </table:table-row>
            <table:table-row>
              <table:table-cell office:value-type="string">
                <text:p>横須賀市</text:p>
              </table:table-cell>
              <table:table-cell office:value-type="float" office:value="-11.3799493644455">
                <text:p>-11.3799493644455</text:p>
              </table:table-cell>
            </table:table-row>
            <table:table-row>
              <table:table-cell office:value-type="string">
                <text:p>平塚市</text:p>
              </table:table-cell>
              <table:table-cell office:value-type="float" office:value="-5.1235075843438">
                <text:p>-5.1235075843438</text:p>
              </table:table-cell>
            </table:table-row>
            <table:table-row>
              <table:table-cell office:value-type="string">
                <text:p>鎌倉市</text:p>
              </table:table-cell>
              <table:table-cell office:value-type="float" office:value="-8.7400950412984">
                <text:p>-8.7400950412984</text:p>
              </table:table-cell>
            </table:table-row>
            <table:table-row>
              <table:table-cell office:value-type="string">
                <text:p>藤沢市</text:p>
              </table:table-cell>
              <table:table-cell office:value-type="float" office:value="-2.96531710784247">
                <text:p>-2.96531710784247</text:p>
              </table:table-cell>
            </table:table-row>
            <table:table-row>
              <table:table-cell office:value-type="string">
                <text:p>小田原市</text:p>
              </table:table-cell>
              <table:table-cell office:value-type="float" office:value="-8.93464942137508">
                <text:p>-8.93464942137508</text:p>
              </table:table-cell>
            </table:table-row>
            <table:table-row>
              <table:table-cell office:value-type="string">
                <text:p>茅ヶ崎市</text:p>
              </table:table-cell>
              <table:table-cell office:value-type="float" office:value="-5.08357145492635">
                <text:p>-5.08357145492635</text:p>
              </table:table-cell>
            </table:table-row>
            <table:table-row>
              <table:table-cell office:value-type="string">
                <text:p>逗子市</text:p>
              </table:table-cell>
              <table:table-cell office:value-type="float" office:value="-9.48916653487269">
                <text:p>-9.48916653487269</text:p>
              </table:table-cell>
            </table:table-row>
            <table:table-row>
              <table:table-cell office:value-type="string">
                <text:p>三浦市</text:p>
              </table:table-cell>
              <table:table-cell office:value-type="float" office:value="-14.7556845670053">
                <text:p>-14.7556845670053</text:p>
              </table:table-cell>
            </table:table-row>
            <table:table-row>
              <table:table-cell office:value-type="string">
                <text:p>秦野市</text:p>
              </table:table-cell>
              <table:table-cell office:value-type="float" office:value="-6.11394163964799">
                <text:p>-6.11394163964799</text:p>
              </table:table-cell>
            </table:table-row>
            <table:table-row>
              <table:table-cell office:value-type="string">
                <text:p>厚木市</text:p>
              </table:table-cell>
              <table:table-cell office:value-type="float" office:value="-5.94729710997134">
                <text:p>-5.94729710997134</text:p>
              </table:table-cell>
            </table:table-row>
            <table:table-row>
              <table:table-cell office:value-type="string">
                <text:p>大和市</text:p>
              </table:table-cell>
              <table:table-cell office:value-type="float" office:value="-3.97370730334288">
                <text:p>-3.97370730334288</text:p>
              </table:table-cell>
            </table:table-row>
            <table:table-row>
              <table:table-cell office:value-type="string">
                <text:p>伊勢原市</text:p>
              </table:table-cell>
              <table:table-cell office:value-type="float" office:value="-4.6503344283057">
                <text:p>-4.6503344283057</text:p>
              </table:table-cell>
            </table:table-row>
            <table:table-row>
              <table:table-cell office:value-type="string">
                <text:p>海老名市</text:p>
              </table:table-cell>
              <table:table-cell office:value-type="float" office:value="-2.03569740812098">
                <text:p>-2.03569740812098</text:p>
              </table:table-cell>
            </table:table-row>
            <table:table-row>
              <table:table-cell office:value-type="string">
                <text:p>座間市</text:p>
              </table:table-cell>
              <table:table-cell office:value-type="float" office:value="-3.62809049062365">
                <text:p>-3.62809049062365</text:p>
              </table:table-cell>
            </table:table-row>
            <table:table-row>
              <table:table-cell office:value-type="string">
                <text:p>南足柄市</text:p>
              </table:table-cell>
              <table:table-cell office:value-type="float" office:value="-10.1716780787933">
                <text:p>-10.1716780787933</text:p>
              </table:table-cell>
            </table:table-row>
            <table:table-row>
              <table:table-cell office:value-type="string">
                <text:p>綾瀬市</text:p>
              </table:table-cell>
              <table:table-cell office:value-type="float" office:value="-4.56083919441177">
                <text:p>-4.56083919441177</text:p>
              </table:table-cell>
            </table:table-row>
            <table:table-row>
              <table:table-cell office:value-type="string">
                <text:p>三浦郡葉山町</text:p>
              </table:table-cell>
              <table:table-cell office:value-type="float" office:value="-4.10599791541644">
                <text:p>-4.10599791541644</text:p>
              </table:table-cell>
            </table:table-row>
            <table:table-row>
              <table:table-cell office:value-type="string">
                <text:p>高座郡寒川町</text:p>
              </table:table-cell>
              <table:table-cell office:value-type="float" office:value="-2.67555775088499">
                <text:p>-2.67555775088499</text:p>
              </table:table-cell>
            </table:table-row>
            <table:table-row>
              <table:table-cell office:value-type="string">
                <text:p>中郡</text:p>
              </table:table-cell>
              <table:table-cell office:value-type="float" office:value="-10.3655117334194">
                <text:p>-10.3655117334194</text:p>
              </table:table-cell>
            </table:table-row>
            <table:table-row>
              <table:table-cell office:value-type="string">
                <text:p>足柄上郡</text:p>
              </table:table-cell>
              <table:table-cell office:value-type="float" office:value="-9.0728751787664">
                <text:p>-9.0728751787664</text:p>
              </table:table-cell>
            </table:table-row>
            <table:table-row>
              <table:table-cell office:value-type="string">
                <text:p>足柄下郡</text:p>
              </table:table-cell>
              <table:table-cell office:value-type="float" office:value="-18.4492767883499">
                <text:p>-18.4492767883499</text:p>
              </table:table-cell>
            </table:table-row>
            <table:table-row>
              <table:table-cell office:value-type="string">
                <text:p>愛甲郡</text:p>
              </table:table-cell>
              <table:table-cell office:value-type="float" office:value="-6.82609923735995">
                <text:p>-6.82609923735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